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3cm" svg:stroke-color="#ffb366" draw:stroke-linejoin="miter" svg:stroke-linecap="butt" draw:fill="none" fo:padding-top="0.001cm" fo:padding-bottom="0.001cm" fo:padding-left="0.001cm" fo:padding-right="0.001cm"/>
    </style:style>
    <style:style style:name="gr2" style:family="graphic" style:parent-style-name="standard">
      <style:graphic-properties draw:stroke="solid" svg:stroke-width="0.008cm" svg:stroke-color="#ff0000" draw:stroke-linejoin="miter" svg:stroke-linecap="butt" draw:fill="none" fo:padding-top="0.004cm" fo:padding-bottom="0.004cm" fo:padding-left="0.004cm" fo:padding-right="0.004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ff0000"/>
    </style:style>
    <style:style style:name="gr5" style:family="graphic" style:parent-style-name="standard">
      <style:graphic-properties draw:stroke="solid" svg:stroke-width="0.012cm" svg:stroke-color="#0000ff" draw:stroke-linejoin="miter" svg:stroke-linecap="butt" draw:fill="none" fo:padding-top="0.006cm" fo:padding-bottom="0.006cm" fo:padding-left="0.006cm" fo:padding-right="0.006cm"/>
    </style:style>
    <style:style style:name="gr6" style:family="graphic" style:parent-style-name="standard">
      <style:graphic-properties draw:stroke="none" draw:fill="solid" draw:fill-color="#0000ff"/>
    </style:style>
    <style:style style:name="gr7" style:family="graphic" style:parent-style-name="standard">
      <style:graphic-properties draw:stroke="solid" svg:stroke-width="0.017cm" svg:stroke-color="#00ff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solid" draw:fill-color="#00ff00"/>
    </style:style>
    <style:style style:name="gr9" style:family="graphic" style:parent-style-name="standard">
      <style:graphic-properties draw:stroke="solid" svg:stroke-width="0.034cm" svg:stroke-color="#ff8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ff8000"/>
    </style:style>
    <style:style style:name="gr11" style:family="graphic" style:parent-style-name="standard">
      <style:graphic-properties draw:stroke="solid" svg:stroke-width="0.005cm" svg:stroke-color="#000000" svg:stroke-opacity="50%" draw:stroke-linejoin="miter" svg:stroke-linecap="butt" draw:fill="none" fo:padding-top="0.002cm" fo:padding-bottom="0.002cm" fo:padding-left="0.002cm" fo:padding-right="0.002cm"/>
    </style:style>
    <style:style style:name="gr12" style:family="graphic" style:parent-style-name="standard">
      <style:graphic-properties draw:stroke="none" draw:fill="solid" draw:fill-color="#000000" draw:opacity="50%"/>
    </style:style>
    <style:style style:name="gr13" style:family="graphic" style:parent-style-name="standard">
      <style:graphic-properties draw:stroke="solid" svg:stroke-width="0.012cm" svg:stroke-color="#bf0040" draw:stroke-linejoin="miter" svg:stroke-linecap="butt" draw:fill="none" fo:padding-top="0.006cm" fo:padding-bottom="0.006cm" fo:padding-left="0.006cm" fo:padding-right="0.006cm"/>
    </style:style>
    <style:style style:name="gr14" style:family="graphic" style:parent-style-name="standard">
      <style:graphic-properties draw:stroke="none" draw:fill="solid" draw:fill-color="#bf0040"/>
    </style:style>
    <style:style style:name="gr15" style:family="graphic" style:parent-style-name="standard">
      <style:graphic-properties draw:stroke="solid" svg:stroke-width="0.02cm" svg:stroke-color="#66ff66" draw:stroke-linejoin="miter" svg:stroke-linecap="butt" draw:fill="none" fo:padding-top="0.01cm" fo:padding-bottom="0.01cm" fo:padding-left="0.01cm" fo:padding-right="0.01cm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solid" svg:stroke-width="0.02cm" svg:stroke-color="#1919ff" draw:stroke-linejoin="miter" svg:stroke-linecap="butt" draw:fill="none" fo:padding-top="0.01cm" fo:padding-bottom="0.01cm" fo:padding-left="0.01cm" fo:padding-right="0.01cm"/>
    </style:style>
    <style:style style:name="gr18" style:family="graphic" style:parent-style-name="standard">
      <style:graphic-properties draw:stroke="solid" svg:stroke-width="0.003cm" svg:stroke-color="#6666ff" draw:stroke-linejoin="miter" svg:stroke-linecap="butt" draw:fill="none" fo:padding-top="0.001cm" fo:padding-bottom="0.001cm" fo:padding-left="0.001cm" fo:padding-right="0.001cm"/>
    </style:style>
    <style:style style:name="gr19" style:family="graphic" style:parent-style-name="standard">
      <style:graphic-properties draw:stroke="solid" svg:stroke-width="0.003cm" svg:stroke-color="#ff6666" draw:stroke-linejoin="miter" svg:stroke-linecap="butt" draw:fill="none" fo:padding-top="0.001cm" fo:padding-bottom="0.001cm" fo:padding-left="0.001cm" fo:padding-right="0.001cm"/>
    </style:style>
    <style:style style:name="gr20" style:family="graphic" style:parent-style-name="standard">
      <style:graphic-properties draw:stroke="none" draw:fill="solid" draw:fill-color="#33ff33" draw:opacity="90%"/>
    </style:style>
    <style:style style:name="gr2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2" style:family="graphic" style:parent-style-name="standard">
      <style:graphic-properties draw:stroke="none" draw:fill="solid" draw:fill-color="#4cff4c" draw:opacity="50%"/>
    </style:style>
    <style:style style:name="gr23" style:family="graphic" style:parent-style-name="standard">
      <style:graphic-properties draw:stroke="none" draw:fill="solid" draw:fill-color="#40ff40" draw:opacity="30%"/>
    </style:style>
    <style:style style:name="gr24" style:family="graphic" style:parent-style-name="standard">
      <style:graphic-properties draw:stroke="none" draw:fill="solid" draw:fill-color="#00ff00" draw:opacity="70%"/>
    </style:style>
    <style:style style:name="gr25" style:family="graphic" style:parent-style-name="standard">
      <style:graphic-properties draw:stroke="none" draw:fill="solid" draw:fill-color="#19ff19" draw:opacity="30%"/>
    </style:style>
    <style:style style:name="gr26" style:family="graphic" style:parent-style-name="standard">
      <style:graphic-properties draw:stroke="none" draw:fill="solid" draw:fill-color="#0000ff" draw:opacity="30%"/>
    </style:style>
    <style:style style:name="gr27" style:family="graphic" style:parent-style-name="standard">
      <style:graphic-properties draw:stroke="none" draw:fill="solid" draw:fill-color="#00adef" draw:opacity="70%"/>
    </style:style>
    <style:style style:name="gr28" style:family="graphic" style:parent-style-name="standard">
      <style:graphic-properties draw:stroke="none" draw:fill="solid" draw:fill-color="#fff200" draw:opacity="70%"/>
    </style:style>
    <style:style style:name="gr29" style:family="graphic" style:parent-style-name="standard">
      <style:graphic-properties draw:stroke="none" draw:fill="solid" draw:fill-color="#ff8000" draw:opacity="80%"/>
    </style:style>
    <style:style style:name="gr30" style:family="graphic" style:parent-style-name="standard">
      <style:graphic-properties draw:stroke="none" draw:fill="solid" draw:fill-color="#ff8000" draw:opacity="75%"/>
    </style:style>
    <style:style style:name="gr31" style:family="graphic" style:parent-style-name="standard">
      <style:graphic-properties draw:stroke="none" draw:fill="solid" draw:fill-color="#ff8000" draw:opacity="30%"/>
    </style:style>
    <style:style style:name="gr32" style:family="graphic" style:parent-style-name="standard">
      <style:graphic-properties draw:stroke="solid" svg:stroke-width="0.011cm" svg:stroke-color="#0000ff" draw:stroke-linejoin="miter" svg:stroke-linecap="butt" draw:fill="none" fo:padding-top="0.005cm" fo:padding-bottom="0.005cm" fo:padding-left="0.005cm" fo:padding-right="0.005cm"/>
    </style:style>
    <style:style style:name="gr33" style:family="graphic" style:parent-style-name="standard">
      <style:graphic-properties draw:stroke="solid" svg:stroke-width="0.016cm" svg:stroke-color="#00ff00" draw:stroke-linejoin="miter" svg:stroke-linecap="butt" draw:fill="none" fo:padding-top="0.008cm" fo:padding-bottom="0.008cm" fo:padding-left="0.008cm" fo:padding-right="0.008cm"/>
    </style:style>
    <style:style style:name="gr34" style:family="graphic" style:parent-style-name="standard">
      <style:graphic-properties draw:stroke="solid" svg:stroke-width="0.033cm" svg:stroke-color="#ff8000" draw:stroke-linejoin="miter" svg:stroke-linecap="butt" draw:fill="none" fo:padding-top="0.016cm" fo:padding-bottom="0.016cm" fo:padding-left="0.016cm" fo:padding-right="0.016cm"/>
    </style:style>
    <style:style style:name="gr35" style:family="graphic" style:parent-style-name="standard">
      <style:graphic-properties draw:stroke="solid" svg:stroke-width="0.016cm" svg:stroke-color="#0000ff" svg:stroke-opacity="50%" draw:stroke-linejoin="miter" svg:stroke-linecap="butt" draw:fill="none" fo:padding-top="0.008cm" fo:padding-bottom="0.008cm" fo:padding-left="0.008cm" fo:padding-right="0.008cm"/>
    </style:style>
    <style:style style:name="gr36" style:family="graphic" style:parent-style-name="standard">
      <style:graphic-properties draw:stroke="none" draw:fill="solid" draw:fill-color="#0000ff" draw:opacity="50%"/>
    </style:style>
    <style:style style:name="gr37" style:family="graphic" style:parent-style-name="standard">
      <style:graphic-properties draw:stroke="solid" svg:stroke-width="0.016cm" svg:stroke-color="#808080" svg:stroke-opacity="50%" draw:stroke-linejoin="miter" svg:stroke-linecap="butt" draw:fill="none" fo:padding-top="0.008cm" fo:padding-bottom="0.008cm" fo:padding-left="0.008cm" fo:padding-right="0.008cm"/>
    </style:style>
    <style:style style:name="gr38" style:family="graphic" style:parent-style-name="standard">
      <style:graphic-properties draw:stroke="none" draw:fill="solid" draw:fill-color="#808080" draw:opacity="50%"/>
    </style:style>
    <style:style style:name="gr39" style:family="graphic" style:parent-style-name="standard">
      <style:graphic-properties draw:stroke="solid" svg:stroke-width="0.011cm" svg:stroke-color="#ff0000" svg:stroke-opacity="70%" draw:stroke-linejoin="miter" svg:stroke-linecap="butt" draw:fill="none" fo:padding-top="0.005cm" fo:padding-bottom="0.005cm" fo:padding-left="0.005cm" fo:padding-right="0.005cm"/>
    </style:style>
    <style:style style:name="gr40" style:family="graphic" style:parent-style-name="standard">
      <style:graphic-properties draw:stroke="none" draw:fill="solid" draw:fill-color="#ff0000" draw:opacity="70%"/>
    </style:style>
    <style:style style:name="gr41" style:family="graphic" style:parent-style-name="standard">
      <style:graphic-properties draw:stroke="solid" svg:stroke-width="0.011cm" svg:stroke-color="#00adef" draw:stroke-linejoin="miter" svg:stroke-linecap="butt" draw:fill="none" fo:padding-top="0.005cm" fo:padding-bottom="0.005cm" fo:padding-left="0.005cm" fo:padding-right="0.005cm"/>
    </style:style>
    <style:style style:name="gr42" style:family="graphic" style:parent-style-name="standard">
      <style:graphic-properties draw:stroke="none" draw:fill="solid" draw:fill-color="#00adef"/>
    </style:style>
    <style:style style:name="gr43" style:family="graphic" style:parent-style-name="standard">
      <style:graphic-properties draw:stroke="solid" svg:stroke-width="0.011cm" svg:stroke-color="#bf0040" draw:stroke-linejoin="miter" svg:stroke-linecap="butt" draw:fill="none" fo:padding-top="0.005cm" fo:padding-bottom="0.005cm" fo:padding-left="0.005cm" fo:padding-right="0.005cm"/>
    </style:style>
    <style:style style:name="gr44" style:family="graphic" style:parent-style-name="standard">
      <style:graphic-properties draw:stroke="solid" svg:stroke-width="0.011cm" svg:stroke-color="#0000ff" svg:stroke-opacity="70%" draw:stroke-linejoin="miter" svg:stroke-linecap="butt" draw:fill="none" fo:padding-top="0.005cm" fo:padding-bottom="0.005cm" fo:padding-left="0.005cm" fo:padding-right="0.005cm"/>
    </style:style>
    <style:style style:name="gr45" style:family="graphic" style:parent-style-name="standard">
      <style:graphic-properties draw:stroke="none" draw:fill="solid" draw:fill-color="#0000ff" draw:opacity="70%"/>
    </style:style>
    <style:style style:name="gr46" style:family="graphic" style:parent-style-name="standard">
      <style:graphic-properties draw:stroke="solid" svg:stroke-width="0.007cm" svg:stroke-color="#ff0000" svg:stroke-opacity="50%" draw:stroke-linejoin="miter" svg:stroke-linecap="butt" draw:fill="none" fo:padding-top="0.003cm" fo:padding-bottom="0.003cm" fo:padding-left="0.003cm" fo:padding-right="0.003cm"/>
    </style:style>
    <style:style style:name="gr47" style:family="graphic" style:parent-style-name="standard">
      <style:graphic-properties draw:stroke="none" draw:fill="solid" draw:fill-color="#ff0000" draw:opacity="50%"/>
    </style:style>
    <style:style style:name="gr48" style:family="graphic" style:parent-style-name="standard">
      <style:graphic-properties draw:stroke="solid" svg:stroke-width="0.005cm" svg:stroke-color="#0000ff" svg:stroke-opacity="60%" draw:stroke-linejoin="miter" svg:stroke-linecap="butt" draw:fill="none" fo:padding-top="0.002cm" fo:padding-bottom="0.002cm" fo:padding-left="0.002cm" fo:padding-right="0.002cm"/>
    </style:style>
    <style:style style:name="gr49" style:family="graphic" style:parent-style-name="standard">
      <style:graphic-properties draw:stroke="none" draw:fill="solid" draw:fill-color="#0000ff" draw:opacity="60%"/>
    </style:style>
    <style:style style:name="gr50" style:family="graphic" style:parent-style-name="standard">
      <style:graphic-properties draw:stroke="solid" svg:stroke-width="0.01cm" svg:stroke-color="#0000ff" svg:stroke-opacity="50%" draw:stroke-linejoin="miter" svg:stroke-linecap="butt" draw:fill="none" fo:padding-top="0.005cm" fo:padding-bottom="0.005cm" fo:padding-left="0.005cm" fo:padding-right="0.005cm"/>
    </style:style>
    <style:style style:name="gr51" style:family="graphic" style:parent-style-name="standard">
      <style:graphic-properties draw:stroke="solid" svg:stroke-width="0.005cm" svg:stroke-color="#bf8040" svg:stroke-opacity="35%" draw:stroke-linejoin="miter" svg:stroke-linecap="butt" draw:fill="none" fo:padding-top="0.002cm" fo:padding-bottom="0.002cm" fo:padding-left="0.002cm" fo:padding-right="0.002cm"/>
    </style:style>
    <style:style style:name="gr52" style:family="graphic" style:parent-style-name="standard">
      <style:graphic-properties draw:stroke="none" draw:fill="solid" draw:fill-color="#bf8040" draw:opacity="35%"/>
    </style:style>
    <style:style style:name="gr53" style:family="graphic" style:parent-style-name="standard">
      <style:graphic-properties draw:stroke="solid" svg:stroke-width="0.004cm" svg:stroke-color="#00ff00" svg:stroke-opacity="30%" draw:stroke-linejoin="miter" svg:stroke-linecap="butt" draw:fill="none" fo:padding-top="0.002cm" fo:padding-bottom="0.002cm" fo:padding-left="0.002cm" fo:padding-right="0.002cm"/>
    </style:style>
    <style:style style:name="gr54" style:family="graphic" style:parent-style-name="standard">
      <style:graphic-properties draw:stroke="none" draw:fill="solid" draw:fill-color="#00ff00" draw:opacity="30%"/>
    </style:style>
    <style:style style:name="gr55" style:family="graphic" style:parent-style-name="standard">
      <style:graphic-properties draw:stroke="solid" svg:stroke-width="0.005cm" svg:stroke-color="#00ff00" svg:stroke-opacity="20%" draw:stroke-linejoin="miter" svg:stroke-linecap="butt" draw:fill="none" fo:padding-top="0.002cm" fo:padding-bottom="0.002cm" fo:padding-left="0.002cm" fo:padding-right="0.002cm"/>
    </style:style>
    <style:style style:name="gr56" style:family="graphic" style:parent-style-name="standard">
      <style:graphic-properties draw:stroke="none" draw:fill="solid" draw:fill-color="#00ff00" draw:opacity="20%"/>
    </style:style>
    <style:style style:name="gr57" style:family="graphic" style:parent-style-name="standard">
      <style:graphic-properties draw:stroke="solid" svg:stroke-width="0.008cm" svg:stroke-color="#00ff00" svg:stroke-opacity="25%" draw:stroke-linejoin="miter" svg:stroke-linecap="butt" draw:fill="none" fo:padding-top="0.004cm" fo:padding-bottom="0.004cm" fo:padding-left="0.004cm" fo:padding-right="0.004cm"/>
    </style:style>
    <style:style style:name="gr58" style:family="graphic" style:parent-style-name="standard">
      <style:graphic-properties draw:stroke="none" draw:fill="solid" draw:fill-color="#00ff00" draw:opacity="25%"/>
    </style:style>
    <style:style style:name="gr59" style:family="graphic" style:parent-style-name="standard">
      <style:graphic-properties draw:stroke="solid" svg:stroke-width="0.003cm" svg:stroke-color="#ff0000" svg:stroke-opacity="25%" draw:stroke-linejoin="miter" svg:stroke-linecap="butt" draw:fill="none" fo:padding-top="0.001cm" fo:padding-bottom="0.001cm" fo:padding-left="0.001cm" fo:padding-right="0.001cm"/>
    </style:style>
    <style:style style:name="gr60" style:family="graphic" style:parent-style-name="standard">
      <style:graphic-properties draw:stroke="none" draw:fill="solid" draw:fill-color="#ff0000" draw:opacity="25%"/>
    </style:style>
    <style:style style:name="gr61" style:family="graphic" style:parent-style-name="standard">
      <style:graphic-properties draw:stroke="solid" svg:stroke-width="0.001cm" svg:stroke-color="#ff0000" svg:stroke-opacity="60%" draw:stroke-linejoin="miter" svg:stroke-linecap="butt" draw:fill="none"/>
    </style:style>
    <style:style style:name="gr62" style:family="graphic" style:parent-style-name="standard">
      <style:graphic-properties draw:stroke="none" draw:fill="solid" draw:fill-color="#ff0000" draw:opacity="60%"/>
    </style:style>
    <style:style style:name="gr63" style:family="graphic" style:parent-style-name="standard">
      <style:graphic-properties draw:stroke="solid" svg:stroke-width="0.004cm" svg:stroke-color="#ff0000" svg:stroke-opacity="50%" draw:stroke-linejoin="miter" svg:stroke-linecap="butt" draw:fill="none" fo:padding-top="0.002cm" fo:padding-bottom="0.002cm" fo:padding-left="0.002cm" fo:padding-right="0.002cm"/>
    </style:style>
    <style:style style:name="gr64" style:family="graphic" style:parent-style-name="standard">
      <style:graphic-properties draw:stroke="solid" svg:stroke-width="0.003cm" svg:stroke-color="#0000ff" svg:stroke-opacity="20%" draw:stroke-linejoin="miter" svg:stroke-linecap="butt" draw:fill="none" fo:padding-top="0.001cm" fo:padding-bottom="0.001cm" fo:padding-left="0.001cm" fo:padding-right="0.001cm"/>
    </style:style>
    <style:style style:name="gr65" style:family="graphic" style:parent-style-name="standard">
      <style:graphic-properties draw:stroke="none" draw:fill="solid" draw:fill-color="#0000ff" draw:opacity="20%"/>
    </style:style>
    <style:style style:name="gr66" style:family="graphic" style:parent-style-name="standard">
      <style:graphic-properties draw:stroke="solid" svg:stroke-width="0.004cm" svg:stroke-color="#00ff00" svg:stroke-opacity="35%" draw:stroke-linejoin="miter" svg:stroke-linecap="butt" draw:fill="none" fo:padding-top="0.002cm" fo:padding-bottom="0.002cm" fo:padding-left="0.002cm" fo:padding-right="0.002cm"/>
    </style:style>
    <style:style style:name="gr67" style:family="graphic" style:parent-style-name="standard">
      <style:graphic-properties draw:stroke="none" draw:fill="solid" draw:fill-color="#00ff00" draw:opacity="35%"/>
    </style:style>
    <style:style style:name="gr68" style:family="graphic" style:parent-style-name="standard">
      <style:graphic-properties draw:stroke="solid" svg:stroke-width="0.005cm" svg:stroke-color="#ff8000" svg:stroke-opacity="20%" draw:stroke-linejoin="miter" svg:stroke-linecap="butt" draw:fill="none" fo:padding-top="0.002cm" fo:padding-bottom="0.002cm" fo:padding-left="0.002cm" fo:padding-right="0.002cm"/>
    </style:style>
    <style:style style:name="gr69" style:family="graphic" style:parent-style-name="standard">
      <style:graphic-properties draw:stroke="none" draw:fill="solid" draw:fill-color="#ff8000" draw:opacity="20%"/>
    </style:style>
    <style:style style:name="gr70" style:family="graphic" style:parent-style-name="standard">
      <style:graphic-properties draw:stroke="solid" svg:stroke-width="0.008cm" svg:stroke-color="#ff8000" svg:stroke-opacity="35%" draw:stroke-linejoin="miter" svg:stroke-linecap="butt" draw:fill="none" fo:padding-top="0.004cm" fo:padding-bottom="0.004cm" fo:padding-left="0.004cm" fo:padding-right="0.004cm"/>
    </style:style>
    <style:style style:name="gr71" style:family="graphic" style:parent-style-name="standard">
      <style:graphic-properties draw:stroke="none" draw:fill="solid" draw:fill-color="#ff8000" draw:opacity="35%"/>
    </style:style>
    <style:style style:name="gr72" style:family="graphic" style:parent-style-name="standard">
      <style:graphic-properties draw:stroke="solid" svg:stroke-width="0.005cm" svg:stroke-color="#ff0000" svg:stroke-opacity="40%" draw:stroke-linejoin="miter" svg:stroke-linecap="butt" draw:fill="none" fo:padding-top="0.002cm" fo:padding-bottom="0.002cm" fo:padding-left="0.002cm" fo:padding-right="0.002cm"/>
    </style:style>
    <style:style style:name="gr73" style:family="graphic" style:parent-style-name="standard">
      <style:graphic-properties draw:stroke="none" draw:fill="solid" draw:fill-color="#ff0000" draw:opacity="40%"/>
    </style:style>
    <style:style style:name="gr74" style:family="graphic" style:parent-style-name="standard">
      <style:graphic-properties draw:stroke="solid" svg:stroke-width="0.005cm" svg:stroke-color="#ff0000" svg:stroke-opacity="30%" draw:stroke-linejoin="miter" svg:stroke-linecap="butt" draw:fill="none" fo:padding-top="0.002cm" fo:padding-bottom="0.002cm" fo:padding-left="0.002cm" fo:padding-right="0.002cm"/>
    </style:style>
    <style:style style:name="gr75" style:family="graphic" style:parent-style-name="standard">
      <style:graphic-properties draw:stroke="none" draw:fill="solid" draw:fill-color="#ff0000" draw:opacity="30%"/>
    </style:style>
    <style:style style:name="gr76" style:family="graphic" style:parent-style-name="standard">
      <style:graphic-properties draw:stroke="solid" svg:stroke-width="0.003cm" svg:stroke-color="#0000ff" svg:stroke-opacity="40%" draw:stroke-linejoin="miter" svg:stroke-linecap="butt" draw:fill="none" fo:padding-top="0.001cm" fo:padding-bottom="0.001cm" fo:padding-left="0.001cm" fo:padding-right="0.001cm"/>
    </style:style>
    <style:style style:name="gr77" style:family="graphic" style:parent-style-name="standard">
      <style:graphic-properties draw:stroke="none" draw:fill="solid" draw:fill-color="#0000ff" draw:opacity="40%"/>
    </style:style>
    <style:style style:name="gr78" style:family="graphic" style:parent-style-name="standard">
      <style:graphic-properties draw:stroke="solid" svg:stroke-width="0.01cm" svg:stroke-color="#ff0000" svg:stroke-opacity="20%" draw:stroke-linejoin="miter" svg:stroke-linecap="butt" draw:fill="none" fo:padding-top="0.005cm" fo:padding-bottom="0.005cm" fo:padding-left="0.005cm" fo:padding-right="0.005cm"/>
    </style:style>
    <style:style style:name="gr79" style:family="graphic" style:parent-style-name="standard">
      <style:graphic-properties draw:stroke="none" draw:fill="solid" draw:fill-color="#ff0000" draw:opacity="20%"/>
    </style:style>
    <style:style style:name="gr80" style:family="graphic" style:parent-style-name="standard">
      <style:graphic-properties draw:stroke="solid" svg:stroke-width="0.01cm" svg:stroke-color="#ff0000" svg:stroke-opacity="25%" draw:stroke-linejoin="miter" svg:stroke-linecap="butt" draw:fill="none" fo:padding-top="0.005cm" fo:padding-bottom="0.005cm" fo:padding-left="0.005cm" fo:padding-right="0.005cm"/>
    </style:style>
    <style:style style:name="gr81" style:family="graphic" style:parent-style-name="standard">
      <style:graphic-properties draw:stroke="solid" svg:stroke-width="0.003cm" svg:stroke-color="#0000ff" svg:stroke-opacity="25%" draw:stroke-linejoin="miter" svg:stroke-linecap="butt" draw:fill="none" fo:padding-top="0.001cm" fo:padding-bottom="0.001cm" fo:padding-left="0.001cm" fo:padding-right="0.001cm"/>
    </style:style>
    <style:style style:name="gr82" style:family="graphic" style:parent-style-name="standard">
      <style:graphic-properties draw:stroke="none" draw:fill="solid" draw:fill-color="#0000ff" draw:opacity="25%"/>
    </style:style>
    <style:style style:name="gr83" style:family="graphic" style:parent-style-name="standard">
      <style:graphic-properties draw:stroke="solid" svg:stroke-width="0.001cm" svg:stroke-color="#ff8000" svg:stroke-opacity="30%" draw:stroke-linejoin="miter" svg:stroke-linecap="butt" draw:fill="none"/>
    </style:style>
    <style:style style:name="gr84" style:family="graphic" style:parent-style-name="standard">
      <style:graphic-properties draw:stroke="solid" svg:stroke-width="0.004cm" svg:stroke-color="#bf8040" svg:stroke-opacity="35%" draw:stroke-linejoin="miter" svg:stroke-linecap="butt" draw:fill="none" fo:padding-top="0.002cm" fo:padding-bottom="0.002cm" fo:padding-left="0.002cm" fo:padding-right="0.002cm"/>
    </style:style>
    <style:style style:name="gr85" style:family="graphic" style:parent-style-name="standard">
      <style:graphic-properties draw:stroke="solid" svg:stroke-width="0.003cm" svg:stroke-color="#ff0000" svg:stroke-opacity="24%" draw:stroke-linejoin="miter" svg:stroke-linecap="butt" draw:fill="none" fo:padding-top="0.001cm" fo:padding-bottom="0.001cm" fo:padding-left="0.001cm" fo:padding-right="0.001cm"/>
    </style:style>
    <style:style style:name="gr86" style:family="graphic" style:parent-style-name="standard">
      <style:graphic-properties draw:stroke="none" draw:fill="solid" draw:fill-color="#ff0000" draw:opacity="24%"/>
    </style:style>
    <style:style style:name="gr87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88" style:family="graphic" style:parent-style-name="standard">
      <style:graphic-properties draw:stroke="solid" svg:stroke-width="0.018cm" svg:stroke-color="#000000" draw:stroke-linejoin="miter" svg:stroke-linecap="butt" draw:fill="none" fo:padding-top="0.009cm" fo:padding-bottom="0.009cm" fo:padding-left="0.009cm" fo:padding-right="0.009cm"/>
    </style:style>
    <style:style style:name="gr89" style:family="graphic" style:parent-style-name="standard">
      <style:graphic-properties draw:stroke="solid" svg:stroke-width="0.019cm" svg:stroke-color="#00f300" draw:stroke-linejoin="miter" svg:stroke-linecap="butt" draw:fill="none" fo:padding-top="0.009cm" fo:padding-bottom="0.009cm" fo:padding-left="0.009cm" fo:padding-right="0.009cm"/>
    </style:style>
    <style:style style:name="gr90" style:family="graphic" style:parent-style-name="standard">
      <style:graphic-properties draw:stroke="none" draw:fill="solid" draw:fill-color="#0026e9"/>
    </style:style>
    <style:style style:name="gr91" style:family="graphic" style:parent-style-name="standard">
      <style:graphic-properties draw:stroke="solid" svg:stroke-width="0.02cm" svg:stroke-color="#0000f1" draw:stroke-linejoin="miter" svg:stroke-linecap="butt" draw:fill="none" fo:padding-top="0.01cm" fo:padding-bottom="0.01cm" fo:padding-left="0.01cm" fo:padding-right="0.01cm"/>
    </style:style>
    <style:style style:name="gr92" style:family="graphic" style:parent-style-name="standard">
      <style:graphic-properties draw:stroke="solid" svg:stroke-width="0.004cm" svg:stroke-color="#000000" draw:stroke-linejoin="miter" svg:stroke-linecap="butt" draw:fill="none" fo:padding-top="0.002cm" fo:padding-bottom="0.002cm" fo:padding-left="0.002cm" fo:padding-right="0.002cm"/>
    </style:style>
    <style:style style:name="gr93" style:family="graphic" style:parent-style-name="standard">
      <style:graphic-properties draw:stroke="solid" svg:stroke-width="0.003cm" svg:stroke-color="#f50000" draw:stroke-linejoin="miter" svg:stroke-linecap="butt" draw:fill="none" fo:padding-top="0.001cm" fo:padding-bottom="0.001cm" fo:padding-left="0.001cm" fo:padding-right="0.001cm"/>
    </style:style>
    <style:style style:name="gr94" style:family="graphic" style:parent-style-name="standard">
      <style:graphic-properties draw:stroke="solid" svg:stroke-width="0.003cm" svg:stroke-color="#f99200" draw:stroke-linejoin="miter" svg:stroke-linecap="butt" draw:fill="none" fo:padding-top="0.001cm" fo:padding-bottom="0.001cm" fo:padding-left="0.001cm" fo:padding-right="0.001cm"/>
    </style:style>
    <style:style style:name="gr95" style:family="graphic" style:parent-style-name="standard">
      <style:graphic-properties draw:stroke="solid" svg:stroke-width="0.003cm" svg:stroke-color="#f59d00" draw:stroke-linejoin="miter" svg:stroke-linecap="butt" draw:fill="none" fo:padding-top="0.001cm" fo:padding-bottom="0.001cm" fo:padding-left="0.001cm" fo:padding-right="0.001cm"/>
    </style:style>
    <style:style style:name="gr96" style:family="graphic" style:parent-style-name="standard">
      <style:graphic-properties draw:stroke="solid" svg:stroke-width="0.004cm" svg:stroke-color="#0000f5" draw:stroke-linejoin="miter" svg:stroke-linecap="butt" draw:fill="none" fo:padding-top="0.002cm" fo:padding-bottom="0.002cm" fo:padding-left="0.002cm" fo:padding-right="0.002cm"/>
    </style:style>
    <style:style style:name="gr97" style:family="graphic" style:parent-style-name="standard">
      <style:graphic-properties draw:stroke="solid" svg:stroke-width="0.019cm" svg:stroke-color="#000000" draw:stroke-linejoin="miter" svg:stroke-linecap="butt" draw:fill="none" fo:padding-top="0.009cm" fo:padding-bottom="0.009cm" fo:padding-left="0.009cm" fo:padding-right="0.009cm"/>
    </style:style>
    <style:style style:name="gr98" style:family="graphic" style:parent-style-name="standard">
      <style:graphic-properties draw:stroke="solid" svg:stroke-width="0.017cm" svg:stroke-color="#eb4e45" draw:stroke-linejoin="miter" svg:stroke-linecap="butt" draw:fill="none" fo:padding-top="0.008cm" fo:padding-bottom="0.008cm" fo:padding-left="0.008cm" fo:padding-right="0.008cm"/>
    </style:style>
    <style:style style:name="gr99" style:family="graphic" style:parent-style-name="standard">
      <style:graphic-properties draw:stroke="solid" svg:stroke-width="0.019cm" svg:stroke-color="#eb4e45" draw:stroke-linejoin="miter" svg:stroke-linecap="butt" draw:fill="none" fo:padding-top="0.009cm" fo:padding-bottom="0.009cm" fo:padding-left="0.009cm" fo:padding-right="0.009cm"/>
    </style:style>
    <style:style style:name="gr100" style:family="graphic" style:parent-style-name="standard">
      <style:graphic-properties draw:stroke="solid" svg:stroke-width="0.015cm" svg:stroke-color="#eb4e45" draw:stroke-linejoin="miter" svg:stroke-linecap="butt" draw:fill="none" fo:padding-top="0.007cm" fo:padding-bottom="0.007cm" fo:padding-left="0.007cm" fo:padding-right="0.007cm"/>
    </style:style>
    <style:style style:name="gr101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ff0000"/>
    </style:style>
    <style:style style:name="P4" style:family="paragraph">
      <loext:graphic-properties draw:fill="solid" draw:fill-color="#0000ff"/>
    </style:style>
    <style:style style:name="P5" style:family="paragraph">
      <loext:graphic-properties draw:fill="solid" draw:fill-color="#00ff00"/>
    </style:style>
    <style:style style:name="P6" style:family="paragraph">
      <loext:graphic-properties draw:fill="solid" draw:fill-color="#ff8000"/>
    </style:style>
    <style:style style:name="P7" style:family="paragraph">
      <loext:graphic-properties draw:fill="solid" draw:fill-color="#000000" draw:opacity="50%"/>
    </style:style>
    <style:style style:name="P8" style:family="paragraph">
      <loext:graphic-properties draw:fill="solid" draw:fill-color="#bf0040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33ff33" draw:opacity="90%"/>
    </style:style>
    <style:style style:name="P11" style:family="paragraph">
      <loext:graphic-properties draw:fill="solid" draw:fill-color="#4cff4c" draw:opacity="50%"/>
    </style:style>
    <style:style style:name="P12" style:family="paragraph">
      <loext:graphic-properties draw:fill="solid" draw:fill-color="#40ff40" draw:opacity="30%"/>
    </style:style>
    <style:style style:name="P13" style:family="paragraph">
      <loext:graphic-properties draw:fill="solid" draw:fill-color="#00ff00" draw:opacity="70%"/>
    </style:style>
    <style:style style:name="P14" style:family="paragraph">
      <loext:graphic-properties draw:fill="solid" draw:fill-color="#19ff19" draw:opacity="30%"/>
    </style:style>
    <style:style style:name="P15" style:family="paragraph">
      <loext:graphic-properties draw:fill="solid" draw:fill-color="#0000ff" draw:opacity="30%"/>
    </style:style>
    <style:style style:name="P16" style:family="paragraph">
      <loext:graphic-properties draw:fill="solid" draw:fill-color="#00adef" draw:opacity="70%"/>
    </style:style>
    <style:style style:name="P17" style:family="paragraph">
      <loext:graphic-properties draw:fill="solid" draw:fill-color="#fff200" draw:opacity="70%"/>
    </style:style>
    <style:style style:name="P18" style:family="paragraph">
      <loext:graphic-properties draw:fill="solid" draw:fill-color="#ff8000" draw:opacity="80%"/>
    </style:style>
    <style:style style:name="P19" style:family="paragraph">
      <loext:graphic-properties draw:fill="solid" draw:fill-color="#ff8000" draw:opacity="75%"/>
    </style:style>
    <style:style style:name="P20" style:family="paragraph">
      <loext:graphic-properties draw:fill="solid" draw:fill-color="#ff8000" draw:opacity="30%"/>
    </style:style>
    <style:style style:name="P21" style:family="paragraph">
      <loext:graphic-properties draw:fill="solid" draw:fill-color="#0000ff" draw:opacity="50%"/>
    </style:style>
    <style:style style:name="P22" style:family="paragraph">
      <loext:graphic-properties draw:fill="solid" draw:fill-color="#808080" draw:opacity="50%"/>
    </style:style>
    <style:style style:name="P23" style:family="paragraph">
      <loext:graphic-properties draw:fill="solid" draw:fill-color="#ff0000" draw:opacity="70%"/>
    </style:style>
    <style:style style:name="P24" style:family="paragraph">
      <loext:graphic-properties draw:fill="solid" draw:fill-color="#00adef"/>
    </style:style>
    <style:style style:name="P25" style:family="paragraph">
      <loext:graphic-properties draw:fill="solid" draw:fill-color="#0000ff" draw:opacity="70%"/>
    </style:style>
    <style:style style:name="P26" style:family="paragraph">
      <loext:graphic-properties draw:fill="solid" draw:fill-color="#ff0000" draw:opacity="50%"/>
    </style:style>
    <style:style style:name="P27" style:family="paragraph">
      <loext:graphic-properties draw:fill="solid" draw:fill-color="#0000ff" draw:opacity="60%"/>
    </style:style>
    <style:style style:name="P28" style:family="paragraph">
      <loext:graphic-properties draw:fill="solid" draw:fill-color="#bf8040" draw:opacity="35%"/>
    </style:style>
    <style:style style:name="P29" style:family="paragraph">
      <loext:graphic-properties draw:fill="solid" draw:fill-color="#00ff00" draw:opacity="30%"/>
    </style:style>
    <style:style style:name="P30" style:family="paragraph">
      <loext:graphic-properties draw:fill="solid" draw:fill-color="#00ff00" draw:opacity="20%"/>
    </style:style>
    <style:style style:name="P31" style:family="paragraph">
      <loext:graphic-properties draw:fill="solid" draw:fill-color="#00ff00" draw:opacity="25%"/>
    </style:style>
    <style:style style:name="P32" style:family="paragraph">
      <loext:graphic-properties draw:fill="solid" draw:fill-color="#ff0000" draw:opacity="25%"/>
    </style:style>
    <style:style style:name="P33" style:family="paragraph">
      <loext:graphic-properties draw:fill="solid" draw:fill-color="#ff0000" draw:opacity="60%"/>
    </style:style>
    <style:style style:name="P34" style:family="paragraph">
      <loext:graphic-properties draw:fill="solid" draw:fill-color="#0000ff" draw:opacity="20%"/>
    </style:style>
    <style:style style:name="P35" style:family="paragraph">
      <loext:graphic-properties draw:fill="solid" draw:fill-color="#00ff00" draw:opacity="35%"/>
    </style:style>
    <style:style style:name="P36" style:family="paragraph">
      <loext:graphic-properties draw:fill="solid" draw:fill-color="#ff8000" draw:opacity="20%"/>
    </style:style>
    <style:style style:name="P37" style:family="paragraph">
      <loext:graphic-properties draw:fill="solid" draw:fill-color="#ff8000" draw:opacity="35%"/>
    </style:style>
    <style:style style:name="P38" style:family="paragraph">
      <loext:graphic-properties draw:fill="solid" draw:fill-color="#ff0000" draw:opacity="40%"/>
    </style:style>
    <style:style style:name="P39" style:family="paragraph">
      <loext:graphic-properties draw:fill="solid" draw:fill-color="#ff0000" draw:opacity="30%"/>
    </style:style>
    <style:style style:name="P40" style:family="paragraph">
      <loext:graphic-properties draw:fill="solid" draw:fill-color="#0000ff" draw:opacity="40%"/>
    </style:style>
    <style:style style:name="P41" style:family="paragraph">
      <loext:graphic-properties draw:fill="solid" draw:fill-color="#ff0000" draw:opacity="20%"/>
    </style:style>
    <style:style style:name="P42" style:family="paragraph">
      <loext:graphic-properties draw:fill="solid" draw:fill-color="#0000ff" draw:opacity="25%"/>
    </style:style>
    <style:style style:name="P43" style:family="paragraph">
      <loext:graphic-properties draw:fill="solid" draw:fill-color="#ff0000" draw:opacity="24%"/>
    </style:style>
    <style:style style:name="P44" style:family="paragraph">
      <loext:graphic-properties draw:fill="solid" draw:fill-color="#0026e9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.715cm" svg:height="0.913cm" svg:x="1.222cm" svg:y="5.132cm" svg:viewBox="0 0 2716 914" draw:points="0,646 1100,0 2716,268 1616,914">
          <text:p/>
        </draw:polygon>
        <draw:path draw:style-name="gr2" draw:text-style-name="P1" draw:layer="layout" svg:width="0.548cm" svg:height="0.076cm" svg:x="1.774cm" svg:y="1.473cm" svg:viewBox="0 0 549 77" svg:d="M0 77c188-64 364-88 549-73">
          <text:p/>
        </draw:path>
        <draw:path draw:style-name="gr3" draw:text-style-name="P2" draw:layer="layout" svg:width="0.236cm" svg:height="0.093cm" svg:x="1.931cm" svg:y="1.437cm" svg:viewBox="0 0 237 94" svg:d="M210 61c41-24 34-50-17-59-50-8-124 5-167 29-41 24-33 52 17 60 52 8 126-4 167-30z">
          <text:p/>
        </draw:path>
        <draw:path draw:style-name="gr4" draw:text-style-name="P3" draw:layer="layout" svg:width="0.097cm" svg:height="0.043cm" svg:x="1.95cm" svg:y="1.461cm" svg:viewBox="0 0 98 44" svg:d="M58 21c-10-2-17-2-24-2-5 1-10 2-14 5-4 2-5 4-5 5 1 3 4 4 9 5 6 1 13 1 22-1 8-1 15-5 22-9l2-1zM86 23l-34 21-12-3 9-5c-6 2-13 3-19 3-6 1-12 0-18 0-7-2-11-4-12-7s1-6 7-10c7-4 15-6 23-7 10-2 19-1 30 1l17 2h2c4-3 6-5 5-7s-5-4-12-5c-4 0-9-1-14-1s-10 0-15 0l9-5c6 0 11 0 16 1 5 0 9 0 13 0 11 2 16 5 17 9 1 3-3 7-12 13z">
          <text:p/>
        </draw:path>
        <draw:path draw:style-name="gr4" draw:text-style-name="P3" draw:layer="layout" svg:width="0.109cm" svg:height="0.056cm" svg:x="2.019cm" svg:y="1.458cm" svg:viewBox="0 0 110 57" svg:d="M82 39c8-4 12-7 13-10s-2-5-10-6c-6-1-13-1-21 1s-16 5-23 9-11 8-11 11 2 5 9 6c6 1 13 1 21-1 7-2 15-5 22-10zM62 21c6-2 12-3 18-3 5 0 12 0 17 0 9 2 13 5 13 9s-5 9-14 15c-11 5-21 9-32 12s-21 4-30 2c-6 0-10-3-12-4-2-2-2-4-1-7l-9 5-12-1 82-49 13 2z">
          <text:p/>
        </draw:path>
        <draw:path draw:style-name="gr5" draw:text-style-name="P1" draw:layer="layout" svg:width="0.423cm" svg:height="0.066cm" svg:x="2.521cm" svg:y="1.569cm" svg:viewBox="0 0 424 67" svg:d="M0 0c2 71 260 92 424 33">
          <text:p/>
        </draw:path>
        <draw:path draw:style-name="gr3" draw:text-style-name="P2" draw:layer="layout" svg:width="0.232cm" svg:height="0.091cm" svg:x="2.556cm" svg:y="1.588cm" svg:viewBox="0 0 233 92" svg:d="M206 60c41-24 33-50-16-58-50-8-124 4-164 28-41 24-33 51 16 59 50 8 124-4 164-29z">
          <text:p/>
        </draw:path>
        <draw:path draw:style-name="gr6" draw:text-style-name="P4" draw:layer="layout" svg:width="0.108cm" svg:height="0.056cm" svg:x="2.569cm" svg:y="1.596cm" svg:viewBox="0 0 109 57" svg:d="M83 40c7-4 10-7 11-10 1-4-2-6-9-7-6-2-14-1-22 1s-15 5-22 9c-8 5-11 9-12 11 0 3 3 5 9 7 7 1 14 0 21-2 8-1 15-5 24-9zM62 20c6-1 11-2 18-2 5-1 11-1 16 0 9 2 13 5 13 10 0 4-5 9-14 14-9 6-21 10-32 12-11 3-21 3-30 2-5-1-9-2-11-4s-3-4-2-6l-9 5-11-2 83-49 11 2z">
          <text:p/>
        </draw:path>
        <draw:path draw:style-name="gr6" draw:text-style-name="P4" draw:layer="layout" svg:width="0.098cm" svg:height="0.04cm" svg:x="2.668cm" svg:y="1.627cm" svg:viewBox="0 0 99 41" svg:d="M99 7l-9 5c-1-1-4-2-7-3-2-1-5-2-9-3-8-1-16-1-24 1s-16 5-24 9c-7 4-11 8-11 11s4 6 12 7c4 1 8 1 12 1 5 1 9 0 14 0l-9 5c-5 1-9 1-13 0-6 0-10 0-14-1-11-2-17-5-17-10-1-5 3-10 13-16 9-5 21-9 33-11s24-3 36-1c3 1 7 2 9 3 3 1 6 2 8 3z">
          <text:p/>
        </draw:path>
        <draw:path draw:style-name="gr7" draw:text-style-name="P1" draw:layer="layout" svg:width="1.42cm" svg:height="0.245cm" svg:x="1.751cm" svg:y="1.295cm" svg:viewBox="0 0 1421 246" svg:d="M0 246c430-210 1108-296 1421-217">
          <text:p/>
        </draw:path>
        <draw:path draw:style-name="gr8" draw:text-style-name="P5" draw:layer="layout" svg:width="0.12cm" svg:height="0.063cm" svg:x="3.147cm" svg:y="1.29cm" svg:viewBox="0 0 121 64" svg:d="M121 59c-27-11-68-36-94-59l-27 64c39-7 91-8 121-5z">
          <text:p/>
        </draw:path>
        <draw:path draw:style-name="gr3" draw:text-style-name="P2" draw:layer="layout" svg:width="0.197cm" svg:height="0.078cm" svg:x="2.418cm" svg:y="1.288cm" svg:viewBox="0 0 198 79" svg:d="M176 52c34-21 28-43-14-50s-105 4-140 24c-34 21-28 44 14 51 43 7 106-4 140-25z">
          <text:p/>
        </draw:path>
        <draw:path draw:style-name="gr8" draw:text-style-name="P5" draw:layer="layout" svg:width="0.097cm" svg:height="0.042cm" svg:x="2.44cm" svg:y="1.298cm" svg:viewBox="0 0 98 43" svg:d="M58 21c-10-2-17-3-23-2s-11 2-15 5c-3 3-5 5-5 6 1 2 4 3 9 4 6 1 14 1 22-1s15-4 22-9l2-2zM86 22l-34 21-12-2 9-5c-6 2-12 3-19 3-6 0-12 0-18-1-7-1-11-3-12-6s2-6 7-10c7-4 15-7 23-8 10-1 20 0 31 1l16 3h2c4-3 6-5 5-7s-5-4-11-5c-5-1-10-1-15-1-4 0-9 0-15 0l9-5c6 0 11 0 16 0s9 1 13 1c11 2 17 5 17 8 1 4-3 8-12 13z">
          <text:p/>
        </draw:path>
        <draw:path draw:style-name="gr8" draw:text-style-name="P5" draw:layer="layout" svg:width="0.095cm" svg:height="0.041cm" svg:x="2.521cm" svg:y="1.311cm" svg:viewBox="0 0 96 42" svg:d="M83 24l-5 2-54-8c-7 4-10 7-9 10 1 4 6 6 14 7 4 1 9 1 15 1 5 1 10 1 16 0l-9 6c-6 0-12-1-17-1s-10 0-14-1c-12-2-19-5-20-11-1-4 3-9 13-15 9-5 20-10 32-12 12-3 24-3 35 0 10 1 16 4 16 8 1 4-3 9-13 14zM73 20c6-3 8-6 8-8s-3-4-9-5c-6-2-13-2-21 0-7 1-14 3-20 6z">
          <text:p/>
        </draw:path>
        <draw:path draw:style-name="gr9" draw:text-style-name="P1" draw:layer="layout" svg:width="0.066cm" svg:height="0.039cm" svg:x="3.275cm" svg:y="1.405cm" svg:viewBox="0 0 67 40" svg:d="M67 0c-27 15-42 25-67 40">
          <text:p/>
        </draw:path>
        <draw:path draw:style-name="gr3" draw:text-style-name="P2" draw:layer="layout" svg:width="0.188cm" svg:height="0.074cm" svg:x="3.213cm" svg:y="1.388cm" svg:viewBox="0 0 189 75" svg:d="M168 50c32-21 26-42-14-48-40-7-101 3-133 23-33 20-27 41 13 48 40 6 101-4 134-23z">
          <text:p/>
        </draw:path>
        <draw:path draw:style-name="gr10" draw:text-style-name="P6" draw:layer="layout" svg:width="0.098cm" svg:height="0.04cm" svg:x="3.241cm" svg:y="1.397cm" svg:viewBox="0 0 99 41" svg:d="M99 7l-9 6c-2-2-4-3-7-4-2-1-5-2-9-3-8-1-16 0-24 2-9 1-17 4-24 8s-11 8-11 12c0 3 4 5 12 6 3 1 7 2 11 2 6 0 10 0 14-1l-8 6c-6 0-10 0-15 0-4 0-8-1-12-2-11-2-17-5-17-9-1-6 3-11 13-16 9-6 20-10 33-12 12-2 24-2 36-1 3 1 6 2 9 3s6 2 8 3z">
          <text:p/>
        </draw:path>
        <draw:path draw:style-name="gr10" draw:text-style-name="P6" draw:layer="layout" svg:width="0.095cm" svg:height="0.041cm" svg:x="3.308cm" svg:y="1.408cm" svg:viewBox="0 0 96 42" svg:d="M84 25l-5 2-55-8c-7 4-10 7-9 10s5 5 14 6c4 1 9 1 14 1 6 1 11 1 17 0l-9 6c-6 0-12-1-17-1s-10 0-14-1c-12-2-19-5-20-10-1-4 3-9 13-15 9-6 20-11 32-13 12-3 25-3 36 0 10 1 15 4 15 8 1 5-4 10-12 15zM74 21c6-3 8-6 8-9 0-2-3-4-9-5s-15-1-22 0-14 3-20 7z">
          <text:p/>
        </draw:path>
        <draw:path draw:style-name="gr11" draw:text-style-name="P1" draw:layer="layout" svg:width="0.416cm" svg:height="0.17cm" svg:x="1.662cm" svg:y="1.543cm" svg:viewBox="0 0 417 171" svg:d="M125 21c693-119-55 321-125 74">
          <text:p/>
        </draw:path>
        <draw:path draw:style-name="gr3" draw:text-style-name="P2" draw:layer="layout" svg:width="0.207cm" svg:height="0.081cm" svg:x="1.906cm" svg:y="1.608cm" svg:viewBox="0 0 208 82" svg:d="M184 55c36-23 30-46-15-53-44-7-109 4-146 25-36 21-30 45 14 53 46 7 111-4 147-25z">
          <text:p/>
        </draw:path>
        <draw:path draw:style-name="gr12" draw:text-style-name="P7" draw:layer="layout" svg:width="0.097cm" svg:height="0.042cm" svg:x="1.929cm" svg:y="1.619cm" svg:viewBox="0 0 98 43" svg:d="M58 20c-10-1-18-2-23-1-6 0-10 2-15 4-3 2-5 4-4 6 1 1 3 3 8 4 7 1 14 0 22-1 7-2 16-4 22-8l2-2zM86 22l-35 21-11-3 8-5c-6 1-11 2-17 3-6 0-12 0-18-1-8-1-12-4-13-7 0-2 2-5 8-8 6-4 14-7 23-8 8-1 18-1 30 1l17 3 1-1c5-2 6-4 5-6-1-3-4-4-11-5-4-1-9-1-15-1-5 0-10 0-15 0l9-5c5 0 12 0 17 0 4 0 9 0 13 1 11 2 16 4 16 8 1 3-3 8-12 13z">
          <text:p/>
        </draw:path>
        <draw:path draw:style-name="gr12" draw:text-style-name="P7" draw:layer="layout" svg:width="0.097cm" svg:height="0.043cm" svg:x="2.005cm" svg:y="1.631cm" svg:viewBox="0 0 98 44" svg:d="M57 21c-10-2-17-2-23-2-5 1-10 2-14 5-4 2-5 4-5 6 1 2 4 3 9 4 6 1 13 1 21-1 8-1 15-5 22-9l2-1zM86 23l-35 21-12-3 9-5c-6 2-12 3-18 3s-12 0-18 0c-7-2-11-4-12-7-1-4 1-7 7-10 7-4 15-6 23-8 9-1 18 0 29 2l17 2h2c5-3 7-5 6-7s-6-4-13-5c-4-1-9-1-14-1s-10 0-15 0l9-5c6 0 11 0 16 1 5 0 9 0 13 0 12 2 17 5 18 8 1 4-3 8-12 14z">
          <text:p/>
        </draw:path>
        <draw:path draw:style-name="gr13" draw:text-style-name="P1" draw:layer="layout" svg:width="0.169cm" svg:height="0.048cm" svg:x="2.32cm" svg:y="2.286cm" svg:viewBox="0 0 170 49" svg:d="M0 49c11-28 114-57 170-47">
          <text:p/>
        </draw:path>
        <draw:path draw:style-name="gr3" draw:text-style-name="P2" draw:layer="layout" svg:width="0.206cm" svg:height="0.081cm" svg:x="2.285cm" svg:y="2.257cm" svg:viewBox="0 0 207 82" svg:d="M183 55c36-21 29-45-15-53-44-7-109 4-145 26-36 21-30 44 14 52 45 7 110-4 146-25z">
          <text:p/>
        </draw:path>
        <draw:path draw:style-name="gr14" draw:text-style-name="P8" draw:layer="layout" svg:width="0.117cm" svg:height="0.048cm" svg:x="2.3cm" svg:y="2.265cm" svg:viewBox="0 0 118 49" svg:d="M118 3l-8 5-11-2c-5 0-8 0-12 0-3 1-6 2-11 4l-5 3 21 5-7 4-21-3-52 30-12-2 52-30-12-3 8-5 12 2 3-2c7-4 14-7 21-8s14-1 23 0z">
          <text:p/>
        </draw:path>
        <draw:path draw:style-name="gr14" draw:text-style-name="P8" draw:layer="layout" svg:width="0.109cm" svg:height="0.059cm" svg:x="2.344cm" svg:y="2.27cm" svg:viewBox="0 0 110 60" svg:d="M98 39l-37 21-12-3 36-21c6-3 8-5 8-7 1-2-2-4-8-5-7 0-13 0-20 1s-14 3-19 6l-34 20-12-1 83-50 12 2-33 20c6-3 13-4 18-4 7-1 12 0 17 0 9 2 13 5 13 8 0 4-4 8-12 13z">
          <text:p/>
        </draw:path>
        <draw:path draw:style-name="gr3" draw:text-style-name="P2" draw:layer="layout" svg:width="0.201cm" svg:height="0.08cm" svg:x="2.468cm" svg:y="2.693cm" svg:viewBox="0 0 202 81" svg:d="M180 53c35-21 28-43-15-51-42-8-106 4-142 25-35 20-29 43 15 51 43 7 107-5 142-25z">
          <text:p/>
        </draw:path>
        <draw:polygon draw:style-name="gr15" draw:text-style-name="P1" draw:layer="layout" svg:width="2.715cm" svg:height="0.913cm" svg:x="1.159cm" svg:y="1.027cm" svg:viewBox="0 0 2716 914" draw:points="0,647 1100,0 2716,268 1616,914">
          <text:p/>
        </draw:polygon>
        <draw:path draw:style-name="gr16" draw:text-style-name="P9" draw:layer="layout" svg:width="0.2cm" svg:height="0.075cm" svg:x="1.073cm" svg:y="1.717cm" svg:viewBox="0 0 201 76" svg:d="M0 63l5-3c12 2 20 2 25 0l84-50c4-2-1-5-13-7l5-3 69 12c9 1 15 4 20 7 4 2 6 6 6 10 0 5-2 9-6 13s-9 8-15 12c-7 4-15 7-24 10s-18 6-28 8-20 3-30 4c-10 0-20 0-28-1zM47 63c-2 1-3 2-2 3 1 0 3 1 6 1l19 3c7 1 14 2 23 1 8 0 16-1 23-3 9-2 16-4 23-7 7-2 13-6 21-11 7-4 13-8 17-11 4-4 7-7 7-11 1-3 0-5-4-9-3-2-8-4-15-5l-18-3c-3 0-5-1-6-1-2 0-3 1-5 1-1 0-3 0-4 1z">
          <text:p/>
        </draw:path>
        <draw:path draw:style-name="gr16" draw:text-style-name="P9" draw:layer="layout" svg:width="0.111cm" svg:height="0.049cm" svg:x="1.228cm" svg:y="1.767cm" svg:viewBox="0 0 112 50" svg:d="M5 27c6-3 14-6 24-7s21-1 31-1 18 1 26 2l6-4c2-1 5-3 6-5 2-2 2-4 0-5-1-2-4-3-8-3-8-2-16-2-23-1 2 0 4 1 4 2s-1 2-3 4c-3 1-6 2-8 3-3 0-6 0-9 0s-4-1-5-2 1-3 4-4c6-4 12-5 21-6 8 0 16 0 23 1 5 1 10 3 13 5 4 2 5 4 5 6 0 3-2 5-6 8l-35 21c-2 2-3 3-4 4s0 2 3 2c2 0 4 0 7-1s5-2 7-3l9-6 6 1-9 6c-3 2-6 3-9 4-4 1-8 1-11 2-4 0-7 0-10-1-4 0-6-1-6-3-1-2 0-4 3-6-6 2-14 3-20 4-7 0-13 0-18-1s-9-2-13-3c-3-2-5-3-6-5-1-3 1-5 5-8zM20 30c-3 2-5 5-4 7s3 4 8 4c4 1 9 1 14 0 5 0 10-1 15-2 5-2 9-3 13-6l15-10c-5 0-12-1-20-1-7 0-16 1-23 2s-13 3-18 6z">
          <text:p/>
        </draw:path>
        <draw:path draw:style-name="gr16" draw:text-style-name="P9" draw:layer="layout" svg:width="0.098cm" svg:height="0.061cm" svg:x="1.335cm" svg:y="1.766cm" svg:viewBox="0 0 99 62" svg:d="M9 45l42-25-16-3 4-2c8 1 17 0 27-3 11-3 20-6 27-12l6 1-29 18 28 4-6 4-28-5-42 25c-4 3-7 5-8 7-2 2 0 4 4 5 4 0 9 0 14-2 6-2 11-4 15-6l9-6 5 1-9 6c-4 2-8 4-12 6-5 1-9 2-14 3s-10 1-14 0c-7-1-11-3-12-6 0-3 3-6 9-10z">
          <text:p/>
        </draw:path>
        <draw:path draw:style-name="gr16" draw:text-style-name="P9" draw:layer="layout" svg:width="0.112cm" svg:height="0.049cm" svg:x="1.396cm" svg:y="1.795cm" svg:viewBox="0 0 113 50" svg:d="M5 28c6-4 14-6 24-7s20-1 30-1 18 1 26 2l6-4c3-2 5-3 6-5 2-2 2-4 0-5-1-3-4-4-7-5-9-1-17-1-24 0 2 0 4 1 4 2 0 2-1 3-3 4-3 2-5 3-8 4-3 0-6 0-9 0-2-1-3-1-4-3 0-1 1-2 3-3 6-5 13-7 21-7 8-1 16 0 23 1 6 1 11 2 14 6 4 2 6 4 6 6s-3 5-7 7l-36 21c-2 1-3 3-4 4 0 1 0 1 3 2 2 0 4-1 7-1 3-1 5-2 7-3l9-6 6 1-9 6c-3 1-6 3-9 3-4 1-8 2-11 3-4 0-7 0-10-1-3 0-6-1-6-3-1-2 0-4 4-6-7 1-13 3-20 4-7 0-13 0-18-1s-9-2-13-3c-3-2-5-4-6-5-1-2 1-4 5-7zM20 31c-3 2-5 4-4 6s4 4 8 4c4 1 9 1 14 0 5 0 10-1 14-2 5-2 9-3 13-5l15-10c-5 0-12-1-20-1-7 0-14 0-22 2-7 1-13 3-18 6z">
          <text:p/>
        </draw:path>
        <draw:path draw:style-name="gr16" draw:text-style-name="P9" draw:layer="layout" svg:width="0.127cm" svg:height="0.065cm" svg:x="1.542cm" svg:y="1.799cm" svg:viewBox="0 0 128 66" svg:d="M0 59l5-3c5 0 9 1 12 1s6-1 8-2l44-25c3-2 5-3 3-4 0-2-4-3-9-4l6-3 28 3-58 35c-2 1-2 2 0 3s5 1 9 2l-5 4zM104 3c2-1 5-2 9-2 4-1 7-1 10-1 1 0 2 1 3 2 2 1 2 1 2 2-1 1-2 2-3 3-2 1-6 2-10 3-4 0-7 0-9 0-3 0-5-1-5-2 0-2 1-3 3-5z">
          <text:p/>
        </draw:path>
        <draw:path draw:style-name="gr16" draw:text-style-name="P9" draw:layer="layout" svg:width="0.138cm" svg:height="0.055cm" svg:x="1.594cm" svg:y="1.827cm" svg:viewBox="0 0 139 56" svg:d="M0 40l5-4c5 1 9 2 12 2 4 0 7-1 9-2l42-26c2-1 4-2 4-3s0-2-2-2c-2-1-5-2-9-2l6-3 29 3-15 9c7-2 15-4 23-5 7 0 14 0 20 0 9 2 14 4 15 7 1 4-2 7-10 11l-37 22c-2 1-2 2 0 3s5 2 9 2l-5 4-43-8 5-3c4 0 8 1 11 1 4 0 7 0 9-1l37-22c4-3 8-5 9-8 2-3 0-5-5-5-8-2-16-1-26 1s-17 6-23 9l-30 18c-3 1-3 2-1 3s6 2 10 3l-5 3z">
          <text:p/>
        </draw:path>
        <draw:path draw:style-name="gr16" draw:text-style-name="P9" draw:layer="layout" svg:width="0.098cm" svg:height="0.059cm" svg:x="1.719cm" svg:y="1.83cm" svg:viewBox="0 0 99 60" svg:d="M8 43l42-24-16-3 5-3c8 2 17 1 27-2 11-3 20-7 27-11l6 1-29 17 28 4-6 3-28-4-42 25c-4 2-7 5-9 7-1 2 0 3 5 4 4 1 9 0 14-1 6-2 10-4 14-6l10-6 5 1-10 6c-3 2-7 4-12 5-4 2-8 3-13 3-5 1-10 1-14 0-7-1-12-3-12-6 0-2 2-6 8-10z">
          <text:p/>
        </draw:path>
        <draw:path draw:style-name="gr16" draw:text-style-name="P9" draw:layer="layout" svg:width="0.104cm" svg:height="0.044cm" svg:x="1.789cm" svg:y="1.859cm" svg:viewBox="0 0 105 45" svg:d="M21 44c-9-1-15-3-17-6-4-3-4-7-3-10 2-4 6-8 13-11 7-4 14-8 23-11 9-2 18-4 26-5 10-1 18-1 26 0 6 1 10 2 13 4 2 2 3 3 3 7 0 2-1 4-3 7-3 2-6 5-10 8-2 0-3 0-4 0l-55-9-2 1c-9 5-14 10-17 14-2 4 3 7 13 9 4 0 8 0 12 0 5 0 10-1 15-2s9-2 13-4h1c1 0 2 0 2 0h2c1 1 1 1 0 2-7 3-16 5-26 6-9 1-18 1-25 0zM36 16l43 7c4-2 8-4 10-7 3-3 4-6 4-8-1-2-3-4-8-5-7-1-16 0-25 3-10 2-17 6-24 10z">
          <text:p/>
        </draw:path>
        <draw:path draw:style-name="gr16" draw:text-style-name="P9" draw:layer="layout" svg:width="0.168cm" svg:height="0.062cm" svg:x="1.835cm" svg:y="1.873cm" svg:viewBox="0 0 169 63" svg:d="M5 44c4-3 8-4 14-5 7-2 12-2 18-2-1-2-1-3 0-4 1-2 3-4 6-5 4-3 11-5 18-7-1-5 1-8 7-12 3-2 8-3 12-5 4-1 10-1 15-2s10-2 15-2 9 0 13 1c8 1 13 3 15 7 4-1 9-1 14-1 5-1 9 0 13 0 3 1 4 1 4 2 0 2 0 3-3 4-1 1-2 2-5 2-2 0-4 0-5 0-2 0-3-1-3-2 0 0 0-1 1-2 2-1 4-2 7-2-7-1-14 0-23 1 1 1 1 3-1 4-1 2-4 5-6 7-5 2-10 4-16 6-7 2-14 2-20 3-7 0-13-1-18-1-7-2-12-4-15-6-4 1-7 2-9 3-3 2-4 4-4 5 0 2 2 3 5 4l16 2c7 1 13 3 19 4 4 2 7 4 9 7 1 2-2 6-8 9s-12 4-19 5c-8 1-16 2-24 1-8 0-14 0-20-1-5-1-11-2-15-5-5-2-9-4-11-6-2-3 0-5 4-7zM15 45c-3 2-4 4-3 6s3 4 7 5 8 2 12 3c5 1 10 1 16 2 6 0 11 0 17-1s10-3 14-4c5-4 6-6 1-9-4-2-11-3-19-5l-16-2c-3-1-6-1-10 0-3 0-7 1-10 1-4 1-6 3-9 4zM80 27c12 2 24-1 36-10 6-3 9-6 10-8 1-3-1-4-8-5-6-1-12-1-18 1-5 2-11 4-17 7-4 2-6 4-8 7-2 2-3 3-2 5 0 1 3 2 7 3z">
          <text:p/>
        </draw:path>
        <draw:path draw:style-name="gr16" draw:text-style-name="P9" draw:layer="layout" svg:width="0.125cm" svg:height="0.047cm" svg:x="1.946cm" svg:y="1.884cm" svg:viewBox="0 0 126 48" svg:d="M0 41l5-4c4 1 8 2 12 2 3 0 6-1 8-2l43-26c2-1 3-2 4-3 0-1-1-2-2-2-2-1-5-1-9-2l6-4 28 4-14 9c6-2 12-4 19-5 6-1 13-1 19 0 4 0 6 2 7 3 1 2 0 4-3 5-1 1-4 2-8 3-3 0-6 0-8 0-2-1-4-1-4-2s0-2 2-3c3-2 6-3 10-4h-1c-5-1-11-1-17 1-7 1-13 3-19 5-6 3-11 5-14 8l-26 15c-4 2 1 4 13 6l-5 3z">
          <text:p/>
        </draw:path>
        <draw:path draw:style-name="gr16" draw:text-style-name="P9" draw:layer="layout" svg:width="0.111cm" svg:height="0.049cm" svg:x="2.033cm" svg:y="1.9cm" svg:viewBox="0 0 112 50" svg:d="M5 28c6-4 14-7 25-8 10-1 19-1 29-1 10 1 19 1 26 2l6-3c3-2 5-4 7-6 1-2 1-3 0-5-2-2-4-3-8-3-8-2-16-2-23-1 2 1 3 1 3 2 0 2-1 3-2 4-3 1-6 2-9 3s-5 1-8 0c-2 0-4-1-4-2-1-1 0-2 3-4 6-3 12-5 20-5 9-1 17-1 24 1 5 0 9 2 13 4 3 2 5 4 5 7 0 2-2 4-6 7l-35 21c-2 1-3 2-4 3-1 2 0 3 2 3 3 0 5 0 7-1 3-1 6-3 8-4l9-6 6 1-9 6c-3 3-6 4-10 5-3 1-7 2-11 2-3 0-6 0-9-1-4 0-6-1-7-3 0-3 1-5 4-7-6 2-13 3-20 4-6 1-12 0-18-1-5 0-9-2-13-3-3-1-5-3-6-5s1-4 5-6zM20 30c-4 2-5 5-4 6 1 3 3 4 9 5 4 0 9 0 13 0 6-1 10-2 15-3 4-2 9-3 12-5l16-9c-6-1-12-1-20-1-7-1-15 0-22 1s-14 3-19 6z">
          <text:p/>
        </draw:path>
        <draw:path draw:style-name="gr16" draw:text-style-name="P9" draw:layer="layout" svg:width="0.098cm" svg:height="0.06cm" svg:x="2.14cm" svg:y="1.9cm" svg:viewBox="0 0 99 61" svg:d="M9 43l42-25-17-2 5-3c9 1 18 1 28-2s19-7 26-11l6 1-28 16 27 5-6 3-27-4-43 24c-4 3-7 6-8 9-2 2 0 3 4 4s9 0 14-2c6-1 10-3 16-7l9-5 5 1-9 5c-4 4-8 5-14 7-4 1-8 2-13 3s-10 1-14 0c-7-1-11-3-12-6 0-3 3-7 9-11z">
          <text:p/>
        </draw:path>
        <draw:path draw:style-name="gr16" draw:text-style-name="P9" draw:layer="layout" svg:width="0.126cm" svg:height="0.065cm" svg:x="2.19cm" svg:y="1.906cm" svg:viewBox="0 0 127 66" svg:d="M0 59l5-3c4 1 8 1 12 1 3 0 6-1 8-2l43-25c3-3 5-4 4-5s-4-2-10-3l6-3 29 3-58 36c-3 1-3 1-1 2s5 2 9 2l-5 4zM103 4c2-2 5-2 9-3s7-1 10-1c1 1 3 1 4 2s1 1 1 2c-1 1-2 2-3 3-2 1-5 3-9 3-4 1-8 1-10 0-3 0-4-1-5-2 0-1 1-3 3-4z">
          <text:p/>
        </draw:path>
        <draw:path draw:style-name="gr16" draw:text-style-name="P9" draw:layer="layout" svg:width="0.111cm" svg:height="0.044cm" svg:x="2.261cm" svg:y="1.938cm" svg:viewBox="0 0 112 45" svg:d="M21 44c-8-2-14-4-17-7-4-2-5-6-3-9 2-4 6-8 12-12 5-3 11-6 17-8 7-3 13-5 20-6s14-1 21-2c8 0 14 0 20 1 8 1 14 4 18 7 3 3 4 6 1 10-2 5-7 9-13 12-6 4-14 7-23 9-10 3-19 4-28 5s-18 1-25 0zM25 41c10 2 20 1 29-2 10-3 19-7 28-13 6-2 9-5 12-8 3-2 4-4 4-6 1-1 1-2 0-4-1-1-2-2-4-3s-4-2-7-2c-4-1-8-1-13-1-5 1-10 2-16 3-5 2-10 3-14 6-4 2-8 4-13 6-6 5-10 8-14 11-3 3-4 5-4 7 1 3 5 5 12 6z">
          <text:p/>
        </draw:path>
        <draw:path draw:style-name="gr16" draw:text-style-name="P9" draw:layer="layout" svg:width="0.138cm" svg:height="0.056cm" svg:x="2.336cm" svg:y="1.949cm" svg:viewBox="0 0 139 57" svg:d="M0 41l5-4c4 1 8 1 11 1 4 0 7 0 9-1l43-25c2-1 3-3 4-3 0-2-1-2-3-3-1 0-4-1-8-1l6-5 30 5-15 9c7-3 14-4 22-5s14-1 20 0c9 2 14 4 15 7 1 2-2 6-9 10l-37 22c-2 1-2 2-1 2 3 2 6 2 10 3l-5 4-44-8 5-3c4 0 8 1 11 1s6 0 9-1l37-22c5-3 8-5 10-8 2-2 0-4-6-5-7-1-16 0-25 2-10 2-19 5-25 8l-30 18c-2 1-2 2 0 3s5 2 9 2l-4 4z">
          <text:p/>
        </draw:path>
        <draw:polygon draw:style-name="gr17" draw:text-style-name="P1" draw:layer="layout" svg:width="2.715cm" svg:height="0.914cm" svg:x="1.159cm" svg:y="1.885cm" svg:viewBox="0 0 2716 915" draw:points="0,647 1100,0 2716,268 1616,915">
          <text:p/>
        </draw:polygon>
        <draw:path draw:style-name="gr16" draw:text-style-name="P9" draw:layer="layout" svg:width="0.191cm" svg:height="0.069cm" svg:x="1.107cm" svg:y="2.584cm" svg:viewBox="0 0 192 70" svg:d="M17 52c0 3 1 6 5 9 4 2 10 4 17 5 6 1 12 1 18 1 7 0 14-1 21-2 7-2 14-4 20-6s12-4 17-7c1 0 1 0 3 0h2c1 0 1 1 0 1-5 3-11 6-19 8-7 3-15 5-24 6-9 2-17 3-25 3s-15 0-22-1c-9-2-16-4-21-7s-8-7-9-11 1-8 4-13c4-4 9-9 17-13 7-5 16-8 26-12 10-3 21-6 32-8 11-3 23-4 34-5 11 0 21 0 31 2 7 1 11 4 14 6 4 3 6 5 7 8l24-5c1 0 1 0 1 0h2v1h-1l-41 24c-1 1-2 1-3 0h-4c-1 0-1 0 0-1 3-1 6-4 8-6 2-3 4-5 5-7s1-4 1-7c-2-4-7-7-16-8-8-1-16-2-25-1-9 0-18 1-27 3s-18 5-26 8-15 7-22 11-13 8-17 12c-5 4-7 8-7 12z">
          <text:p/>
        </draw:path>
        <draw:path draw:style-name="gr16" draw:text-style-name="P9" draw:layer="layout" svg:width="0.111cm" svg:height="0.044cm" svg:x="1.226cm" svg:y="2.626cm" svg:viewBox="0 0 112 45" svg:d="M21 44c-8-1-14-4-17-6-4-3-5-7-3-10 2-4 6-8 12-12 5-3 11-6 17-8 7-3 14-5 21-6s14-1 21-2c8 0 14 0 20 1 8 1 13 4 17 7 3 3 4 6 1 10-2 5-6 9-12 12-6 4-14 7-23 9-10 3-19 4-28 5-10 1-19 1-26 0zM25 41c10 2 21 1 30-2 10-3 19-7 28-12 5-3 9-6 12-9 3-2 4-4 4-6 1-1 1-2 0-4-1-1-2-2-4-3s-4-2-7-2c-4-1-8-1-13-1-5 1-10 2-16 3-5 2-10 3-14 6-4 2-10 4-14 6-6 5-10 8-14 11-3 3-5 5-4 7 1 3 5 5 12 6z">
          <text:p/>
        </draw:path>
        <draw:path draw:style-name="gr16" draw:text-style-name="P9" draw:layer="layout" svg:width="0.191cm" svg:height="0.064cm" svg:x="1.301cm" svg:y="2.637cm" svg:viewBox="0 0 192 65" svg:d="M0 39l5-3c4 1 8 1 11 1 4 0 7 0 9-1l43-25c2-2 3-3 4-3 0-2-1-2-3-3-2 0-4-1-8-1l6-4 29 4-15 8c7-2 14-3 22-4s14-1 20 0c16 3 19 7 12 13 7-2 14-3 21-4 8-1 15-1 21 0s10 2 12 4c3 1 3 3 2 5s-4 5-9 7l-37 23c-2 2-2 2 0 3s5 2 10 2l-5 4-45-7 5-4c5 1 8 1 12 1 4 1 7 0 10-1l36-22c5-4 9-6 10-8 1-3-1-4-6-5-8-1-16-1-26 1-9 2-17 5-24 9l-30 19c-2 1-2 2-1 2 3 1 6 2 10 3l-5 3-43-7 5-4c4 1 8 2 11 2s6 0 9-2l36-22c5-3 8-6 11-8 2-2 0-4-7-5s-16 0-25 2c-10 2-18 5-24 8l-30 18c-2 1-2 2-1 4 3 1 6 2 10 2l-5 4z">
          <text:p/>
        </draw:path>
        <draw:path draw:style-name="gr16" draw:text-style-name="P9" draw:layer="layout" svg:width="0.171cm" svg:height="0.064cm" svg:x="1.428cm" svg:y="2.663cm" svg:viewBox="0 0 172 65" svg:d="M0 58l6-5c4 1 8 2 12 2 3 0 6 0 9-2l74-44c3-1 3-2 1-3s-5-2-10-3l6-3 29 4-10 6c7-1 13-2 19-2 7-1 13 0 19 0 7 1 11 4 14 7s3 6 2 10c-2 4-6 7-12 10-7 4-15 7-24 10-8 2-18 3-28 5-9 1-18 0-26-1-9-1-14-5-14-9l-26 16c-3 2-3 3-1 4s6 1 10 2l-5 3zM75 35c-1 3-1 5 0 7 1 3 4 4 9 5 4 1 9 1 14 0 6-1 11-2 16-3 6-2 11-4 15-5 5-2 9-4 13-7 4-2 7-4 10-8 3-3 5-6 4-8 0-3-3-4-8-6-5 0-11 0-18 0-6 1-13 2-18 4z">
          <text:p/>
        </draw:path>
        <draw:path draw:style-name="gr16" draw:text-style-name="P9" draw:layer="layout" svg:width="0.135cm" svg:height="0.069cm" svg:x="1.564cm" svg:y="2.658cm" svg:viewBox="0 0 136 70" svg:d="M0 63l5-3c5 1 9 1 12 1s6-1 8-2l81-48c3-2 5-3 5-4s-1-2-2-2c-2-1-4-1-8-2l5-3 30 4-98 57c-2 1-2 2 0 3 3 1 6 2 10 3l-5 3z">
          <text:p/>
        </draw:path>
        <draw:path draw:style-name="gr16" draw:text-style-name="P9" draw:layer="layout" svg:width="0.104cm" svg:height="0.045cm" svg:x="1.637cm" svg:y="2.693cm" svg:viewBox="0 0 105 46" svg:d="M20 45c-9-2-14-4-17-7s-4-6-2-10 6-7 13-11c5-5 13-8 22-10 8-3 17-5 26-6 10-1 19-1 26 0 6 1 10 3 13 5 3 1 4 3 4 5 0 3-1 6-4 8-2 3-5 5-10 8-1 1-3 1-4 0l-56-8-1 1c-9 5-14 9-16 14-2 4 2 6 12 8 3 1 7 1 12 0 4 0 9 0 15-1 5-1 9-3 13-4 1-1 2-1 2-1 1 0 1 0 2 1h1c1 0 2 1 1 1-8 3-17 5-27 7-10 1-18 1-25 0zM34 16l45 8c4-3 7-5 10-8 2-2 4-6 3-8 0-2-3-4-7-5-8-1-16 0-27 3-9 3-17 6-24 10z">
          <text:p/>
        </draw:path>
        <draw:path draw:style-name="gr16" draw:text-style-name="P9" draw:layer="layout" svg:width="0.159cm" svg:height="0.055cm" svg:x="1.697cm" svg:y="2.703cm" svg:viewBox="0 0 160 56" svg:d="M0 40l5-3c5 1 11 1 17 1 5 0 11-1 17-3l36-7 1-19c0-1-1-3-4-3-2-1-5-2-10-3l6-3 39 7-6 3c-2 0-3 0-5 0s-3 0-4 1c-1 0-1 0-1 1l-1 13 23-6c2-1 5-2 6-2 2-1 2-2 2-3-1 0-1-1-2-1l6-4 35 6-6 3c-5 0-10-1-16 0-7 0-13 1-19 2l-30 8-2 19c0 2 1 3 3 3 2 1 6 1 11 2l-5 4-40-7 5-3c2 0 3 0 5 0s4-1 5-1 1-1 1-1l3-14-29 6c-3 1-5 2-6 3-2 0-2 1-2 2 0 0 0 1 2 1l-5 4z">
          <text:p/>
        </draw:path>
        <draw:path draw:style-name="gr16" draw:text-style-name="P9" draw:layer="layout" svg:width="0.126cm" svg:height="0.065cm" svg:x="1.801cm" svg:y="2.701cm" svg:viewBox="0 0 127 66" svg:d="M0 59l5-3c4 1 8 1 11 1 4 0 6 0 9-2l43-24c4-3 5-4 4-5-1 0-4-1-10-3l6-3 29 3-58 35c-2 1-3 2-1 2 2 1 5 2 9 3l-5 3zM103 4c3-1 5-2 9-3s8-1 10-1c2 1 3 1 4 2s1 2 1 2c0 1-1 2-3 3-2 2-5 3-9 3-4 1-7 1-10 0-3 0-4-1-4-2-1-1 0-3 2-4z">
          <text:p/>
        </draw:path>
        <draw:path draw:style-name="gr16" draw:text-style-name="P9" draw:layer="layout" svg:width="0.097cm" svg:height="0.06cm" svg:x="1.878cm" svg:y="2.716cm" svg:viewBox="0 0 98 61" svg:d="M8 44l43-25-16-2 4-4c8 2 17 2 27-2 11-3 19-7 27-11l5 1-28 17 27 5-6 3-27-4-42 24c-4 3-7 5-9 8-2 2 0 3 5 4s10 0 15-2c5-1 10-3 14-6l9-5 5 1-9 5c-4 3-8 4-12 6-4 1-9 2-14 3s-9 1-14 0c-8-1-12-3-12-6-1-3 2-6 8-10z">
          <text:p/>
        </draw:path>
        <draw:path draw:style-name="gr16" draw:text-style-name="P9" draw:layer="layout" svg:width="0.182cm" svg:height="0.061cm" svg:x="1.897cm" svg:y="2.74cm" svg:viewBox="0 0 183 62" svg:d="M7 56c1 1 3 2 5 2 9 2 20 0 35-5l20-6 28-39c1-1 0-2-2-3s-5-1-9-2l6-3 40 6-6 4c-8-2-12-1-14 0 0 0-1 0-1 1l-20 29 55-20c2-1 3-1 4-2s2-1 2-2 0-1-1-2c-1 0-2-1-4-1l6-3 32 5-6 3c-4 0-9 0-13 0-4 1-9 1-13 3l-98 33c-5 2-10 3-15 4-5 2-10 3-16 3-5 1-11 1-14 0-5-1-7-2-8-4s0-4 4-6c2-1 4-2 7-3 4 0 6 0 9 1 1 0 2 0 3 0s1 1 1 2c0 0-1 1-3 3-1 1-4 1-6 2-4 0-6 1-8 0z">
          <text:p/>
        </draw:path>
        <draw:path draw:style-name="gr16" draw:text-style-name="P9" draw:layer="layout" svg:width="0.125cm" svg:height="0.046cm" svg:x="2.084cm" svg:y="2.767cm" svg:viewBox="0 0 126 47" svg:d="M0 40l5-4c4 1 8 2 11 2 4 0 7 0 9-2l43-25c2-2 3-3 3-4 1-1 0-1-2-2s-5-1-9-2l6-3 29 3-15 9c6-2 13-4 20-5s13-1 19 0c3 1 6 2 7 4 1 1 0 3-3 6-2 1-4 2-8 2-3 0-5 0-7 0s-5-1-5-2c-1-2 0-3 3-4 3-2 6-3 10-3l-1-1c-5-1-12 0-19 1-6 1-12 3-19 7-5 2-10 5-14 7l-25 15c-4 1 1 3 13 5l-5 3z">
          <text:p/>
        </draw:path>
        <draw:path draw:style-name="gr16" draw:text-style-name="P9" draw:layer="layout" svg:width="0.104cm" svg:height="0.044cm" svg:x="2.179cm" svg:y="2.783cm" svg:viewBox="0 0 105 45" svg:d="M19 44c-8-1-13-3-16-6s-4-7-2-10c2-4 6-8 12-11 6-4 14-8 22-11 10-2 19-4 28-5s18-1 25 0c6 1 10 2 13 4 2 2 4 4 4 7 0 2-2 4-4 7s-6 5-10 8c-2 0-3 1-4 0l-56-9-2 1c-8 5-13 10-16 14-2 4 3 7 13 9 3 0 7 0 13 0 4 0 9 0 15-2 5-1 9-2 12-3 1-1 1-1 2-1s1 0 2 1h1c1 0 1 0 1 1-8 3-16 5-26 6-11 1-19 1-27 0zM34 16l45 7c4-2 7-4 10-7 2-3 3-6 3-8s-3-4-8-5c-7-1-15 0-25 3-9 2-17 7-25 10z">
          <text:p/>
        </draw:path>
        <draw:path draw:style-name="gr16" draw:text-style-name="P9" draw:layer="layout" svg:width="0.165cm" svg:height="0.069cm" svg:x="2.263cm" svg:y="2.779cm" svg:viewBox="0 0 166 70" svg:d="M18 62c-8-1-13-4-16-6-3-3-3-7-1-10 2-5 6-9 12-12 6-4 13-7 22-9 9-3 19-4 28-5 10-1 19-1 27 0 4 1 8 2 10 4 3 1 4 3 5 6l32-19c3-2 4-3 4-4s-1-2-2-2c-2-1-4-1-8-2l5-3 30 4-93 55c-3 2-5 3-5 4s1 2 2 2 4 1 8 2l-5 3-30-3 10-6c-6 1-13 1-19 2-6 0-12 0-16-1zM13 50c-1 2-1 4 0 6 2 2 5 3 10 4s11 1 18 1c7-1 13-3 19-5l38-22c0-2-1-3-1-5s-1-3-3-4c-1-1-4-2-7-2-6-2-14-2-21 0-7 1-14 3-20 6-7 2-12 5-17 7-5 3-8 6-11 9-2 1-4 3-5 5z">
          <text:p/>
        </draw:path>
        <draw:path draw:style-name="gr16" draw:text-style-name="P9" draw:layer="layout" svg:width="0.125cm" svg:height="0.055cm" svg:x="2.372cm" svg:y="2.811cm" svg:viewBox="0 0 126 56" svg:d="M9 31l34-21c2-1 4-2 4-3s0-2-2-2c-2-1-5-2-9-2l6-3 31 3-50 30c-4 3-7 5-8 6-2 2-2 3-1 4s4 2 9 3c7 1 14 0 23-2s16-4 23-8l28-17c2-1 3-2 3-3 1-1 0-2-2-3-2 0-4-1-8-2l6-3 30 4-54 33c-3 2-4 3-5 4 0 1 0 1 2 2 2 0 5 1 8 2l-5 3-30-4 12-8c-6 2-12 3-19 4-6 1-12 1-17 0-9-1-15-4-17-7-2-2 0-6 8-10z">
          <text:p/>
        </draw:path>
        <draw:path draw:style-name="gr16" draw:text-style-name="P9" draw:layer="layout" svg:width="0.109cm" svg:height="0.044cm" svg:x="2.474cm" svg:y="2.832cm" svg:viewBox="0 0 110 45" svg:d="M19 44c-8-1-13-3-16-7-3-2-4-6-2-10s6-8 12-12c6-3 14-6 23-8 9-3 18-5 27-6 11-1 20-1 27 0 8 1 13 3 17 6 4 2 3 5-2 8-2 1-5 2-8 3-3 0-6 0-9 0-2-1-4-1-4-3 0-1 1-2 2-3 2-1 4-2 7-2 2-1 5-1 8-1-2-2-7-4-15-5-6-1-13-1-20 0-8 2-14 4-21 7-6 2-11 5-16 7-5 3-9 6-12 9-2 4-3 7-3 9 1 3 5 5 11 6s13 0 20-1c8-1 14-3 22-5h1 3 1c0 1-1 1-1 1l-1 1c-9 3-17 5-26 7-9 1-17 0-25-1z">
          <text:p/>
        </draw:path>
        <draw:path draw:style-name="gr16" draw:text-style-name="P9" draw:layer="layout" svg:width="0.097cm" svg:height="0.06cm" svg:x="2.562cm" svg:y="2.829cm" svg:viewBox="0 0 98 61" svg:d="M8 44l43-25-16-3 4-3c8 2 17 1 27-2s19-7 27-11l5 1-28 17 27 5-6 3-27-4-42 25c-4 2-7 5-8 7-2 2 0 3 4 4 5 1 9 0 15-1 5-2 10-4 14-7l9-5 5 1-9 6c-4 2-8 4-12 5s-9 3-14 3c-5 1-9 1-13 0-9-1-13-3-13-6-1-3 2-6 8-10z">
          <text:p/>
        </draw:path>
        <draw:path draw:style-name="gr16" draw:text-style-name="P9" draw:layer="layout" svg:width="0.126cm" svg:height="0.065cm" svg:x="2.611cm" svg:y="2.835cm" svg:viewBox="0 0 127 66" svg:d="M0 59l5-3c4 1 8 1 11 1 4 0 6 0 9-1l42-25c4-2 5-4 4-5-1 0-4-1-10-2l6-4 29 4-58 34c-2 1-3 2-1 2 2 1 5 2 9 3l-5 3zM103 4c3-1 5-2 9-3s8-1 10 0c2 0 3 0 4 1s1 2 1 2c0 1-1 2-3 3-2 2-5 3-9 3-4 1-7 1-10 0-3 0-4-1-4-2-1-1 0-3 2-4z">
          <text:p/>
        </draw:path>
        <draw:path draw:style-name="gr16" draw:text-style-name="P9" draw:layer="layout" svg:width="0.11cm" svg:height="0.044cm" svg:x="2.683cm" svg:y="2.867cm" svg:viewBox="0 0 111 45" svg:d="M21 44c-8-1-14-3-18-6-3-4-4-7-2-11s5-7 12-11c5-3 11-6 17-8 7-2 14-4 20-5 7-1 14-2 22-3 7 0 14 0 20 1 7 2 13 4 16 7s4 7 2 11c-2 3-6 7-13 11-6 3-14 7-23 10-9 2-18 4-28 4-9 2-17 1-25 0zM25 41c10 2 20 1 30-1 9-5 19-9 28-14 5-3 9-6 11-8 3-2 5-4 5-6 0-1 0-2-1-3s-2-2-4-4c-2-1-4-1-6-2-4 0-9-1-14 0-5 0-10 1-15 2-6 2-10 4-15 6-4 2-8 4-12 7-6 3-11 6-14 9-4 3-5 5-5 8 1 3 5 5 12 6z">
          <text:p/>
        </draw:path>
        <draw:path draw:style-name="gr16" draw:text-style-name="P9" draw:layer="layout" svg:width="0.137cm" svg:height="0.055cm" svg:x="2.758cm" svg:y="2.879cm" svg:viewBox="0 0 138 56" svg:d="M0 40l4-4c5 1 9 2 12 2 4 0 7-1 9-2l42-25c3-1 5-3 5-4s0-2-3-2c-2-1-5-2-9-2l6-3 30 3-14 10c6-2 14-5 22-6 7 0 14 0 20 0 8 3 13 5 14 8s-2 6-9 10l-36 22c-3 1-3 2-1 3s5 2 9 2l-5 4-44-8 5-3c4 0 8 1 11 1 5 0 8 0 10-1l37-22c4-3 8-5 10-7 1-3 0-5-6-5-7-3-16-1-26 1s-17 5-24 8l-30 18c-3 1-3 2-1 3s6 2 10 3l-5 3z">
          <text:p/>
        </draw:path>
        <draw:polygon draw:style-name="gr18" draw:text-style-name="P1" draw:layer="layout" svg:width="2.715cm" svg:height="0.913cm" svg:x="1.159cm" svg:y="2.744cm" svg:viewBox="0 0 2716 914" draw:points="0,646 1100,0 2716,267 1616,914">
          <text:p/>
        </draw:polygon>
        <draw:path draw:style-name="gr16" draw:text-style-name="P9" draw:layer="layout" svg:width="0.197cm" svg:height="0.071cm" svg:x="1.071cm" svg:y="3.435cm" svg:viewBox="0 0 198 72" svg:d="M0 62l5-3c13 2 21 2 25 1l84-50c4-3-1-5-13-8l5-2 67 12c7 1 13 3 17 5 5 3 8 6 8 9s-3 6-9 10c-6 3-13 6-22 8-9 1-18 2-27 2-9 1-17 0-24-1l-30-5-38 22c-4 2 1 4 14 6l-5 4zM90 37l25 5c7 1 14 1 20 1s12-1 17-3c6-2 11-4 17-8 8-5 12-9 11-12-1-2-7-5-17-6l-16-3c-2 0-4-1-6-1s-3 1-5 1c-1 0-3 1-4 2z">
          <text:p/>
        </draw:path>
        <draw:path draw:style-name="gr16" draw:text-style-name="P9" draw:layer="layout" svg:width="0.112cm" svg:height="0.05cm" svg:x="1.205cm" svg:y="3.481cm" svg:viewBox="0 0 113 51" svg:d="M5 28c6-4 14-6 24-7s20-2 30-1c10 0 19 1 27 2l6-4c3-2 5-4 6-5 2-2 2-4 0-5-1-2-4-3-7-4-9-1-17-1-25 0 2 0 4 1 4 2s-1 2-3 3c-3 2-5 3-8 4-3 0-6 0-9 0-2-1-3-2-4-3 0-1 1-2 3-4 6-3 13-5 21-5 9-2 17 0 24 1 6 1 10 2 13 4 4 2 6 5 6 7s-3 5-7 7l-36 21c-2 1-3 2-4 4 0 1 0 1 3 2 2 0 5-1 8-1 3-1 5-2 7-3l9-6 6 1-9 6c-3 1-6 2-9 3-4 2-8 3-12 3-4 1-7 1-10 0-3 0-6-3-6-4-1-2 0-4 3-6-6 1-12 3-19 3-7 1-13 1-18 0s-9-2-13-3c-3-2-5-4-6-5-1-2 1-4 5-7zM20 31c-3 2-5 4-4 6s4 3 8 4 9 1 14 0c5 0 10-1 14-3 5-1 9-3 13-5l16-9c-5-1-13-1-21-1-7 0-14 0-22 2-7 1-13 3-18 6z">
          <text:p/>
        </draw:path>
        <draw:path draw:style-name="gr16" draw:text-style-name="P9" draw:layer="layout" svg:width="0.097cm" svg:height="0.06cm" svg:x="1.313cm" svg:y="3.48cm" svg:viewBox="0 0 98 61" svg:d="M8 45l42-26-16-3 4-3c8 2 17 1 27-2s19-6 27-11l6 1-29 17 28 4-7 4-27-5-42 26c-4 3-7 5-8 7-2 2 0 4 4 4 5 1 9 1 15-1 5-2 10-4 14-6l9-6 5 1-9 6c-4 2-8 4-12 5-4 2-9 3-14 4-5 0-9 0-13 0-8-1-12-3-12-6-1-3 2-7 8-10z">
          <text:p/>
        </draw:path>
        <draw:path draw:style-name="gr16" draw:text-style-name="P9" draw:layer="layout" svg:width="0.098cm" svg:height="0.061cm" svg:x="1.386cm" svg:y="3.492cm" svg:viewBox="0 0 99 62" svg:d="M8 45l43-25-16-4 5-2c8 1 17 0 27-3s19-6 26-11l6 1-28 18 27 4-6 4-27-5-42 25c-5 3-8 5-10 7-1 2 0 4 5 5 5 0 10 0 15-2 6-2 10-4 15-6l9-6 5 1-10 6c-3 2-7 4-12 6-4 1-8 2-13 3s-11 1-15 0c-7-1-12-3-12-6s3-6 8-10z">
          <text:p/>
        </draw:path>
        <draw:path draw:style-name="gr16" draw:text-style-name="P9" draw:layer="layout" svg:width="0.104cm" svg:height="0.045cm" svg:x="1.456cm" svg:y="3.521cm" svg:viewBox="0 0 105 46" svg:d="M19 45c-8-1-13-4-16-7s-4-6-2-10c1-4 6-8 12-12s13-7 22-9c10-3 19-5 28-6s17-1 25 0c6 1 10 3 13 5 2 1 4 3 4 5s-2 5-4 7c-2 4-6 6-10 9-2 1-3 1-4 1l-56-10-2 1c-8 6-14 10-16 15-2 4 2 6 12 8 4 1 8 1 12 0 6 0 11 0 16-1s10-3 13-4c1-1 1-1 2-1 0 0 1 0 1 1h2c1 0 1 1 0 1-7 3-15 6-25 7-11 1-19 1-27 0zM34 16l45 8c4-4 7-6 10-8 2-3 3-6 3-8s-3-4-8-5c-7-1-16 0-25 3s-17 6-25 10z">
          <text:p/>
        </draw:path>
        <draw:path draw:style-name="gr16" draw:text-style-name="P9" draw:layer="layout" svg:width="0.125cm" svg:height="0.047cm" svg:x="1.519cm" svg:y="3.531cm" svg:viewBox="0 0 126 48" svg:d="M0 40l4-3c5 1 9 1 12 2 4 0 7-1 9-2l43-26c3-1 4-2 4-3s0-2-2-2c-2-1-5-2-9-3l6-3 29 4-15 9c6-3 13-4 19-5 7-1 13-1 18-1 4 1 7 2 8 4s0 3-3 5c-2 1-5 2-8 2-3 1-5 1-8 0-2 0-3 0-3-1-1-1 0-3 2-4s6-2 10-3h-1c-6-1-11-1-18 1-6 1-13 3-19 5-6 3-11 5-14 7l-26 16c-4 2 0 4 14 6l-5 3z">
          <text:p/>
        </draw:path>
        <draw:path draw:style-name="gr16" draw:text-style-name="P9" draw:layer="layout" svg:width="0.138cm" svg:height="0.055cm" svg:x="1.593cm" svg:y="3.544cm" svg:viewBox="0 0 139 56" svg:d="M0 40l5-3c5 1 8 1 12 1 3 0 6-1 9-2l42-25c2-1 3-2 4-3 0-1-1-2-2-2-2-1-5-1-9-3l6-3 29 3-15 10c7-2 15-3 22-4 8-1 15-1 21 0 9 1 14 3 15 6s-2 6-10 10l-37 22c-2 1-2 2 0 3s5 2 9 3l-5 3-43-8 5-3c4 1 8 1 11 1 4 0 7 0 9-1l36-21c5-3 8-6 10-8 2-3 0-4-5-5-8-1-16-1-26 2-10 1-18 4-23 8l-31 17c-2 2-2 2 0 3s5 2 10 3l-5 3z">
          <text:p/>
        </draw:path>
        <draw:polygon draw:style-name="gr16" draw:text-style-name="P9" draw:layer="layout" svg:width="0.06cm" svg:height="0.014cm" svg:x="1.723cm" svg:y="3.578cm" svg:viewBox="0 0 61 15" draw:points="0,6 10,0 61,9 51,15">
          <text:p/>
        </draw:polygon>
        <draw:path draw:style-name="gr16" draw:text-style-name="P9" draw:layer="layout" svg:width="0.196cm" svg:height="0.071cm" svg:x="1.763cm" svg:y="3.549cm" svg:viewBox="0 0 197 72" svg:d="M0 63l5-3c12 2 20 2 24 0l85-50c4-3-1-5-13-7l5-3 67 11c6 1 12 3 17 6 5 2 7 5 7 9 0 3-3 6-8 9-6 5-14 7-23 9-8 2-17 3-26 3s-17 0-24-1l-31-5-38 22c-4 2 1 4 14 6l-5 3zM89 38l26 5c7 1 14 1 19 1 7-1 13-2 18-4 6-1 11-5 17-8 8-5 12-9 11-12s-7-5-17-7l-16-2c-3-1-5-1-6-1-2 0-3 0-5 1-1 0-3 0-4 1z">
          <text:p/>
        </draw:path>
        <draw:path draw:style-name="gr16" draw:text-style-name="P9" draw:layer="layout" svg:width="0.125cm" svg:height="0.046cm" svg:x="1.89cm" svg:y="3.593cm" svg:viewBox="0 0 126 47" svg:d="M0 40l5-4c4 1 8 2 11 2 4 0 7 0 9-2l43-25c3-2 4-3 4-4 1-1 0-1-2-2s-5-1-9-2l6-3 29 3-15 9c6-2 13-4 19-5 7-1 13-1 19 0 3 1 6 2 7 4 1 1 0 3-3 5-2 1-4 1-8 3-3 0-5 0-7 0-3-2-4-2-4-3-1-1 0-2 2-3 2-2 6-3 10-3l-1-1c-6-1-11 0-18 1-6 1-12 3-19 6-6 3-10 6-14 8l-26 15c-4 1 0 3 14 5l-6 3z">
          <text:p/>
        </draw:path>
        <draw:path draw:style-name="gr16" draw:text-style-name="P9" draw:layer="layout" svg:width="0.11cm" svg:height="0.044cm" svg:x="1.984cm" svg:y="3.61cm" svg:viewBox="0 0 111 45" svg:d="M21 43c-8-1-14-3-18-6-3-3-4-6-2-10s6-8 12-12c5-3 11-5 17-7 7-3 13-5 20-6 8-1 15-2 22-2 8 0 14 0 20 0 8 2 13 4 17 8 3 3 3 6 1 10s-6 8-12 12-14 7-24 9c-9 2-18 4-28 5-9 1-18 1-25-1zM25 41c10 1 20 1 30-2s19-7 28-13c5-4 9-6 12-9 3-2 4-4 4-6 1-1 1-2 0-3s-2-2-4-3-4-2-7-2c-4-1-8-1-14-1-4 0-9 1-15 3-5 1-11 3-15 5s-9 4-13 7c-6 3-10 6-14 10-3 3-5 6-4 8s5 4 12 6z">
          <text:p/>
        </draw:path>
        <draw:path draw:style-name="gr16" draw:text-style-name="P9" draw:layer="layout" svg:width="0.109cm" svg:height="0.044cm" svg:x="2.086cm" svg:y="3.626cm" svg:viewBox="0 0 110 45" svg:d="M18 44c-7-1-13-4-16-7s-3-6-1-10c2-3 6-7 12-11 6-3 14-6 24-10 9-2 18-4 27-5 10-1 18-1 26 0 7 1 13 3 17 5 4 4 3 7-3 10-2 1-4 2-7 2-4 1-7 1-9 0-3 0-4-1-5-2 0-1 1-3 3-4 2 0 4-1 6-1 3-1 6-1 9-1-2-3-7-5-15-6-7-1-13-1-20 0s-13 3-20 7c-6 3-12 6-16 8-5 3-9 6-13 9-3 3-4 6-3 8 1 3 5 4 12 6 6 0 12 0 20-1 7-1 14-3 20-5 1 0 1 0 2 0h3v1l-1 1c-8 3-17 5-26 6s-17 1-26 0z">
          <text:p/>
        </draw:path>
        <draw:path draw:style-name="gr16" draw:text-style-name="P9" draw:layer="layout" svg:width="0.104cm" svg:height="0.045cm" svg:x="2.169cm" svg:y="3.639cm" svg:viewBox="0 0 105 46" svg:d="M20 45c-8-1-14-4-17-7-3-4-4-7-2-11 2-3 6-7 13-11 5-3 13-7 22-9 8-3 18-5 27-6s18-1 25 0c6 1 11 3 13 5 3 1 4 3 4 5s-1 5-4 7c-2 3-5 6-10 8-1 1-3 1-4 1l-56-9-1 1c-9 5-14 9-16 14s2 8 12 10c3 0 7 0 12 0s10-1 16-2c5-1 9-3 12-4 1 0 2-1 2-1 1 0 1 1 2 1h1c1 0 2 1 1 1-8 3-16 6-27 7-10 1-18 1-25 0zM35 16l44 7c4-2 7-5 10-7 2-3 4-6 3-8 0-2-3-3-7-5-8-1-16 0-26 3-9 3-18 6-24 10z">
          <text:p/>
        </draw:path>
        <draw:path draw:style-name="gr16" draw:text-style-name="P9" draw:layer="layout" svg:width="0.127cm" svg:height="0.044cm" svg:x="2.233cm" svg:y="3.652cm" svg:viewBox="0 0 128 45" svg:d="M1 38l25-14c1-2 2-1 3-1h2c1 0 1 1 0 2-11 9-10 15 3 17 6 1 13 1 19 0 6 0 11-2 16-5 3-2 5-4 4-6-1-1-3-3-6-4l-11-3c-4-3-6-4-8-6-2-1-3-3-2-4 0-2 2-4 5-6 5-3 10-5 16-6 5-1 11-2 17-2s12 0 18 1 11 3 14 5l9-1h2v1h1l-21 12c-1 1-2 1-4 1h-1c-1-1-1-1 0-2 5-3 8-6 7-8-1-3-4-5-12-6-6 0-11-1-17 0-6 0-10 1-14 4-4 2-4 3-3 5s3 3 6 3l11 4c4 1 7 2 8 5 1 2 2 4 1 6s-3 4-6 6c-4 2-8 4-12 5-4 2-9 3-14 4-4 0-9 0-14 0-4 0-8 0-13-1-7-1-12-4-14-7l-12 3h-1l-1-1c-2 0-2 0-1-1z">
          <text:p/>
        </draw:path>
        <draw:path draw:style-name="gr16" draw:text-style-name="P9" draw:layer="layout" svg:width="0.125cm" svg:height="0.045cm" svg:x="2.307cm" svg:y="3.664cm" svg:viewBox="0 0 126 46" svg:d="M0 39l25-15c1-1 3-1 4-1h2c1 0 1 1 0 2-13 9-12 15 3 17 6 1 12 1 18 1 7-1 12-3 16-6 4-2 5-3 5-5-1-2-3-4-7-5l-10-3c-4-1-7-3-9-4-2-2-2-3-2-5s2-4 6-7c4-2 9-4 15-5 6-2 12-3 18-3s11 1 16 1c7 2 11 3 14 5l9-1h1l1 1h1l-21 14c-1 0-2 1-3 1l-2-1c-1 0-1-1 0-2 6-2 8-5 8-9-1-2-5-4-11-5s-12-1-18-1c-5 1-10 2-14 4-3 2-4 5-3 7 1 1 3 2 6 3l12 3c4 1 6 3 8 5 1 1 1 3 1 6-1 2-3 3-7 6-3 1-7 3-11 5-5 1-10 3-14 3-5 1-9 1-14 0-4 0-9 0-13-1-9-1-14-3-15-7l-13 3h-1c0 0-2-1-1-1z">
          <text:p/>
        </draw:path>
        <draw:path draw:style-name="gr16" draw:text-style-name="P9" draw:layer="layout" svg:width="0.126cm" svg:height="0.065cm" svg:x="2.445cm" svg:y="3.666cm" svg:viewBox="0 0 127 66" svg:d="M0 59l5-3c5 1 9 1 13 1 3 0 6-1 8-2l42-24c4-3 5-4 4-5 0-1-4-2-10-3l6-3 29 3-58 35c-2 1-2 1 0 2s4 2 9 3l-5 3zM104 4c2-1 5-2 9-3s7-1 10-1c1 1 2 1 3 2s2 1 1 2c0 1-1 2-2 3-2 1-6 3-10 3-4 1-7 1-10 0-2 0-4-1-4-2s1-3 3-4z">
          <text:p/>
        </draw:path>
        <draw:path draw:style-name="gr16" draw:text-style-name="P9" draw:layer="layout" svg:width="0.138cm" svg:height="0.055cm" svg:x="2.497cm" svg:y="3.694cm" svg:viewBox="0 0 139 56" svg:d="M0 40l5-3c5 0 9 1 12 1s6-1 9-2l43-26c2-1 4-2 4-3s0-2-2-2c-2-1-5-2-9-2l6-3 29 3-15 9c7-2 15-4 22-5 8 0 15 0 21 0 8 2 13 4 14 7s-2 7-9 11l-37 22c-2 1-2 2 0 3s5 2 9 3l-5 3-44-8 6-3c4 1 8 1 11 1 4 0 7 0 9-1l36-22c5-3 8-6 10-8 2-3 0-5-5-5-8-1-16-1-26 1s-17 5-23 10l-32 17c-2 1-2 2 0 3s5 2 10 3l-5 3z">
          <text:p/>
        </draw:path>
        <draw:path draw:style-name="gr16" draw:text-style-name="P9" draw:layer="layout" svg:width="0.163cm" svg:height="0.065cm" svg:x="2.603cm" svg:y="3.693cm" svg:viewBox="0 0 164 66" svg:d="M0 58l5-3c4 1 8 1 12 1 3 0 6-1 8-2l50-30-14-3 6-3 14 2 20-11c3-2 7-3 11-4 5-1 10-3 15-3 5-2 10-2 15-2s10 0 14 1c4 0 7 2 8 4s0 4-4 5c-2 2-4 3-7 3-3 1-5 1-8 0-2 0-4-1-4-2s0-2 2-4c4-2 8-3 12-3-1 0-3 0-5-1-3 0-8 0-12 1-5 0-9 1-13 3-5 2-9 3-12 5l-18 11 22 3-6 4-21-4-51 31c-3 1-2 2 1 3s6 2 11 3l-5 3z">
          <text:p/>
        </draw:path>
        <draw:path draw:style-name="gr16" draw:text-style-name="P9" draw:layer="layout" svg:width="0.104cm" svg:height="0.045cm" svg:x="2.681cm" svg:y="3.724cm" svg:viewBox="0 0 105 46" svg:d="M19 45c-8-2-13-4-16-8-3-3-4-6-2-10s6-7 12-11 14-7 22-9c9-3 19-5 28-6s18-1 25 0c6 1 10 3 13 5 2 1 4 3 4 5s-2 5-4 7c-2 3-6 5-10 8-1 1-3 1-4 1l-56-9-2 1c-8 5-13 9-16 14-2 4 3 7 13 9 3 1 7 1 12 0 4 0 9 0 16-1 5-1 9-4 12-5 1-1 1-1 2-1s1 0 2 1h1c1 0 1 1 1 1-8 4-16 6-27 8-10 1-18 1-26 0zM34 16l45 7c4-3 7-5 10-7 2-3 3-6 3-8s-3-4-8-5c-7-1-15 0-25 3-9 3-18 6-25 10z">
          <text:p/>
        </draw:path>
        <draw:path draw:style-name="gr16" draw:text-style-name="P9" draw:layer="layout" svg:width="0.125cm" svg:height="0.047cm" svg:x="2.744cm" svg:y="3.734cm" svg:viewBox="0 0 126 48" svg:d="M0 40l5-3c4 1 8 1 11 2 4 0 7-1 9-2l43-26c3-1 4-2 5-3 0-1-1-2-3-2-3-1-6-2-9-3l6-3 29 4-15 9c7-3 13-4 20-5 6-1 12-1 18-1 3 1 6 2 7 4s0 3-3 6c-2 1-4 2-7 2-4 1-6 1-8 0-2 0-4-1-4-1 0-1 0-4 2-5 3-1 6-2 10-3l-1-1c-5 0-11 0-18 2-6 1-12 3-18 6s-12 5-16 7l-25 15c-4 2 1 4 13 6l-5 3z">
          <text:p/>
        </draw:path>
        <draw:path draw:style-name="gr16" draw:text-style-name="P9" draw:layer="layout" svg:width="0.104cm" svg:height="0.045cm" svg:x="2.839cm" svg:y="3.751cm" svg:viewBox="0 0 105 46" svg:d="M20 45c-8-1-14-4-17-7s-4-6-2-10c2-3 6-7 13-11 5-3 13-8 22-10 8-3 17-5 26-6s18-1 25 0c6 1 12 3 14 5 3 1 4 3 4 5 0 3-1 6-4 8-2 3-6 6-11 8-1 1-3 1-4 1l-55-9-1 1c-9 5-14 9-16 14-2 4 2 7 12 9 3 0 7 0 12 0s9-1 15-2c5-1 9-3 12-4 1 0 2 0 2 0 1 0 1 0 2 0h1c1 0 2 1 1 1-8 3-16 6-26 7s-18 1-25 0zM35 17l43 7c4-2 7-5 10-7 2-3 4-7 3-8 0-3-3-4-7-5-8-2-16-1-26 2-9 3-17 7-23 11z">
          <text:p/>
        </draw:path>
        <draw:path draw:style-name="gr16" draw:text-style-name="P9" draw:layer="layout" svg:width="0.138cm" svg:height="0.055cm" svg:x="2.903cm" svg:y="3.761cm" svg:viewBox="0 0 139 56" svg:d="M0 40l5-3c4 1 8 1 11 1 4 0 7-1 9-2l43-25c3-1 4-2 4-3 1-2 0-3-2-3-2-1-5-1-10-2l7-3 30 3-15 10c7-2 14-4 22-4 7-1 14-1 20 0 8 1 13 3 14 6 2 3-1 6-8 10l-37 22c-3 1-3 2-1 3s5 2 9 3l-4 3-44-8 5-3c3 1 8 1 12 1 3 0 6 0 8-1l37-22c4-2 8-5 10-7 1-3 0-4-6-5-7-1-16-1-26 1-9 2-17 5-23 9l-31 17c-2 1-3 2-1 3s6 2 10 3l-5 3z">
          <text:p/>
        </draw:path>
        <draw:path draw:style-name="gr16" draw:text-style-name="P9" draw:layer="layout" svg:width="0.109cm" svg:height="0.044cm" svg:x="3.029cm" svg:y="3.782cm" svg:viewBox="0 0 110 45" svg:d="M19 44c-8-1-13-3-16-7-3-2-4-6-2-9 2-5 6-9 12-12 6-4 14-7 23-9 9-3 19-5 29-6 9-1 18-1 26 0 7 1 12 3 16 6 4 2 3 5-2 8-2 1-5 2-8 3-3 0-6 0-9 0-2-1-4-1-4-2 0-2 1-3 3-4 1-1 3-2 6-2 3-1 6-1 9-1-3-2-8-4-16-5-6-1-13-1-20 0-6 2-13 4-21 7-6 2-11 5-16 7-5 3-9 7-12 10-2 3-3 6-2 8 1 3 4 5 11 6 5 1 12 0 19-1 9-1 15-3 22-5 0 0 1 0 2 0h2c1 0 1 0 1 0 0 1 0 1-1 1l-1 1c-8 3-16 6-26 7-9 1-17 0-25-1z">
          <text:p/>
        </draw:path>
        <draw:path draw:style-name="gr16" draw:text-style-name="P9" draw:layer="layout" svg:width="0.104cm" svg:height="0.044cm" svg:x="3.113cm" svg:y="3.796cm" svg:viewBox="0 0 105 45" svg:d="M20 45c-8-1-14-3-16-7-4-3-4-6-3-10 2-3 6-7 13-11 6-3 13-7 23-10 9-2 18-4 27-5 9-3 17-3 25 0 6 1 10 2 13 4 2 1 3 3 3 6s-1 5-3 8c-3 2-6 5-10 7-2 1-3 1-4 1l-55-9-2 1c-10 5-15 10-17 14s2 7 12 9c5 0 9 0 13 0 5 0 10-1 15-2s10-2 13-4h1c1 0 2 0 2 0h2c1 1 1 1 0 1-7 4-16 6-26 7-9 1-19 1-26 0zM36 17l43 7c4-2 8-5 10-7 3-3 4-5 4-8-1-3-3-4-8-5-7-1-16 0-25 2-10 3-17 7-24 11z">
          <text:p/>
        </draw:path>
        <draw:polygon draw:style-name="gr19" draw:text-style-name="P1" draw:layer="layout" svg:width="2.715cm" svg:height="0.913cm" svg:x="1.159cm" svg:y="3.602cm" svg:viewBox="0 0 2716 914" draw:points="0,646 1100,0 2716,267 1616,914">
          <text:p/>
        </draw:polygon>
        <draw:path draw:style-name="gr16" draw:text-style-name="P9" draw:layer="layout" svg:width="0.18cm" svg:height="0.076cm" svg:x="1.128cm" svg:y="4.292cm" svg:viewBox="0 0 181 77" svg:d="M1 75l52-65c2-2 2-3-1-4-2-1-6-2-11-3l5-3 52 9-5 3c-11-2-17-2-20 0h-1l-43 54 109-38c1-1 2-1 3-2 2-1 3-3 1-4-1-2-4-3-7-4l5-2 41 8-5 3c-5-2-10-2-15-2-5 1-10 2-15 4l-137 47c-1 0-3 1-4 1l-3-1c-2 0-2-1-1-1z">
          <text:p/>
        </draw:path>
        <draw:path draw:style-name="gr16" draw:text-style-name="P9" draw:layer="layout" svg:width="0.111cm" svg:height="0.049cm" svg:x="1.208cm" svg:y="4.339cm" svg:viewBox="0 0 112 50" svg:d="M5 29c6-4 14-7 24-8s20-1 29-1c10 1 20 1 27 2l6-3c3-2 6-4 7-6s1-3 0-5c-1-3-4-4-8-4-8-2-16-2-24-1 2 1 5 1 5 3s-1 3-4 4-6 2-9 3c-3 0-5 0-8 0-2 0-4-1-4-2-1-1 0-2 3-4 6-4 12-6 22-7 8 0 16 0 23 2 5 0 10 2 13 5 3 2 5 4 5 7 0 2-2 4-6 7l-35 21c-3 1-4 2-5 3s0 2 2 2c4 0 6 0 9-1 2-1 5-2 7-3l9-6 6 1-9 6c-3 2-6 3-10 4-3 1-7 2-12 2-3 0-6 0-9-1-4 0-6-1-7-3 0-2 1-4 4-6-6 2-13 3-20 4-6 1-12 0-17-1-5 0-9-2-13-3-3-1-5-3-6-5s1-4 5-6zM20 31c-3 2-5 5-4 6 1 3 3 4 8 5 4 0 9 0 14 0 5-1 9-2 14-3 5-2 9-3 13-5l16-9c-6-1-13-1-21-1-7-1-15 0-22 1s-13 3-18 6z">
          <text:p/>
        </draw:path>
        <draw:path draw:style-name="gr16" draw:text-style-name="P9" draw:layer="layout" svg:width="0.135cm" svg:height="0.069cm" svg:x="1.291cm" svg:y="4.329cm" svg:viewBox="0 0 136 70" svg:d="M0 63l5-3c5 1 8 1 12 1 3 0 6-1 8-2l81-48c3-2 4-3 4-4 1-1 0-2-1-2-2-1-5-1-9-2l5-3 31 4-98 57c-2 1-2 2 0 3s5 2 10 3l-5 3z">
          <text:p/>
        </draw:path>
        <draw:path draw:style-name="gr16" draw:text-style-name="P9" draw:layer="layout" svg:width="0.126cm" svg:height="0.064cm" svg:x="1.344cm" svg:y="4.342cm" svg:viewBox="0 0 127 65" svg:d="M0 59l5-4c4 1 8 2 11 2s6-1 8-2l43-26c3-2 5-4 4-4-1-1-4-2-10-3l6-3 29 3-58 35c-3 1-3 2-1 3 2 0 5 1 9 2l-5 3zM102 3c2-1 6-2 10-3 4 0 7 0 10 0 1 0 3 1 4 1 1 1 1 2 1 3-1 1-1 1-3 2-2 2-5 3-9 4-4 0-8 0-11 0-3-1-4-1-5-2 0-2 1-3 3-5z">
          <text:p/>
        </draw:path>
        <draw:path draw:style-name="gr16" draw:text-style-name="P9" draw:layer="layout" svg:width="0.166cm" svg:height="0.069cm" svg:x="1.417cm" svg:y="4.355cm" svg:viewBox="0 0 167 70" svg:d="M18 62c-8-1-13-4-16-6-3-3-3-7-1-10 2-4 6-8 12-11 6-5 14-8 23-10 9-3 18-4 28-5 9-1 18-1 26 0 4 1 8 2 11 4 2 1 4 3 4 6l32-19c3-2 4-3 4-4s0-2-2-2c-1-1-4-2-8-2l5-3 31 4-94 55c-3 2-5 3-5 4s1 2 2 2c2 0 4 1 8 2l-4 3-31-3 10-7c-6 2-12 2-19 3-6 0-11 0-16-1zM13 50c-1 2-1 4 0 6 2 2 5 3 10 4s11 1 18 0c7 0 13-2 19-4l38-21c0-2 0-3-1-6 0-2-1-3-3-4-1-1-3-2-7-2-6-2-13-2-21 0-7 1-13 3-20 6-6 3-12 6-17 8-4 3-8 6-11 7-2 2-4 4-5 6z">
          <text:p/>
        </draw:path>
        <draw:path draw:style-name="gr16" draw:text-style-name="P9" draw:layer="layout" svg:width="0.111cm" svg:height="0.049cm" svg:x="1.513cm" svg:y="4.39cm" svg:viewBox="0 0 112 50" svg:d="M5 28c6-4 14-6 24-7s19-1 29-1 19 1 26 2l6-4c3-2 5-3 8-5 1-2 1-4 0-5-3-2-5-3-9-4-8-1-16-1-23 0 2 0 3 1 3 2s-1 2-2 3c-3 2-6 3-9 4-3 0-5 0-8 0-2-1-4-1-4-3-1-1 0-2 3-3 6-4 12-7 20-7 9-1 17 0 24 1 6 1 11 3 14 6 3 2 5 4 5 6s-2 5-6 7l-36 21c-2 1-3 3-4 4s0 1 2 2c3 0 5-1 8-1 2-1 5-2 7-3l9-6 7 1-10 6c-3 1-6 3-10 3-3 1-7 2-11 3-3 0-6 0-9-1-4 0-6-2-7-3 0-2 1-4 4-6-6 1-13 3-20 4-6 0-12 0-17-1s-9-2-13-3c-3-2-5-4-6-5-1-2 1-4 5-7zM20 31c-3 2-5 4-4 6s3 3 8 4c4 1 9 1 13 0 6 0 10-1 15-2 5-2 9-3 12-5l16-10c-6 0-12-1-20-1-7 0-15 0-22 2-7 1-13 3-18 6z">
          <text:p/>
        </draw:path>
        <draw:path draw:style-name="gr16" draw:text-style-name="P9" draw:layer="layout" svg:width="0.098cm" svg:height="0.06cm" svg:x="1.62cm" svg:y="4.389cm" svg:viewBox="0 0 99 61" svg:d="M8 45l42-26-16-3 5-3c8 2 17 1 27-2s20-6 27-11l6 1-29 17 28 5-6 4-28-5-42 25c-4 3-7 5-9 7-1 2 0 4 5 5 4 0 9 0 14-2 6-2 10-4 15-6l9-6 5 1-10 6c-3 2-7 4-12 5-4 2-8 3-13 4-5 0-10 0-14 0-7-1-12-3-12-6s3-7 8-10z">
          <text:p/>
        </draw:path>
        <draw:path draw:style-name="gr16" draw:text-style-name="P9" draw:layer="layout" svg:width="0.126cm" svg:height="0.064cm" svg:x="1.67cm" svg:y="4.396cm" svg:viewBox="0 0 127 65" svg:d="M0 59l4-4c5 1 9 2 12 2s6-1 8-2l44-26c3-2 5-4 4-4-1-1-4-2-10-3l6-3 28 3-57 35c-3 1-3 2-1 3s5 1 9 2l-5 3zM103 3c2-1 5-2 9-3 4 0 7 0 10 0 1 0 3 1 4 2 1 0 1 1 1 2-1 1-2 1-3 2-2 2-5 3-9 4-4 0-8 0-10 0-3 0-4-1-5-2 0-2 1-3 3-5z">
          <text:p/>
        </draw:path>
        <draw:path draw:style-name="gr16" draw:text-style-name="P9" draw:layer="layout" svg:width="0.11cm" svg:height="0.044cm" svg:x="1.742cm" svg:y="4.428cm" svg:viewBox="0 0 111 45" svg:d="M20 43c-8-1-14-3-17-6-4-3-4-6-2-10 1-3 5-8 11-12 5-3 11-5 17-8 7-2 13-4 20-5s14-2 22-2c8-1 15 0 20 0 8 2 14 4 17 7s4 7 2 11-6 8-13 12c-6 4-14 7-23 9-10 2-20 4-29 5s-17 1-25-1zM24 40c10 2 20 2 29-1 10-3 19-7 30-13 5-4 9-6 11-9 3-2 5-4 5-6 0-1 0-2-1-3s-2-2-4-3-4-2-6-3c-5 0-9 0-14 0-6 0-11 1-17 3-5 1-10 3-14 5s-8 4-13 7c-6 3-10 7-13 10-4 3-5 6-5 8 1 2 5 4 12 5z">
          <text:p/>
        </draw:path>
        <draw:path draw:style-name="gr16" draw:text-style-name="P9" draw:layer="layout" svg:width="0.138cm" svg:height="0.055cm" svg:x="1.816cm" svg:y="4.439cm" svg:viewBox="0 0 139 56" svg:d="M0 39l5-3c5 1 8 1 12 1 3 0 6-1 9-2l43-25c2-1 3-2 4-3 0-1-1-2-2-2-2-1-5-1-9-2l6-3 29 3-15 9c7-2 15-3 22-4 8-1 15-1 21 0 8 1 13 3 14 6s-2 6-9 10l-37 23c-2 1-2 2 0 3s5 2 9 3l-5 3-43-8 5-3c4 1 8 1 11 1 4 0 7 0 9-1l36-22c5-3 8-6 10-8 2-3 0-4-5-5-8-1-16-1-26 2-10 2-18 4-23 8l-32 17c-2 2-2 2 0 3s5 2 11 3l-6 4z">
          <text:p/>
        </draw:path>
        <draw:polygon draw:style-name="gr1" draw:text-style-name="P1" draw:layer="layout" svg:width="2.715cm" svg:height="0.913cm" svg:x="1.159cm" svg:y="4.46cm" svg:viewBox="0 0 2716 914" draw:points="0,646 1100,0 2716,268 1616,914">
          <text:p/>
        </draw:polygon>
        <draw:path draw:style-name="gr16" draw:text-style-name="P9" draw:layer="layout" svg:width="0.18cm" svg:height="0.076cm" svg:x="1.128cm" svg:y="5.15cm" svg:viewBox="0 0 181 77" svg:d="M1 75l52-65c2-2 2-3-1-4-2-1-6-2-11-3l5-3 52 9-5 3c-11-2-17-2-20 0h-1l-43 54 109-39c1 0 2-1 3-2 2-1 3-3 1-4-1-1-4-2-7-2l5-3 41 7-5 3c-5-1-10-2-15-1-5 0-10 1-15 3l-137 48c-1 1-3 1-4 1l-3-1c-2 0-2-1-1-1z">
          <text:p/>
        </draw:path>
        <draw:path draw:style-name="gr16" draw:text-style-name="P9" draw:layer="layout" svg:width="0.126cm" svg:height="0.065cm" svg:x="1.212cm" svg:y="5.178cm" svg:viewBox="0 0 127 66" svg:d="M0 59l5-3c5 1 8 1 12 1 3 0 6-1 8-2l42-26c4-2 5-3 4-4s-4-2-10-3l6-3 29 3-58 35c-2 1-2 2 0 3 1 1 4 2 8 2l-4 4zM103 3c2-1 5-1 10-2 4-1 7-1 9-1 2 1 3 1 4 2s2 1 1 2c0 1-1 2-2 3-3 1-6 2-10 3-5 1-8 1-11 0-2 0-4-1-4-2s1-3 3-5z">
          <text:p/>
        </draw:path>
        <draw:path draw:style-name="gr16" draw:text-style-name="P9" draw:layer="layout" svg:width="0.127cm" svg:height="0.044cm" svg:x="1.264cm" svg:y="5.208cm" svg:viewBox="0 0 128 45" svg:d="M1 38l25-15c1 0 2-1 3-1l2 1c1 0 1 0 0 2-11 9-10 14 3 17 6 1 12 1 19 0s12-2 17-5c3-2 5-4 4-6s-3-3-7-4l-11-4c-4-1-7-3-8-4-2-1-3-3-3-4 1-2 3-4 6-7 4-3 10-5 16-6s12-2 18-2 11 0 17 1 11 3 13 6l10-2h1c1 0 1 2 1 2h1l-21 12c-2 1-3 1-4 1h-1c-2-1-2-1 0-2 5-3 7-6 7-8-1-3-5-6-11-7s-12-1-17 0c-6 0-11 1-15 4-3 2-4 4-2 6 1 1 3 3 6 3l11 4c4 1 6 2 8 4 1 2 2 4 1 6s-3 4-7 6c-3 2-7 4-11 5-5 2-9 3-15 3-4 1-9 1-14 1-4 0-9-1-13-1-8-1-12-4-14-7l-12 2c0 0-1 0-2 0h-1c-1 0-1 0 0-1z">
          <text:p/>
        </draw:path>
        <draw:path draw:style-name="gr16" draw:text-style-name="P9" draw:layer="layout" svg:width="0.126cm" svg:height="0.055cm" svg:x="1.363cm" svg:y="5.218cm" svg:viewBox="0 0 127 56" svg:d="M9 30l35-20c2-1 3-2 3-3 1-1 0-2-2-2-2-1-5-1-9-2l6-3 31 3-50 30c-4 3-7 5-8 7-2 1-2 2-1 3 2 2 5 2 10 3 6 1 14 1 22-1 9-2 16-5 22-9l29-17c2-1 3-2 4-3 0-1-1-2-2-2-2-1-5-2-9-2l6-4 31 4-55 33c-3 2-5 3-5 4-1 1 0 2 1 2 2 0 5 1 10 2l-6 3-30-4 13-7c-7 1-13 3-19 3-6 1-12 1-17 0-9-1-15-3-18-6-2-3 1-6 8-12z">
          <text:p/>
        </draw:path>
        <draw:path draw:style-name="gr16" draw:text-style-name="P9" draw:layer="layout" svg:width="0.111cm" svg:height="0.049cm" svg:x="1.456cm" svg:y="5.238cm" svg:viewBox="0 0 112 50" svg:d="M5 28c6-4 14-6 24-7s21-2 31-1c9 0 18 1 25 2l7-4c2-3 5-5 6-7 1-1 1-3 0-5-1-1-4-2-8-3-8-1-16-2-23 0 2 0 4 1 4 2s-1 2-3 3c-3 2-6 3-8 3-4 1-6 1-9 0-2 0-3-1-4-2s1-2 3-4c6-3 12-5 21-5 8-1 16 0 23 1 5 1 10 2 13 4 4 2 5 4 5 7 0 2-2 5-6 8l-35 21c-2 1-3 2-4 3s0 2 2 3c3 0 5-1 8-2 3 0 5-1 7-2l9-6 6 1-9 6c-3 1-6 2-10 3-3 1-7 2-11 2-3 1-6 0-9 0-4-1-6-2-7-4 0-1 1-3 4-6-6 2-13 3-21 4-6 1-12 1-17 0s-9-2-13-4c-3-1-5-3-6-5-1-1 1-4 5-6zM20 31c-3 2-5 4-4 6s3 3 8 4c4 1 9 1 14 0 6 0 10-1 15-3 5-1 9-3 13-5l15-9c-6-1-12-1-20-1-7 0-15 0-23 2-7 1-13 3-18 6z">
          <text:p/>
        </draw:path>
        <draw:path draw:style-name="gr16" draw:text-style-name="P9" draw:layer="layout" svg:width="0.135cm" svg:height="0.069cm" svg:x="1.539cm" svg:y="5.228cm" svg:viewBox="0 0 136 70" svg:d="M0 63l6-3c5 1 8 1 12 1 3 0 6-1 8-2l81-48c3-2 4-3 4-4 1-1 0-2-1-2-2 0-4-1-9-2l5-3 30 4-97 58c-2 1-2 1 0 2s5 2 10 3l-5 3z">
          <text:p/>
        </draw:path>
        <draw:path draw:style-name="gr16" draw:text-style-name="P9" draw:layer="layout" svg:width="0.126cm" svg:height="0.065cm" svg:x="1.592cm" svg:y="5.241cm" svg:viewBox="0 0 127 66" svg:d="M0 59l5-3c4 1 8 1 11 1 4 0 6-1 8-2l43-26c4-2 5-3 4-4s-4-2-10-3l6-3 29 3-58 35c-3 1-3 2-1 3s5 2 9 2l-5 4zM102 3c2-1 5-1 10-2 4-1 7-1 10-1 1 1 3 1 4 2s1 1 1 2c-1 1-1 2-3 3s-5 2-9 3c-4 0-9 0-11 0-3 0-4-1-5-2 0-2 1-3 3-5z">
          <text:p/>
        </draw:path>
        <draw:path draw:style-name="gr16" draw:text-style-name="P9" draw:layer="layout" svg:width="0.135cm" svg:height="0.05cm" svg:x="1.645cm" svg:y="5.269cm" svg:viewBox="0 0 136 51" svg:d="M2 39c-2 0-2-1-1-1l2-1 1-1 113-25-18-3c-5-1-10-1-14-2-4 0-8 0-11 1-4 0-8 1-12 3-3 1-7 3-12 6l-6-1 28-15 63 11c1 0 1 0 1 0 0 1 0 1-1 1v1c0 0-1 0-2 0l-112 26 19 2c5 2 10 2 14 3 5 0 9 0 13-1 5-1 9-2 13-4 5-2 10-4 15-7l6 1-33 18z">
          <text:p/>
        </draw:path>
        <draw:path draw:style-name="gr16" draw:text-style-name="P9" draw:layer="layout" svg:width="0.111cm" svg:height="0.049cm" svg:x="1.74cm" svg:y="5.285cm" svg:viewBox="0 0 112 50" svg:d="M5 28c6-4 14-6 24-7s19-2 29-1c10 0 19 1 26 2l6-5c4-2 6-4 8-6 1-1 1-3 0-5-2-1-4-2-9-3-8-1-16-2-23 0 2 0 3 1 3 2s-1 2-2 3c-3 2-6 3-9 3-3 1-5 1-8 0-2 0-4-1-4-2-1-1 0-2 3-4 6-3 12-5 20-5 9-1 17 0 25 1 5 1 9 2 13 4 3 2 5 4 5 7 0 2-2 5-6 8l-36 21c-2 1-3 2-4 3s0 2 2 3c3 0 5-1 7-2 3 0 6-1 8-2l10-6 6 1-10 6c-3 1-6 2-10 3-3 1-7 2-11 2-3 1-6 0-9 0-4-1-6-2-7-4 0-1 1-3 4-6-6 2-13 3-20 4-6 1-12 1-17 0s-9-2-13-4c-3-1-5-3-6-5-1-1 1-4 5-6zM20 31c-3 2-5 4-4 6s3 3 8 4c4 1 9 1 13 0 6 0 10-1 15-3 4-1 9-3 12-5l16-9c-6-1-12-1-20-1-7 0-15 0-22 2-7 1-14 3-18 6z">
          <text:p/>
        </draw:path>
        <draw:path draw:style-name="gr16" draw:text-style-name="P9" draw:layer="layout" svg:width="0.098cm" svg:height="0.06cm" svg:x="1.847cm" svg:y="5.285cm" svg:viewBox="0 0 99 61" svg:d="M8 45l43-26-17-3 5-3c9 2 18 1 28-2s19-7 26-11l6 1-28 17 27 4-6 4-27-5-43 26c-4 2-7 5-9 7-1 2 0 3 5 4 4 1 9 0 14-1 6-2 10-4 15-6l10-6 5 1-10 6c-3 2-8 4-13 5-4 2-8 3-13 4-5 0-10 0-14 0-7-2-12-4-12-7 0-2 3-6 8-9z">
          <text:p/>
        </draw:path>
        <draw:path draw:style-name="gr16" draw:text-style-name="P9" draw:layer="layout" svg:width="0.127cm" svg:height="0.065cm" svg:x="1.896cm" svg:y="5.291cm" svg:viewBox="0 0 128 66" svg:d="M0 59l5-3c5 1 9 1 12 1s6 0 8-1l44-26c3-2 5-4 4-5-1 0-5-1-10-2l6-4 28 4-58 35c-3 1-3 2-1 3 2 0 5 1 9 2l-5 3zM104 4c2-1 5-2 9-3s7-1 10 0c1 0 3 1 4 1 1 1 1 2 1 2-1 1-2 2-3 3-2 2-5 3-9 4-5 0-8 0-10 0-3-1-4-2-5-3 0-1 1-3 3-4z">
          <text:p/>
        </draw:path>
        <draw:path draw:style-name="gr16" draw:text-style-name="P9" draw:layer="layout" svg:width="0.11cm" svg:height="0.044cm" svg:x="1.969cm" svg:y="5.323cm" svg:viewBox="0 0 111 45" svg:d="M20 44c-8-1-14-3-17-6-4-3-4-6-2-11 1-4 5-7 11-11 5-3 11-6 17-8 7-2 13-4 20-5s14-2 23-3c7 0 13 0 19 1 8 1 14 4 17 7s4 7 2 11c-2 3-6 7-13 11-6 4-14 7-23 9-10 3-20 5-29 5-9 2-17 1-25 0zM24 41c10 2 20 1 29-2 10-3 20-7 30-13 5-3 9-6 11-8 3-2 5-4 5-6 0-1 0-2-1-3s-2-3-4-4-4-1-6-2c-5-1-9-1-14 0-5 0-11 1-17 2-5 2-10 4-14 6s-8 4-13 6c-6 4-10 7-13 10-4 3-5 6-5 9 1 2 5 4 12 5z">
          <text:p/>
        </draw:path>
        <draw:path draw:style-name="gr16" draw:text-style-name="P9" draw:layer="layout" svg:width="0.138cm" svg:height="0.055cm" svg:x="2.043cm" svg:y="5.335cm" svg:viewBox="0 0 139 56" svg:d="M0 40l5-3c5 0 9 1 12 1s6-1 9-2l42-26c2-1 4-2 4-3s0-2-2-2c-2-1-5-2-9-2l6-3 30 3-16 9c7-2 16-4 23-5 8 0 15 0 21 0 8 2 13 4 14 7s-2 6-9 10l-38 23c-2 1-2 2 0 3s6 2 10 3l-5 3-44-8 5-3c4 1 8 1 11 1 4 0 7 0 9-1l37-23c5-3 8-5 10-7 2-3 0-5-5-5-8-1-16-1-27 1-10 2-18 5-23 9l-31 18c-2 1-2 2 0 3s5 2 10 3l-5 3z">
          <text:p/>
        </draw:path>
        <draw:path draw:style-name="gr20" draw:text-style-name="P10" draw:layer="layout" svg:width="0.278cm" svg:height="0.109cm" svg:x="1.509cm" svg:y="1.534cm" svg:viewBox="0 0 279 110" svg:d="M247 73c49-29 40-60-20-70-59-10-147 5-195 33-50 30-41 61 19 71s147-5 196-34z">
          <text:p/>
        </draw:path>
        <draw:path draw:style-name="gr21" draw:text-style-name="P1" draw:layer="layout" svg:width="0.278cm" svg:height="0.109cm" svg:x="1.509cm" svg:y="1.534cm" svg:viewBox="0 0 279 110" svg:d="M247 73c49-29 40-60-20-70-59-10-147 5-195 33-50 30-41 61 19 71s147-5 196-34z">
          <text:p/>
        </draw:path>
        <draw:path draw:style-name="gr16" draw:text-style-name="P9" draw:layer="layout" svg:width="0.107cm" svg:height="0.039cm" svg:x="1.604cm" svg:y="1.566cm" svg:viewBox="0 0 108 40" svg:d="M108 7l-9 7c-1-2-4-4-7-5s-6-2-10-3c-6-1-11-1-16 0-4 0-8 1-11 2-2 2-3 4-2 5 0 1 3 3 9 5l3 1c8 2 11 4 12 6 1 3-1 5-6 8-6 3-13 5-21 6-9 1-19 1-28 0-4-1-8-2-12-3-3-1-6-3-10-4l10-6c3 2 6 4 9 5s7 2 12 3c5 0 11 1 16 0 4 0 8-1 11-3 3-1 4-3 3-4s-4-3-11-5h-3c-6-3-11-5-11-7-1-2 1-6 7-8 5-3 12-5 20-6s16-1 25 0c5 1 9 2 12 3 4 1 6 2 8 3z">
          <text:p/>
        </draw:path>
        <draw:path draw:style-name="gr22" draw:text-style-name="P11" draw:layer="layout" svg:width="0.418cm" svg:height="0.164cm" svg:x="2.286cm" svg:y="1.415cm" svg:viewBox="0 0 419 165" svg:d="M371 109c74-43 60-90-30-105-89-14-220 8-293 51-74 43-61 90 30 105 89 15 220-8 293-51z">
          <text:p/>
        </draw:path>
        <draw:path draw:style-name="gr21" draw:text-style-name="P1" draw:layer="layout" svg:width="0.418cm" svg:height="0.164cm" svg:x="2.286cm" svg:y="1.415cm" svg:viewBox="0 0 419 165" svg:d="M371 109c74-43 60-90-30-105-89-14-220 8-293 51-74 43-61 90 30 105 89 15 220-8 293-51z">
          <text:p/>
        </draw:path>
        <draw:path draw:style-name="gr16" draw:text-style-name="P9" draw:layer="layout" svg:width="0.116cm" svg:height="0.048cm" svg:x="2.415cm" svg:y="1.466cm" svg:viewBox="0 0 117 49" svg:d="M117 3l-7 5-12-2c-4-1-8-1-11 0-4 1-7 2-11 4l-5 3 20 4-7 5-21-4-52 31-11-2 51-31-11-2 7-5 12 2 3-2c7-4 14-7 21-8s14-1 23 0z">
          <text:p/>
        </draw:path>
        <draw:path draw:style-name="gr16" draw:text-style-name="P9" draw:layer="layout" svg:width="0.098cm" svg:height="0.04cm" svg:x="2.47cm" svg:y="1.487cm" svg:viewBox="0 0 99 41" svg:d="M99 7l-8 6c-2-2-4-3-7-4s-6-2-9-2c-8-2-16-1-25 1-8 1-15 4-23 9-8 4-11 8-11 12 0 2 4 4 11 6 5 0 9 1 13 1s9 0 13-1l-9 6c-4 0-8 0-13 0s-9-1-13-1c-11-2-17-5-18-10 0-5 4-10 14-16 9-6 20-10 33-12 12-3 24-3 35 0 4 0 7 1 10 2s5 2 7 3z">
          <text:p/>
        </draw:path>
        <draw:path draw:style-name="gr23" draw:text-style-name="P12" draw:layer="layout" svg:width="0.556cm" svg:height="0.219cm" svg:x="2.887cm" svg:y="1.399cm" svg:viewBox="0 0 557 220" svg:d="M494 146c97-57 79-119-39-140-119-19-296 11-393 69-97 57-79 119 40 139 120 20 295-11 392-68z">
          <text:p/>
        </draw:path>
        <draw:path draw:style-name="gr21" draw:text-style-name="P1" draw:layer="layout" svg:width="0.556cm" svg:height="0.219cm" svg:x="2.887cm" svg:y="1.399cm" svg:viewBox="0 0 557 220" svg:d="M494 146c97-57 79-119-39-140-119-19-296 11-393 69-97 57-79 119 40 139 120 20 295-11 392-68z">
          <text:p/>
        </draw:path>
        <draw:path draw:style-name="gr16" draw:text-style-name="P9" draw:layer="layout" svg:width="0.132cm" svg:height="0.051cm" svg:x="3.078cm" svg:y="1.48cm" svg:viewBox="0 0 133 52" svg:d="M90 19l31-19 12 2-82 50-12-2 9-6c-6 2-12 3-17 3-6 1-12 1-18 0-9-3-13-5-13-10 0-4 5-9 15-15 10-5 20-9 31-11 11-3 21-3 30-2 6 1 10 3 12 4 2 2 3 4 2 6zM28 24c-8 5-12 9-13 11 0 4 3 5 10 7 7 1 14 0 22-2 7-1 15-5 22-9s11-7 11-10c1-3-2-5-9-6-6-2-13-1-21 1-7 2-15 4-22 8z">
          <text:p/>
        </draw:path>
        <draw:path draw:style-name="gr16" draw:text-style-name="P9" draw:layer="layout" svg:width="0.087cm" svg:height="0.051cm" svg:x="3.161cm" svg:y="1.49cm" svg:viewBox="0 0 88 52" svg:d="M80 2l-17 10 25 4-8 5-25-5-32 20c-5 3-7 5-7 6 1 1 3 2 8 3l13 2-9 5-12-2c-11-2-15-4-16-6s3-5 10-11l34-18-9-2 8-4 9 1 17-10z">
          <text:p/>
        </draw:path>
        <draw:path draw:style-name="gr24" draw:text-style-name="P13" draw:layer="layout" svg:width="0.347cm" svg:height="0.136cm" svg:x="2.551cm" svg:y="1.699cm" svg:viewBox="0 0 348 137" svg:d="M310 91c60-36 49-75-25-87-74-13-184 7-246 43-60 35-49 74 26 86 75 14 184-6 245-42z">
          <text:p/>
        </draw:path>
        <draw:path draw:style-name="gr21" draw:text-style-name="P1" draw:layer="layout" svg:width="0.347cm" svg:height="0.136cm" svg:x="2.551cm" svg:y="1.699cm" svg:viewBox="0 0 348 137" svg:d="M310 91c60-36 49-75-25-87-74-13-184 7-246 43-60 35-49 74 26 86 75 14 184-6 245-42z">
          <text:p/>
        </draw:path>
        <draw:path draw:style-name="gr16" draw:text-style-name="P9" draw:layer="layout" svg:width="0.153cm" svg:height="0.052cm" svg:x="2.562cm" svg:y="1.733cm" svg:viewBox="0 0 154 53" svg:d="M105 16c7-2 14-3 21-3 6-1 12-1 18 0 7 1 10 3 10 7 0 3-4 8-11 12l-37 21-12-1 37-21c5-5 7-7 8-9 0-2-2-3-7-4-7-1-13-1-21 0-6 1-13 3-18 7l-34 21-12-2 36-22c5-3 8-6 8-8s-2-3-7-4c-7-1-13-1-20 0-7 2-13 4-19 7l-33 21-12-2 59-36 12 2-10 6c7-2 13-3 19-4 5 0 11 0 16 1s9 3 10 4c1 2 1 5-1 7z">
          <text:p/>
        </draw:path>
        <draw:path draw:style-name="gr16" draw:text-style-name="P9" draw:layer="layout" svg:width="0.133cm" svg:height="0.051cm" svg:x="2.696cm" svg:y="1.748cm" svg:viewBox="0 0 134 52" svg:d="M91 19l31-19 12 2-83 50-11-3 9-4c-6 1-12 2-18 2-5 1-11 1-16 0-10-2-15-5-15-9 1-5 6-9 16-16 9-6 19-9 31-12 11-2 21-3 30-1 5 1 9 2 11 4 3 2 3 3 3 6zM29 24c-8 6-12 9-12 12-1 3 2 5 9 6 6 1 13 1 21-1s15-5 23-9c7-4 10-9 11-12 0-3-3-5-9-6s-13 0-21 1c-8 2-15 5-22 9z">
          <text:p/>
        </draw:path>
        <draw:path draw:style-name="gr16" draw:text-style-name="P9" draw:layer="layout" svg:width="0.099cm" svg:height="0.04cm" svg:x="2.781cm" svg:y="1.771cm" svg:viewBox="0 0 100 41" svg:d="M100 8l-9 6c-2-2-4-3-7-3-2-2-6-2-9-3-8-1-16-1-24 1-9 1-16 4-23 8-8 5-11 8-11 12 0 3 4 5 11 6 4 0 8 1 12 1s9 0 13-1l-9 6c-4 0-8 0-13 0-4 0-8-1-12-1-12-2-18-5-19-10 0-4 4-10 15-15 9-6 20-9 32-13 12-3 24-3 36 0 3 1 6 1 9 4 3 1 5 2 8 2z">
          <text:p/>
        </draw:path>
        <draw:path draw:style-name="gr25" draw:text-style-name="P14" draw:layer="layout" svg:width="0.348cm" svg:height="0.136cm" svg:x="3.211cm" svg:y="1.311cm" svg:viewBox="0 0 349 137" svg:d="M309 91c61-36 50-75-25-87-74-12-183 7-245 42-61 36-50 76 25 88s184-7 245-43z">
          <text:p/>
        </draw:path>
        <draw:path draw:style-name="gr21" draw:text-style-name="P1" draw:layer="layout" svg:width="0.348cm" svg:height="0.136cm" svg:x="3.211cm" svg:y="1.311cm" svg:viewBox="0 0 349 137" svg:d="M309 91c61-36 50-75-25-87-74-12-183 7-245 42-61 36-50 76 25 88s184-7 245-43z">
          <text:p/>
        </draw:path>
        <draw:path draw:style-name="gr16" draw:text-style-name="P9" draw:layer="layout" svg:width="0.096cm" svg:height="0.041cm" svg:x="3.351cm" svg:y="1.358cm" svg:viewBox="0 0 97 42" svg:d="M84 25l-5 3-54-10c-8 4-11 8-10 11s6 5 15 6c5 1 9 2 15 2 5 0 10 0 16 0l-9 5c-6 0-12 0-17 0s-10-1-15-2c-12-2-18-5-20-10-1-4 3-10 13-15 10-6 21-10 33-13s24-3 35 0c10 1 15 4 16 8 0 4-4 9-13 15zM74 21c6-4 8-6 8-9 0-2-3-4-9-5s-13-1-21 0c-7 1-14 3-19 7z">
          <text:p/>
        </draw:path>
        <draw:path draw:style-name="gr26" draw:text-style-name="P15" draw:layer="layout" svg:width="0.486cm" svg:height="0.191cm" svg:x="2.163cm" svg:y="2.311cm" svg:viewBox="0 0 487 192" svg:d="M432 128c86-50 69-106-35-123s-257 10-342 60c-86 50-70 105 35 122 104 17 257-9 342-59z">
          <text:p/>
        </draw:path>
        <draw:path draw:style-name="gr21" draw:text-style-name="P1" draw:layer="layout" svg:width="0.486cm" svg:height="0.191cm" svg:x="2.163cm" svg:y="2.311cm" svg:viewBox="0 0 487 192" svg:d="M432 128c86-50 69-106-35-123s-257 9-342 60c-86 50-70 105 35 122 104 17 257-9 342-59z">
          <text:p/>
        </draw:path>
        <draw:path draw:style-name="gr16" draw:text-style-name="P9" draw:layer="layout" svg:width="0.117cm" svg:height="0.048cm" svg:x="2.36cm" svg:y="2.381cm" svg:viewBox="0 0 118 49" svg:d="M118 3l-7 5-12-2c-5 0-8 0-12 0-3 1-6 2-10 4l-5 3 20 4-7 4-20-3-53 31-12-2 53-31-11-2 7-4 12 1 3-2c7-4 14-7 20-8 7-1 14-1 23 0z">
          <text:p/>
        </draw:path>
        <draw:path draw:style-name="gr27" draw:text-style-name="P16" draw:layer="layout" svg:width="0.278cm" svg:height="0.109cm" svg:x="3.026cm" svg:y="2.312cm" svg:viewBox="0 0 279 110" svg:d="M248 73c49-28 40-60-19-70-61-10-148 5-197 35-49 28-40 59 20 69 59 10 148-5 196-34z">
          <text:p/>
        </draw:path>
        <draw:path draw:style-name="gr21" draw:text-style-name="P1" draw:layer="layout" svg:width="0.278cm" svg:height="0.109cm" svg:x="3.026cm" svg:y="2.312cm" svg:viewBox="0 0 279 110" svg:d="M248 73c49-28 40-60-19-70-61-10-148 5-197 35-49 28-40 59 20 69 59 10 148-5 196-34z">
          <text:p/>
        </draw:path>
        <draw:path draw:style-name="gr16" draw:text-style-name="P9" draw:layer="layout" svg:width="0.135cm" svg:height="0.052cm" svg:x="3.111cm" svg:y="2.337cm" svg:viewBox="0 0 136 53" svg:d="M95 23c7-4 11-7 11-10s-3-5-9-6c-7-1-13-1-21 1s-15 5-22 9-10 7-11 10c0 3 3 4 9 6 7 1 14 0 21-2 8-1 15-4 22-8zM84 40c-10 5-20 9-31 11-10 2-22 3-33 1-4-1-8-2-12-3-3-1-6-2-8-3l10-6c1 2 3 3 5 4 3 1 6 2 10 3 8 1 16 1 24 0 7-2 15-4 22-8l4-3c-6 1-12 2-17 3-6 0-11 0-17-1-10-2-15-5-15-9 1-4 5-9 16-15 8-5 18-9 29-11 11-3 21-3 31-2 5 1 9 3 11 5 2 1 3 3 2 5l9-5 12 2z">
          <text:p/>
        </draw:path>
        <draw:path draw:style-name="gr28" draw:text-style-name="P17" draw:layer="layout" svg:width="0.278cm" svg:height="0.109cm" svg:x="2.487cm" svg:y="2.223cm" svg:viewBox="0 0 279 110" svg:d="M248 72c48-28 40-59-20-69-59-10-148 5-196 34-49 28-40 59 19 70 60 10 148-5 197-35z">
          <text:p/>
        </draw:path>
        <draw:path draw:style-name="gr21" draw:text-style-name="P1" draw:layer="layout" svg:width="0.278cm" svg:height="0.109cm" svg:x="2.487cm" svg:y="2.223cm" svg:viewBox="0 0 279 110" svg:d="M248 73c48-28 40-59-20-70-59-10-148 5-196 35-49 28-40 59 19 69 60 10 148-5 197-34z">
          <text:p/>
        </draw:path>
        <draw:path draw:style-name="gr16" draw:text-style-name="P9" draw:layer="layout" svg:width="0.109cm" svg:height="0.059cm" svg:x="2.559cm" svg:y="2.246cm" svg:viewBox="0 0 110 60" svg:d="M98 38l-37 22-12-2 35-22c7-4 9-6 9-8s-2-3-9-4c-6-1-13-1-19 0-7 1-14 3-20 7l-33 21-12-2 82-50 13 2-34 19c7-1 13-3 19-3s12 0 17 1c8 1 13 3 13 7 0 3-4 7-12 12z">
          <text:p/>
        </draw:path>
        <draw:path draw:style-name="gr29" draw:text-style-name="P18" draw:layer="layout" svg:width="0.348cm" svg:height="0.137cm" svg:x="2.343cm" svg:y="3.132cm" svg:viewBox="0 0 349 138" svg:d="M309 91c61-36 50-75-25-87-75-13-185 6-245 42-61 36-50 75 25 88 74 12 183-7 245-43z">
          <text:p/>
        </draw:path>
        <draw:path draw:style-name="gr21" draw:text-style-name="P1" draw:layer="layout" svg:width="0.348cm" svg:height="0.137cm" svg:x="2.343cm" svg:y="3.132cm" svg:viewBox="0 0 349 138" svg:d="M309 91c61-36 50-75-25-87-75-13-185 6-245 42-61 36-50 75 25 88 74 12 183-7 245-43z">
          <text:p/>
        </draw:path>
        <draw:path draw:style-name="gr16" draw:text-style-name="P9" draw:layer="layout" svg:width="0.094cm" svg:height="0.05cm" svg:x="2.471cm" svg:y="3.172cm" svg:viewBox="0 0 95 51" svg:d="M60 14l11 2-59 35-12-2zM82 0l13 1-13 9-12-2z">
          <text:p/>
        </draw:path>
        <draw:path draw:style-name="gr30" draw:text-style-name="P19" draw:layer="layout" svg:width="0.348cm" svg:height="0.137cm" svg:x="2.013cm" svg:y="3.326cm" svg:viewBox="0 0 349 138" svg:d="M309 91c61-35 50-74-24-88-76-12-185 8-246 44-61 35-50 74 25 86 74 14 185-6 245-42z">
          <text:p/>
        </draw:path>
        <draw:path draw:style-name="gr21" draw:text-style-name="P1" draw:layer="layout" svg:width="0.348cm" svg:height="0.137cm" svg:x="2.013cm" svg:y="3.326cm" svg:viewBox="0 0 349 138" svg:d="M309 91c61-35 50-74-24-88-76-12-185 8-246 44-61 35-50 74 25 86 74 14 185-6 245-42z">
          <text:p/>
        </draw:path>
        <draw:path draw:style-name="gr16" draw:text-style-name="P9" draw:layer="layout" svg:width="0.131cm" svg:height="0.061cm" svg:x="2.113cm" svg:y="3.359cm" svg:viewBox="0 0 132 62" svg:d="M97 14l12 1-60 36c-8 5-15 8-23 9-7 2-14 2-22 1l-4-1 8-5h2c5 1 10 1 13 0s8-2 14-5zM120 0l12 1-12 8-12-2z">
          <text:p/>
        </draw:path>
        <draw:path draw:style-name="gr31" draw:text-style-name="P20" draw:layer="layout" svg:width="0.348cm" svg:height="0.136cm" svg:x="2.502cm" svg:y="3.241cm" svg:viewBox="0 0 349 137" svg:d="M309 92c61-37 50-76-24-88-75-12-185 6-246 42s-50 76 25 88 185-7 245-42z">
          <text:p/>
        </draw:path>
        <draw:path draw:style-name="gr21" draw:text-style-name="P1" draw:layer="layout" svg:width="0.348cm" svg:height="0.136cm" svg:x="2.502cm" svg:y="3.241cm" svg:viewBox="0 0 349 137" svg:d="M309 92c61-37 50-76-24-88-75-12-185 6-246 42s-50 75 25 88c75 12 185-7 245-42z">
          <text:p/>
        </draw:path>
        <draw:polygon draw:style-name="gr16" draw:text-style-name="P9" draw:layer="layout" svg:width="0.123cm" svg:height="0.059cm" svg:x="2.61cm" svg:y="3.278cm" svg:viewBox="0 0 124 60" draw:points="84,0 95,2 47,31 109,22 124,25 57,35 66,60 50,57 42,33 12,51 0,49">
          <text:p/>
        </draw:polygon>
        <draw:path draw:style-name="gr29" draw:text-style-name="P18" draw:layer="layout" svg:width="0.348cm" svg:height="0.137cm" svg:x="2.343cm" svg:y="3.99cm" svg:viewBox="0 0 349 138" svg:d="M309 92c61-36 50-76-25-88-75-13-185 6-245 43-61 36-50 75 25 87 74 12 183-7 245-42z">
          <text:p/>
        </draw:path>
        <draw:path draw:style-name="gr21" draw:text-style-name="P1" draw:layer="layout" svg:width="0.348cm" svg:height="0.137cm" svg:x="2.343cm" svg:y="3.99cm" svg:viewBox="0 0 349 138" svg:d="M309 92c61-36 50-76-25-88-75-13-185 6-245 43-61 36-50 75 25 87 74 12 183-7 245-42z">
          <text:p/>
        </draw:path>
        <draw:polygon draw:style-name="gr16" draw:text-style-name="P9" draw:layer="layout" svg:width="0.094cm" svg:height="0.05cm" svg:x="2.47cm" svg:y="4.031cm" svg:viewBox="0 0 95 51" draw:points="82,0 95,1 12,51 0,49">
          <text:p/>
        </draw:polygon>
        <draw:path draw:style-name="gr30" draw:text-style-name="P19" draw:layer="layout" svg:width="0.348cm" svg:height="0.137cm" svg:x="2.013cm" svg:y="4.184cm" svg:viewBox="0 0 349 138" svg:d="M309 91c61-35 50-74-24-87-76-12-185 7-246 43-61 35-50 75 25 87 74 13 185-6 245-43z">
          <text:p/>
        </draw:path>
        <draw:path draw:style-name="gr21" draw:text-style-name="P1" draw:layer="layout" svg:width="0.348cm" svg:height="0.137cm" svg:x="2.013cm" svg:y="4.184cm" svg:viewBox="0 0 349 138" svg:d="M309 91c61-35 50-74-24-87-76-12-185 7-246 43-61 35-50 75 25 87 74 13 185-6 245-43z">
          <text:p/>
        </draw:path>
        <draw:path draw:style-name="gr16" draw:text-style-name="P9" draw:layer="layout" svg:width="0.154cm" svg:height="0.052cm" svg:x="2.113cm" svg:y="4.223cm" svg:viewBox="0 0 155 53" svg:d="M107 16c6-2 13-4 19-4 6-1 13-1 18 0 7 1 11 4 11 7s-4 7-12 12l-36 22-13-2 37-22c5-3 8-6 8-8s-2-3-7-4c-6-1-13-1-19 0-8 2-14 4-20 7l-34 21-11-2 35-22c6-3 8-6 8-7 1-2-2-4-7-5-6-1-13-1-20 1-6 1-13 3-19 6l-33 21-12-3 60-34 11 1-10 6c7-2 14-3 19-3 6-1 11-1 16 0 6 1 9 3 11 5 1 2 1 4 0 7z">
          <text:p/>
        </draw:path>
        <draw:path draw:style-name="gr31" draw:text-style-name="P20" draw:layer="layout" svg:width="0.348cm" svg:height="0.136cm" svg:x="2.502cm" svg:y="4.099cm" svg:viewBox="0 0 349 137" svg:d="M309 92c61-36 50-76-24-88-75-12-185 7-246 42-61 37-50 76 25 88s185-7 245-42z">
          <text:p/>
        </draw:path>
        <draw:path draw:style-name="gr21" draw:text-style-name="P1" draw:layer="layout" svg:width="0.348cm" svg:height="0.136cm" svg:x="2.502cm" svg:y="4.099cm" svg:viewBox="0 0 349 137" svg:d="M309 92c61-36 50-76-24-88-75-12-185 6-246 42-61 37-50 76 25 88s185-7 245-42z">
          <text:p/>
        </draw:path>
        <draw:path draw:style-name="gr16" draw:text-style-name="P9" draw:layer="layout" svg:width="0.108cm" svg:height="0.044cm" svg:x="2.623cm" svg:y="4.142cm" svg:viewBox="0 0 109 45" svg:d="M97 24l-36 21-12-2 36-21c5-3 8-7 8-9 0-1-2-3-8-4s-13-1-20 1c-7 1-13 3-19 7l-35 20-11-2 60-35 12 1-10 6c7-2 13-3 19-4 5 0 10 0 16 1 8 2 12 4 12 7 1 3-3 9-12 13z">
          <text:p/>
        </draw:path>
        <draw:path draw:style-name="gr29" draw:text-style-name="P18" draw:layer="layout" svg:width="0.348cm" svg:height="0.136cm" svg:x="2.343cm" svg:y="4.848cm" svg:viewBox="0 0 349 137" svg:d="M309 91c61-36 50-75-25-87s-185 6-245 42c-61 36-50 76 25 88 74 12 183-7 245-43z">
          <text:p/>
        </draw:path>
        <draw:path draw:style-name="gr21" draw:text-style-name="P1" draw:layer="layout" svg:width="0.348cm" svg:height="0.136cm" svg:x="2.343cm" svg:y="4.848cm" svg:viewBox="0 0 349 137" svg:d="M309 91c61-36 50-75-25-87s-185 6-245 42c-61 36-50 76 25 88 74 12 183-7 245-43z">
          <text:p/>
        </draw:path>
        <draw:path draw:style-name="gr16" draw:text-style-name="P9" draw:layer="layout" svg:width="0.095cm" svg:height="0.039cm" svg:x="2.478cm" svg:y="4.894cm" svg:viewBox="0 0 96 40" svg:d="M72 6c-7-2-14-1-21 1-8 2-16 4-23 8-7 5-10 8-11 11-1 5 2 6 9 8 6 1 13 0 21-2s15-6 22-10 11-7 11-10c1-3-2-5-8-6zM80 1c10 1 15 5 16 9 0 4-4 9-14 14-10 7-21 11-32 13-11 3-22 3-33 2-11-2-17-5-17-9-1-6 4-11 15-17 10-5 21-9 32-11 11-3 22-3 33-1z">
          <text:p/>
        </draw:path>
        <draw:path draw:style-name="gr30" draw:text-style-name="P19" draw:layer="layout" svg:width="0.348cm" svg:height="0.137cm" svg:x="2.013cm" svg:y="5.042cm" svg:viewBox="0 0 349 138" svg:d="M309 92c61-36 50-75-24-88-76-12-185 7-246 43s-50 75 25 88c74 12 185-7 245-43z">
          <text:p/>
        </draw:path>
        <draw:path draw:style-name="gr21" draw:text-style-name="P1" draw:layer="layout" svg:width="0.348cm" svg:height="0.137cm" svg:x="2.013cm" svg:y="5.042cm" svg:viewBox="0 0 349 138" svg:d="M309 92c61-36 50-75-24-88-76-12-185 7-246 43s-50 75 25 88c74 12 185-7 245-43z">
          <text:p/>
        </draw:path>
        <draw:path draw:style-name="gr16" draw:text-style-name="P9" draw:layer="layout" svg:width="0.131cm" svg:height="0.05cm" svg:x="2.122cm" svg:y="5.078cm" svg:viewBox="0 0 132 51" svg:d="M44 32l-32 19-12-2 83-49 11 2-9 5c6-2 12-3 18-3 5 0 11 0 16 1 9 1 13 4 13 8s-5 9-14 15c-10 5-20 9-31 12-12 2-21 4-30 1-6 0-10-2-12-3-2-2-2-4-1-6zM105 25c7-4 11-7 12-10s-2-5-9-6c-6-1-13-1-21 1s-16 5-23 9-11 8-11 11c-1 3 2 5 9 6 6 1 13 1 21-1 7-2 15-5 22-10z">
          <text:p/>
        </draw:path>
        <draw:path draw:style-name="gr31" draw:text-style-name="P20" draw:layer="layout" svg:width="0.348cm" svg:height="0.136cm" svg:x="2.502cm" svg:y="4.957cm" svg:viewBox="0 0 349 137" svg:d="M309 91c61-36 50-75-24-88-75-12-185 8-246 43-61 36-50 75 25 87 75 13 185-7 245-42z">
          <text:p/>
        </draw:path>
        <draw:path draw:style-name="gr21" draw:text-style-name="P1" draw:layer="layout" svg:width="0.348cm" svg:height="0.137cm" svg:x="2.502cm" svg:y="4.957cm" svg:viewBox="0 0 349 138" svg:d="M309 91c61-36 50-75-24-88-75-12-185 8-246 43-61 36-50 75 25 87 75 13 185-6 245-42z">
          <text:p/>
        </draw:path>
        <draw:path draw:style-name="gr16" draw:text-style-name="P9" draw:layer="layout" svg:width="0.11cm" svg:height="0.056cm" svg:x="2.645cm" svg:y="4.996cm" svg:viewBox="0 0 111 57" svg:d="M29 16c-9 5-13 8-13 11-1 3 2 5 8 6 8 1 15 1 23-1s15-5 23-9c6-4 10-8 11-11 0-3-3-5-9-6-7-1-13 0-21 1-8 2-15 5-22 9zM49 35c-6 3-12 4-18 4-7 1-12 1-18 0-8-3-13-6-13-10 0-5 5-10 15-15 9-6 20-9 31-12 12-2 22-3 31-1 5 1 9 2 11 4s3 3 2 6l9-5 12 2-82 49-12-2z">
          <text:p/>
        </draw:path>
        <draw:path draw:style-name="gr16" draw:text-style-name="P9" draw:layer="layout" svg:width="0.263cm" svg:height="0.094cm" svg:x="1.134cm" svg:y="5.823cm" svg:viewBox="0 0 264 95" svg:d="M0 62l5-3c12 2 20 2 24 0l85-49c4-3-1-5-13-7l5-3 59 10c7 1 13 3 19 6 6 2 9 5 10 8 1 4-2 7-7 11-5 2-10 4-16 5-7 2-14 3-21 3-7 1-14 1-20 1 4 2 6 4 6 7 1 3 0 5-3 8l-12 8c-4 4-8 7-9 9-2 2-1 3 4 4 4 1 9 0 14-1s9-3 12-5c1 0 1 0 2 0s1 0 2 0h1c2 0 2 1 0 2-3 2-6 3-10 4s-9 2-13 4c-5 1-9 1-12 0-10-3-16-5-19-8-2-4 0-7 8-12l13-8c6-3 8-6 7-8-1-3-4-5-11-6l-22-4-40 24c-5 2 0 4 13 6l-5 3zM92 36l20 3c11 2 21 2 29 1 9-1 18-4 26-8 8-5 11-9 9-12s-8-6-19-8l-10-1c-2-1-4-1-6-1s-3 0-5 1c-1 0-3 0-4 1zM179 94c-8-1-13-3-16-7-3-3-4-7-2-11 1-3 6-7 12-11 6-3 14-6 22-9 9-3 18-5 27-6s17-1 25 0c6 1 10 3 13 5 2 1 4 3 4 5 0 3-2 5-4 7-2 3-6 6-10 8-2 1-3 1-4 1l-55-9-2 1c-8 5-14 9-16 14s2 8 12 10c4 0 8 0 13 0 4 0 9-1 14-2 6-1 10-3 13-4 1 0 1 0 2 0h1 2c1 0 1 1 1 1-8 4-16 6-26 7s-18 1-26 0zM194 65l44 7c4-2 7-5 10-7 2-3 3-6 3-7 0-3-3-4-8-5-7-2-16-1-25 2s-17 6-24 10z">
          <text:p/>
        </draw:path>
        <draw:path draw:style-name="gr16" draw:text-style-name="P9" draw:layer="layout" svg:width="0.17cm" svg:height="0.065cm" svg:x="1.326cm" svg:y="5.882cm" svg:viewBox="0 0 171 66" svg:d="M0 58l5-3c5 1 8 1 12 1 3 1 5 0 8-1l74-45c3-2 4-3 1-4-1 0-5-1-10-2l6-4 30 4-11 6c8-1 14-2 21-2 6 0 12 0 18 1 7 1 12 3 14 6 3 3 4 7 2 10-2 4-6 7-12 11-6 5-14 8-23 10s-20 4-30 5c-9 1-18 1-26-1-9-1-14-4-14-9l-26 16c-3 1-3 2-1 3 3 1 6 2 11 3l-6 3zM73 36c-1 3-1 6 0 8s4 3 9 4c4 1 9 1 15 0 5-1 10-2 16-3 5-2 11-3 15-5 5-3 9-5 13-7s7-5 10-8c3-4 5-6 4-9 0-2-3-4-8-5s-11-1-17 0c-7 0-14 1-20 3z">
          <text:p/>
        </draw:path>
        <draw:path draw:style-name="gr16" draw:text-style-name="P9" draw:layer="layout" svg:width="0.11cm" svg:height="0.044cm" svg:x="1.481cm" svg:y="5.905cm" svg:viewBox="0 0 111 45" svg:d="M21 43c-8-1-13-3-18-6-3-3-4-6-2-10 2-3 7-7 12-11 6-3 11-5 18-9 6-2 13-4 19-5 7-1 14-2 22-2 7-1 14 0 20 0 7 2 13 4 16 7 4 4 4 8 2 12s-6 7-13 11c-6 4-13 6-23 9-9 2-18 4-28 5-9 1-17 0-25-1zM26 40c9 2 19 2 29-1 9-3 19-7 28-13 5-3 9-5 11-8 3-2 5-4 5-6 1-1 0-2-1-3-1-2-2-3-4-4-1-1-4-2-6-3-4 0-9 0-14 0s-10 1-15 3c-6 1-10 4-15 6-4 2-8 4-12 7-6 3-11 6-14 9s-5 6-5 8c1 2 5 4 13 5z">
          <text:p/>
        </draw:path>
        <draw:path draw:style-name="gr16" draw:text-style-name="P9" draw:layer="layout" svg:width="0.125cm" svg:height="0.047cm" svg:x="1.555cm" svg:y="5.915cm" svg:viewBox="0 0 126 48" svg:d="M0 40l5-4c5 1 9 2 13 2 3 0 6-1 8-2l43-25c2-1 3-2 4-3 0-1-1-2-3-2-1-1-4-1-8-2l6-4 28 4-14 9c6-2 12-4 19-5 6-1 12-1 18 0 4 0 6 2 7 3 1 2 0 4-3 5-2 2-4 2-7 3-3 0-6 0-8 0-2-1-4-1-4-2s0-2 2-3c3-2 6-3 10-4h-1c-5-1-11 0-18 1-6 1-12 3-18 5-6 3-11 5-15 8l-25 14c-4 2 1 5 13 7l-5 3z">
          <text:p/>
        </draw:path>
        <draw:path draw:style-name="gr16" draw:text-style-name="P9" draw:layer="layout" svg:width="0.098cm" svg:height="0.06cm" svg:x="1.654cm" svg:y="5.915cm" svg:viewBox="0 0 99 61" svg:d="M9 44l42-25-17-3 5-3c9 2 18 1 28-2s19-7 26-11l6 1-28 17 27 4-6 3-27-4-43 25c-4 2-7 5-9 7-1 3 0 4 5 5 4 1 9 0 14-1 6-3 10-5 16-7l9-6 5 1-10 6c-3 2-7 5-13 6-4 2-8 3-13 4-5 0-10 0-14 0-7-2-11-4-12-8 0-2 3-6 9-9z">
          <text:p/>
        </draw:path>
        <draw:path draw:style-name="gr16" draw:text-style-name="P9" draw:layer="layout" svg:width="0.126cm" svg:height="0.065cm" svg:x="1.704cm" svg:y="5.921cm" svg:viewBox="0 0 127 66" svg:d="M0 59l5-4c4 1 8 1 11 1s6 0 8-1l43-25c3-2 5-4 4-5-1 0-4-1-10-2l6-4 28 4-57 34c-3 1-3 2-1 3 2 0 5 1 9 2l-5 4zM102 4c2-1 5-2 9-3s7-1 10 0c1 0 4 1 5 1 1 1 1 2 1 2-1 1-2 2-3 3-3 2-6 3-10 4-4 0-8 0-10 0-3-1-4-2-5-3 0-1 1-3 3-4z">
          <text:p/>
        </draw:path>
        <draw:path draw:style-name="gr16" draw:text-style-name="P9" draw:layer="layout" svg:width="0.137cm" svg:height="0.055cm" svg:x="1.756cm" svg:y="5.949cm" svg:viewBox="0 0 138 56" svg:d="M0 40l4-3c5 1 9 1 12 1 4 0 7-1 9-2l42-25c3-2 4-3 4-4s0-2-2-2c-2-1-5-1-9-2l6-3 29 3-14 9c6-2 14-3 22-4s15-1 21 0c8 1 13 3 14 6s-2 7-8 11l-38 22c-3 1-3 2-1 3s5 2 9 3l-5 3-43-8 5-3c4 1 8 1 11 1 4 1 7 0 9-1l38-21c4-3 8-7 10-9 1-3 0-4-6-5-7-1-17-1-27 2-10 2-17 4-23 9l-30 18c-3 1-3 1-1 2s6 2 10 3l-5 3z">
          <text:p/>
        </draw:path>
        <draw:path draw:style-name="gr16" draw:text-style-name="P9" draw:layer="layout" svg:width="0.168cm" svg:height="0.063cm" svg:x="1.844cm" svg:y="5.97cm" svg:viewBox="0 0 169 64" svg:d="M4 44c4-2 9-4 15-5s12-2 17-2c-1-1-1-3 0-4 1-2 3-3 6-5 5-3 11-5 19-7-2-3 0-7 6-11 4-3 8-4 13-5s9-2 14-3 10-2 15-2 9 1 13 1c8 1 13 4 15 7 5-1 10-1 14-1 5 0 9 0 14 0 2 1 3 2 3 3 1 1 0 2-2 4-1 1-3 2-5 2s-4 0-6 0c-1 0-2-1-3-2 0 0 0-2 2-3 1-1 4-1 6-1-6-1-14-1-23 0 1 1 1 4-1 6-1 2-3 3-6 5-4 2-10 4-16 6-7 2-13 3-20 3-6 0-12 0-18-1-7-2-12-3-15-6-4 1-7 2-9 4-3 2-4 3-4 5 0 1 2 2 5 3l16 2c7 1 15 3 19 5 5 1 8 4 9 6 1 3-2 6-8 9-4 3-10 5-19 5-8 2-16 2-24 2s-14-1-20-2c-5-1-10-2-15-5-5-1-9-4-11-6-1-2 0-5 4-7zM15 45c-4 2-5 4-4 6s3 4 7 5 8 2 13 3c4 1 9 1 15 2 6 0 12 0 17-1 6-1 11-2 15-4 6-3 6-6 2-8-6-2-12-4-21-5l-16-3c-3 0-6-1-10 0-3 0-6 1-10 2-3 1-6 2-8 3zM80 27c11 2 23-1 36-9 5-3 8-7 9-9 2-2-1-4-7-5-7-1-13-1-18 1-6 2-11 4-17 7-3 3-7 5-9 7s-2 4-2 5 3 2 8 3z">
          <text:p/>
        </draw:path>
        <draw:path draw:style-name="gr29" draw:text-style-name="P18" draw:layer="layout" svg:width="0.347cm" svg:height="0.136cm" svg:x="1.723cm" svg:y="5.641cm" svg:viewBox="0 0 348 137" svg:d="M310 91c60-36 49-75-25-87-74-13-185 7-246 42-60 36-49 75 25 87 74 13 185-7 246-42z">
          <text:p/>
        </draw:path>
        <draw:path draw:style-name="gr21" draw:text-style-name="P1" draw:layer="layout" svg:width="0.347cm" svg:height="0.136cm" svg:x="1.723cm" svg:y="5.641cm" svg:viewBox="0 0 348 137" svg:d="M310 91c60-36 49-75-25-87-74-13-185 7-246 42-60 36-49 75 25 87 74 13 185-7 246-42z">
          <text:p/>
        </draw:path>
        <draw:path draw:style-name="gr16" draw:text-style-name="P9" draw:layer="layout" svg:width="0.094cm" svg:height="0.039cm" svg:x="1.859cm" svg:y="5.687cm" svg:viewBox="0 0 95 40" svg:d="M72 6c-8-2-15-1-23 1-7 2-15 5-22 9s-11 7-11 11c-1 3 2 4 8 7 7 1 14 0 21-3 8-2 16-5 24-9 7-4 11-7 11-10 1-3-2-5-8-6zM79 1c11 2 16 5 16 9 1 4-3 9-13 14-10 6-22 11-33 13-12 3-23 3-33 2-11-2-16-5-16-10-1-5 4-10 14-16 10-5 20-9 31-11 12-2 24-3 34-1z">
          <text:p/>
        </draw:path>
        <draw:path draw:style-name="gr30" draw:text-style-name="P19" draw:layer="layout" svg:width="0.348cm" svg:height="0.137cm" svg:x="2.722cm" svg:y="5.684cm" svg:viewBox="0 0 349 138" svg:d="M309 90c61-35 50-74-25-86-75-13-185 6-245 42-61 35-50 75 24 88 75 12 185-7 246-44z">
          <text:p/>
        </draw:path>
        <draw:path draw:style-name="gr21" draw:text-style-name="P1" draw:layer="layout" svg:width="0.348cm" svg:height="0.137cm" svg:x="2.722cm" svg:y="5.684cm" svg:viewBox="0 0 349 138" svg:d="M309 90c61-35 50-74-25-86-75-13-185 6-245 42-61 35-50 75 24 88 75 12 185-7 246-44z">
          <text:p/>
        </draw:path>
        <draw:path draw:style-name="gr16" draw:text-style-name="P9" draw:layer="layout" svg:width="0.13cm" svg:height="0.05cm" svg:x="2.831cm" svg:y="5.72cm" svg:viewBox="0 0 131 51" svg:d="M42 32l-31 19-11-2 81-49 12 2-9 5c6-2 13-3 18-3 6 0 11 0 17 1 9 1 13 4 12 8 0 5-4 9-13 15-10 5-20 9-33 13-11 2-21 3-30 1-5 0-9-2-11-3-2-3-3-5-2-7zM105 26c7-4 11-8 12-11 0-3-3-5-9-6-7-1-15-1-23 1-7 2-15 5-22 9s-11 8-11 11c-1 3 2 5 8 6 7 1 14 1 21-1 8-2 17-5 24-9z">
          <text:p/>
        </draw:path>
        <draw:polygon draw:style-name="gr15" draw:text-style-name="P1" draw:layer="layout" svg:width="2.641cm" svg:height="0.894cm" svg:x="4.378cm" svg:y="1.03cm" svg:viewBox="0 0 2642 895" draw:points="0,633 1069,0 2642,262 1572,895">
          <text:p/>
        </draw:polygon>
        <draw:path draw:style-name="gr16" draw:text-style-name="P9" draw:layer="layout" svg:width="0.195cm" svg:height="0.073cm" svg:x="4.293cm" svg:y="1.706cm" svg:viewBox="0 0 196 74" svg:d="M0 61l5-3c13 2 21 2 24 1l84-51c3-1-2-3-14-5l5-3 68 12c8 1 14 4 18 7s6 6 6 10c0 3-1 7-5 11-3 4-8 8-15 12-6 4-14 7-23 10s-18 6-28 8-19 3-29 3c-11 1-20 1-28-1zM46 61c-2 2-3 3-2 3s3 1 6 1l18 3c7 2 14 2 21 2 9-1 17-2 25-3 8-2 15-5 22-7 6-3 13-7 20-11s13-8 17-11c4-4 7-7 7-10 1-4 0-6-4-9-3-2-8-3-14-5l-18-3c-2 0-4 0-6 0-1-2-2-2-3 0-2 0-3 1-5 1z">
          <text:p/>
        </draw:path>
        <draw:path draw:style-name="gr16" draw:text-style-name="P9" draw:layer="layout" svg:width="0.108cm" svg:height="0.048cm" svg:x="4.445cm" svg:y="1.755cm" svg:viewBox="0 0 109 49" svg:d="M5 28c6-3 14-6 23-7 10-1 20-2 30-1 10 0 18 1 26 2l6-3c3-2 5-4 6-5 1-2 1-4-1-6-1-2-3-3-7-4-8-1-16-1-23 0 2 0 4 1 4 2s-1 2-3 4c-2 1-5 2-8 3-4 1-6 1-9 1-2-1-3-2-3-3-1-1 0-3 2-5 5-3 12-5 21-5 8-1 16-1 23 1 5 1 9 2 12 4s5 5 5 8c0 2-2 4-6 7l-33 20c-2 1-4 2-5 3 0 1 0 2 3 2 2 0 4 0 7 0 2-1 5-2 7-3l9-6h6l-10 6c-2 2-5 3-9 4-3 1-7 1-10 2-4 0-7 0-10 0-3-1-6-2-6-4s1-3 3-5c-5 1-11 2-19 3-7 0-13 0-18 0-5-1-9-2-12-4-3-1-5-3-6-4 0-2 1-5 5-7zM20 31c-4 2-5 4-5 6 1 2 4 3 9 4 3 0 7 0 12 0 6-1 11-2 16-3s9-3 12-4l16-10c-5-1-12-1-20-1s-15 1-22 2c-8 1-14 3-18 6z">
          <text:p/>
        </draw:path>
        <draw:path draw:style-name="gr16" draw:text-style-name="P9" draw:layer="layout" svg:width="0.096cm" svg:height="0.06cm" svg:x="4.548cm" svg:y="1.753cm" svg:viewBox="0 0 97 61" svg:d="M8 43l43-24-16-3 4-2c8 2 17 1 27-2 9-3 18-7 25-12l6 1-28 17 26 4-5 4-27-5-41 25c-4 3-7 5-8 7s0 4 5 5c4 0 9 0 14-2 5-1 10-3 13-6l10-6 5 2-10 5c-3 3-7 4-11 5-4 2-9 3-14 4-4 1-9 1-13 0-8-1-13-3-13-6-1-2 2-6 8-11z">
          <text:p/>
        </draw:path>
        <draw:path draw:style-name="gr16" draw:text-style-name="P9" draw:layer="layout" svg:width="0.108cm" svg:height="0.047cm" svg:x="4.609cm" svg:y="1.782cm" svg:viewBox="0 0 109 48" svg:d="M5 26c6-3 14-5 23-6 9-2 18-2 28-2s19 1 26 2l6-3c4-2 6-4 7-5 2-2 1-4 0-5-1-2-4-3-8-4-8-1-16-1-23 0 2 0 3 1 3 2s-1 2-2 4c-3 1-5 2-9 2-3 1-6 1-8 1-2-1-3-2-4-3 0-1 1-2 3-3 5-4 12-5 20-6 9 0 17 0 25 1 5 1 9 2 12 4s5 4 5 7c0 2-2 5-6 7l-34 21c-3 1-4 2-5 3s0 2 2 2c3 1 5 1 7 0 3-1 5-2 8-3l10-6 6 1-11 6c-2 1-6 2-9 3-4 1-7 2-11 2-3 0-6 0-9 0-4-1-6-2-6-4-1-1 1-3 3-5-5 2-12 3-19 3-6 1-12 1-17 0s-9-2-12-3c-4-2-6-3-6-5-1-2 1-4 5-8zM19 30c-3 2-5 4-4 6s4 4 8 4c4 1 8 1 13 0s10-2 15-3 8-2 11-4l17-11c-6 0-12-1-20-1s-16 1-22 2c-7 2-13 3-18 7z">
          <text:p/>
        </draw:path>
        <draw:path draw:style-name="gr16" draw:text-style-name="P9" draw:layer="layout" svg:width="0.123cm" svg:height="0.063cm" svg:x="4.75cm" svg:y="1.786cm" svg:viewBox="0 0 124 64" svg:d="M0 58l5-4c5 1 8 2 11 2 4 0 7-1 9-2l40-24c4-3 6-4 5-5 0-1-3-2-9-3l6-3 27 4-56 33c-2 1-3 2-1 3 2 0 5 1 9 2l-5 3zM101 3c2-1 5-2 10-3 3 0 6 0 8 0s3 1 4 2c1 0 2 1 1 2 0 1-1 2-2 2-2 2-5 3-9 3-3 2-8 2-11 2-2-2-3-2-3-4-1-1 0-3 2-4z">
          <text:p/>
        </draw:path>
        <draw:path draw:style-name="gr16" draw:text-style-name="P9" draw:layer="layout" svg:width="0.134cm" svg:height="0.054cm" svg:x="4.802cm" svg:y="1.813cm" svg:viewBox="0 0 135 55" svg:d="M0 38l5-3c4 1 7 1 11 2 3 0 6-1 8-3l41-24c2-1 4-2 5-3 0-1-1-2-3-2-1-1-4-2-8-2l6-3 28 3-15 9c7-2 15-3 22-4 8-1 15-1 20 0 9 1 13 3 14 6 2 3-1 6-8 10l-36 21c-3 2-4 3-2 3 3 1 7 1 11 3l-5 4-43-9 5-3c4 1 8 1 11 2 3 0 6 0 9-2l36-21c5-3 8-5 9-8 2-2 0-3-5-4-7-2-16-1-25 1-11 2-18 5-24 8l-29 18c-3 1-3 2-1 2 2 1 6 2 10 2l-5 4z">
          <text:p/>
        </draw:path>
        <draw:path draw:style-name="gr16" draw:text-style-name="P9" draw:layer="layout" svg:width="0.096cm" svg:height="0.06cm" svg:x="4.922cm" svg:y="1.815cm" svg:viewBox="0 0 97 61" svg:d="M9 43l42-24-16-3 4-2c8 2 17 1 27-2s18-7 26-12l5 2-28 16 27 5-6 3-26-5-41 26c-6 2-9 5-10 6-1 3 1 4 5 5 6 0 10 0 16-1 5-2 9-4 13-6l9-5 5 1-9 5c-4 2-7 4-12 5-4 1-8 2-13 3-6 1-10 1-14 0-8-1-12-3-13-6 0-2 2-5 9-11z">
          <text:p/>
        </draw:path>
        <draw:path draw:style-name="gr16" draw:text-style-name="P9" draw:layer="layout" svg:width="0.101cm" svg:height="0.043cm" svg:x="4.99cm" svg:y="1.845cm" svg:viewBox="0 0 102 44" svg:d="M20 43c-8-1-14-3-17-7-3-3-3-6-2-10 2-5 6-8 13-12 6-3 13-6 21-9 9-2 17-4 27-5 9-1 17 0 25 1 5 1 9 2 12 4 2 1 3 3 3 5s-1 4-3 7c-2 2-5 4-10 7-1 2-3 2-4 2l-54-10-1 1c-9 5-14 11-16 15-1 4 3 7 12 8 4 1 8 1 13 1 4 0 8-1 13-2s9-2 13-4c1 0 1 0 2 0h1 2c1 0 1 1 0 1-7 3-16 5-25 6-10 2-18 2-25 1zM35 14l43 7c3-2 7-5 10-7 3-3 4-5 3-7s-4-3-8-4c-8-1-16 0-25 2s-17 5-23 9z">
          <text:p/>
        </draw:path>
        <draw:path draw:style-name="gr16" draw:text-style-name="P9" draw:layer="layout" svg:width="0.163cm" svg:height="0.061cm" svg:x="5.036cm" svg:y="1.859cm" svg:viewBox="0 0 164 62" svg:d="M4 42c4-3 8-4 14-5 6-2 12-2 17-2 0-1 0-2 1-5 1-1 2-3 5-4 5-3 11-5 18-7-1-4 1-7 7-10 4-3 7-4 12-5 4-2 9-3 13-4 5 0 11-1 15 0 5 0 9 0 13 0 7 2 12 4 15 6 5 0 10-1 14-1s8 1 12 1c3 0 4 1 4 3 0 1 0 2-2 3s-3 2-5 2-4 0-5 0c-2 0-3-1-3-1-1-1 0-2 1-3 2-1 4-2 6-2-7-1-14-1-22 1 0 1 0 3-1 5-2 2-3 4-6 5-4 3-10 5-16 6s-13 2-20 2c-6 1-12 0-17-1-7-1-12-3-15-5-3 1-6 2-8 4-3 1-4 3-4 4s2 3 5 4l16 2c7 2 13 3 17 5 5 2 8 4 9 6s-2 6-8 9c-4 3-10 4-18 5s-15 2-22 1c-8 0-14-1-20-1-5-1-11-2-16-4s-8-4-10-7c-1-2 0-5 4-7zM15 44c-4 2-5 3-4 5s3 4 6 5c4 2 8 3 13 4 4 0 9 1 14 1 6 0 12-1 18-1 5-1 10-3 14-4 5-4 5-6 1-8s-11-4-19-5l-16-3c-3 0-6 0-9 0s-6 1-10 2-7 2-8 4zM78 24c10 2 23-1 35-8 5-3 9-6 10-8s-1-4-8-6c-5 0-11 0-18 2-6 2-11 4-17 7-3 2-6 4-8 6-2 1-2 3-2 4 1 2 3 3 8 3z">
          <text:p/>
        </draw:path>
        <draw:path draw:style-name="gr16" draw:text-style-name="P9" draw:layer="layout" svg:width="0.121cm" svg:height="0.046cm" svg:x="5.144cm" svg:y="1.869cm" svg:viewBox="0 0 122 47" svg:d="M0 39l5-4c4 1 8 2 11 2s6 0 9-2l40-24c3-1 4-2 5-3 0-1-1-2-2-2-2-1-5-2-9-3l6-3 27 4-14 9c6-2 13-4 19-5s12-1 17 0c4 1 7 2 8 3s0 3-4 5c-2 1-4 2-7 2-2 1-5 1-7 0-2 0-4-1-4-2s0-2 2-3c3-2 6-3 10-3h-1c-5-1-11-1-17 1-6 1-12 3-18 5-6 3-10 5-14 7l-25 15c-3 1 1 4 13 6l-5 3z">
          <text:p/>
        </draw:path>
        <draw:path draw:style-name="gr16" draw:text-style-name="P9" draw:layer="layout" svg:width="0.108cm" svg:height="0.048cm" svg:x="5.228cm" svg:y="1.885cm" svg:viewBox="0 0 109 49" svg:d="M6 28c6-4 14-6 23-7s19-3 29-3c10 2 18 2 26 3l6-4c3-2 5-3 6-5s1-3-1-5c-1-2-3-3-7-4-8-1-16-1-23 0 2 1 4 1 4 3 0 0-1 2-3 3s-5 2-8 3c-3 0-6 1-8 0-3-1-4-1-4-3-1-1 0-2 2-3 6-3 12-5 21-5 8-1 16-1 23 0 5 1 9 3 12 5s5 4 5 6-2 5-6 8l-33 20c-2 1-4 2-4 4-1 1 0 1 2 2 2 0 4 0 7-1 2-1 5-1 7-3l9-6 6 1-9 6c-3 1-6 2-10 3-3 1-7 2-10 2-4 1-7 1-10 0-3 0-5-2-6-3 0-2 1-4 4-5-6 1-12 2-19 2-7 1-13 1-18 0-5 0-10-2-13-3s-5-3-6-5c0-2 1-4 6-6zM21 30c-4 2-5 5-5 6 2 3 4 4 9 5 3 0 8 0 12-1 6 0 10-1 15-3 5-1 9-2 12-3l16-10c-5-1-12-1-20-1s-15 0-22 2c-7 1-13 3-17 5z">
          <text:p/>
        </draw:path>
        <draw:path draw:style-name="gr16" draw:text-style-name="P9" draw:layer="layout" svg:width="0.096cm" svg:height="0.059cm" svg:x="5.332cm" svg:y="1.884cm" svg:viewBox="0 0 97 60" svg:d="M8 44l42-25-16-3 4-2c8 1 17 0 27-3s18-7 26-11l6 1-29 16 27 5-6 3-26-4-42 25c-4 3-7 5-8 7s0 3 5 4c4 1 9 0 14-1 5-2 10-4 13-6l10-5 5 1-10 5c-3 2-7 4-11 5s-9 2-13 3c-5 1-10 1-14 1-7-1-12-3-12-6-1-3 2-6 8-10z">
          <text:p/>
        </draw:path>
        <draw:path draw:style-name="gr16" draw:text-style-name="P9" draw:layer="layout" svg:width="0.123cm" svg:height="0.063cm" svg:x="5.38cm" svg:y="1.891cm" svg:viewBox="0 0 124 64" svg:d="M0 58l5-4c5 1 8 2 11 2s6-1 9-2l40-25c4-3 6-4 5-5s-4-2-9-3l5-3 29 4-57 34c-2 1-3 2-1 3 2 0 5 1 8 2l-5 3zM102 3c2-1 5-2 8-3 4 0 7 0 9 0s3 1 4 2c1 0 1 1 1 2s-1 2-3 2c-2 2-4 3-8 3-4 1-7 1-10 1-2 0-3-1-4-3 0-1 1-3 3-4z">
          <text:p/>
        </draw:path>
        <draw:path draw:style-name="gr16" draw:text-style-name="P9" draw:layer="layout" svg:width="0.107cm" svg:height="0.043cm" svg:x="5.451cm" svg:y="1.922cm" svg:viewBox="0 0 108 44" svg:d="M20 43c-7-1-14-3-17-6s-4-8-3-11c1-4 5-8 13-11 4-3 10-5 16-7 7-3 13-4 20-5 7-2 14-3 21-3s13 0 19 1c8 1 13 3 16 6s3 7 1 10c-1 4-5 8-11 12-7 4-14 7-23 9-9 3-18 4-27 5s-17 1-25 0zM25 40c9 1 18 1 27-2s19-8 28-13c5-3 9-6 11-8s4-4 5-6c0-1 0-2-1-3-1-2-2-2-4-3-1-1-3-1-6-2-4-1-8-1-13 0-5 0-10 1-15 2s-10 3-14 5-8 4-12 6c-7 4-11 7-15 10-3 3-4 5-3 8s5 5 12 6z">
          <text:p/>
        </draw:path>
        <draw:path draw:style-name="gr16" draw:text-style-name="P9" draw:layer="layout" svg:width="0.135cm" svg:height="0.054cm" svg:x="5.523cm" svg:y="1.933cm" svg:viewBox="0 0 136 55" svg:d="M0 39l5-4c5 1 8 2 11 2 4 0 6-1 9-2l41-25c3-1 5-2 5-3s0-2-2-2c-1-1-4-1-8-2l5-3 28 4-14 9c6-3 14-4 21-5 8-1 14-1 20 0 8 2 13 4 14 6 2 3-1 6-8 10l-36 23c-3 1-3 2-1 2 2 1 5 2 10 3l-5 3-43-7 5-4c4 1 8 2 11 2 4 0 7 0 9-2l36-22c4-2 7-5 9-7 1-2 0-4-6-5-7-1-15-1-24 1-10 2-18 5-24 8l-30 18c-2 2-2 3 0 4 3 0 6 1 11 2l-5 3z">
          <text:p/>
        </draw:path>
        <draw:polygon draw:style-name="gr17" draw:text-style-name="P1" draw:layer="layout" svg:width="2.641cm" svg:height="0.895cm" svg:x="4.378cm" svg:y="1.87cm" svg:viewBox="0 0 2642 896" draw:points="0,634 1069,0 2642,263 1572,896">
          <text:p/>
        </draw:polygon>
        <draw:path draw:style-name="gr16" draw:text-style-name="P9" draw:layer="layout" svg:width="0.186cm" svg:height="0.067cm" svg:x="4.327cm" svg:y="2.555cm" svg:viewBox="0 0 187 68" svg:d="M16 50c0 4 2 6 6 9 4 2 9 4 16 5s13 1 19 1c7 0 13-1 20-3 8-1 14-2 20-5 6-2 12-4 17-7 0 0 1 0 2 0l2 1c1 0 1 0 0 0-5 3-11 6-19 9-7 2-15 4-23 6-8 1-16 2-24 2-7 0-15-1-22-1-9-2-16-4-21-7-6-3-8-7-9-10-1-4 1-9 4-13 4-4 9-9 17-14 6-4 15-8 26-11 9-4 20-7 31-8 11-3 22-4 32-4 12-1 21 0 30 1 7 1 12 3 15 5s5 5 6 9l22-6c2 0 2-1 2-1l2 1v1l-41 25c-1 1-2 1-2 1l-4-1c-1 0-1 0 0-1 3-2 5-4 7-6 2-4 4-6 5-8s2-5 1-7c-1-4-6-7-15-8-8-1-15-2-24-1-8 0-17 2-26 3-9 3-17 5-25 9-8 3-15 6-23 11-7 4-13 8-17 12s-7 8-7 11z">
          <text:p/>
        </draw:path>
        <draw:path draw:style-name="gr16" draw:text-style-name="P9" draw:layer="layout" svg:width="0.106cm" svg:height="0.043cm" svg:x="4.443cm" svg:y="2.595cm" svg:viewBox="0 0 107 44" svg:d="M19 42c-8-1-13-3-16-6-3-2-4-7-3-11s5-7 11-11c5-2 11-5 17-7 7-2 13-4 20-5s15-2 22-2c7-1 13 0 19 1 8 1 13 3 15 6 3 3 4 6 2 10-1 4-5 8-11 11-7 5-14 7-23 10s-19 4-28 5-18 1-25-1zM24 40c9 1 18 0 27-2 9-3 20-7 29-14 5-3 8-5 11-7 2-2 4-4 5-6 0-1 0-3-1-4s-2-2-4-2c-1-1-3-2-6-2-4-1-9-1-14-1-4 1-9 1-15 3-5 1-10 2-14 5-4 1-8 4-12 6-7 3-11 7-15 9-3 4-4 7-3 9 1 3 4 5 12 6z">
          <text:p/>
        </draw:path>
        <draw:path draw:style-name="gr16" draw:text-style-name="P9" draw:layer="layout" svg:width="0.185cm" svg:height="0.063cm" svg:x="4.516cm" svg:y="2.606cm" svg:viewBox="0 0 186 64" svg:d="M0 40l5-3c4 1 8 1 11 1 4 0 7 0 10-2l40-25c3-1 5-3 5-3 0-1 0-2-2-3-2 0-4-1-8-1l5-4 28 4-15 9c7-2 14-3 22-4 7-1 14-1 20 0 14 2 17 6 11 12 7-2 14-4 21-4 7-1 13-1 19 0 5 1 9 3 11 4 3 1 4 3 3 5s-4 6-8 8l-36 22c-2 1-3 2-1 3 2 0 5 1 9 1l-5 4-41-7 4-3c5 1 8 1 12 1 3 0 6 0 8-2l36-21c4-4 7-6 9-8s0-4-6-5c-7-1-15 0-24 2-10 2-17 4-23 9l-29 17c-3 2-3 3-1 3 2 1 5 1 10 2l-5 4-43-8 5-3c4 1 8 1 11 2 4 0 6-1 9-2l35-22c5-3 8-5 10-8 1-2-1-4-6-5-7-1-15 0-25 2-9 2-17 4-23 8l-29 18c-3 2-3 3 0 3 2 1 5 2 9 2l-5 4z">
          <text:p/>
        </draw:path>
        <draw:path draw:style-name="gr16" draw:text-style-name="P9" draw:layer="layout" svg:width="0.167cm" svg:height="0.063cm" svg:x="4.639cm" svg:y="2.632cm" svg:viewBox="0 0 168 64" svg:d="M0 57l6-4c4 1 8 1 11 2 4 0 6 0 8-2l73-44c3-1 4-3 2-3-2-1-5-2-10-3l6-3 28 4-9 5c6-1 13-2 19-2s11 0 17 1 11 4 14 6c3 3 3 6 2 10-2 4-6 7-12 10-6 4-14 7-23 10s-18 5-28 6c-9 0-18 0-25-1-9-1-14-6-14-10l-27 17c-2 1-1 1 1 2s5 1 9 2l-6 4zM72 34c-1 3-1 5 0 7 2 2 5 3 10 4 3 2 8 2 14 0 6-1 11-2 16-3 6-1 10-3 15-4 4-2 8-4 11-6 4-3 8-5 11-8s4-6 3-8c0-3-3-5-8-5-5-1-10-1-17-1-5 0-12 1-18 3z">
          <text:p/>
        </draw:path>
        <draw:path draw:style-name="gr16" draw:text-style-name="P9" draw:layer="layout" svg:width="0.132cm" svg:height="0.067cm" svg:x="4.772cm" svg:y="2.627cm" svg:viewBox="0 0 133 68" svg:d="M0 62l5-4c4 1 8 2 11 2s6-1 9-2l79-48c3-1 4-2 4-3 1-1 0-2-1-2-2-1-5-1-9-2l5-3 30 3-95 57c-3 1-3 2-1 3s5 1 11 2l-6 3z">
          <text:p/>
        </draw:path>
        <draw:path draw:style-name="gr16" draw:text-style-name="P9" draw:layer="layout" svg:width="0.101cm" svg:height="0.043cm" svg:x="4.843cm" svg:y="2.662cm" svg:viewBox="0 0 102 44" svg:d="M18 44c-7-1-12-3-15-7-3-3-4-6-2-10s5-7 11-11 13-6 22-9c8-4 17-5 27-6 9-1 18-1 25 1 6 1 10 2 12 3 3 3 4 5 4 7s-1 4-3 7c-2 2-6 4-10 7-2 1-3 1-4 1l-55-9-2 1c-8 5-13 9-15 14-2 4 2 7 12 8 4 1 8 1 12 1 5 0 9-1 14-2 6-1 10-2 14-4h1c1 0 2 0 2 0h2c1 0 1 0 0 1-8 3-17 5-27 6-9 2-17 2-25 1zM34 16l43 7c4-2 7-5 10-7 3-3 4-5 4-7-1-3-4-4-9-5-7-1-15-1-24 3-11 2-18 5-24 9z">
          <text:p/>
        </draw:path>
        <draw:path draw:style-name="gr16" draw:text-style-name="P9" draw:layer="layout" svg:width="0.155cm" svg:height="0.054cm" svg:x="4.901cm" svg:y="2.671cm" svg:viewBox="0 0 156 55" svg:d="M0 39l5-3c5 1 10 1 16 1 5 0 11-1 17-2l35-8 1-17c0-2 0-3-2-4-3-1-6-1-11-2l6-4 39 7-7 3c-1 0-3 0-5 1-3 0-4 0-5 1-1 0-1 0-1 0v12l23-5c3-1 5-2 7-2 1-1 1-2 1-3 0 0-1-1-2-1l6-3 33 6-5 3c-5-1-10-1-16-1s-11 1-17 2l-31 7-1 18c-1 2 0 3 2 4s6 2 11 2l-5 4-39-7 5-3c2 0 4 0 6 0 1 0 3 0 4-1l1-1 2-13-28 6c-2 0-4 1-7 2 0 1-1 1-1 2s1 1 2 1l-5 4z">
          <text:p/>
        </draw:path>
        <draw:path draw:style-name="gr16" draw:text-style-name="P9" draw:layer="layout" svg:width="0.123cm" svg:height="0.064cm" svg:x="5.002cm" svg:y="2.669cm" svg:viewBox="0 0 124 65" svg:d="M0 58l5-3c4 1 8 1 11 1s6 0 9-2l40-24c4-2 6-4 5-4-1-2-4-2-9-3l5-4 28 4-56 33c-3 2-3 3-1 3 2 1 4 2 8 2l-5 4zM100 4c4-2 7-3 10-3 4-1 7-1 9-1 2 1 3 1 4 2s1 2 1 3c-1 1-2 1-3 2-2 1-5 3-8 4-4 1-7 1-11 0-2 0-4-1-4-4 0-1 0-2 2-3z">
          <text:p/>
        </draw:path>
        <draw:path draw:style-name="gr16" draw:text-style-name="P9" draw:layer="layout" svg:width="0.097cm" svg:height="0.059cm" svg:x="5.076cm" svg:y="2.683cm" svg:viewBox="0 0 98 60" svg:d="M9 44l41-24-16-3 4-2c9 1 18 0 28-3s19-7 26-12l6 1-28 17 26 5-5 3-27-4-42 24c-5 3-7 5-9 7-1 2 1 3 5 4 5 1 9 0 15-1 5-2 9-4 13-6l9-5 6 1-10 5c-3 2-7 4-12 5-4 1-8 2-13 3s-9 1-13 1c-8-1-12-3-13-6 0-3 3-6 9-10z">
          <text:p/>
        </draw:path>
        <draw:path draw:style-name="gr16" draw:text-style-name="P9" draw:layer="layout" svg:width="0.178cm" svg:height="0.06cm" svg:x="5.095cm" svg:y="2.707cm" svg:viewBox="0 0 179 61" svg:d="M8 55c0 1 1 2 4 3 8 1 19-1 34-6l19-6 27-38c2-1 1-2-1-3s-5-1-9-2l5-3 41 6-7 3c-7-1-12 0-14 1-1 0-1 1-1 1l-20 28 56-20c1 0 3 0 4-1 0-1 1-1 1-2s0-1-1-2c-1 0-2-1-4-1l6-4 31 5-6 4c-3-1-7-1-12 0-4 0-9 1-13 2l-96 33c-6 2-11 4-16 5s-10 2-15 3c-4 0-9 0-12-1-5-1-8-2-9-4s1-4 4-6c2-1 4-2 7-3 3 0 6 0 8 0 2 1 3 1 3 1 1 1 1 1 1 2s-1 2-2 3c-2 1-4 1-6 2-3 0-5 0-7 0z">
          <text:p/>
        </draw:path>
        <draw:path draw:style-name="gr16" draw:text-style-name="P9" draw:layer="layout" svg:width="0.121cm" svg:height="0.046cm" svg:x="5.278cm" svg:y="2.733cm" svg:viewBox="0 0 122 47" svg:d="M0 40l5-4c4 1 7 2 11 2 3 0 6 0 8-2l41-24c3-1 4-2 5-3 0-1-1-2-3-2-1-1-4-2-8-4l6-3 27 5-15 9c7-3 13-4 20-5 6-1 13-1 18 0 3 1 6 2 7 3s0 3-3 4c-2 2-4 2-7 3s-6 1-8 0c-2 0-4-1-4-2s0-2 2-3c3-2 7-3 11-3h-2c-5-1-11-1-17 0-6 2-12 3-18 6s-11 5-15 7l-24 14c-4 2 1 4 13 6l-5 3z">
          <text:p/>
        </draw:path>
        <draw:path draw:style-name="gr16" draw:text-style-name="P9" draw:layer="layout" svg:width="0.101cm" svg:height="0.044cm" svg:x="5.37cm" svg:y="2.75cm" svg:viewBox="0 0 102 45" svg:d="M19 44c-8-1-13-3-16-7-3-3-3-6-2-10 2-4 6-8 12-11 5-4 13-6 22-9s17-4 27-6c9-1 17-1 24 0 6 3 10 4 13 5 2 2 3 4 3 6s-1 4-3 6c-2 3-5 5-10 8-1 1-3 1-4 1l-55-9h-1c-9 6-14 10-16 15-1 4 3 7 12 8 4 1 8 1 13 1s9-1 14-2 9-3 13-4c1 0 1 0 2 0h1 2c1 0 1 0 0 1-8 3-16 5-25 6-10 3-19 3-26 1zM35 16l43 7c3-2 7-5 10-7 2-3 4-5 3-7s-4-4-8-4c-8-1-16-1-25 2-9 2-17 5-23 9z">
          <text:p/>
        </draw:path>
        <draw:path draw:style-name="gr16" draw:text-style-name="P9" draw:layer="layout" svg:width="0.162cm" svg:height="0.068cm" svg:x="5.453cm" svg:y="2.745cm" svg:viewBox="0 0 163 69" svg:d="M17 61c-7-1-12-3-15-6-2-3-3-6-1-10 1-3 5-7 11-12 6-3 13-6 22-8 9-3 19-5 28-5 9-1 17-1 25 0 4 1 8 2 10 4 3 2 4 3 4 5l33-19c2-1 4-2 4-3s0-2-2-2c-1 0-4 0-8-1l5-4 30 4-92 54c-3 2-5 3-5 4s0 2 2 2 4 1 8 1l-5 4-30-4 10-6c-7 2-13 3-19 3-5 0-10 0-15-1zM13 49c-1 3-1 4 0 6 2 2 5 3 9 4 5 1 11 1 17 0 7-1 13-2 20-4l36-22c0-2 0-3-1-5 0-1-1-2-2-3-2-1-4-2-7-2-7-1-14-1-20 0-7 1-14 2-20 5-7 3-12 5-17 9-4 3-7 5-10 7-2 1-4 3-5 5z">
          <text:p/>
        </draw:path>
        <draw:path draw:style-name="gr16" draw:text-style-name="P9" draw:layer="layout" svg:width="0.122cm" svg:height="0.054cm" svg:x="5.558cm" svg:y="2.776cm" svg:viewBox="0 0 123 55" svg:d="M8 32l33-20c3-2 5-3 5-4 1-1 0-1-2-2-1 0-4-2-8-2l5-4 30 4-49 30c-5 2-7 4-9 5-1 2-1 3 0 4 2 1 5 2 10 3 6 1 14 0 22-2s15-4 21-7l28-16c3-2 4-3 4-4s0-2-2-2c-2-1-4-1-8-2l6-3 29 4-52 31c-4 2-6 3-6 4 0 0 0 1 2 1 1 1 5 1 9 2l-5 3-30-3 13-8c-7 2-13 3-19 4-7 1-12 1-17 0-9-1-15-4-17-6-2-3 0-6 7-10z">
          <text:p/>
        </draw:path>
        <draw:path draw:style-name="gr16" draw:text-style-name="P9" draw:layer="layout" svg:width="0.105cm" svg:height="0.043cm" svg:x="5.657cm" svg:y="2.798cm" svg:viewBox="0 0 106 44" svg:d="M18 43c-7-1-12-4-15-8-3-3-3-6-2-9 2-4 6-8 12-11 6-4 13-7 22-9 9-3 18-5 27-6 10 0 19 0 26 1s13 3 17 5c3 3 2 5-3 9-2 1-5 2-8 2s-5 0-8 0c-2 0-4-1-4-2s0-3 2-4 4-1 7-2c2-1 5-1 8-1-2-2-7-3-15-4-6-2-12-2-19 0-7 1-14 3-20 6-7 2-12 5-16 7-6 3-10 6-12 9-3 3-4 5-3 8 1 2 5 5 11 6s13 1 19 0c7-1 14-4 19-6 1-1 2-1 4-1l2 1c1 0 1 0 1 0l-1 1c-8 4-17 7-26 8s-17 1-25 0z">
          <text:p/>
        </draw:path>
        <draw:path draw:style-name="gr16" draw:text-style-name="P9" draw:layer="layout" svg:width="0.096cm" svg:height="0.059cm" svg:x="5.742cm" svg:y="2.794cm" svg:viewBox="0 0 97 60" svg:d="M8 44l42-25-16-2 4-2c8 1 17 0 27-3 11-4 19-8 27-12l5 1-28 17 26 5-5 3-28-4-41 24c-4 3-7 5-8 7s0 3 5 4c4 1 9 0 14-1 5-2 10-4 13-6l10-5 5 1-10 5c-3 2-7 4-11 5s-9 2-13 3c-5 1-10 1-14 1-7-1-12-3-12-6-1-3 2-6 8-10z">
          <text:p/>
        </draw:path>
        <draw:path draw:style-name="gr16" draw:text-style-name="P9" draw:layer="layout" svg:width="0.123cm" svg:height="0.064cm" svg:x="5.79cm" svg:y="2.801cm" svg:viewBox="0 0 124 65" svg:d="M0 58l5-3c4 1 8 1 11 2 3 0 6-1 9-2l41-25c4-2 6-3 5-4s-4-2-9-3l5-3 28 4-57 33c-3 1-3 2-1 3 2 0 4 1 8 2l-5 3zM101 5c3-2 6-3 9-4 4-1 7-1 9 0 2 0 3 1 4 1 1 1 1 3 1 4s-1 2-3 2c-2 1-5 2-8 3-4 1-7 1-10 1-2-1-4-2-4-3 0-2 0-3 2-4z">
          <text:p/>
        </draw:path>
        <draw:path draw:style-name="gr16" draw:text-style-name="P9" draw:layer="layout" svg:width="0.107cm" svg:height="0.043cm" svg:x="5.861cm" svg:y="2.832cm" svg:viewBox="0 0 108 44" svg:d="M19 43c-7-1-13-3-16-6s-4-7-3-10c1-4 5-8 12-11 4-3 11-6 17-7 7-3 13-4 20-6s14-3 21-3c7-1 13 0 19 1 8 1 13 4 16 7s3 6 1 10c-1 4-5 8-11 11-7 4-14 7-23 9-9 3-18 4-27 5s-17 1-26 0zM25 40c9 1 19 1 27-2 9-3 19-7 28-12 5-3 9-6 11-8s4-4 5-6c0-1 0-2-1-3 0-2-2-2-3-3-2-1-4-1-7-3-4-1-8-1-13 0-5 0-10 2-15 3s-9 3-13 5c-5 2-9 4-13 6-6 4-12 7-15 10s-5 5-4 7c1 3 5 5 13 6z">
          <text:p/>
        </draw:path>
        <draw:path draw:style-name="gr16" draw:text-style-name="P9" draw:layer="layout" svg:width="0.135cm" svg:height="0.054cm" svg:x="5.933cm" svg:y="2.843cm" svg:viewBox="0 0 136 55" svg:d="M0 38l5-3c5 1 8 1 11 2 4 0 7-1 9-2l41-25c3-1 5-2 5-3 1-1 0-2-2-2-1-1-4-1-8-2l5-3 28 4-14 8c6-2 14-3 21-4 8-1 14-1 20 0 8 2 13 4 14 6 2 3-1 6-8 10l-36 23c-2 1-3 2-1 2 2 1 6 2 10 3l-5 3-42-7 5-5c4 1 7 2 11 2 3 0 6 0 8-2l36-21c4-2 8-5 9-7 1-3 0-4-5-5-7-1-16-1-25 1-10 2-18 5-23 8l-30 18c-2 1-2 2 0 3 2 0 5 1 10 2l-5 3z">
          <text:p/>
        </draw:path>
        <draw:polygon draw:style-name="gr18" draw:text-style-name="P1" draw:layer="layout" svg:width="2.641cm" svg:height="0.894cm" svg:x="4.378cm" svg:y="2.711cm" svg:viewBox="0 0 2642 895" draw:points="0,633 1069,0 2642,262 1572,895">
          <text:p/>
        </draw:polygon>
        <draw:path draw:style-name="gr16" draw:text-style-name="P9" draw:layer="layout" svg:width="0.191cm" svg:height="0.07cm" svg:x="4.292cm" svg:y="3.387cm" svg:viewBox="0 0 192 71" svg:d="M0 62l5-3c13 2 21 2 25 0l82-49c3-1-2-4-14-6l5-4 66 12c6 1 12 3 16 6 5 2 7 5 7 8 1 3-2 7-8 10-5 3-13 6-21 8-9 1-18 2-26 2-9 0-17 0-23-1l-30-5-37 22c-3 2 1 4 14 6l-5 3zM88 38l25 4c7 1 13 1 19 1s11-1 16-3c5-1 11-4 16-7 9-5 12-9 11-11-1-3-6-6-16-8l-16-2c-2-1-4-1-5-1s-3 0-4 0c-2 1-3 1-4 2z">
          <text:p/>
        </draw:path>
        <draw:path draw:style-name="gr16" draw:text-style-name="P9" draw:layer="layout" svg:width="0.108cm" svg:height="0.047cm" svg:x="4.423cm" svg:y="3.433cm" svg:viewBox="0 0 109 48" svg:d="M5 27c6-3 14-6 23-8 9-1 19-1 28-1 11 0 20 1 27 2l6-3c3-2 5-4 7-5 1-2 0-4-1-5-1-2-4-3-7-4-8-1-16-1-23 0 2 0 4 1 4 2s-1 2-3 3c-2 2-5 2-10 3-3 1-6 1-8 1-2-1-3-2-4-3 0-1 1-2 3-3 5-4 13-5 22-6 8-1 16 0 23 1 5 1 9 2 12 4s5 4 5 7c0 2-2 4-6 7l-33 21c-3 1-4 2-5 3s0 2 2 2c3 1 5 0 8 0 2-1 5-2 7-3l9-6h6l-10 7c-2 1-6 2-9 3s-7 2-11 2c-3 0-6 0-10 0-4-1-6-2-6-4 0-1 1-3 3-5-5 2-12 3-18 3-7 1-13 1-18 0s-9-2-12-3c-4-2-6-4-6-5-1-2 1-4 5-7zM20 30c-4 2-6 4-5 6s4 3 8 4 8 0 13 0c5-1 10-2 15-3s10-2 13-4l16-10c-5 0-12-2-20-2-9 0-16 2-23 3s-13 3-17 6z">
          <text:p/>
        </draw:path>
        <draw:path draw:style-name="gr16" draw:text-style-name="P9" draw:layer="layout" svg:width="0.097cm" svg:height="0.06cm" svg:x="4.526cm" svg:y="3.431cm" svg:viewBox="0 0 98 61" svg:d="M9 44l43-25-16-3 3-2c9 2 18 1 27-2 10-3 19-7 26-12l6 1-28 17 26 5-5 4-27-5-42 25c-5 2-7 4-8 6-2 2 0 4 5 5 4 0 9 0 14-2 6-1 10-3 14-6l9-5 5 2-9 5c-3 2-7 3-11 4-5 2-10 3-15 4s-9 1-13 0c-8-1-12-3-13-6 0-2 3-6 9-10z">
          <text:p/>
        </draw:path>
        <draw:path draw:style-name="gr16" draw:text-style-name="P9" draw:layer="layout" svg:width="0.096cm" svg:height="0.06cm" svg:x="4.598cm" svg:y="3.443cm" svg:viewBox="0 0 97 61" svg:d="M9 44l41-24-16-3 4-2c8 2 17 1 28-2 10-3 19-8 26-13l5 1-28 18 27 4-6 4-26-5-42 25c-5 2-8 4-9 6s1 4 5 5c5 0 9 0 15-2 5-1 9-3 13-6l9-5 6 2-10 5c-4 2-7 3-12 4-4 2-8 3-13 4s-9 1-13 0c-8-1-12-3-13-6 0-2 2-6 9-10z">
          <text:p/>
        </draw:path>
        <draw:path draw:style-name="gr16" draw:text-style-name="P9" draw:layer="layout" svg:width="0.101cm" svg:height="0.043cm" svg:x="4.667cm" svg:y="3.473cm" svg:viewBox="0 0 102 44" svg:d="M18 44c-7-1-13-3-15-7-3-4-4-7-3-11 2-4 6-8 12-11 6-4 13-6 22-9s18-4 27-5 17-1 25 1c5 1 9 2 12 3 2 2 4 4 4 6s-1 4-4 7c-2 2-5 4-10 7-1 1-3 1-4 1l-53-9-3 1c-9 5-14 9-16 14-1 5 3 8 12 9 4 1 9 1 14 1 4 0 9-1 13-2 5-1 9-2 13-5 1 0 1 0 2 0s1 0 1 0h2c1 0 1 0 0 2-7 3-16 5-25 6-9 2-19 2-26 1zM34 15l43 7c3-2 7-5 10-7 3-3 4-5 3-7s-4-3-8-4c-8-1-16-1-25 2-9 2-17 5-23 9z">
          <text:p/>
        </draw:path>
        <draw:path draw:style-name="gr16" draw:text-style-name="P9" draw:layer="layout" svg:width="0.121cm" svg:height="0.046cm" svg:x="4.728cm" svg:y="3.482cm" svg:viewBox="0 0 122 47" svg:d="M0 39l5-4c4 1 7 1 11 3 3 0 6-2 8-3l42-24c3-2 4-3 5-4 0-1-1-1-3-2-1-1-4-1-8-2l6-3 27 4-15 8c7-2 13-3 20-4 6-1 12-1 17-1 3 1 6 2 7 4 1 1 0 2-3 4-2 1-4 2-7 3-3 0-5 0-7 0s-4-1-4-2 0-3 2-4c3-1 6-2 10-2h-2c-4-1-10-1-16 0s-12 3-18 6c-6 2-11 5-15 7l-25 15c-4 2 1 4 13 6l-5 3z">
          <text:p/>
        </draw:path>
        <draw:path draw:style-name="gr16" draw:text-style-name="P9" draw:layer="layout" svg:width="0.135cm" svg:height="0.054cm" svg:x="4.8cm" svg:y="3.494cm" svg:viewBox="0 0 136 55" svg:d="M0 39l5-4c5 1 8 2 11 2 4 0 7-1 9-2l41-24c2-2 4-3 4-4 1-1 0-1-2-2-1-1-4-1-8-1l6-4 28 4-15 9c7-2 15-4 22-5 8-1 15-1 20 0 8 2 13 4 14 7 2 2-1 5-8 9l-37 23c-2 1-3 2-1 3 2 0 7 1 11 2l-5 3-43-7 5-3c4 0 7 1 11 1 3 1 6 0 9-1l36-22c4-3 8-6 9-8 2-2 0-4-5-5-7-1-16 0-25 2-11 2-19 4-24 7l-30 18c-2 1-2 2 0 3s5 1 10 2l-5 4z">
          <text:p/>
        </draw:path>
        <draw:polygon draw:style-name="gr16" draw:text-style-name="P9" draw:layer="layout" svg:width="0.058cm" svg:height="0.014cm" svg:x="4.927cm" svg:y="3.527cm" svg:viewBox="0 0 59 15" draw:points="0,7 10,0 59,9 51,15">
          <text:p/>
        </draw:polygon>
        <draw:path draw:style-name="gr16" draw:text-style-name="P9" draw:layer="layout" svg:width="0.191cm" svg:height="0.07cm" svg:x="4.965cm" svg:y="3.499cm" svg:viewBox="0 0 192 71" svg:d="M0 62l5-3c12 2 20 2 24 0l83-50c3-1-1-3-14-5l5-4 66 11c6 2 12 3 16 6 5 2 7 5 7 8 1 4-2 7-8 10-5 3-13 6-21 8-9 1-17 2-26 3-9 0-17-1-23-2l-31-5-37 23c-3 2 1 4 14 6l-5 3zM87 37l26 4c7 1 13 1 19 1s11-1 16-2c5-2 11-5 16-8 9-5 12-9 11-11-1-3-6-5-16-7l-16-3c-2 0-4-1-5-1s-3 0-4 0c-2 1-3 1-4 2z">
          <text:p/>
        </draw:path>
        <draw:path draw:style-name="gr16" draw:text-style-name="P9" draw:layer="layout" svg:width="0.121cm" svg:height="0.046cm" svg:x="5.089cm" svg:y="3.542cm" svg:viewBox="0 0 122 47" svg:d="M0 39l5-3c4 1 8 1 11 2 3 0 6 0 9-2l41-25c3-2 4-3 5-4 0-1-1-1-2-2-2 0-5-1-9-2l6-3 27 4-14 8c6-2 13-3 19-4s12-1 17-1c4 1 6 2 7 4 1 1 0 2-3 4-2 1-4 2-7 3-2 0-5 0-7 0s-4-1-4-2 0-2 2-4c3-1 6-2 10-2h-1c-5-1-11-1-17 0s-12 3-18 6c-6 2-10 5-14 8l-26 14c-3 2 1 4 13 6l-5 3z">
          <text:p/>
        </draw:path>
        <draw:path draw:style-name="gr16" draw:text-style-name="P9" draw:layer="layout" svg:width="0.107cm" svg:height="0.043cm" svg:x="5.181cm" svg:y="3.559cm" svg:viewBox="0 0 108 44" svg:d="M20 43c-8-1-14-3-17-6s-4-8-3-11c2-4 6-8 12-11 5-3 10-6 16-7 7-3 14-4 20-5 7-2 14-3 22-3 7 0 14 0 20 1 7 1 12 3 15 6s3 6 2 10c-2 4-6 8-12 11-6 4-14 8-23 10-9 3-18 4-28 5-9 1-17 1-24 0zM24 40c10 1 19 1 28-2s19-8 29-13c4-3 8-6 10-8 3-2 4-4 5-6 0-1 0-2 0-3-1-2-2-2-4-3s-4-1-6-2c-4-1-9-1-14 0-5 0-11 1-15 2-6 1-10 3-14 5s-9 4-13 6c-6 4-11 7-14 10s-4 5-4 8c1 3 5 5 12 6z">
          <text:p/>
        </draw:path>
        <draw:path draw:style-name="gr16" draw:text-style-name="P9" draw:layer="layout" svg:width="0.106cm" svg:height="0.043cm" svg:x="5.279cm" svg:y="3.575cm" svg:viewBox="0 0 107 44" svg:d="M18 43c-7-1-12-3-15-7-3-3-3-6-2-9 2-4 6-7 12-12 6-3 14-6 23-9s18-5 27-5c9-1 18-1 25 0 8 1 13 3 17 6 3 2 3 5-3 8-2 2-4 3-8 3-3 0-5 0-7 0-3 0-5-1-5-3 0-1 0-2 2-3 2-2 4-2 7-3 2 0 5-1 8-1-2-2-7-3-15-4-5-1-12-1-18 0-7 1-14 3-20 6-7 2-12 5-16 9-5 3-10 6-13 8-3 3-4 6-3 8 2 3 5 5 13 6 5 0 12 0 18-1 7-1 14-3 20-5 0 0 1 0 2 0h3v1c-8 4-17 6-26 7s-17 1-26 0z">
          <text:p/>
        </draw:path>
        <draw:path draw:style-name="gr16" draw:text-style-name="P9" draw:layer="layout" svg:width="0.101cm" svg:height="0.043cm" svg:x="5.361cm" svg:y="3.588cm" svg:viewBox="0 0 102 44" svg:d="M18 44c-7-2-12-4-15-7s-4-6-2-10c1-4 5-8 11-12 6-3 13-6 22-8 8-3 18-6 27-6 9-1 17-1 25 0 5 1 9 4 12 5 3 2 4 3 4 6 0 1-1 4-3 6-3 2-6 5-10 7-2 1-3 2-5 2l-54-9h-2c-8 5-13 10-15 14s2 7 11 9c4 0 9 1 13 0 4 0 10 0 15-1 4-1 9-3 12-4 1-1 2-1 2-1 1 0 1 0 2 0l1 1c2 0 2 0 0 1-7 3-15 5-25 6s-18 2-26 1zM34 15l43 8c4-3 7-5 10-8 3-2 4-4 3-6s-3-4-8-6c-7-1-16 1-25 4-9 2-18 5-23 8z">
          <text:p/>
        </draw:path>
        <draw:path draw:style-name="gr16" draw:text-style-name="P9" draw:layer="layout" svg:width="0.123cm" svg:height="0.043cm" svg:x="5.422cm" svg:y="3.601cm" svg:viewBox="0 0 124 44" svg:d="M0 37l26-16c0 0 1 0 2 0h3c0 0 1 0 1 1-12 9-11 16 2 18 6 1 12 2 18 1s12-3 16-6c3-1 5-4 4-6s-3-4-6-5l-11-2c-3-2-6-3-7-5-2-1-3-3-3-5s2-3 5-5c5-3 10-5 15-6 6-1 12-2 17-1 6 0 12 0 17 1 7 1 11 2 13 5l10-1h1 1c0 1 0 1 0 1l-20 11c-1 1-2 1-3 1h-2c-1 0-1-1 0-2 5-3 8-6 7-8 0-3-4-5-10-6s-11-1-17 0c-5 0-10 1-14 4-3 2-4 3-3 5 1 1 3 2 6 3l11 4c3 1 6 2 7 4 2 2 3 3 2 6-1 2-3 4-7 7-3 2-7 4-11 5-4 2-9 3-14 3-4 0-8 1-13 1-4 0-8-1-12-2-8-1-13-3-14-7l-14 3h-1-1c-1 0-1-1-1-1z">
          <text:p/>
        </draw:path>
        <draw:path draw:style-name="gr16" draw:text-style-name="P9" draw:layer="layout" svg:width="0.123cm" svg:height="0.043cm" svg:x="5.495cm" svg:y="3.613cm" svg:viewBox="0 0 124 44" svg:d="M1 37l25-15c0 0 1 0 2 0h2c1 0 1 0 1 1-11 9-10 15 3 17 6 2 12 2 18 1 7-1 12-3 17-6 3-1 4-3 4-5-1-2-3-4-7-5l-12-2c-3-3-5-4-7-6-2-1-2-3-2-5 0-1 2-3 5-5 4-3 10-5 16-6s11-2 17-1c6 0 12 0 17 1 6 1 11 3 13 5l9-1h1 1c0 1 0 1 0 1l-19 11c-1 1-2 1-3 1h-2c-1 0-1-1 0-2 5-3 7-6 7-8-1-2-4-4-11-6-5-1-11-1-16 0-6 0-11 2-15 4-3 2-3 3-2 5 1 1 3 2 6 4l10 3c4 1 6 4 8 5 2 2 2 4 2 6-1 2-3 4-7 6s-8 4-12 5c-4 2-8 3-14 3-4 0-9 1-13 1-5 0-9-1-13-1-8-1-12-4-14-8l-12 3h-1-1c-2 0-2-1-1-1z">
          <text:p/>
        </draw:path>
        <draw:path draw:style-name="gr16" draw:text-style-name="P9" draw:layer="layout" svg:width="0.123cm" svg:height="0.063cm" svg:x="5.629cm" svg:y="3.614cm" svg:viewBox="0 0 124 64" svg:d="M0 58l5-3c4 0 8 1 11 1s6 0 9-2l40-24c4-2 6-4 5-5s-4-2-9-2l5-4 29 4-57 33c-3 2-3 3-1 3 2 1 4 1 8 2l-5 3zM101 3c3-1 6-2 9-2 4-1 7-1 9-1 2 1 3 1 4 2s1 1 1 3c-1 0-2 1-3 2-2 1-5 3-8 3-4 1-7 1-10 1-2 0-4-1-4-4 0-1 0-2 2-4z">
          <text:p/>
        </draw:path>
        <draw:path draw:style-name="gr16" draw:text-style-name="P9" draw:layer="layout" svg:width="0.135cm" svg:height="0.054cm" svg:x="5.68cm" svg:y="3.641cm" svg:viewBox="0 0 136 55" svg:d="M0 39l5-3c5 1 8 1 12 2 3 0 6-1 9-2l40-25c3-1 5-2 5-3s0-2-2-2c-2-1-4-1-8-3l5-3 28 5-15 9c7-3 15-4 22-5 8-1 14-1 20 0 8 2 13 4 14 6 2 3-1 6-8 10l-36 22c-3 1-3 2-1 2 2 1 5 2 10 3l-5 3-43-7 5-4c4 1 8 2 11 2 4 0 7 0 9-2l36-21c4-2 7-5 9-7 1-2 0-4-6-5-7-1-15-1-24 1-10 2-18 5-24 8l-29 18c-2 1-3 2 0 3 2 0 5 1 10 2l-5 3z">
          <text:p/>
        </draw:path>
        <draw:path draw:style-name="gr16" draw:text-style-name="P9" draw:layer="layout" svg:width="0.159cm" svg:height="0.064cm" svg:x="5.783cm" svg:y="3.64cm" svg:viewBox="0 0 160 65" svg:d="M0 58l5-4c4 1 7 2 10 2 4 0 8-1 10-2l49-31-13-2 5-3 14 2 17-10c4-2 8-4 12-5s9-2 14-3 10-2 15-2 10 0 14 1 7 2 8 4c1 1 0 3-4 5-2 1-4 2-7 3-2 0-5 0-7 0s-4-1-4-2c-1-1 0-2 2-4 3-1 7-2 11-2-1-1-3-2-4-2-4-1-8-1-13 1-4 0-9 2-13 3-5 2-8 3-11 5l-18 10 22 4-6 3-20-3-50 30c-2 1-2 2 1 3s7 2 12 2l-5 4z">
          <text:p/>
        </draw:path>
        <draw:path draw:style-name="gr16" draw:text-style-name="P9" draw:layer="layout" svg:width="0.101cm" svg:height="0.043cm" svg:x="5.859cm" svg:y="3.671cm" svg:viewBox="0 0 102 44" svg:d="M18 44c-7-2-12-4-15-7s-4-6-2-10c1-4 5-8 11-12 6-3 13-6 22-8 8-4 18-5 27-6s18-1 25 0c5 1 9 3 12 5s4 3 4 6c0 2-1 4-3 6-3 2-6 5-10 7-2 2-3 2-5 2l-54-9h-2c-8 5-13 10-15 15-2 4 2 6 11 8 4 1 9 1 13 0 4 0 9 0 15-1 4-1 9-3 12-4 1-1 2-1 2-1 1 0 1 0 2 0l1 1c2 0 2 0 0 1-7 3-15 5-26 6-9 1-17 2-25 1zM34 15l43 8c4-3 7-5 10-8 3-2 4-4 3-6 0-2-3-4-8-6-7-1-16 0-25 4-10 2-18 5-23 8z">
          <text:p/>
        </draw:path>
        <draw:path draw:style-name="gr16" draw:text-style-name="P9" draw:layer="layout" svg:width="0.121cm" svg:height="0.047cm" svg:x="5.92cm" svg:y="3.68cm" svg:viewBox="0 0 122 48" svg:d="M0 40l5-3c4 0 8 1 11 1 3 1 6 0 9-1l40-26c3-1 6-2 6-3s0-2-3-2c-2-1-5-1-8-2l5-4 28 4-14 9c6-2 13-4 19-4 6-1 12-2 17-1 4 1 6 2 7 3 1 2 0 3-3 5-1 1-4 2-7 3-2 0-5 0-7 0-2-1-3-2-4-3 0-1 1-2 2-3 3-2 7-3 10-3h-1c-5 0-11 0-17 1s-12 3-18 5c-5 3-11 5-15 9l-25 14c-3 2 1 3 13 5l-5 4z">
          <text:p/>
        </draw:path>
        <draw:path draw:style-name="gr16" draw:text-style-name="P9" draw:layer="layout" svg:width="0.101cm" svg:height="0.043cm" svg:x="6.013cm" svg:y="3.697cm" svg:viewBox="0 0 102 44" svg:d="M18 43c-7-1-12-3-15-6s-4-7-2-10c1-4 5-9 11-13 6-3 13-6 22-9 8-2 17-4 26-5 9 0 17 0 25 1 5 1 9 2 12 4 3 1 5 3 5 5s-1 4-3 7c-4 2-7 6-11 8-2 1-3 2-5 2l-53-11-2 1c-8 6-14 11-15 15-2 4 2 7 11 8 4 1 9 1 13 1s9-1 14-2c4-1 9-2 12-3 1-1 2-1 2-1 1 0 1 0 2 0l1 1c2 0 2 0 0 1-7 2-16 5-25 6s-18 1-25 0zM34 14l42 8c4-3 7-5 10-8 3-2 4-5 3-7s-3-3-8-4c-7-1-16 0-25 2s-17 6-22 9z">
          <text:p/>
        </draw:path>
        <draw:path draw:style-name="gr16" draw:text-style-name="P9" draw:layer="layout" svg:width="0.135cm" svg:height="0.054cm" svg:x="6.074cm" svg:y="3.707cm" svg:viewBox="0 0 136 55" svg:d="M0 38l5-3c5 1 8 1 11 1 4 0 7 0 10-2l40-24c3-1 5-2 5-3 1-1 0-2-2-2-1-1-4-2-8-2l5-3 28 3-14 9c7-2 14-3 21-4 8-1 15-1 20 0 8 1 13 3 14 6 2 2-1 6-8 10l-36 21c-2 3-3 4-1 4 2 1 6 1 10 2l-5 4-42-8 5-4c4 1 7 1 11 2 3 0 6-1 8-2l36-21c4-3 8-5 9-8 2-2 0-3-5-5-7-1-16 0-25 2-10 2-18 5-23 8l-30 17c-2 2-2 3 0 3 2 1 5 2 10 2l-5 4z">
          <text:p/>
        </draw:path>
        <draw:path draw:style-name="gr16" draw:text-style-name="P9" draw:layer="layout" svg:width="0.106cm" svg:height="0.043cm" svg:x="6.198cm" svg:y="3.728cm" svg:viewBox="0 0 107 44" svg:d="M18 43c-7-1-12-3-15-7-3-3-3-7-2-10 2-4 6-7 12-11 6-3 13-6 22-9s19-5 28-5c9-1 18-1 25 0 8 1 13 3 17 6 3 2 3 5-3 8-2 1-4 2-8 2-3 1-5 1-7 0-3 0-4-1-5-2 0-1 1-2 2-3 2-1 4-2 7-3 3 0 5-1 8-1-2-1-7-3-15-4-5-1-12-1-18 0-7 1-14 3-21 6-6 3-12 5-16 8-5 3-9 6-12 9-3 2-4 6-2 8 1 3 4 5 11 6 5 0 12 0 18-1 8-1 15-3 21-5 0 0 1 0 2 0h3c0 1 0 1 0 1-8 4-17 6-27 7-9 1-17 1-25 0z">
          <text:p/>
        </draw:path>
        <draw:path draw:style-name="gr16" draw:text-style-name="P9" draw:layer="layout" svg:width="0.101cm" svg:height="0.043cm" svg:x="6.279cm" svg:y="3.741cm" svg:viewBox="0 0 102 44" svg:d="M18 44c-7-2-12-4-15-7s-4-6-2-10c1-4 5-9 11-13 6-3 13-6 23-8 8-3 17-4 26-5s17-1 25 0c5 1 9 3 12 4 2 2 4 3 4 6 0 2-1 4-3 6-3 3-6 6-10 8-2 1-3 2-5 2l-54-10h-2c-8 6-14 11-15 16-2 4 2 6 11 8 4 1 8 1 14 0 4 0 9 0 14-1 4-1 9-3 12-4 1-1 2-1 2-1 1 0 1 0 2 0l1 1c2 0 2 0 0 1-7 3-16 5-25 6s-19 2-26 1zM35 14l42 9c4-3 7-6 10-9 3-2 4-4 3-6s-3-4-8-5c-7-1-16 0-25 3-9 2-17 5-22 8z">
          <text:p/>
        </draw:path>
        <draw:polygon draw:style-name="gr19" draw:text-style-name="P1" draw:layer="layout" svg:width="2.641cm" svg:height="0.894cm" svg:x="4.378cm" svg:y="3.551cm" svg:viewBox="0 0 2642 895" draw:points="0,633 1069,0 2642,262 1572,895">
          <text:p/>
        </draw:polygon>
        <draw:path draw:style-name="gr16" draw:text-style-name="P9" draw:layer="layout" svg:width="0.174cm" svg:height="0.073cm" svg:x="4.348cm" svg:y="4.227cm" svg:viewBox="0 0 175 74" svg:d="M0 73l52-65c1-1 0-2-3-3-2 0-6-1-11-2l5-3 53 8-5 3c-12-1-18-1-21 0l-42 53 107-38c0 0 1-1 2-1 3-2 3-3 1-4s-4-2-7-2l5-4 39 7-4 3c-5 0-10-1-15-1s-9 1-14 3l-133 47c-1 0-2 0-4 0h-2c-2 0-3-1-3-1z">
          <text:p/>
        </draw:path>
        <draw:path draw:style-name="gr16" draw:text-style-name="P9" draw:layer="layout" svg:width="0.108cm" svg:height="0.048cm" svg:x="4.425cm" svg:y="4.274cm" svg:viewBox="0 0 109 49" svg:d="M6 27c6-3 13-6 22-7 10-1 19-2 30-1 10 0 19 1 26 2l6-4c3-1 5-3 6-5 1-1 1-3 0-4-1-2-4-4-8-4-8-1-15-1-23 0 3 0 4 1 4 2s-1 2-3 3-5 2-8 3c-4 1-7 1-9 0-2 0-4-1-4-2s1-2 3-4c5-3 13-5 21-5 9-1 16-1 23 0 5 2 9 3 12 5 4 2 5 4 5 6 1 3-1 5-6 8l-33 20c-2 2-3 3-4 4s0 2 2 2 5 0 7-1c3 0 5-1 7-2l10-6h5l-9 6c-3 2-6 3-9 4-4 1-7 1-11 2-3 0-6 0-9 0-5-1-7-2-7-4-1-2 0-3 3-5-6 1-12 2-19 3-6 0-12 0-17 0-5-1-9-2-13-4-3-1-5-3-6-5 0-1 2-4 6-7zM20 31c-4 2-5 4-4 6s4 3 8 4c4 0 8 0 13-1 5 0 10-1 15-2 4-1 9-3 12-4l17-11c-6-1-13-1-21-1s-16 1-23 2-12 3-17 7z">
          <text:p/>
        </draw:path>
        <draw:path draw:style-name="gr16" draw:text-style-name="P9" draw:layer="layout" svg:width="0.132cm" svg:height="0.068cm" svg:x="4.506cm" svg:y="4.263cm" svg:viewBox="0 0 133 69" svg:d="M0 62l5-4c4 0 8 2 11 2s6 0 9-3l79-47c3-1 4-2 4-3 1-1 0-2-1-2-2-1-5-1-9-1l5-4 30 4-95 56c-3 2-3 3-1 3 3 1 6 1 10 2l-5 4z">
          <text:p/>
        </draw:path>
        <draw:path draw:style-name="gr16" draw:text-style-name="P9" draw:layer="layout" svg:width="0.123cm" svg:height="0.063cm" svg:x="4.557cm" svg:y="4.276cm" svg:viewBox="0 0 124 64" svg:d="M0 57l5-3c4 1 8 2 11 2s6-1 9-2l41-26c4-2 6-3 5-4s-4-2-9-3l5-3 28 4-57 34c-3 1-3 2-1 3 2 0 5 1 8 2l-5 3zM101 3c3-1 6-2 9-3 4 0 7-1 9 0 2 0 3 1 4 1 1 1 1 2 1 3s-1 2-3 2c-2 1-4 2-8 3s-7 1-10 1c-2-1-4-2-4-3 0-2 0-3 2-4z">
          <text:p/>
        </draw:path>
        <draw:path draw:style-name="gr16" draw:text-style-name="P9" draw:layer="layout" svg:width="0.162cm" svg:height="0.067cm" svg:x="4.629cm" svg:y="4.289cm" svg:viewBox="0 0 163 68" svg:d="M17 61c-7-2-12-4-15-7-2-3-3-6-1-9 2-4 5-8 11-11 6-5 14-7 22-10 9-3 19-5 28-5 9-1 17-1 25 1 4 0 8 2 10 3 3 2 4 4 4 5l33-18c2-2 4-3 4-4s0-1-2-1c-1-1-4-1-8-2l5-3 30 3-92 54c-3 2-5 3-5 4s0 2 2 2c2 1 4 1 8 2l-5 3-30-3 10-6c-7 1-13 2-19 2-5 1-10 0-15 0zM13 49c-1 2-1 4 0 6 2 1 5 3 9 4 5 0 11 0 17 0 7-1 13-3 20-5l36-22c0-2 0-3-1-4 0-2-1-3-2-4-2-1-4-1-7-2-7-1-13-1-20 0s-14 3-20 5c-7 3-12 7-17 9-4 3-7 5-10 7-2 2-4 3-5 6z">
          <text:p/>
        </draw:path>
        <draw:path draw:style-name="gr16" draw:text-style-name="P9" draw:layer="layout" svg:width="0.108cm" svg:height="0.047cm" svg:x="4.722cm" svg:y="4.323cm" svg:viewBox="0 0 109 48" svg:d="M6 27c5-4 13-6 22-7 9-2 19-2 29-2s18 1 26 2l7-3c3-2 5-4 6-5 1-2 1-3-1-5-1-2-3-3-7-4-9-1-17-1-24 0 2 1 4 1 4 2s-1 2-3 4c-2 1-5 2-8 2-3 1-6 1-8 1-3-1-4-2-4-3-1-1 0-2 2-3 6-3 12-5 21-6 8 0 17 0 24 1 5 1 9 3 12 4 3 2 5 4 5 7 0 2-2 5-6 7l-34 21c-2 1-4 2-4 3-1 1 0 2 2 2 2 1 4 1 7 0 2-1 5-2 7-3l10-6 6 1-9 6c-3 1-7 2-11 3-3 1-7 2-10 2-4 0-7 0-10 0-3-1-5-2-6-4 0-1 1-3 4-5-6 2-12 3-19 3-7 1-13 1-18 0s-9-2-12-3c-3-2-5-3-6-5 0-2 1-4 6-7zM20 30c-4 2-5 4-5 6 2 2 4 4 9 5 3 0 8 0 12-1 6 0 10-1 15-3 5-1 9-2 12-4l16-11c-5 0-12-1-20-1s-15 1-22 3-13 4-17 6z">
          <text:p/>
        </draw:path>
        <draw:path draw:style-name="gr16" draw:text-style-name="P9" draw:layer="layout" svg:width="0.096cm" svg:height="0.059cm" svg:x="4.826cm" svg:y="4.322cm" svg:viewBox="0 0 97 60" svg:d="M8 44l43-25-16-2 4-4c8 3 17 1 27-2s18-7 26-11l5 1-28 17 26 5-5 3-26-4-43 24c-4 2-7 5-8 6-1 3 0 4 5 5 5 0 10 0 15-1 5-2 10-4 13-6l10-5 5 1-10 5c-3 2-7 4-11 5s-9 2-13 3c-6 1-11 1-15 1-7-2-12-4-12-6-1-3 2-6 8-10z">
          <text:p/>
        </draw:path>
        <draw:path draw:style-name="gr16" draw:text-style-name="P9" draw:layer="layout" svg:width="0.123cm" svg:height="0.064cm" svg:x="4.874cm" svg:y="4.328cm" svg:viewBox="0 0 124 65" svg:d="M0 58l5-3c5 1 8 1 11 2 3 0 6-1 9-2l40-26c4-2 6-3 5-4s-4-2-9-3l5-3 28 4-56 34c-2 1-3 2-1 2 2 1 5 2 8 3l-5 3zM100 4c3-1 6-2 10-3s7-1 9 0c2 0 3 1 4 1 1 1 1 2 1 3s-1 2-3 2c-2 1-4 2-8 3s-8 1-11 1c-2-1-3-2-4-3 0-2 1-3 2-4z">
          <text:p/>
        </draw:path>
        <draw:path draw:style-name="gr16" draw:text-style-name="P9" draw:layer="layout" svg:width="0.107cm" svg:height="0.043cm" svg:x="4.945cm" svg:y="4.36cm" svg:viewBox="0 0 108 44" svg:d="M19 43c-7-1-13-4-16-6-3-3-4-8-3-11 2-4 5-8 12-11 4-3 10-6 16-8 7-2 13-3 20-4 7-2 14-3 21-3 7-1 13 0 19 1 9 1 14 3 17 6s3 6 1 10c-1 4-5 8-11 11-7 5-15 8-24 10-9 3-18 4-27 5s-17 1-25 0zM24 40c9 1 19 1 27-2 9-3 19-7 29-13 4-3 8-6 11-8 2-2 4-4 5-6 0-1 0-2-1-4 0-1-2-1-3-2-3-1-5-2-8-2-4-1-8-1-13 0-5 0-10 1-15 2s-9 2-13 5c-5 2-9 4-13 6-6 4-11 7-14 10s-5 6-4 8c1 3 5 5 12 6z">
          <text:p/>
        </draw:path>
        <draw:path draw:style-name="gr16" draw:text-style-name="P9" draw:layer="layout" svg:width="0.135cm" svg:height="0.054cm" svg:x="5.017cm" svg:y="4.371cm" svg:viewBox="0 0 136 55" svg:d="M0 39l5-3c6 1 9 1 12 2 4 0 7-1 9-3l40-25c3-1 5-2 5-3 1-1 0-2-2-2-1-1-4-2-8-2l5-3 28 4-14 8c7-2 14-3 21-4 8-1 14-1 20 0 8 1 13 3 14 6 2 3-1 6-8 10l-36 22c-2 2-3 3-1 3 2 1 6 2 10 2l-5 4-42-8 5-3c4 1 7 1 11 2 3 0 6 0 8-2l36-22c4-3 8-5 9-7 1-3 0-4-5-5-7-2-16-1-25 1-10 2-18 5-23 8l-30 19c-2 1-2 2 0 2 2 1 5 2 10 3l-5 3z">
          <text:p/>
        </draw:path>
        <draw:polygon draw:style-name="gr1" draw:text-style-name="P1" draw:layer="layout" svg:width="2.641cm" svg:height="0.894cm" svg:x="4.378cm" svg:y="4.391cm" svg:viewBox="0 0 2642 895" draw:points="0,633 1069,0 2642,262 1572,895">
          <text:p/>
        </draw:polygon>
        <draw:path draw:style-name="gr16" draw:text-style-name="P9" draw:layer="layout" svg:width="0.174cm" svg:height="0.074cm" svg:x="4.348cm" svg:y="5.067cm" svg:viewBox="0 0 175 75" svg:d="M0 73l52-63c1-2 0-2-3-4-2-1-6-2-11-2l5-4 53 10-5 3c-12-2-18-2-21 0l-42 52 107-38c0 0 1-1 2-1 3-1 3-3 1-4s-4-2-7-2l5-3 39 6-4 4c-5-1-10-2-15-2s-9 1-14 3l-133 47c-1 0-2 0-4 0h-2c-2-1-3-1-3-2z">
          <text:p/>
        </draw:path>
        <draw:path draw:style-name="gr16" draw:text-style-name="P9" draw:layer="layout" svg:width="0.123cm" svg:height="0.063cm" svg:x="4.429cm" svg:y="5.095cm" svg:viewBox="0 0 124 64" svg:d="M0 57l5-3c4 1 8 1 11 2 3 0 6-1 9-2l41-26c4-2 6-3 5-4s-4-2-9-3l5-3 28 4-57 34c-3 1-3 2-1 3 2 0 5 1 8 2l-5 3zM101 3c3-1 6-2 9-3 4 0 7-1 9 0 2 0 3 1 4 1 1 1 1 2 1 3s-1 2-3 2c-2 1-4 2-8 3s-7 1-10 1c-2-1-4-2-4-3 0-2 0-3 2-4z">
          <text:p/>
        </draw:path>
        <draw:path draw:style-name="gr16" draw:text-style-name="P9" draw:layer="layout" svg:width="0.123cm" svg:height="0.043cm" svg:x="4.48cm" svg:y="5.124cm" svg:viewBox="0 0 124 44" svg:d="M0 38l25-15c0-1 1-1 2-1l2 1c1 0 2 0 2 0-12 10-11 16 2 18 6 1 12 1 18 0 6 0 11-2 16-5 3-2 4-4 4-6-1-1-3-3-6-5l-11-2c-3-1-6-3-8-4-1-2-2-3-2-6 0-2 2-4 5-6 5-2 10-4 15-5 6-2 12-2 17-2 6 0 12 1 18 1 7 1 11 3 13 5l9-1h1 1c0 0 1 0 1 1l-20 13c-1 1-2 1-3 0h-2c-1 0-1 0 0-1 5-5 8-7 7-10 0-2-4-4-12-5-5-1-11-1-16-1-6 1-10 2-14 4-3 2-4 4-3 5s3 3 6 5l10 3c4 1 7 3 8 5 2 1 2 3 2 5-1 2-3 4-7 6-4 3-7 4-11 6-5 1-9 2-14 3-4 0-9 0-13 0s-9 0-13-1c-7-1-12-4-13-7l-13 3h-1l-1-1c-1 0-2 0-1 0z">
          <text:p/>
        </draw:path>
        <draw:path draw:style-name="gr16" draw:text-style-name="P9" draw:layer="layout" svg:width="0.121cm" svg:height="0.054cm" svg:x="4.577cm" svg:y="5.134cm" svg:viewBox="0 0 122 55" svg:d="M8 31l33-21c3-1 4-2 5-3 0-1-1-2-2-3-2 0-5-1-9-1l6-3 29 3-49 30c-4 2-7 4-8 6-2 1-2 2 0 3 1 2 4 2 9 3 7 1 14 1 22-1 9-2 16-5 22-8l27-17c3-2 5-3 5-4s-1-1-3-2c-1 0-4-1-7-2l5-3 29 4-53 32c-3 2-5 3-5 4s1 1 2 2c2 0 4 0 8 1l-4 4-30-4 13-7c-6 1-13 3-19 3-6 1-12 1-16 0-10-1-15-3-17-6-3-3 0-6 7-10z">
          <text:p/>
        </draw:path>
        <draw:path draw:style-name="gr16" draw:text-style-name="P9" draw:layer="layout" svg:width="0.108cm" svg:height="0.047cm" svg:x="4.667cm" svg:y="5.154cm" svg:viewBox="0 0 109 48" svg:d="M5 26c6-3 14-5 23-6 10-2 20-2 30-2 9 0 18 1 25 2l7-3c2-2 4-4 6-5 1-2 0-4-1-5-1-2-4-3-7-4-8-1-16-1-23 0 2 0 4 1 4 2s-1 2-3 4c-2 1-5 2-8 2-4 1-7 1-9 1-2-1-3-2-4-3 0-1 1-2 3-3 5-3 12-5 21-6 8 0 16 0 23 1 5 1 9 2 12 4s5 4 5 7c0 2-2 5-6 7l-33 20c-3 2-4 3-5 4s0 2 2 2c3 1 5 1 8 0 2-1 5-2 7-3l9-7 6 1-10 7c-2 1-5 2-9 3-3 1-7 2-11 2-3 0-6 0-9 0-4-1-6-2-6-4 0-1 1-3 3-6-5 3-11 4-18 4-8 1-14 1-19 0s-9-3-12-4c-3-2-6-3-6-5-1-2 1-4 5-7zM20 29c-4 2-6 4-5 6s4 4 8 4c4 2 9 2 14 0 5-1 10-1 15-3 5-1 9-2 12-4l16-10c-5 0-12-1-20-1s-15 1-22 2c-8 2-14 4-18 6z">
          <text:p/>
        </draw:path>
        <draw:path draw:style-name="gr16" draw:text-style-name="P9" draw:layer="layout" svg:width="0.133cm" svg:height="0.067cm" svg:x="4.747cm" svg:y="5.144cm" svg:viewBox="0 0 134 68" svg:d="M0 61l5-3c5 1 8 2 11 2 4 0 6-1 9-2l80-48c2-2 4-3 4-4s-1-1-2-2c-1 0-4 0-8-1l5-3 30 3-96 57c-2 1-2 2 0 3 2 0 5 1 9 2l-5 3z">
          <text:p/>
        </draw:path>
        <draw:path draw:style-name="gr16" draw:text-style-name="P9" draw:layer="layout" svg:width="0.123cm" svg:height="0.064cm" svg:x="4.798cm" svg:y="5.156cm" svg:viewBox="0 0 124 65" svg:d="M0 58l5-3c5 1 8 1 11 1 4 0 7 0 9-2l41-25c4-2 6-4 5-4 0-2-3-2-9-3l6-4 27 4-57 34c-2 2-3 3-1 3 2 1 5 1 9 2l-5 4zM102 4c2-2 5-3 9-3 3-1 6-1 8-1 2 1 3 1 4 2s2 2 1 3c0 0-1 1-2 2-2 1-5 2-9 3-3 0-7 1-10 0-2 0-3-1-4-3 0-1 1-2 3-3z">
          <text:p/>
        </draw:path>
        <draw:path draw:style-name="gr16" draw:text-style-name="P9" draw:layer="layout" svg:width="0.131cm" svg:height="0.049cm" svg:x="4.85cm" svg:y="5.183cm" svg:viewBox="0 0 132 50" svg:d="M1 39c-1 0-2-1 0-1l1-1h1l111-27-17-2c-6-1-10-2-14-2-5 0-8 1-12 1s-7 1-11 3c-4 1-8 3-13 6l-6-1 29-15 62 11v1l-2 1h-1l-109 26 18 3c5 1 10 1 14 2s8 1 14 0c4-1 8-3 12-5 4-1 9-3 14-6h6l-32 17z">
          <text:p/>
        </draw:path>
        <draw:path draw:style-name="gr16" draw:text-style-name="P9" draw:layer="layout" svg:width="0.108cm" svg:height="0.047cm" svg:x="4.943cm" svg:y="5.2cm" svg:viewBox="0 0 109 48" svg:d="M5 26c6-3 14-5 23-6 9-2 19-2 29-2s18 1 27 2l6-3c3-2 5-4 6-5 1-2 1-4-1-5-1-2-3-3-7-4-8-1-17-1-24 0 2 1 4 1 4 2s-1 2-3 4c-2 1-5 2-8 2-4 1-6 1-9 1-2-1-3-2-3-3-1-1 0-2 2-3 5-3 12-5 21-6 8 0 17 0 24 1 5 1 9 3 12 4 3 2 5 4 5 7 0 2-2 5-6 7l-34 20c-2 1-4 3-5 4 0 1 0 2 3 2 2 1 4 1 7 0 2-1 6-2 8-3l9-7 6 1-10 7c-2 1-5 2-10 3-3 1-7 2-10 2-4 0-7 0-10 0-3-1-6-2-6-4 0-1 1-4 4-6-6 2-12 4-19 4-7 1-13 1-18 0-5-2-9-3-12-4-3-2-5-3-6-5 0-2 1-4 5-7zM20 29c-4 2-5 4-5 6 1 2 4 4 9 4 3 1 7 1 12 0 5 0 10-1 15-3 5-1 9-2 12-4l17-10c-6 0-13-1-21-1s-15 1-22 3c-7 1-13 3-17 5z">
          <text:p/>
        </draw:path>
        <draw:path draw:style-name="gr16" draw:text-style-name="P9" draw:layer="layout" svg:width="0.096cm" svg:height="0.059cm" svg:x="5.047cm" svg:y="5.199cm" svg:viewBox="0 0 97 60" svg:d="M8 44l42-26-16-2 4-3c8 2 17 1 27-2s18-7 27-11l5 1-29 16 27 5-5 4-28-5-41 25c-4 3-7 5-8 7s0 3 5 4c4 1 9 0 14-1 5-2 10-4 13-6l10-5 5 1-10 5c-3 2-7 4-11 5s-9 2-14 3c-4 1-9 1-13 1-7-1-12-3-12-6-1-3 2-6 8-10z">
          <text:p/>
        </draw:path>
        <draw:path draw:style-name="gr16" draw:text-style-name="P9" draw:layer="layout" svg:width="0.123cm" svg:height="0.064cm" svg:x="5.095cm" svg:y="5.205cm" svg:viewBox="0 0 124 65" svg:d="M0 58l5-4c4 1 9 1 12 3 3 0 6-2 9-4l40-24c4-2 6-3 5-4s-4-2-9-3l5-3 28 4-56 34c-3 1-3 2-1 2 2 1 5 2 8 3l-5 3zM101 4c3-1 6-2 9-3 4-1 7-1 9 0 2 0 3 1 4 1 1 1 1 2 1 3s-1 2-3 2c-2 1-4 2-8 3s-7 1-10 0c-2 0-4-1-4-2 0-2 0-3 2-4z">
          <text:p/>
        </draw:path>
        <draw:path draw:style-name="gr16" draw:text-style-name="P9" draw:layer="layout" svg:width="0.107cm" svg:height="0.043cm" svg:x="5.166cm" svg:y="5.237cm" svg:viewBox="0 0 108 44" svg:d="M19 43c-7-1-13-4-16-6-3-4-4-8-3-11 1-4 5-8 12-11 4-3 10-6 16-8 7-2 13-3 20-5 7-1 14-2 21-2 7-1 14 0 20 1 8 1 13 3 16 6s3 6 1 10c-1 4-5 8-11 11-7 4-15 8-24 10-9 3-18 4-27 5s-17 1-25 0zM24 40c9 1 18 1 27-2s19-8 28-13c6-3 10-6 12-8s4-4 5-6c0-1 0-2-1-4-1-1-2-1-4-2-1-1-3-2-6-2-5-1-9-1-14-1-5 1-10 2-15 3s-10 2-14 5c-4 2-8 4-12 6-7 4-11 7-15 10-3 3-4 5-3 7 1 4 5 6 12 7z">
          <text:p/>
        </draw:path>
        <draw:path draw:style-name="gr16" draw:text-style-name="P9" draw:layer="layout" svg:width="0.135cm" svg:height="0.054cm" svg:x="5.238cm" svg:y="5.248cm" svg:viewBox="0 0 136 55" svg:d="M0 39l5-3c5 1 8 1 11 2 4 0 6-1 9-3l41-25c3-1 5-2 5-3 1-1 0-2-2-2-1-1-4-2-8-2l5-3 28 4-14 8c6-2 14-3 21-4 8-1 14-1 20 0 8 2 13 4 14 6 2 4-1 7-8 11l-36 21c-3 2-3 3-1 3 2 1 6 2 10 2l-5 4-43-7 5-4c4 1 8 2 11 2 4 0 7 0 9-2l36-21c4-3 7-5 9-8 1-3 0-4-6-5-7-1-15-1-24 1-10 2-18 5-24 9l-30 18c-2 1-2 2 0 2 2 1 5 2 10 3l-5 3z">
          <text:p/>
        </draw:path>
        <draw:path draw:style-name="gr2" draw:text-style-name="P1" draw:layer="layout" svg:width="0.533cm" svg:height="0.075cm" svg:x="4.976cm" svg:y="1.466cm" svg:viewBox="0 0 534 76" svg:d="M0 76c183-64 355-87 534-72">
          <text:p/>
        </draw:path>
        <draw:path draw:style-name="gr3" draw:text-style-name="P2" draw:layer="layout" svg:width="0.229cm" svg:height="0.09cm" svg:x="5.129cm" svg:y="1.431cm" svg:viewBox="0 0 230 91" svg:d="M204 61c40-24 33-50-16-58-49-9-121 4-161 28-41 23-34 50 16 58 49 8 121-4 161-28z">
          <text:p/>
        </draw:path>
        <draw:path draw:style-name="gr4" draw:text-style-name="P3" draw:layer="layout" svg:width="0.094cm" svg:height="0.041cm" svg:x="5.146cm" svg:y="1.455cm" svg:viewBox="0 0 95 42" svg:d="M56 21c-9-1-17-2-22-1-6 1-10 2-14 4-3 2-5 4-4 5 0 2 3 3 7 4 7 1 15 1 22-1 8-1 15-4 21-7l2-2zM84 22l-33 20-12-1 9-5c-6 1-12 2-19 2-6 1-11 0-17 0-7-2-11-4-12-7-1-2 1-5 7-9 7-3 14-6 22-7 10-1 20 0 31 1l16 3 1-1c4-2 5-4 4-6s-5-4-11-5c-4-1-8-1-13-1s-9 0-14 0l9-6c5 0 10 0 14 0 5 0 9 2 13 3 11 1 16 4 16 7 1 4-3 8-11 12z">
          <text:p/>
        </draw:path>
        <draw:path draw:style-name="gr4" draw:text-style-name="P3" draw:layer="layout" svg:width="0.105cm" svg:height="0.055cm" svg:x="5.215cm" svg:y="1.452cm" svg:viewBox="0 0 106 56" svg:d="M80 40c7-4 11-9 11-12 1-3-2-5-8-6-7-1-13 0-21 1-7 2-14 5-21 9-8 5-12 9-12 12-1 3 2 5 10 6 6 1 12 0 19-1 8-2 15-5 22-9zM61 21c6-2 11-3 17-3 5 0 10 0 16 0 9 2 13 5 12 9s-5 10-14 15-19 9-30 12c-10 2-20 3-30 1-5-1-9-2-10-4-2-2-3-3-2-6l-9 5-11-1 82-49 11 2z">
          <text:p/>
        </draw:path>
        <draw:path draw:style-name="gr32" draw:text-style-name="P1" draw:layer="layout" svg:width="0.411cm" svg:height="0.064cm" svg:x="5.703cm" svg:y="1.561cm" svg:viewBox="0 0 412 65" svg:d="M0 0c2 70 253 88 412 31">
          <text:p/>
        </draw:path>
        <draw:path draw:style-name="gr3" draw:text-style-name="P2" draw:layer="layout" svg:width="0.226cm" svg:height="0.089cm" svg:x="5.737cm" svg:y="1.579cm" svg:viewBox="0 0 227 90" svg:d="M201 59c40-23 33-49-16-57-48-8-119 4-159 28-40 23-33 49 16 57 48 9 119-4 159-28z">
          <text:p/>
        </draw:path>
        <draw:path draw:style-name="gr6" draw:text-style-name="P4" draw:layer="layout" svg:width="0.104cm" svg:height="0.055cm" svg:x="5.75cm" svg:y="1.587cm" svg:viewBox="0 0 105 56" svg:d="M79 40c7-4 11-8 11-11 1-3-2-5-8-6s-13-1-20 1c-8 2-15 5-22 9s-10 8-11 11c0 2 3 5 9 6s13 0 20-1c7-2 14-5 21-9zM60 22c6-2 12-3 17-3 6-1 11 0 16 0 9 2 13 5 12 9 0 4-5 9-13 14-9 5-19 9-30 11-11 3-21 4-29 2-6-1-9-2-12-4-2-2-2-4-2-6l-8 5-11-1 81-49 11 2z">
          <text:p/>
        </draw:path>
        <draw:path draw:style-name="gr6" draw:text-style-name="P4" draw:layer="layout" svg:width="0.095cm" svg:height="0.038cm" svg:x="5.846cm" svg:y="1.618cm" svg:viewBox="0 0 96 39" svg:d="M96 6l-9 5c-2-1-4-2-7-3-2-1-5-2-8-3-8-1-16 0-24 1-7 2-15 5-23 9-7 4-10 7-10 11 0 3 4 5 11 6 5 0 8 1 12 1 5 0 9 0 14-1l-9 7c-5 0-9 0-13 0-5-1-9-1-13-1-11-2-16-6-17-11-1-4 3-9 13-14 9-6 21-10 32-11 12-3 23-3 34-1 4 0 7 1 10 2s5 2 7 3z">
          <text:p/>
        </draw:path>
        <draw:path draw:style-name="gr33" draw:text-style-name="P1" draw:layer="layout" svg:width="1.382cm" svg:height="0.239cm" svg:x="4.953cm" svg:y="1.292cm" svg:viewBox="0 0 1383 240" svg:d="M0 240c419-205 1078-290 1383-211">
          <text:p/>
        </draw:path>
        <draw:path draw:style-name="gr8" draw:text-style-name="P5" draw:layer="layout" svg:width="0.117cm" svg:height="0.062cm" svg:x="6.312cm" svg:y="1.287cm" svg:viewBox="0 0 118 63" svg:d="M118 58c-26-11-66-35-92-58l-26 63c38-7 88-8 118-5z">
          <text:p/>
        </draw:path>
        <draw:path draw:style-name="gr3" draw:text-style-name="P2" draw:layer="layout" svg:width="0.192cm" svg:height="0.075cm" svg:x="5.603cm" svg:y="1.286cm" svg:viewBox="0 0 193 76" svg:d="M171 51c34-20 28-43-14-49-41-7-102 3-136 23-33 21-27 43 14 49 42 7 102-3 136-23z">
          <text:p/>
        </draw:path>
        <draw:path draw:style-name="gr8" draw:text-style-name="P5" draw:layer="layout" svg:width="0.094cm" svg:height="0.041cm" svg:x="5.624cm" svg:y="1.295cm" svg:viewBox="0 0 95 42" svg:d="M56 20c-9-1-17-1-22-1-6 1-10 2-14 4-3 2-5 4-4 6 0 1 3 2 7 3 8 1 15 1 22-1 8-1 15-3 21-7l2-1zM84 21l-33 21-12-1 9-6c-6 1-12 2-18 2-6 2-12 2-18 0-7-2-11-4-12-7-1-2 1-5 7-9 7-3 14-6 23-7s19 0 30 1l16 3h1c4-3 5-5 4-7s-5-4-11-5c-4-1-8-1-13-1-4 0-9 0-14 0l9-5c5 0 10 0 14 1 5 0 9 0 14 1 10 2 15 4 15 7 1 4-3 8-11 12z">
          <text:p/>
        </draw:path>
        <draw:path draw:style-name="gr8" draw:text-style-name="P5" draw:layer="layout" svg:width="0.093cm" svg:height="0.038cm" svg:x="5.703cm" svg:y="1.309cm" svg:viewBox="0 0 94 39" svg:d="M81 24l-4 2-54-9c-6 4-9 7-8 10s5 5 13 6c5 1 9 1 14 2 6 0 11 0 17-1l-9 5c-6 0-12 0-17 0s-10 0-14-1c-12-2-18-5-19-10-1-4 3-9 12-14 10-6 21-9 32-11 12-4 24-4 35-2 9 3 14 5 15 9 0 4-4 8-13 14zM73 20c5-4 7-6 7-9-1-2-4-4-9-5-7-1-14-1-21 0-7 2-14 4-19 7z">
          <text:p/>
        </draw:path>
        <draw:path draw:style-name="gr34" draw:text-style-name="P1" draw:layer="layout" svg:width="0.064cm" svg:height="0.038cm" svg:x="6.436cm" svg:y="1.4cm" svg:viewBox="0 0 65 39" svg:d="M65 0c-26 15-40 23-65 39">
          <text:p/>
        </draw:path>
        <draw:path draw:style-name="gr3" draw:text-style-name="P2" draw:layer="layout" svg:width="0.184cm" svg:height="0.072cm" svg:x="6.377cm" svg:y="1.383cm" svg:viewBox="0 0 185 73" svg:d="M164 49c32-19 27-41-13-47-40-7-98 3-130 23-32 19-26 40 13 46 40 7 98-3 130-22z">
          <text:p/>
        </draw:path>
        <draw:path draw:style-name="gr10" draw:text-style-name="P6" draw:layer="layout" svg:width="0.095cm" svg:height="0.038cm" svg:x="6.403cm" svg:y="1.393cm" svg:viewBox="0 0 96 39" svg:d="M96 7l-9 5c-1-2-3-3-6-4s-6-2-9-3c-8-1-15 0-23 2-8 1-16 4-23 8s-11 8-11 11 4 5 12 7c3 0 7 1 12 1 4 0 9 0 13-1l-9 6c-4 0-9 0-13 0-5 0-9-1-13-1-10-2-16-5-17-10 0-5 4-10 13-15 10-6 20-9 32-11 12-3 24-3 35-1 3 0 7 1 10 2 2 1 5 2 6 4z">
          <text:p/>
        </draw:path>
        <draw:path draw:style-name="gr10" draw:text-style-name="P6" draw:layer="layout" svg:width="0.092cm" svg:height="0.039cm" svg:x="6.469cm" svg:y="1.404cm" svg:viewBox="0 0 93 40" svg:d="M81 24l-5 2-53-9c-7 3-9 8-8 10 0 3 6 5 14 6 4 1 9 1 14 2 4 0 10 0 16-1l-9 6c-6 0-11-1-16-1s-10 0-14-1c-13-2-19-5-20-9-1-5 3-11 12-16 11-6 22-9 33-11 11-3 23-3 34-1 9 2 14 4 14 8 1 4-3 9-12 15zM72 19c6-4 8-6 8-9-1-2-4-4-10-4-6-2-13-2-20 0-7 1-13 3-18 6z">
          <text:p/>
        </draw:path>
        <draw:path draw:style-name="gr11" draw:text-style-name="P1" draw:layer="layout" svg:width="0.405cm" svg:height="0.167cm" svg:x="4.867cm" svg:y="1.535cm" svg:viewBox="0 0 406 168" svg:d="M121 21c675-117-53 314-121 73">
          <text:p/>
        </draw:path>
        <draw:path draw:style-name="gr3" draw:text-style-name="P2" draw:layer="layout" svg:width="0.201cm" svg:height="0.08cm" svg:x="5.105cm" svg:y="1.598cm" svg:viewBox="0 0 202 81" svg:d="M179 54c35-21 28-44-15-51-43-8-106 3-141 25-36 21-30 44 14 51 43 7 107-4 142-25z">
          <text:p/>
        </draw:path>
        <draw:path draw:style-name="gr12" draw:text-style-name="P7" draw:layer="layout" svg:width="0.095cm" svg:height="0.041cm" svg:x="5.127cm" svg:y="1.609cm" svg:viewBox="0 0 96 42" svg:d="M56 21c-10-1-17-1-23-1-4 1-9 2-13 4-3 2-5 4-4 6 0 1 3 2 7 3 7 1 14 1 21-1 9-1 16-3 22-7l2-1zM84 23l-34 19-12-1 9-5c-6 1-12 2-17 3-6 0-12 0-18-1-7-2-11-4-12-7-1-2 2-5 7-8 7-4 14-7 23-8 8-1 18 0 30 1l16 3h1c4-3 5-5 4-7-1-3-5-5-11-6-4-1-8-1-13-1-4 0-10 0-15 0l10-5c5 0 10 0 14 1 5 0 9 0 14 1 10 2 15 4 16 7 0 5-4 9-12 14z">
          <text:p/>
        </draw:path>
        <draw:path draw:style-name="gr12" draw:text-style-name="P7" draw:layer="layout" svg:width="0.095cm" svg:height="0.042cm" svg:x="5.2cm" svg:y="1.621cm" svg:viewBox="0 0 96 43" svg:d="M56 21c-10-2-17-2-22-2-5 1-9 2-13 4-4 3-5 4-5 6 0 1 3 2 8 3 7 1 13 1 21 0 8-2 14-4 20-8l2-1zM84 22l-34 21-11-2 9-6c-6 1-12 2-18 3-6 0-12 0-17-1-8-1-12-4-13-7-1-2 2-5 8-8 6-4 13-6 22-7 9-2 18-1 29 1l17 2h1c4-3 6-5 5-7s-5-4-12-5c-4 0-9-1-14-1-4 0-9 0-13 0l8-5c6 0 10 0 15 1 4 0 10 0 14 1 10 2 16 4 16 8 1 3-3 7-12 12z">
          <text:p/>
        </draw:path>
        <draw:path draw:style-name="gr35" draw:text-style-name="P1" draw:layer="layout" svg:width="0cm" svg:height="0.688cm" svg:x="6.329cm" svg:y="1.602cm" svg:viewBox="0 0 0 689" svg:d="M0 0c0 270 0 420 0 689">
          <text:p/>
        </draw:path>
        <draw:path draw:style-name="gr3" draw:text-style-name="P2" draw:layer="layout" svg:width="0.207cm" svg:height="0.082cm" svg:x="6.226cm" svg:y="1.906cm" svg:viewBox="0 0 208 83" svg:d="M184 54c37-21 30-45-14-52-45-8-110 4-147 25-36 22-29 45 15 53 45 8 110-5 146-26z">
          <text:p/>
        </draw:path>
        <draw:path draw:style-name="gr36" draw:text-style-name="P21" draw:layer="layout" svg:width="0.094cm" svg:height="0.038cm" svg:x="6.271cm" svg:y="1.914cm" svg:viewBox="0 0 95 39" svg:d="M95 7l-8 5c-2-1-4-2-7-3s-5-2-10-3c-7-2-15 0-23 1-8 2-15 5-22 9s-10 7-10 11c0 3 3 5 11 6 3 0 7 1 11 1 5 0 9 0 13-1l-8 6c-5 0-9 0-13 0-4-1-8-1-12-1-11-2-17-5-17-10-1-4 3-9 12-14 10-6 20-11 32-12 11-3 23-3 35-1 4 0 7 1 10 2s5 3 6 4z">
          <text:p/>
        </draw:path>
        <draw:path draw:style-name="gr36" draw:text-style-name="P21" draw:layer="layout" svg:width="0.13cm" svg:height="0.049cm" svg:x="6.31cm" svg:y="1.924cm" svg:viewBox="0 0 131 50" svg:d="M92 23c6-4 10-8 10-10 0-3-3-5-10-6-6-1-13-1-20 1-7 1-13 4-20 8s-11 8-11 11c0 2 2 4 9 5 6 1 13 1 20-1 8-1 15-4 22-8zM80 38c-9 5-19 9-30 11-10 2-20 2-32 1-4-1-7-1-11-2-3-2-5-3-7-3l10-6c1 1 3 2 6 3 2 1 5 2 9 3 8 1 15 1 22 0s14-4 20-8l5-3c-6 2-12 3-17 3-6 0-11 0-16-1-9-1-13-4-13-8s5-9 14-14 18-9 29-11c10-3 20-4 29-1 5 1 9 2 11 4 2 1 3 3 1 6l9-6 12 2z">
          <text:p/>
        </draw:path>
        <draw:path draw:style-name="gr37" draw:text-style-name="P1" draw:layer="layout" svg:width="0.637cm" svg:height="0.759cm" svg:x="5.85cm" svg:y="1.442cm" svg:viewBox="0 0 638 760" svg:d="M638 0c-249 297-387 463-638 760">
          <text:p/>
        </draw:path>
        <draw:path draw:style-name="gr3" draw:text-style-name="P2" draw:layer="layout" svg:width="0.221cm" svg:height="0.087cm" svg:x="6.058cm" svg:y="1.778cm" svg:viewBox="0 0 222 88" svg:d="M196 59c40-23 33-48-16-57-47-8-116 5-155 28s-31 48 16 56c47 7 117-5 155-27z">
          <text:p/>
        </draw:path>
        <draw:path draw:style-name="gr38" draw:text-style-name="P22" draw:layer="layout" svg:width="0.092cm" svg:height="0.039cm" svg:x="6.082cm" svg:y="1.802cm" svg:viewBox="0 0 93 40" svg:d="M81 24l-5 2-54-9c-5 4-8 8-7 10 0 3 5 5 13 6 4 1 10 1 15 2 4 0 10 0 16-1l-9 6c-6 0-11-1-17-1-5 0-10 0-14-1-12-2-18-5-19-9-1-5 3-10 12-15 10-6 21-9 33-12 11-3 23-3 34-1 9 3 14 5 14 9 1 4-3 8-12 14zM73 20c5-4 7-6 7-9-1-2-4-4-10-5s-13-1-20 0c-7 2-13 4-19 7z">
          <text:p/>
        </draw:path>
        <draw:path draw:style-name="gr38" draw:text-style-name="P22" draw:layer="layout" svg:width="0.105cm" svg:height="0.057cm" svg:x="6.136cm" svg:y="1.796cm" svg:viewBox="0 0 106 58" svg:d="M94 38l-34 20-12-1 35-21c6-3 8-6 8-8s-2-5-8-6-13 0-19 1c-7 3-14 5-20 8l-33 20-11-2 82-49 11 2-32 19c6-2 12-3 18-3 5 0 10 0 15 1 8 1 12 3 12 7 0 3-4 7-12 12z">
          <text:p/>
        </draw:path>
        <draw:path draw:style-name="gr39" draw:text-style-name="P1" draw:layer="layout" svg:width="0.581cm" svg:height="0.631cm" svg:x="4.942cm" svg:y="1.675cm" svg:viewBox="0 0 582 632" svg:d="M582 632c-247-268-385-418-582-632">
          <text:p/>
        </draw:path>
        <draw:path draw:style-name="gr40" draw:text-style-name="P23" draw:layer="layout" svg:width="0.082cm" svg:height="0.075cm" svg:x="4.893cm" svg:y="1.622cm" svg:viewBox="0 0 83 76" svg:d="M0 0c11 18 23 51 26 76l57-32c-30-11-65-30-83-44z">
          <text:p/>
        </draw:path>
        <draw:path draw:style-name="gr3" draw:text-style-name="P2" draw:layer="layout" svg:width="0.192cm" svg:height="0.076cm" svg:x="5.112cm" svg:y="1.926cm" svg:viewBox="0 0 193 77" svg:d="M171 50c34-19 28-41-13-48-42-7-103 4-136 24-34 19-28 42 13 49s102-4 136-25z">
          <text:p/>
        </draw:path>
        <draw:path draw:style-name="gr40" draw:text-style-name="P23" draw:layer="layout" svg:width="0.114cm" svg:height="0.047cm" svg:x="5.126cm" svg:y="1.934cm" svg:viewBox="0 0 115 48" svg:d="M115 3l-8 5-11-2c-4 0-8 0-12 0-3 1-6 2-9 4l-5 3 19 3-7 4-20-3-51 31-11-2 50-31-11-1 7-5 12 2 5-2c7-4 13-7 19-8 7-1 14-1 22 0z">
          <text:p/>
        </draw:path>
        <draw:path draw:style-name="gr40" draw:text-style-name="P23" draw:layer="layout" svg:width="0.094cm" svg:height="0.041cm" svg:x="5.174cm" svg:y="1.953cm" svg:viewBox="0 0 95 42" svg:d="M56 20c-9-1-17-1-22-1-5 1-9 2-13 4-3 2-5 4-4 6 0 1 2 2 7 3 7 1 14 1 21-1 8-1 15-3 21-7l2-1zM84 21l-33 21-12-1 9-6c-6 2-12 3-18 4-6 0-11 0-17-1-7-3-12-5-13-8-1-2 1-5 8-9 7-3 14-6 22-7 9-1 19 0 30 1l16 3h1c4-3 5-5 4-7s-5-4-11-5c-4-1-9-1-13-1-5 0-9 0-14 0l9-5c5 0 10 0 14 1 5 0 9 0 13 1 11 2 16 4 16 7 1 4-3 8-11 12z">
          <text:p/>
        </draw:path>
        <draw:path draw:style-name="gr41" draw:text-style-name="P1" draw:layer="layout" svg:width="0.237cm" svg:height="0.448cm" svg:x="5.814cm" svg:y="1.806cm" svg:viewBox="0 0 238 449" svg:d="M142 0c172 147 104 306-142 449">
          <text:p/>
        </draw:path>
        <draw:path draw:style-name="gr42" draw:text-style-name="P24" draw:layer="layout" svg:width="0.095cm" svg:height="0.065cm" svg:x="5.747cm" svg:y="2.228cm" svg:viewBox="0 0 96 66" svg:d="M0 66c23-8 64-19 96-21l-41-45c-13 24-38 52-55 66z">
          <text:p/>
        </draw:path>
        <draw:path draw:style-name="gr3" draw:text-style-name="P2" draw:layer="layout" svg:width="0.2cm" svg:height="0.079cm" svg:x="5.933cm" svg:y="1.997cm" svg:viewBox="0 0 201 80" svg:d="M178 52c35-20 29-43-14-50-44-7-107 4-142 25-35 20-28 44 14 51 43 7 107-4 142-26z">
          <text:p/>
        </draw:path>
        <draw:path draw:style-name="gr42" draw:text-style-name="P24" draw:layer="layout" svg:width="0.128cm" svg:height="0.049cm" svg:x="5.955cm" svg:y="2.01cm" svg:viewBox="0 0 129 50" svg:d="M85 19l32-19 12 2-81 48-11-2 8-5c-5 2-11 3-17 3s-11 0-16 0c-9-2-13-5-12-9 0-5 5-9 13-16 9-5 19-8 30-11 11-2 21-3 29-1 6 1 9 2 11 4 3 1 3 3 2 6zM26 25c-7 4-11 7-12 10 0 3 2 5 9 6 6 1 13 0 20-1 8-2 15-5 22-9s11-8 11-11c0-4-3-5-9-6s-13-1-20 1-15 5-21 10z">
          <text:p/>
        </draw:path>
        <draw:path draw:style-name="gr42" draw:text-style-name="P24" draw:layer="layout" svg:width="0.114cm" svg:height="0.046cm" svg:x="6.028cm" svg:y="2.019cm" svg:viewBox="0 0 115 47" svg:d="M115 2l-8 5-11-1c-4-1-8-1-11 0-4 0-7 1-10 4l-6 2 20 3-7 4-21-2-50 30-11-2 50-31-11-1 7-5 12 2 4-2c7-4 14-6 20-7 7-1 14-1 22 0z">
          <text:p/>
        </draw:path>
        <draw:path draw:style-name="gr43" draw:text-style-name="P1" draw:layer="layout" svg:width="0.164cm" svg:height="0.047cm" svg:x="5.507cm" svg:y="2.263cm" svg:viewBox="0 0 165 48" svg:d="M0 48c12-27 112-55 165-47">
          <text:p/>
        </draw:path>
        <draw:path draw:style-name="gr3" draw:text-style-name="P2" draw:layer="layout" svg:width="0.201cm" svg:height="0.079cm" svg:x="5.474cm" svg:y="2.234cm" svg:viewBox="0 0 202 80" svg:d="M178 53c36-21 30-43-14-51-43-7-106 4-141 25-36 21-29 44 15 51 42 7 105-4 140-25z">
          <text:p/>
        </draw:path>
        <draw:path draw:style-name="gr14" draw:text-style-name="P8" draw:layer="layout" svg:width="0.114cm" svg:height="0.047cm" svg:x="5.488cm" svg:y="2.243cm" svg:viewBox="0 0 115 48" svg:d="M115 3l-8 5-11-2c-4 0-8 0-12 0-3 1-6 2-9 4l-6 3 20 3-7 4-20-3-51 31-11-2 51-31-12-1 8-5 11 2 5-2c6-4 13-7 19-8 7-1 14-1 22 0z">
          <text:p/>
        </draw:path>
        <draw:path draw:style-name="gr14" draw:text-style-name="P8" draw:layer="layout" svg:width="0.105cm" svg:height="0.057cm" svg:x="5.531cm" svg:y="2.247cm" svg:viewBox="0 0 106 58" svg:d="M95 38l-35 20-11-2 35-20c5-3 8-6 7-8 0-3-2-4-7-5-7-2-13-1-20 1-7 1-13 4-19 7l-33 19-12-1 82-49 11 2-32 20c7-3 12-4 18-4 5 0 10 0 16 0 8 2 12 5 11 8 0 3-4 7-11 12z">
          <text:p/>
        </draw:path>
        <draw:path draw:style-name="gr44" draw:text-style-name="P1" draw:layer="layout" svg:width="0.617cm" svg:height="0.545cm" svg:x="6.064cm" svg:y="1.749cm" svg:viewBox="0 0 618 546" svg:d="M0 0c614-12 835 320 363 546">
          <text:p/>
        </draw:path>
        <draw:path draw:style-name="gr3" draw:text-style-name="P2" draw:layer="layout" svg:width="0.248cm" svg:height="0.098cm" svg:x="6.528cm" svg:y="1.883cm" svg:viewBox="0 0 249 99" svg:d="M221 66c43-26 35-55-18-64-53-8-131 5-175 32-44 26-36 53 18 62s132-4 175-30z">
          <text:p/>
        </draw:path>
        <draw:path draw:style-name="gr45" draw:text-style-name="P25" draw:layer="layout" svg:width="0.129cm" svg:height="0.049cm" svg:x="6.57cm" svg:y="1.897cm" svg:viewBox="0 0 130 50" svg:d="M87 19l32-19 11 2-81 48-11-2 9-5c-6 2-12 3-18 3-5 1-12 0-17 0-8-2-12-5-12-10 1-5 5-9 14-14 10-6 20-9 31-11 11-3 20-3 29-2 5 1 9 2 11 4 2 1 3 3 2 6zM27 24c-8 4-12 7-12 10-1 3 2 6 9 7s13 0 21-1c8-3 15-5 22-10 7-4 10-7 10-10 1-3-2-5-8-6-7-1-14-1-21 1s-14 5-21 9z">
          <text:p/>
        </draw:path>
        <draw:path draw:style-name="gr45" draw:text-style-name="P25" draw:layer="layout" svg:width="0.131cm" svg:height="0.05cm" svg:x="6.626cm" svg:y="1.919cm" svg:viewBox="0 0 132 51" svg:d="M93 22c7-4 10-7 10-9 0-3-3-5-9-8-7-1-13 0-20 3-8 1-15 4-21 8-7 4-11 7-11 10-1 3 2 5 8 6 7 1 14 1 22-1 7-2 14-4 21-9zM82 37c-10 6-21 10-31 12s-21 2-32 0c-4 0-8-1-11-2s-6-2-8-2l10-7c2 2 4 3 6 4 3 1 6 2 10 3 7 1 15 1 22 0 7-2 13-4 19-8l7-3c-7 1-13 2-19 3-5 0-11 0-16-1-8-1-13-4-13-8s5-9 14-14 19-10 30-12c11-3 21-3 29-1 5 0 9 2 11 3 3 3 3 5 2 7l9-6 11 3z">
          <text:p/>
        </draw:path>
        <draw:path draw:style-name="gr39" draw:text-style-name="P1" draw:layer="layout" svg:width="0.149cm" svg:height="0.565cm" svg:x="5.512cm" svg:y="2.536cm" svg:viewBox="0 0 150 566" svg:d="M150 566c-157-223-179-369-119-566">
          <text:p/>
        </draw:path>
        <draw:path draw:style-name="gr40" draw:text-style-name="P23" draw:layer="layout" svg:width="0.067cm" svg:height="0.077cm" svg:x="5.507cm" svg:y="2.472cm" svg:viewBox="0 0 68 78" svg:d="M56 0c-10 18-33 46-56 64l68 14c-9-25-13-58-12-78z">
          <text:p/>
        </draw:path>
        <draw:path draw:style-name="gr3" draw:text-style-name="P2" draw:layer="layout" svg:width="0.161cm" svg:height="0.063cm" svg:x="5.443cm" svg:y="2.769cm" svg:viewBox="0 0 162 64" svg:d="M144 43c28-18 23-36-12-41-34-6-86 3-114 19-28 18-23 36 12 42 34 5 86-3 114-20z">
          <text:p/>
        </draw:path>
        <draw:path draw:style-name="gr40" draw:text-style-name="P23" draw:layer="layout" svg:width="0.092cm" svg:height="0.049cm" svg:x="5.455cm" svg:y="2.77cm" svg:viewBox="0 0 93 50" svg:d="M59 13l11 2-58 35-12-3zM82 0l11 1-12 8-12-2z">
          <text:p/>
        </draw:path>
        <draw:path draw:style-name="gr40" draw:text-style-name="P23" draw:layer="layout" svg:width="0.114cm" svg:height="0.046cm" svg:x="5.499cm" svg:y="2.78cm" svg:viewBox="0 0 115 47" svg:d="M115 2l-8 6-11-1c-4-1-8-1-12 0-3 0-6 1-9 3l-5 3 19 3-7 4-20-2-51 29-11-2 51-30-11-1 7-5 12 2 4-2c7-4 13-8 19-8 7-1 14-1 22 0z">
          <text:p/>
        </draw:path>
        <draw:path draw:style-name="gr46" draw:text-style-name="P1" draw:layer="layout" svg:width="0.497cm" svg:height="0.657cm" svg:x="5.721cm" svg:y="2.435cm" svg:viewBox="0 0 498 658" svg:d="M0 658c96-267 222-428 498-658">
          <text:p/>
        </draw:path>
        <draw:path draw:style-name="gr47" draw:text-style-name="P26" draw:layer="layout" svg:width="0.075cm" svg:height="0.06cm" svg:x="6.191cm" svg:y="2.395cm" svg:viewBox="0 0 76 61" svg:d="M76 0c-18 10-50 23-76 29l43 32c6-21 21-47 33-61z">
          <text:p/>
        </draw:path>
        <draw:path draw:style-name="gr3" draw:text-style-name="P2" draw:layer="layout" svg:width="0.207cm" svg:height="0.082cm" svg:x="5.805cm" svg:y="2.704cm" svg:viewBox="0 0 208 83" svg:d="M185 55c36-21 29-44-15-53-44-7-110 4-147 27-36 21-29 44 15 52 45 7 110-4 147-26z">
          <text:p/>
        </draw:path>
        <draw:path draw:style-name="gr47" draw:text-style-name="P26" draw:layer="layout" svg:width="0.092cm" svg:height="0.049cm" svg:x="5.838cm" svg:y="2.705cm" svg:viewBox="0 0 93 50" svg:d="M58 13l12 3-58 34-12-2zM81 0l12 2-13 7-11-2z">
          <text:p/>
        </draw:path>
        <draw:path draw:style-name="gr47" draw:text-style-name="P26" draw:layer="layout" svg:width="0.131cm" svg:height="0.05cm" svg:x="5.864cm" svg:y="2.728cm" svg:viewBox="0 0 132 51" svg:d="M93 22c7-4 10-7 10-10 0-2-3-5-9-6-7-1-13 0-20 1-7 2-14 5-20 9-9 4-12 7-13 10 0 3 3 5 9 6 8 1 15 0 22-1 7-2 14-5 21-9zM82 37c-10 6-20 10-30 13-11 2-22 2-33 0-4 0-8-1-11-3-3-1-6-2-8-3l10-6c1 2 4 3 6 4 3 1 6 2 10 2 7 2 15 2 22 0 7-1 14-3 20-7l6-3c-6 1-12 2-18 3-6 0-12 0-17-1-9-1-13-4-13-8s5-9 14-14c9-6 20-9 30-11 11-3 20-3 29-2 5 1 9 2 11 4s3 4 2 6l9-5 11 1z">
          <text:p/>
        </draw:path>
        <draw:path draw:style-name="gr3" draw:text-style-name="P2" draw:layer="layout" svg:width="0.195cm" svg:height="0.078cm" svg:x="5.652cm" svg:y="2.661cm" svg:viewBox="0 0 196 79" svg:d="M174 52c34-21 28-43-13-49-42-9-105 3-139 23s-28 43 14 51c42 6 104-5 138-25z">
          <text:p/>
        </draw:path>
        <draw:path draw:style-name="gr48" draw:text-style-name="P1" draw:layer="layout" svg:width="0.18cm" svg:height="0.769cm" svg:x="5.323cm" svg:y="2.518cm" svg:viewBox="0 0 181 770" svg:d="M39 770c-79-298-40-485 142-770">
          <text:p/>
        </draw:path>
        <draw:path draw:style-name="gr49" draw:text-style-name="P27" draw:layer="layout" svg:width="0.055cm" svg:height="0.058cm" svg:x="5.476cm" svg:y="2.474cm" svg:viewBox="0 0 56 59" svg:d="M56 0c-12 12-35 30-56 40l48 19c-2-20 3-45 8-59z">
          <text:p/>
        </draw:path>
        <draw:path draw:style-name="gr3" draw:text-style-name="P2" draw:layer="layout" svg:width="0.188cm" svg:height="0.074cm" svg:x="5.244cm" svg:y="2.855cm" svg:viewBox="0 0 189 75" svg:d="M168 49c33-19 27-41-13-47-41-7-101 3-134 23-33 19-26 40 14 48 40 7 100-3 133-24z">
          <text:p/>
        </draw:path>
        <draw:path draw:style-name="gr49" draw:text-style-name="P27" draw:layer="layout" svg:width="0.129cm" svg:height="0.059cm" svg:x="5.242cm" svg:y="2.855cm" svg:viewBox="0 0 130 60" svg:d="M95 14l11 2-58 34c-8 5-15 8-22 9s-14 2-21 1l-5-1 8-5h3c5 1 9 1 12 0s7-2 13-5zM118 0l12 1-13 8-12-1z">
          <text:p/>
        </draw:path>
        <draw:path draw:style-name="gr49" draw:text-style-name="P27" draw:layer="layout" svg:width="0.114cm" svg:height="0.047cm" svg:x="5.326cm" svg:y="2.865cm" svg:viewBox="0 0 115 48" svg:d="M115 3l-8 5-11-2c-4-1-9-1-12 0-3 0-7 2-10 5l-5 3 19 2-7 5-20-3-50 30-11-2 50-30-11-2 7-5 12 2 4-3c7-4 13-6 19-7 7-1 15-1 23 0z">
          <text:p/>
        </draw:path>
        <draw:path draw:style-name="gr50" draw:text-style-name="P1" draw:layer="layout" svg:width="0.788cm" svg:height="0.84cm" svg:x="5.427cm" svg:y="2.44cm" svg:viewBox="0 0 789 841" svg:d="M0 841c256-346 443-543 789-841">
          <text:p/>
        </draw:path>
        <draw:path draw:style-name="gr36" draw:text-style-name="P21" draw:layer="layout" svg:width="0.083cm" svg:height="0.067cm" svg:x="6.185cm" svg:y="2.395cm" svg:viewBox="0 0 84 68" svg:d="M84 0c-19 11-54 26-84 33l50 35c6-24 22-52 34-68z">
          <text:p/>
        </draw:path>
        <draw:path draw:style-name="gr3" draw:text-style-name="P2" draw:layer="layout" svg:width="0.209cm" svg:height="0.083cm" svg:x="5.69cm" svg:y="2.796cm" svg:viewBox="0 0 210 84" svg:d="M187 55c36-21 29-46-15-53-45-8-111 4-148 25-37 23-30 47 14 54 46 7 112-4 149-26z">
          <text:p/>
        </draw:path>
        <draw:path draw:style-name="gr36" draw:text-style-name="P21" draw:layer="layout" svg:width="0.128cm" svg:height="0.059cm" svg:x="5.686cm" svg:y="2.797cm" svg:viewBox="0 0 129 60" svg:d="M94 14l12 2-58 34c-7 5-15 8-21 9-7 1-14 2-23 1l-4-1 8-5h4c5 1 9 1 12 0s7-3 13-5zM118 0l11 1-13 8-11-1z">
          <text:p/>
        </draw:path>
        <draw:path draw:style-name="gr36" draw:text-style-name="P21" draw:layer="layout" svg:width="0.131cm" svg:height="0.05cm" svg:x="5.752cm" svg:y="2.82cm" svg:viewBox="0 0 132 51" svg:d="M93 23c7-4 10-8 10-10 1-3-3-5-9-6s-13-1-20 1c-7 1-14 4-20 8-7 4-11 8-11 11-1 2 2 4 8 5 7 1 14 1 21-1 7-1 14-4 21-8zM82 38c-10 5-20 9-30 11s-22 3-33 1c-4-1-8-1-11-2-3-2-6-3-8-3l10-6c2 1 4 2 6 3 3 1 6 2 10 3 8 1 16 1 23 0s13-4 20-8l5-3c-6 2-12 3-18 3-5 0-11 0-16-1-9-1-14-4-14-8s5-9 15-14c9-5 19-10 29-12 11-2 21-3 29-1 5 1 9 2 11 5 3 1 3 3 2 6l9-6 11 2z">
          <text:p/>
        </draw:path>
        <draw:path draw:style-name="gr51" draw:text-style-name="P1" draw:layer="layout" svg:width="0.496cm" svg:height="0.954cm" svg:x="5.188cm" svg:y="2.339cm" svg:viewBox="0 0 497 955" svg:d="M144 955c-274-317-157-605 353-955">
          <text:p/>
        </draw:path>
        <draw:path draw:style-name="gr52" draw:text-style-name="P28" draw:layer="layout" svg:width="0.07cm" svg:height="0.052cm" svg:x="5.66cm" svg:y="2.306cm" svg:viewBox="0 0 71 53" svg:d="M71 0c-16 8-47 18-71 22l36 31c8-18 24-41 35-53z">
          <text:p/>
        </draw:path>
        <draw:path draw:style-name="gr3" draw:text-style-name="P2" draw:layer="layout" svg:width="0.22cm" svg:height="0.087cm" svg:x="5.109cm" svg:y="2.781cm" svg:viewBox="0 0 221 88" svg:d="M195 58c39-23 32-48-15-56s-116 4-156 28c-38 22-31 47 17 55 47 8 116-4 154-27z">
          <text:p/>
        </draw:path>
        <draw:path draw:style-name="gr52" draw:text-style-name="P28" draw:layer="layout" svg:width="0.129cm" svg:height="0.059cm" svg:x="5.105cm" svg:y="2.784cm" svg:viewBox="0 0 130 60" svg:d="M95 13l12 2-59 35c-8 5-15 8-22 9-6 1-14 2-21 1l-5-1 9-5h2c5 1 9 1 12 0s8-2 13-5zM118 0l12 1-13 8-12-2z">
          <text:p/>
        </draw:path>
        <draw:path draw:style-name="gr52" draw:text-style-name="P28" draw:layer="layout" svg:width="0.105cm" svg:height="0.057cm" svg:x="5.187cm" svg:y="2.791cm" svg:viewBox="0 0 106 58" svg:d="M94 38l-35 20-11-2 35-21c6-3 8-6 8-8s-3-4-8-5c-6-1-13-1-20 1-7 1-13 4-19 7l-33 20-11-1 82-49 11 2-33 19c7-2 13-3 18-3 6 0 11 0 16 0 8 2 12 4 12 7s-4 7-12 13z">
          <text:p/>
        </draw:path>
        <draw:path draw:style-name="gr53" draw:text-style-name="P1" draw:layer="layout" svg:width="0.303cm" svg:height="0.696cm" svg:x="5.49cm" svg:y="2.518cm" svg:viewBox="0 0 304 697" svg:d="M304 697c-302-243-360-425-257-697">
          <text:p/>
        </draw:path>
        <draw:path draw:style-name="gr54" draw:text-style-name="P29" draw:layer="layout" svg:width="0.048cm" svg:height="0.056cm" svg:x="5.511cm" svg:y="2.473cm" svg:viewBox="0 0 49 57" svg:d="M45 0c-9 12-28 33-45 45l49 12c-5-18-6-43-4-57z">
          <text:p/>
        </draw:path>
        <draw:path draw:style-name="gr3" draw:text-style-name="P2" draw:layer="layout" svg:width="0.195cm" svg:height="0.077cm" svg:x="5.418cm" svg:y="2.833cm" svg:viewBox="0 0 196 78" svg:d="M174 51c34-20 28-42-14-49s-104 4-138 24-28 43 14 50c41 7 103-3 138-25z">
          <text:p/>
        </draw:path>
        <draw:polygon draw:style-name="gr54" draw:text-style-name="P29" draw:layer="layout" svg:width="0.117cm" svg:height="0.058cm" svg:x="5.43cm" svg:y="2.838cm" svg:viewBox="0 0 118 59" draw:points="81,0 92,2 44,30 104,20 118,23 55,33 63,59 48,56 40,33 12,50 0,48">
          <text:p/>
        </draw:polygon>
        <draw:path draw:style-name="gr54" draw:text-style-name="P29" draw:layer="layout" svg:width="0.114cm" svg:height="0.046cm" svg:x="5.509cm" svg:y="2.854cm" svg:viewBox="0 0 115 47" svg:d="M115 2l-8 5-11-1c-5-1-8-1-12 0-3 0-6 1-9 3l-6 3 20 3-7 4-20-2-51 30-11-2 51-31-11-1 7-5 11 2 5-2c6-4 13-7 19-7 7-1 14-1 22 0z">
          <text:p/>
        </draw:path>
        <draw:path draw:style-name="gr55" draw:text-style-name="P1" draw:layer="layout" svg:width="0.465cm" svg:height="0.784cm" svg:x="5.733cm" svg:y="2.425cm" svg:viewBox="0 0 466 785" svg:d="M82 785c-184-270-58-508 384-785">
          <text:p/>
        </draw:path>
        <draw:path draw:style-name="gr56" draw:text-style-name="P30" draw:layer="layout" svg:width="0.074cm" svg:height="0.052cm" svg:x="6.175cm" svg:y="2.393cm" svg:viewBox="0 0 75 53" svg:d="M75 0c-19 7-50 16-75 19l34 34c9-18 27-41 41-53z">
          <text:p/>
        </draw:path>
        <draw:path draw:style-name="gr3" draw:text-style-name="P2" draw:layer="layout" svg:width="0.243cm" svg:height="0.096cm" svg:x="5.657cm" svg:y="2.767cm" svg:viewBox="0 0 244 97" svg:d="M217 65c42-25 34-53-18-62s-128 5-172 30c-42 26-34 53 18 62 53 8 129-5 172-30z">
          <text:p/>
        </draw:path>
        <draw:polygon draw:style-name="gr56" draw:text-style-name="P30" draw:layer="layout" svg:width="0.118cm" svg:height="0.058cm" svg:x="5.689cm" svg:y="2.773cm" svg:viewBox="0 0 119 59" draw:points="80,0 91,2 43,30 104,20 119,23 54,33 62,59 47,56 39,33 11,50 0,47">
          <text:p/>
        </draw:polygon>
        <draw:path draw:style-name="gr56" draw:text-style-name="P30" draw:layer="layout" svg:width="0.131cm" svg:height="0.05cm" svg:x="5.751cm" svg:y="2.802cm" svg:viewBox="0 0 132 51" svg:d="M93 22c7-4 10-8 10-10 0-3-3-5-10-6-6-2-12-1-19 1-7 1-14 4-21 8s-11 7-11 11c0 3 3 5 9 6 7 1 13 1 20-1 8-2 15-4 22-9zM81 37c-9 6-19 10-29 12s-22 2-33 1c-5-1-8-2-11-3s-6-2-8-2l10-6c1 1 3 2 6 3 2 1 6 2 9 3 8 1 16 1 23 0 7-2 14-4 20-8l6-3c-7 1-12 2-18 3-5 0-11 0-16-1-10-1-14-4-14-8s5-10 15-15c9-5 18-9 29-11 10-3 20-3 29-1 5 0 9 2 11 3 2 2 3 4 2 6l8-5 12 2z">
          <text:p/>
        </draw:path>
        <draw:path draw:style-name="gr57" draw:text-style-name="P1" draw:layer="layout" svg:width="0.493cm" svg:height="0.893cm" svg:x="5.251cm" svg:y="2.339cm" svg:viewBox="0 0 494 894" svg:d="M494 894c-640-191-649-562-81-894">
          <text:p/>
        </draw:path>
        <draw:path draw:style-name="gr58" draw:text-style-name="P31" draw:layer="layout" svg:width="0.083cm" svg:height="0.057cm" svg:x="5.637cm" svg:y="2.305cm" svg:viewBox="0 0 84 58" svg:d="M84 0c-19 9-56 17-84 20l37 38c10-20 32-44 47-58z">
          <text:p/>
        </draw:path>
        <draw:path draw:style-name="gr3" draw:text-style-name="P2" draw:layer="layout" svg:width="0.234cm" svg:height="0.092cm" svg:x="5.141cm" svg:y="2.789cm" svg:viewBox="0 0 235 93" svg:d="M209 62c41-24 34-52-17-60-50-8-124 4-165 30-41 24-34 50 16 58 50 9 125-4 166-28z">
          <text:p/>
        </draw:path>
        <draw:polygon draw:style-name="gr58" draw:text-style-name="P31" draw:layer="layout" svg:width="0.118cm" svg:height="0.058cm" svg:x="5.155cm" svg:y="2.798cm" svg:viewBox="0 0 119 59" draw:points="81,0 92,2 43,31 104,20 119,23 55,34 63,59 47,56 39,33 11,50 0,48">
          <text:p/>
        </draw:polygon>
        <draw:path draw:style-name="gr58" draw:text-style-name="P31" draw:layer="layout" svg:width="0.105cm" svg:height="0.057cm" svg:x="5.232cm" svg:y="2.811cm" svg:viewBox="0 0 106 58" svg:d="M94 37l-35 21-11-2 35-20c6-4 8-6 8-9 0-2-3-3-8-4-6-1-13-1-20 0-6 2-13 4-19 8l-33 19-11-2 81-48 11 1-32 20c7-2 13-3 18-3 6 0 11-1 16 1 8 2 12 4 12 7s-4 7-12 11z">
          <text:p/>
        </draw:path>
        <draw:path draw:style-name="gr59" draw:text-style-name="P1" draw:layer="layout" svg:width="0.295cm" svg:height="0.699cm" svg:x="5.32cm" svg:y="3.256cm" svg:viewBox="0 0 296 700" svg:d="M296 700c-387-196-387-432-41-700">
          <text:p/>
        </draw:path>
        <draw:path draw:style-name="gr60" draw:text-style-name="P32" draw:layer="layout" svg:width="0.063cm" svg:height="0.048cm" svg:x="5.551cm" svg:y="3.224cm" svg:viewBox="0 0 64 49" svg:d="M64 0c-15 7-42 18-64 23l34 26c6-16 19-38 30-49z">
          <text:p/>
        </draw:path>
        <draw:path draw:style-name="gr3" draw:text-style-name="P2" draw:layer="layout" svg:width="0.157cm" svg:height="0.062cm" svg:x="5.246cm" svg:y="3.598cm" svg:viewBox="0 0 158 63" svg:d="M141 42c27-17 22-35-12-41-33-5-83 3-110 20-29 17-24 35 11 40 34 6 83-3 111-19z">
          <text:p/>
        </draw:path>
        <draw:polygon draw:style-name="gr60" draw:text-style-name="P32" draw:layer="layout" svg:width="0.093cm" svg:height="0.049cm" svg:x="5.258cm" svg:y="3.598cm" svg:viewBox="0 0 94 50" draw:points="82,0 94,2 12,50 0,49">
          <text:p/>
        </draw:polygon>
        <draw:path draw:style-name="gr60" draw:text-style-name="P32" draw:layer="layout" svg:width="0.092cm" svg:height="0.049cm" svg:x="5.3cm" svg:y="3.605cm" svg:viewBox="0 0 93 50" svg:d="M58 13l11 2-57 35-12-1zM81 0l12 2-13 7-12-2z">
          <text:p/>
        </draw:path>
        <draw:path draw:style-name="gr61" draw:text-style-name="P1" draw:layer="layout" svg:width="0.359cm" svg:height="0.509cm" svg:x="5.243cm" svg:y="3.451cm" svg:viewBox="0 0 360 510" svg:d="M360 510c-356-142-435-301-294-510">
          <text:p/>
        </draw:path>
        <draw:path draw:style-name="gr62" draw:text-style-name="P33" draw:layer="layout" svg:width="0.047cm" svg:height="0.049cm" svg:x="5.286cm" svg:y="3.414cm" svg:viewBox="0 0 48 50" svg:d="M48 0c-10 10-30 25-48 34l40 16c-1-16 3-38 8-50z">
          <text:p/>
        </draw:path>
        <draw:path draw:style-name="gr3" draw:text-style-name="P2" draw:layer="layout" svg:width="0.186cm" svg:height="0.073cm" svg:x="5.18cm" svg:y="3.689cm" svg:viewBox="0 0 187 74" svg:d="M166 49c32-19 26-40-13-47-40-7-100 4-132 23s-27 40 13 47 99-4 132-23z">
          <text:p/>
        </draw:path>
        <draw:polygon draw:style-name="gr62" draw:text-style-name="P33" draw:layer="layout" svg:width="0.092cm" svg:height="0.049cm" svg:x="5.215cm" svg:y="3.689cm" svg:viewBox="0 0 93 50" draw:points="81,0 93,1 12,50 0,48">
          <text:p/>
        </draw:polygon>
        <draw:path draw:style-name="gr62" draw:text-style-name="P33" draw:layer="layout" svg:width="0.129cm" svg:height="0.06cm" svg:x="5.22cm" svg:y="3.696cm" svg:viewBox="0 0 130 61" svg:d="M95 13l11 2-58 34c-8 6-15 9-22 10-7 2-14 2-21 1l-5-1 8-5h3c5 1 9 1 12 0s8-2 13-6zM118 0l12 1-13 8-12-2z">
          <text:p/>
        </draw:path>
        <draw:path draw:style-name="gr63" draw:text-style-name="P1" draw:layer="layout" svg:width="0.267cm" svg:height="0.591cm" svg:x="5.445cm" svg:y="3.36cm" svg:viewBox="0 0 268 592" svg:d="M182 592c-275-178-232-378 86-592">
          <text:p/>
        </draw:path>
        <draw:path draw:style-name="gr47" draw:text-style-name="P26" draw:layer="layout" svg:width="0.068cm" svg:height="0.05cm" svg:x="5.69cm" svg:y="3.329cm" svg:viewBox="0 0 69 51" svg:d="M69 0c-16 8-46 16-69 20l33 31c9-18 24-39 36-51z">
          <text:p/>
        </draw:path>
        <draw:path draw:style-name="gr3" draw:text-style-name="P2" draw:layer="layout" svg:width="0.192cm" svg:height="0.075cm" svg:x="5.357cm" svg:y="3.628cm" svg:viewBox="0 0 193 76" svg:d="M171 51c34-20 28-42-13-49s-103 3-136 24c-34 20-27 42 13 48 42 7 103-3 136-23z">
          <text:p/>
        </draw:path>
        <draw:polygon draw:style-name="gr47" draw:text-style-name="P26" draw:layer="layout" svg:width="0.092cm" svg:height="0.049cm" svg:x="5.369cm" svg:y="3.632cm" svg:viewBox="0 0 93 50" draw:points="82,0 93,2 12,50 0,49">
          <text:p/>
        </draw:polygon>
        <draw:polygon draw:style-name="gr47" draw:text-style-name="P26" draw:layer="layout" svg:width="0.118cm" svg:height="0.058cm" svg:x="5.411cm" svg:y="3.639cm" svg:viewBox="0 0 119 59" draw:points="81,0 92,2 44,30 104,20 119,23 55,33 63,59 48,56 40,33 11,50 0,48">
          <text:p/>
        </draw:polygon>
        <draw:path draw:style-name="gr64" draw:text-style-name="P1" draw:layer="layout" svg:width="0.565cm" svg:height="0.907cm" svg:x="4.962cm" svg:y="3.241cm" svg:viewBox="0 0 566 908" svg:d="M324 908c-517-225-399-598 242-908">
          <text:p/>
        </draw:path>
        <draw:path draw:style-name="gr65" draw:text-style-name="P34" draw:layer="layout" svg:width="0.067cm" svg:height="0.042cm" svg:x="5.508cm" svg:y="3.218cm" svg:viewBox="0 0 68 43" svg:d="M68 0c-16 4-45 9-68 10l26 33c10-16 29-34 42-43z">
          <text:p/>
        </draw:path>
        <draw:path draw:style-name="gr3" draw:text-style-name="P2" draw:layer="layout" svg:width="0.237cm" svg:height="0.094cm" svg:x="4.86cm" svg:y="3.677cm" svg:viewBox="0 0 238 95" svg:d="M210 62c42-24 35-51-17-59-51-10-125 4-167 29-41 24-33 51 17 60 51 9 126-5 167-30z">
          <text:p/>
        </draw:path>
        <draw:path draw:style-name="gr65" draw:text-style-name="P34" draw:layer="layout" svg:width="0.149cm" svg:height="0.052cm" svg:x="4.873cm" svg:y="3.699cm" svg:viewBox="0 0 150 53" svg:d="M102 16c8-2 14-3 20-4 6 0 12 0 18 1 7 1 11 3 10 7 0 3-4 6-11 11l-35 22-12-4 35-20c5-3 8-6 8-8 1-2-2-3-6-4-7-1-13-1-19 0-7 2-13 4-19 7l-34 20-11-2 34-21c7-3 10-6 10-8s-2-3-8-4-13-1-19 1c-7 1-13 3-19 7l-32 19-12-2 58-34 11 2-9 5c6-1 12-2 18-2 5-1 11 0 17 0 5 1 8 2 9 5 1 2 1 3-2 6z">
          <text:p/>
        </draw:path>
        <draw:path draw:style-name="gr65" draw:text-style-name="P34" draw:layer="layout" svg:width="0.093cm" svg:height="0.049cm" svg:x="4.994cm" svg:y="3.706cm" svg:viewBox="0 0 94 50" svg:d="M59 14l11 1-58 35-12-1zM82 0l12 2-13 7-12-2z">
          <text:p/>
        </draw:path>
        <draw:path draw:style-name="gr66" draw:text-style-name="P1" draw:layer="layout" svg:width="0.248cm" svg:height="0.691cm" svg:x="5.059cm" svg:y="3.45cm" svg:viewBox="0 0 249 692" svg:d="M249 692c-325-214-325-426-39-692">
          <text:p/>
        </draw:path>
        <draw:path draw:style-name="gr67" draw:text-style-name="P35" draw:layer="layout" svg:width="0.062cm" svg:height="0.053cm" svg:x="5.244cm" svg:y="3.414cm" svg:viewBox="0 0 63 54" svg:d="M63 0c-15 9-41 21-63 28l38 26c4-19 15-42 25-54z">
          <text:p/>
        </draw:path>
        <draw:path draw:style-name="gr3" draw:text-style-name="P2" draw:layer="layout" svg:width="0.259cm" svg:height="0.102cm" svg:x="4.934cm" svg:y="3.759cm" svg:viewBox="0 0 260 103" svg:d="M231 69c45-28 37-57-19-66-55-9-138 5-183 32-45 26-37 56 19 66 56 9 137-5 183-32z">
          <text:p/>
        </draw:path>
        <draw:path draw:style-name="gr67" draw:text-style-name="P35" draw:layer="layout" svg:width="0.149cm" svg:height="0.052cm" svg:x="4.967cm" svg:y="3.779cm" svg:viewBox="0 0 150 53" svg:d="M101 16c7-2 14-3 20-4 6 0 12 0 17 1 9 1 12 3 12 7s-4 8-13 12l-34 21-13-3 35-20c6-3 9-6 9-8 0-3-2-4-7-5-6-1-12-1-19 0-7 2-13 5-19 9l-32 19-12-2 35-21c5-4 8-7 8-8 1-3-2-4-7-5-6-1-12-1-19 1-6 1-13 4-18 7l-33 20-11-2 57-35 11 2-8 5c6-1 12-2 17-2 6-1 11 0 16 0 5 1 8 2 10 5 1 2 0 4-2 6z">
          <text:p/>
        </draw:path>
        <draw:path draw:style-name="gr67" draw:text-style-name="P35" draw:layer="layout" svg:width="0.128cm" svg:height="0.06cm" svg:x="5.052cm" svg:y="3.786cm" svg:viewBox="0 0 129 61" svg:d="M94 14l12 1-58 36c-7 4-15 7-21 9-7 1-14 1-22 0l-5-1 9-5 3 1c5 1 8 1 12 0 3-1 7-3 13-6zM118 0l11 2-13 7-11-1z">
          <text:p/>
        </draw:path>
        <draw:path draw:style-name="gr68" draw:text-style-name="P1" draw:layer="layout" svg:width="0.371cm" svg:height="0.753cm" svg:x="5.383cm" svg:y="3.371cm" svg:viewBox="0 0 372 754" svg:d="M0 754c22-296 117-480 372-754">
          <text:p/>
        </draw:path>
        <draw:path draw:style-name="gr69" draw:text-style-name="P36" draw:layer="layout" svg:width="0.062cm" svg:height="0.056cm" svg:x="5.729cm" svg:y="3.332cm" svg:viewBox="0 0 63 57" svg:d="M63 0c-14 10-40 24-63 32l43 25c2-20 12-44 20-57z">
          <text:p/>
        </draw:path>
        <draw:path draw:style-name="gr3" draw:text-style-name="P2" draw:layer="layout" svg:width="0.28cm" svg:height="0.11cm" svg:x="5.346cm" svg:y="3.679cm" svg:viewBox="0 0 281 111" svg:d="M249 74c49-29 40-60-20-71-59-10-149 6-198 35-48 29-40 60 20 70 60 11 150-5 198-34z">
          <text:p/>
        </draw:path>
        <draw:path draw:style-name="gr69" draw:text-style-name="P36" draw:layer="layout" svg:width="0.149cm" svg:height="0.051cm" svg:x="5.362cm" svg:y="3.707cm" svg:viewBox="0 0 150 52" svg:d="M102 16c8-2 14-3 20-4 6 0 12 0 18 1 7 1 11 3 10 6 0 3-4 7-11 12l-35 21-12-2 35-21c5-4 8-6 8-8 1-2-2-4-6-4-7-1-13-1-20 0-6 2-12 4-18 7l-33 21-11-4 34-20c6-3 9-6 9-8s-2-3-8-4-12-1-18 0c-7 2-13 4-19 8l-34 19-11-2 59-34 11 2-9 5c6-2 12-2 18-2 5-1 10-1 16 0 5 1 8 2 9 4s1 4-2 7z">
          <text:p/>
        </draw:path>
        <draw:polygon draw:style-name="gr69" draw:text-style-name="P36" draw:layer="layout" svg:width="0.118cm" svg:height="0.058cm" svg:x="5.483cm" svg:y="3.714cm" svg:viewBox="0 0 119 59" draw:points="82,0 93,2 44,31 104,21 119,24 54,34 63,59 48,56 39,34 11,50 0,48">
          <text:p/>
        </draw:polygon>
        <draw:path draw:style-name="gr70" draw:text-style-name="P1" draw:layer="layout" svg:width="0.62cm" svg:height="0.838cm" svg:x="5.098cm" svg:y="3.248cm" svg:viewBox="0 0 621 839" svg:d="M621 839c-752-105-823-538-204-839">
          <text:p/>
        </draw:path>
        <draw:path draw:style-name="gr71" draw:text-style-name="P37" draw:layer="layout" svg:width="0.084cm" svg:height="0.054cm" svg:x="5.491cm" svg:y="3.218cm" svg:viewBox="0 0 85 55" svg:d="M85 0c-20 6-56 12-85 13l33 42c13-21 36-44 52-55z">
          <text:p/>
        </draw:path>
        <draw:path draw:style-name="gr3" draw:text-style-name="P2" draw:layer="layout" svg:width="0.193cm" svg:height="0.076cm" svg:x="5.014cm" svg:y="3.699cm" svg:viewBox="0 0 194 77" svg:d="M172 50c34-20 28-41-13-48-42-7-104 3-137 23-34 20-28 43 13 50 42 7 104-4 137-25z">
          <text:p/>
        </draw:path>
        <draw:path draw:style-name="gr71" draw:text-style-name="P37" draw:layer="layout" svg:width="0.104cm" svg:height="0.043cm" svg:x="5.026cm" svg:y="3.716cm" svg:viewBox="0 0 105 44" svg:d="M94 24l-35 20-11-2 35-20c5-3 8-6 7-8 0-2-2-4-7-5-7-1-13-1-20 1-7 1-13 4-19 7l-33 19-11-1 58-35 11 1-9 7c7-2 13-3 18-3s11 0 16 0c8 2 12 4 11 7 0 3-4 7-11 12z">
          <text:p/>
        </draw:path>
        <draw:path draw:style-name="gr71" draw:text-style-name="P37" draw:layer="layout" svg:width="0.092cm" svg:height="0.049cm" svg:x="5.107cm" svg:y="3.716cm" svg:viewBox="0 0 93 50" svg:d="M57 13l12 2-57 35-12-2zM81 0l12 1-14 8-11-2z">
          <text:p/>
        </draw:path>
        <draw:path draw:style-name="gr72" draw:text-style-name="P1" draw:layer="layout" svg:width="0.495cm" svg:height="0.61cm" svg:x="5.256cm" svg:y="3.459cm" svg:viewBox="0 0 496 611" svg:d="M496 611c-463-165-584-355-438-611">
          <text:p/>
        </draw:path>
        <draw:path draw:style-name="gr73" draw:text-style-name="P38" draw:layer="layout" svg:width="0.052cm" svg:height="0.058cm" svg:x="5.288cm" svg:y="3.414cm" svg:viewBox="0 0 53 59" svg:d="M53 0c-12 12-34 30-53 42l48 17c-2-19 1-45 5-59z">
          <text:p/>
        </draw:path>
        <draw:path draw:style-name="gr3" draw:text-style-name="P2" draw:layer="layout" svg:width="0.219cm" svg:height="0.086cm" svg:x="5.199cm" svg:y="3.75cm" svg:viewBox="0 0 220 87" svg:d="M195 57c38-23 31-47-16-55-48-8-116 4-154 26-39 23-32 48 15 56s117-4 155-27z">
          <text:p/>
        </draw:path>
        <draw:path draw:style-name="gr73" draw:text-style-name="P38" draw:layer="layout" svg:width="0.104cm" svg:height="0.044cm" svg:x="5.232cm" svg:y="3.765cm" svg:viewBox="0 0 105 45" svg:d="M94 23l-35 22-11-2 35-22c5-3 8-6 7-8 0-2-2-3-7-4-7-1-13-1-20 0-7 2-13 4-19 8l-33 19-11-2 58-34 11 2-9 5c7-2 13-3 18-3s11 0 16 1c8 1 12 4 11 7 0 3-3 6-11 11z">
          <text:p/>
        </draw:path>
        <draw:path draw:style-name="gr73" draw:text-style-name="P38" draw:layer="layout" svg:width="0.128cm" svg:height="0.06cm" svg:x="5.277cm" svg:y="3.765cm" svg:viewBox="0 0 129 61" svg:d="M94 13l12 2-58 36c-7 4-16 7-23 9-6 1-13 1-21 0l-4-1 8-5 3 1c4 0 8 0 12 0 3-1 7-3 13-6zM117 0l12 2-13 7-11-2z">
          <text:p/>
        </draw:path>
        <draw:path draw:style-name="gr74" draw:text-style-name="P1" draw:layer="layout" svg:width="0.2cm" svg:height="0.681cm" svg:x="5.596cm" svg:y="3.373cm" svg:viewBox="0 0 201 682" svg:d="M201 682c-262-230-262-422-36-682">
          <text:p/>
        </draw:path>
        <draw:path draw:style-name="gr75" draw:text-style-name="P39" draw:layer="layout" svg:width="0.061cm" svg:height="0.057cm" svg:x="5.735cm" svg:y="3.332cm" svg:viewBox="0 0 62 58" svg:d="M62 0c-15 10-40 25-62 33l43 25c2-20 10-45 19-58z">
          <text:p/>
        </draw:path>
        <draw:path draw:style-name="gr3" draw:text-style-name="P2" draw:layer="layout" svg:width="0.234cm" svg:height="0.092cm" svg:x="5.483cm" svg:y="3.673cm" svg:viewBox="0 0 235 93" svg:d="M208 62c41-25 33-51-17-59-50-9-123 4-164 28-42 25-35 52 16 60 50 8 124-4 165-29z">
          <text:p/>
        </draw:path>
        <draw:path draw:style-name="gr75" draw:text-style-name="P39" draw:layer="layout" svg:width="0.105cm" svg:height="0.043cm" svg:x="5.496cm" svg:y="3.696cm" svg:viewBox="0 0 106 44" svg:d="M95 23l-36 21-11-1 36-22c5-3 8-6 7-8 0-2-2-4-7-5-7-1-13 0-21 1-7 2-13 4-19 7l-32 21-12-2 58-35 12 1-10 6c7-2 13-3 19-3 5 0 10 0 16 1 8 1 12 3 11 6 0 3-4 7-11 12z">
          <text:p/>
        </draw:path>
        <draw:polygon draw:style-name="gr75" draw:text-style-name="P39" draw:layer="layout" svg:width="0.118cm" svg:height="0.058cm" svg:x="5.578cm" svg:y="3.696cm" svg:viewBox="0 0 119 59" draw:points="80,0 91,2 43,30 104,20 119,23 54,33 62,59 47,56 39,33 11,50 0,48">
          <text:p/>
        </draw:polygon>
        <draw:path draw:style-name="gr76" draw:text-style-name="P1" draw:layer="layout" svg:width="0.151cm" svg:height="0.679cm" svg:x="5.504cm" svg:y="4.105cm" svg:viewBox="0 0 152 680" svg:d="M152 680c-198-245-198-422-27-680">
          <text:p/>
        </draw:path>
        <draw:path draw:style-name="gr77" draw:text-style-name="P40" draw:layer="layout" svg:width="0.051cm" svg:height="0.053cm" svg:x="5.604cm" svg:y="4.065cm" svg:viewBox="0 0 52 54" svg:d="M52 0c-11 10-33 26-52 36l44 18c-1-18 3-41 8-54z">
          <text:p/>
        </draw:path>
        <draw:path draw:style-name="gr3" draw:text-style-name="P2" draw:layer="layout" svg:width="0.188cm" svg:height="0.074cm" svg:x="5.414cm" svg:y="4.407cm" svg:viewBox="0 0 189 75" svg:d="M167 50c33-19 27-41-13-48s-100 4-133 24c-33 19-27 40 13 47 41 7 100-3 133-23z">
          <text:p/>
        </draw:path>
        <draw:path draw:style-name="gr77" draw:text-style-name="P40" draw:layer="layout" svg:width="0.092cm" svg:height="0.038cm" svg:x="5.436cm" svg:y="4.427cm" svg:viewBox="0 0 93 39" svg:d="M69 6c-7-2-14-1-21 1s-15 4-22 8c-7 5-11 8-12 11 0 3 3 5 10 7 6 1 13 1 21-2 8-2 15-5 22-9s10-7 11-10c0-3-3-5-9-6zM77 1c10 2 15 5 16 9 0 4-5 9-14 14-9 6-20 11-31 13-12 2-23 2-32 1-11-2-16-5-16-10 0-4 4-9 13-15 10-5 20-9 32-11 11-3 22-3 32-1z">
          <text:p/>
        </draw:path>
        <draw:polygon draw:style-name="gr77" draw:text-style-name="P40" draw:layer="layout" svg:width="0.092cm" svg:height="0.049cm" svg:x="5.499cm" svg:y="4.423cm" svg:viewBox="0 0 93 50" draw:points="81,0 93,2 12,50 0,49">
          <text:p/>
        </draw:polygon>
        <draw:path draw:style-name="gr78" draw:text-style-name="P1" draw:layer="layout" svg:width="0.362cm" svg:height="0.491cm" svg:x="5.239cm" svg:y="4.309cm" svg:viewBox="0 0 363 492" svg:d="M363 492c-356-143-434-301-305-492">
          <text:p/>
        </draw:path>
        <draw:path draw:style-name="gr79" draw:text-style-name="P41" draw:layer="layout" svg:width="0.069cm" svg:height="0.073cm" svg:x="5.264cm" svg:y="4.254cm" svg:viewBox="0 0 70 74" svg:d="M70 0c-15 15-43 37-70 50l59 24c-2-24 4-56 11-74z">
          <text:p/>
        </draw:path>
        <draw:path draw:style-name="gr3" draw:text-style-name="P2" draw:layer="layout" svg:width="0.26cm" svg:height="0.103cm" svg:x="5.143cm" svg:y="4.515cm" svg:viewBox="0 0 261 104" svg:d="M232 70c45-27 37-57-19-67-57-9-139 5-184 33-45 27-37 56 19 66 55 9 137-5 184-32z">
          <text:p/>
        </draw:path>
        <draw:path draw:style-name="gr79" draw:text-style-name="P41" draw:layer="layout" svg:width="0.092cm" svg:height="0.038cm" svg:x="5.175cm" svg:y="4.534cm" svg:viewBox="0 0 93 39" svg:d="M69 5c-6-1-13 0-21 2-7 1-14 4-21 8-8 5-11 8-12 11s3 5 10 6c6 1 13 1 21-1 7-2 14-5 21-9s11-7 11-10-2-5-9-7zM78 1c10 2 15 4 15 9 0 4-4 9-14 14-9 6-19 10-31 13-11 2-21 2-32 1-10-3-16-6-16-10s5-9 14-15c10-5 21-9 32-11 11-3 21-3 32-1z">
          <text:p/>
        </draw:path>
        <draw:path draw:style-name="gr79" draw:text-style-name="P41" draw:layer="layout" svg:width="0.148cm" svg:height="0.052cm" svg:x="5.239cm" svg:y="4.543cm" svg:viewBox="0 0 149 53" svg:d="M101 16c8-2 14-3 20-3 6-1 12-1 18 0 7 1 11 3 10 7 0 4-4 8-11 12l-35 21-12-3 35-20c5-3 8-6 8-9 1-2-1-3-6-4-6-1-13-1-19 1-7 1-13 3-19 8l-33 19-11-2 34-22c6-3 9-5 9-7 0-3-2-4-7-5-6-1-13-1-19 1-7 1-13 4-19 7l-33 20-11-1 58-36 11 2-9 6c6-2 12-3 18-3 5 0 10 0 16 0 5 1 8 3 9 5s1 4-2 6z">
          <text:p/>
        </draw:path>
        <draw:path draw:style-name="gr80" draw:text-style-name="P1" draw:layer="layout" svg:width="0.185cm" svg:height="0.565cm" svg:x="5.548cm" svg:y="4.219cm" svg:viewBox="0 0 186 566" svg:d="M107 566c-168-202-134-365 79-566">
          <text:p/>
        </draw:path>
        <draw:path draw:style-name="gr60" draw:text-style-name="P32" draw:layer="layout" svg:width="0.08cm" svg:height="0.068cm" svg:x="5.703cm" svg:y="4.172cm" svg:viewBox="0 0 81 69" svg:d="M81 0c-18 12-52 29-81 37l51 32c5-23 19-52 30-69z">
          <text:p/>
        </draw:path>
        <draw:path draw:style-name="gr3" draw:text-style-name="P2" draw:layer="layout" svg:width="0.211cm" svg:height="0.084cm" svg:x="5.452cm" svg:y="4.453cm" svg:viewBox="0 0 212 85" svg:d="M189 55c36-21 30-45-15-53-47-7-113 4-150 26s-30 47 15 54c45 8 113-4 150-27z">
          <text:p/>
        </draw:path>
        <draw:path draw:style-name="gr60" draw:text-style-name="P32" draw:layer="layout" svg:width="0.092cm" svg:height="0.038cm" svg:x="5.48cm" svg:y="4.466cm" svg:viewBox="0 0 93 39" svg:d="M68 6c-7-1-14-1-21 1s-14 5-21 9-11 7-11 10c-1 3 2 6 9 7 6 1 13 1 20-1 8-3 15-6 22-10s10-7 11-10c0-3-3-5-9-6zM76 1c11 2 16 5 17 9 0 4-5 9-15 14-9 7-20 11-31 13s-21 2-31 1c-11-2-16-5-16-10 0-4 4-9 13-15 10-5 20-9 31-11s22-3 32-1z">
          <text:p/>
        </draw:path>
        <draw:path draw:style-name="gr60" draw:text-style-name="P32" draw:layer="layout" svg:width="0.105cm" svg:height="0.043cm" svg:x="5.543cm" svg:y="4.476cm" svg:viewBox="0 0 106 44" svg:d="M94 24l-34 20-11-2 34-20c6-3 8-7 8-9s-3-4-8-5c-6-1-13-1-20 1-6 1-12 4-18 7l-34 20-11-1 59-35 11 1-9 6c6-2 12-3 17-3 6 0 11 0 16 0 8 2 12 4 12 7s-4 8-12 13z">
          <text:p/>
        </draw:path>
        <draw:path draw:style-name="gr81" draw:text-style-name="P1" draw:layer="layout" svg:width="0.41cm" svg:height="0.881cm" svg:x="5.157cm" svg:y="4.094cm" svg:viewBox="0 0 411 882" svg:d="M168 882c-289-288-205-554 243-882">
          <text:p/>
        </draw:path>
        <draw:path draw:style-name="gr82" draw:text-style-name="P42" draw:layer="layout" svg:width="0.063cm" svg:height="0.048cm" svg:x="5.546cm" svg:y="4.064cm" svg:viewBox="0 0 64 49" svg:d="M64 0c-15 7-43 16-64 20l34 29c6-18 20-38 30-49z">
          <text:p/>
        </draw:path>
        <draw:path draw:style-name="gr3" draw:text-style-name="P2" draw:layer="layout" svg:width="0.216cm" svg:height="0.085cm" svg:x="5.068cm" svg:y="4.504cm" svg:viewBox="0 0 217 86" svg:d="M192 57c39-23 31-48-15-55-46-8-114 4-152 26-39 23-32 48 15 56 47 7 115-5 152-27z">
          <text:p/>
        </draw:path>
        <draw:path draw:style-name="gr82" draw:text-style-name="P42" draw:layer="layout" svg:width="0.127cm" svg:height="0.05cm" svg:x="5.078cm" svg:y="4.519cm" svg:viewBox="0 0 128 51" svg:d="M43 32l-32 19-11-2 80-49 11 2-8 6c6-2 11-3 17-3 5 0 10 0 16 0 8 2 12 5 12 10-1 4-5 9-14 14s-19 9-30 12c-11 2-20 3-29 1-5-1-9-2-10-4-2-2-3-3-2-6zM102 27c7-4 10-8 11-11 1-4-2-6-8-7-7-1-13 0-21 1-7 2-14 6-21 10s-11 8-11 11c-1 3 2 5 9 6 6 1 12 0 19-1 8-2 15-5 22-9z">
          <text:p/>
        </draw:path>
        <draw:polygon draw:style-name="gr82" draw:text-style-name="P42" draw:layer="layout" svg:width="0.092cm" svg:height="0.049cm" svg:x="5.181cm" svg:y="4.52cm" svg:viewBox="0 0 93 50" draw:points="82,0 93,1 12,50 0,48">
          <text:p/>
        </draw:polygon>
        <draw:path draw:style-name="gr83" draw:text-style-name="P1" draw:layer="layout" svg:width="0.199cm" svg:height="0.688cm" svg:x="5.121cm" svg:y="4.289cm" svg:viewBox="0 0 200 689" svg:d="M200 689c-262-230-262-421-30-689">
          <text:p/>
        </draw:path>
        <draw:path draw:style-name="gr31" draw:text-style-name="P20" draw:layer="layout" svg:width="0.051cm" svg:height="0.047cm" svg:x="5.269cm" svg:y="4.255cm" svg:viewBox="0 0 52 48" svg:d="M52 0c-11 9-33 21-52 28l37 20c1-17 8-37 15-48z">
          <text:p/>
        </draw:path>
        <draw:path draw:style-name="gr3" draw:text-style-name="P2" draw:layer="layout" svg:width="0.28cm" svg:height="0.111cm" svg:x="4.985cm" svg:y="4.587cm" svg:viewBox="0 0 281 112" svg:d="M250 73c49-28 40-60-20-70-61-10-149 5-198 34s-40 62 20 72 149-6 198-36z">
          <text:p/>
        </draw:path>
        <draw:path draw:style-name="gr31" draw:text-style-name="P20" draw:layer="layout" svg:width="0.127cm" svg:height="0.049cm" svg:x="5.001cm" svg:y="4.601cm" svg:viewBox="0 0 128 50" svg:d="M42 32l-31 18-11-2 79-48 11 1-8 6c6-2 11-3 17-3s11 0 17 1c8 1 12 4 12 9-1 4-5 8-14 13-9 6-20 10-31 13-11 2-20 3-29 2-5-1-9-3-10-4-2-2-3-4-2-6zM101 25c8-4 11-7 12-10s-2-5-8-6c-8-2-15-1-22 1s-14 5-21 9-11 7-11 10c-1 4 2 6 8 7 7 1 13 1 20-1 8-2 15-6 22-10z">
          <text:p/>
        </draw:path>
        <draw:path draw:style-name="gr31" draw:text-style-name="P20" draw:layer="layout" svg:width="0.149cm" svg:height="0.052cm" svg:x="5.104cm" svg:y="4.614cm" svg:viewBox="0 0 150 53" svg:d="M102 17c7-2 14-3 20-3 6-1 12-1 18 0 7 1 10 3 10 7 0 3-4 7-11 11l-35 21-12-3 34-20c6-3 9-6 9-8 1-2-2-3-6-4-7-1-13-1-20 1-6 1-13 3-18 7l-33 19-12-2 35-21c6-3 8-5 8-7 1-3-2-4-7-5-6-1-12-1-18 1-7 1-13 4-19 7l-33 19-12-1 59-36 11 3-9 6c6-2 12-3 17-3 6 0 11 0 16 0 6 1 9 3 10 5s1 4-2 6z">
          <text:p/>
        </draw:path>
        <draw:path draw:style-name="gr84" draw:text-style-name="P1" draw:layer="layout" svg:width="0.452cm" svg:height="0.773cm" svg:x="5.255cm" svg:y="4.199cm" svg:viewBox="0 0 453 774" svg:d="M85 774c-187-264-64-499 368-774">
          <text:p/>
        </draw:path>
        <draw:path draw:style-name="gr52" draw:text-style-name="P28" draw:layer="layout" svg:width="0.068cm" svg:height="0.048cm" svg:x="5.685cm" svg:y="4.169cm" svg:viewBox="0 0 69 49" svg:d="M69 0c-16 7-46 15-69 18l31 31c9-18 26-38 38-49z">
          <text:p/>
        </draw:path>
        <draw:path draw:style-name="gr3" draw:text-style-name="P2" draw:layer="layout" svg:width="0.234cm" svg:height="0.092cm" svg:x="5.18cm" svg:y="4.539cm" svg:viewBox="0 0 235 93" svg:d="M208 62c41-24 34-51-16-59-50-9-124 4-166 29-40 24-33 51 17 59 51 8 125-4 165-29z">
          <text:p/>
        </draw:path>
        <draw:path draw:style-name="gr52" draw:text-style-name="P28" draw:layer="layout" svg:width="0.127cm" svg:height="0.049cm" svg:x="5.193cm" svg:y="4.547cm" svg:viewBox="0 0 128 50" svg:d="M43 31l-32 19-11-1 81-49 11 2-9 5c6-1 12-2 17-2 6-1 11 0 16 0 9 2 13 5 12 9 0 4-5 9-14 14-8 5-18 10-29 12-11 3-21 3-30 2-5-1-8-2-10-4s-3-5-2-7zM102 26c7-4 11-8 11-11 1-3-2-5-8-6s-13-1-20 1c-8 2-15 5-22 9s-11 8-11 11c0 2 3 4 9 7 6 1 13 0 20-3 7-1 14-4 21-8z">
          <text:p/>
        </draw:path>
        <draw:path draw:style-name="gr52" draw:text-style-name="P28" draw:layer="layout" svg:width="0.104cm" svg:height="0.043cm" svg:x="5.297cm" svg:y="4.561cm" svg:viewBox="0 0 105 44" svg:d="M94 24l-36 20-11-1 36-21c5-4 8-7 8-9s-3-4-8-4c-7-1-13-1-20 0-8 2-14 4-20 7l-32 21-11-2 57-35 12 1-9 6c7-2 13-3 18-3s11 0 16 1c8 1 12 3 11 6 0 3-3 7-11 13z">
          <text:p/>
        </draw:path>
        <draw:path draw:style-name="gr85" draw:text-style-name="P1" draw:layer="layout" svg:width="0.307cm" svg:height="0.793cm" svg:x="5.479cm" svg:y="4.104cm" svg:viewBox="0 0 308 794" svg:d="M308 794c-357-257-393-479-165-794">
          <text:p/>
        </draw:path>
        <draw:path draw:style-name="gr86" draw:text-style-name="P43" draw:layer="layout" svg:width="0.052cm" svg:height="0.053cm" svg:x="5.598cm" svg:y="4.065cm" svg:viewBox="0 0 53 54" svg:d="M53 0c-12 10-34 26-53 34l41 20c0-18 7-41 12-54z">
          <text:p/>
        </draw:path>
        <draw:path draw:style-name="gr3" draw:text-style-name="P2" draw:layer="layout" svg:width="0.212cm" svg:height="0.084cm" svg:x="5.382cm" svg:y="4.475cm" svg:viewBox="0 0 213 85" svg:d="M189 57c37-23 31-47-15-55-45-7-112 4-149 26-39 23-32 47 15 55 45 7 112-4 149-26z">
          <text:p/>
        </draw:path>
        <draw:path draw:style-name="gr86" draw:text-style-name="P43" draw:layer="layout" svg:width="0.105cm" svg:height="0.054cm" svg:x="5.425cm" svg:y="4.493cm" svg:viewBox="0 0 106 55" svg:d="M26 17c-7 4-11 7-12 10 0 3 3 5 9 6s13 1 21-1c7-2 15-4 22-9 7-4 10-8 10-11s-2-5-9-6c-6-1-13-1-20 1s-14 5-21 10zM46 36c-6 1-12 2-18 2-5 1-11 1-16 0-8-2-12-5-12-9s5-9 14-15c9-5 19-9 30-11 11-3 20-3 29-2 5 1 9 2 11 4 2 1 3 3 2 6l9-6 11 2-80 48-11-1z">
          <text:p/>
        </draw:path>
        <draw:polygon draw:style-name="gr86" draw:text-style-name="P43" draw:layer="layout" svg:width="0.093cm" svg:height="0.049cm" svg:x="5.492cm" svg:y="4.49cm" svg:viewBox="0 0 94 50" draw:points="82,0 94,2 12,50 0,49">
          <text:p/>
        </draw:polygon>
        <draw:path draw:style-name="gr59" draw:text-style-name="P1" draw:layer="layout" svg:width="0.402cm" svg:height="0.601cm" svg:x="5.388cm" svg:y="4.295cm" svg:viewBox="0 0 403 602" svg:d="M403 602c-285-222-379-370-403-602">
          <text:p/>
        </draw:path>
        <draw:path draw:style-name="gr60" draw:text-style-name="P32" draw:layer="layout" svg:width="0.048cm" svg:height="0.051cm" svg:x="5.365cm" svg:y="4.25cm" svg:viewBox="0 0 49 52" svg:d="M20 0c-2 14-10 36-20 52l49-3c-13-14-25-35-29-49z">
          <text:p/>
        </draw:path>
        <draw:path draw:style-name="gr3" draw:text-style-name="P2" draw:layer="layout" svg:width="0.275cm" svg:height="0.109cm" svg:x="5.353cm" svg:y="4.539cm" svg:viewBox="0 0 276 110" svg:d="M245 73c49-29 40-60-19-70s-146 5-194 34c-49 29-40 60 19 70s146-5 194-34z">
          <text:p/>
        </draw:path>
        <draw:path draw:style-name="gr60" draw:text-style-name="P32" draw:layer="layout" svg:width="0.105cm" svg:height="0.054cm" svg:x="5.401cm" svg:y="4.555cm" svg:viewBox="0 0 106 55" svg:d="M27 16c-7 4-11 8-12 11 0 3 3 5 9 6s13 0 21-2c7-1 15-4 22-8 6-4 10-8 10-11s-3-6-9-7-13 0-20 1c-7 3-14 6-21 10zM47 35c-6 1-12 2-18 3-5 0-11 0-16-1-9-1-13-4-13-9 0-4 5-9 15-14 9-5 19-10 30-12s20-3 29-2c5 1 9 2 11 4s3 5 1 7l9-6 11 1-79 49-11-2z">
          <text:p/>
        </draw:path>
        <draw:path draw:style-name="gr60" draw:text-style-name="P32" draw:layer="layout" svg:width="0.149cm" svg:height="0.051cm" svg:x="5.468cm" svg:y="4.565cm" svg:viewBox="0 0 150 52" svg:d="M102 15c8-1 14-2 20-3 6 0 12 0 18 1 7 1 10 3 10 6s-4 7-11 12l-35 21-12-3 34-20c6-4 9-6 9-8 1-2-2-4-6-4-7-2-13-1-20 0-6 2-13 4-18 7l-34 20-11-3 34-20c7-3 10-6 10-8s-2-3-9-4c-6-1-12-1-18 0-7 2-13 4-19 8l-33 19-11-2 58-34 11 2-9 5c6-2 12-3 18-3s11 0 17 1c5 1 8 2 9 4s1 4-2 6z">
          <text:p/>
        </draw:path>
        <draw:path draw:style-name="gr59" draw:text-style-name="P1" draw:layer="layout" svg:width="0.101cm" svg:height="0.673cm" svg:x="5.723cm" svg:y="4.214cm" svg:viewBox="0 0 102 674" svg:d="M102 674c-132-258-132-422-19-674">
          <text:p/>
        </draw:path>
        <draw:path draw:style-name="gr60" draw:text-style-name="P32" draw:layer="layout" svg:width="0.046cm" svg:height="0.054cm" svg:x="5.78cm" svg:y="4.171cm" svg:viewBox="0 0 47 55" svg:d="M45 0c-9 12-27 30-45 41l47 14c-5-18-5-42-2-55z">
          <text:p/>
        </draw:path>
        <draw:path draw:style-name="gr3" draw:text-style-name="P2" draw:layer="layout" svg:width="0.229cm" svg:height="0.09cm" svg:x="5.611cm" svg:y="4.497cm" svg:viewBox="0 0 230 91" svg:d="M203 60c41-24 34-50-16-58-49-8-121 4-161 28s-33 50 16 58c49 9 121-4 161-28z">
          <text:p/>
        </draw:path>
        <draw:path draw:style-name="gr60" draw:text-style-name="P32" draw:layer="layout" svg:width="0.105cm" svg:height="0.054cm" svg:x="5.656cm" svg:y="4.507cm" svg:viewBox="0 0 106 55" svg:d="M26 17c-7 4-11 8-12 10 0 3 3 5 9 6s13 1 20-1c8-2 16-4 23-8s11-8 11-11-3-5-9-6c-7-1-14-1-21 1s-14 5-21 9zM46 36c-6 1-12 2-18 2-5 1-11 1-16 0-8-2-12-5-12-9s5-9 14-14 18-9 29-11c12-4 21-4 31-3 5 2 9 3 11 5 2 1 2 3 1 6l9-6 11 2-80 47-11-1z">
          <text:p/>
        </draw:path>
        <draw:path draw:style-name="gr60" draw:text-style-name="P32" draw:layer="layout" svg:width="0.105cm" svg:height="0.043cm" svg:x="5.723cm" svg:y="4.518cm" svg:viewBox="0 0 106 44" svg:d="M95 24l-35 20-12-2 36-20c5-4 8-7 7-9 0-2-2-4-7-5-7-1-13 0-20 1s-13 4-20 7l-33 20-11-1 59-35 11 1-9 6c7-2 12-3 18-3 5 0 10 0 16 0 8 2 11 4 11 7s-4 7-11 13z">
          <text:p/>
        </draw:path>
        <draw:path draw:style-name="gr20" draw:text-style-name="P10" draw:layer="layout" svg:width="0.271cm" svg:height="0.107cm" svg:x="4.719cm" svg:y="1.526cm" svg:viewBox="0 0 272 108" svg:d="M240 72c49-28 40-58-19-69-58-10-143 5-190 34-48 28-40 58 19 68 58 10 143-5 190-33z">
          <text:p/>
        </draw:path>
        <draw:path draw:style-name="gr87" draw:text-style-name="P1" draw:layer="layout" svg:width="0.271cm" svg:height="0.107cm" svg:x="4.719cm" svg:y="1.526cm" svg:viewBox="0 0 272 108" svg:d="M240 72c49-28 40-58-19-69-58-10-143 5-190 34-48 28-40 58 19 68 58 10 143-5 190-33z">
          <text:p/>
        </draw:path>
        <draw:path draw:style-name="gr16" draw:text-style-name="P9" draw:layer="layout" svg:width="0.105cm" svg:height="0.038cm" svg:x="4.811cm" svg:y="1.558cm" svg:viewBox="0 0 106 39" svg:d="M106 6l-9 5c-2-1-5-2-8-3s-7-2-10-2c-6-1-12-2-16-1s-7 2-9 3c-3 1-4 3-3 4s4 2 9 5l3 1c7 2 11 4 11 6 1 2-1 5-5 8-6 2-12 4-21 6-8 1-17 1-27 0-4-1-8-2-11-3-4-1-7-3-10-4l10-6c2 2 5 4 9 5 3 1 7 2 12 3 5 0 10 0 14 0 5 0 8-1 11-3s4-3 3-4-5-2-10-4l-4-2c-5-2-8-4-9-7-1-2 1-4 6-7s11-5 19-6c8 0 16 0 25 1 4 1 7 1 11 2 3 1 6 2 9 3z">
          <text:p/>
        </draw:path>
        <draw:path draw:style-name="gr22" draw:text-style-name="P11" draw:layer="layout" svg:width="0.406cm" svg:height="0.16cm" svg:x="5.474cm" svg:y="1.41cm" svg:viewBox="0 0 407 161" svg:d="M361 106c72-42 59-87-29-102-86-14-214 8-285 50-72 42-59 88 29 103 87 14 214-8 285-51z">
          <text:p/>
        </draw:path>
        <draw:path draw:style-name="gr87" draw:text-style-name="P1" draw:layer="layout" svg:width="0.406cm" svg:height="0.16cm" svg:x="5.474cm" svg:y="1.41cm" svg:viewBox="0 0 407 161" svg:d="M361 106c72-42 59-87-29-102-86-14-214 8-285 50-72 42-59 88 29 103 87 14 214-8 285-51z">
          <text:p/>
        </draw:path>
        <draw:path draw:style-name="gr16" draw:text-style-name="P9" draw:layer="layout" svg:width="0.114cm" svg:height="0.047cm" svg:x="5.599cm" svg:y="1.46cm" svg:viewBox="0 0 115 48" svg:d="M115 3l-8 5-11-2c-4-1-8-1-11 0-3 0-7 2-10 4l-5 2 19 3-7 5-20-3-51 31-11-3 51-30-12-2 8-4 12 1 4-2c7-4 13-6 19-7 7-1 14-1 22 0z">
          <text:p/>
        </draw:path>
        <draw:path draw:style-name="gr16" draw:text-style-name="P9" draw:layer="layout" svg:width="0.095cm" svg:height="0.038cm" svg:x="5.654cm" svg:y="1.481cm" svg:viewBox="0 0 96 39" svg:d="M96 7l-9 5c-2-1-4-2-7-4-2-1-5-2-9-2-7-1-15-1-23 1-7 1-16 4-23 8s-10 9-10 12 4 5 11 6c4 0 8 1 12 1 5 1 9 0 14 0l-9 5c-5 0-9 0-14 0-4 0-8-1-12-1-11-2-16-5-17-9-1-5 3-11 13-16 9-6 21-9 32-11 12-2 23-3 34-1 4 1 7 1 10 2s5 2 7 4z">
          <text:p/>
        </draw:path>
        <draw:path draw:style-name="gr23" draw:text-style-name="P12" draw:layer="layout" svg:width="0.541cm" svg:height="0.214cm" svg:x="6.059cm" svg:y="1.395cm" svg:viewBox="0 0 542 215" svg:d="M481 142c95-56 77-116-38-136-116-20-288 11-382 66-95 56-77 117 38 137 117 20 287-11 382-67z">
          <text:p/>
        </draw:path>
        <draw:path draw:style-name="gr87" draw:text-style-name="P1" draw:layer="layout" svg:width="0.541cm" svg:height="0.214cm" svg:x="6.059cm" svg:y="1.395cm" svg:viewBox="0 0 542 215" svg:d="M481 142c95-56 77-116-38-136-116-20-288 11-382 66-95 56-77 117 38 137 117 20 287-11 382-67z">
          <text:p/>
        </draw:path>
        <draw:path draw:style-name="gr16" draw:text-style-name="P9" draw:layer="layout" svg:width="0.129cm" svg:height="0.049cm" svg:x="6.245cm" svg:y="1.474cm" svg:viewBox="0 0 130 50" svg:d="M86 19l33-19 11 2-82 48-11-2 9-5c-6 2-12 3-17 3-6 0-11 0-16 0-9-2-13-5-13-9 1-5 5-9 14-15s19-9 30-12c11-2 21-3 29-1 5 0 9 2 11 4 2 1 3 3 2 6zM26 25c-7 4-11 7-11 10-1 3 2 5 9 6 6 1 13 0 20-2 8-1 15-4 22-8s11-7 11-11-3-6-9-6c-7-1-13-1-21 1-7 2-14 5-21 10z">
          <text:p/>
        </draw:path>
        <draw:path draw:style-name="gr16" draw:text-style-name="P9" draw:layer="layout" svg:width="0.083cm" svg:height="0.049cm" svg:x="6.326cm" svg:y="1.484cm" svg:viewBox="0 0 84 50" svg:d="M77 1l-17 11 24 4-7 4-24-4-32 18c-5 3-7 5-7 6 1 1 3 2 8 3l13 2-8 5-13-2c-9-1-14-3-14-5-1-3 3-6 10-10l32-19-9-1 7-6 9 2 17-9z">
          <text:p/>
        </draw:path>
        <draw:path draw:style-name="gr24" draw:text-style-name="P13" draw:layer="layout" svg:width="0.338cm" svg:height="0.133cm" svg:x="5.733cm" svg:y="1.687cm" svg:viewBox="0 0 339 134" svg:d="M301 89c59-35 48-73-24-85-73-12-180 6-239 41s-49 74 24 86c72 12 180-6 239-42z">
          <text:p/>
        </draw:path>
        <draw:path draw:style-name="gr87" draw:text-style-name="P1" draw:layer="layout" svg:width="0.338cm" svg:height="0.133cm" svg:x="5.733cm" svg:y="1.687cm" svg:viewBox="0 0 339 134" svg:d="M301 89c59-35 48-73-24-85-73-12-180 6-239 41s-49 74 24 86c72 12 180-6 239-42z">
          <text:p/>
        </draw:path>
        <draw:path draw:style-name="gr16" draw:text-style-name="P9" draw:layer="layout" svg:width="0.149cm" svg:height="0.052cm" svg:x="5.743cm" svg:y="1.721cm" svg:viewBox="0 0 150 53" svg:d="M101 16c8-2 15-3 21-3 6-1 12-1 18 0 7 1 10 3 10 7 0 3-4 7-11 11l-35 22-13-2 35-22c6-3 9-6 9-8 1-2-2-3-6-4-7-1-13-1-20 1-7 1-14 3-19 7l-33 20-11-2 34-22c6-3 8-5 8-7 1-2-2-4-7-5-6-1-12-1-18 1-7 1-13 4-19 7l-33 19-11-1 58-35 11 2-9 6c6-2 12-3 17-3 6 0 11 0 16 0 6 1 9 3 11 5 1 2 1 4-3 6z">
          <text:p/>
        </draw:path>
        <draw:path draw:style-name="gr16" draw:text-style-name="P9" draw:layer="layout" svg:width="0.129cm" svg:height="0.049cm" svg:x="5.874cm" svg:y="1.736cm" svg:viewBox="0 0 130 50" svg:d="M87 20l32-20 11 2-82 48-11-2 9-4c-6 1-12 2-18 2-5 1-11 0-16 0-8-2-12-5-12-9s5-9 14-14c9-6 19-9 30-11 11-3 20-3 29-2 6 1 10 2 12 4 2 1 3 3 2 6zM26 25c-7 4-11 7-11 10-1 3 2 5 8 6 7 1 13 0 21-1 7-2 15-4 22-9 7-4 10-7 10-10 1-3-2-5-9-6-6-1-13-1-20 1s-14 5-21 9z">
          <text:p/>
        </draw:path>
        <draw:path draw:style-name="gr16" draw:text-style-name="P9" draw:layer="layout" svg:width="0.094cm" svg:height="0.039cm" svg:x="5.957cm" svg:y="1.758cm" svg:viewBox="0 0 95 40" svg:d="M95 7l-8 6c-2-1-4-2-7-3-3-3-6-4-9-4-8-1-15-1-23 1-8 3-15 5-22 9-7 5-11 8-11 11s4 5 12 7c3 0 7 0 11 1 5 0 9 0 13-1l-8 6c-5 0-9 0-13 0-4-1-8-1-12-2-12-1-18-4-18-9-1-4 3-9 13-15s20-10 32-12c11-3 23-3 34 0 3 0 7 1 10 2s5 2 6 3z">
          <text:p/>
        </draw:path>
        <draw:path draw:style-name="gr25" draw:text-style-name="P14" draw:layer="layout" svg:width="0.338cm" svg:height="0.133cm" svg:x="6.374cm" svg:y="1.308cm" svg:viewBox="0 0 339 134" svg:d="M301 90c59-36 49-74-24-86s-180 6-239 41-48 74 24 86c73 12 180-6 239-41z">
          <text:p/>
        </draw:path>
        <draw:path draw:style-name="gr87" draw:text-style-name="P1" draw:layer="layout" svg:width="0.338cm" svg:height="0.133cm" svg:x="6.374cm" svg:y="1.308cm" svg:viewBox="0 0 339 134" svg:d="M301 90c59-36 49-74-24-86s-180 6-239 41-48 74 24 86c73 12 180-6 239-41z">
          <text:p/>
        </draw:path>
        <draw:path draw:style-name="gr16" draw:text-style-name="P9" draw:layer="layout" svg:width="0.093cm" svg:height="0.039cm" svg:x="6.511cm" svg:y="1.354cm" svg:viewBox="0 0 94 40" svg:d="M81 23l-4 3-54-9c-6 4-9 7-8 10 1 2 5 4 13 5 5 2 9 2 14 3 5 0 10 0 16-1l-9 6c-5 0-11 0-16-1-5 0-10 0-14-1-12-2-18-6-19-10-1-5 3-9 12-15 10-5 21-9 32-11s24-2 35-1c9 2 14 5 15 9 0 3-4 8-13 13zM73 19c5-3 7-6 7-8-1-3-4-4-10-5-7-1-14-1-21 0s-13 3-18 6z">
          <text:p/>
        </draw:path>
        <draw:path draw:style-name="gr26" draw:text-style-name="P15" draw:layer="layout" svg:width="0.474cm" svg:height="0.187cm" svg:x="5.355cm" svg:y="2.287cm" svg:viewBox="0 0 475 188" svg:d="M421 125c83-49 68-103-34-120-101-17-250 9-334 59-83 49-67 102 35 119 101 17 250-9 333-58z">
          <text:p/>
        </draw:path>
        <draw:path draw:style-name="gr87" draw:text-style-name="P1" draw:layer="layout" svg:width="0.474cm" svg:height="0.187cm" svg:x="5.355cm" svg:y="2.287cm" svg:viewBox="0 0 475 188" svg:d="M421 125c83-49 68-103-34-120-101-17-250 9-334 59-83 49-67 102 35 119 101 17 250-9 333-58z">
          <text:p/>
        </draw:path>
        <draw:path draw:style-name="gr16" draw:text-style-name="P9" draw:layer="layout" svg:width="0.114cm" svg:height="0.047cm" svg:x="5.547cm" svg:y="2.356cm" svg:viewBox="0 0 115 48" svg:d="M115 3l-9 5-12-2c-4-1-8-1-11 0s-6 2-10 4l-5 4 19 3-7 4-19-3-50 30-11-2 50-30-12-2 7-5 12 2 4-3c7-4 13-6 20-7 6-1 13-1 23 0z">
          <text:p/>
        </draw:path>
        <draw:path draw:style-name="gr27" draw:text-style-name="P16" draw:layer="layout" svg:width="0.27cm" svg:height="0.107cm" svg:x="6.194cm" svg:y="2.288cm" svg:viewBox="0 0 271 108" svg:d="M241 71c47-28 39-58-19-68s-144 5-191 33c-48 28-39 59 19 69s144-5 191-34z">
          <text:p/>
        </draw:path>
        <draw:path draw:style-name="gr87" draw:text-style-name="P1" draw:layer="layout" svg:width="0.27cm" svg:height="0.107cm" svg:x="6.194cm" svg:y="2.288cm" svg:viewBox="0 0 271 108" svg:d="M241 71c47-28 39-58-19-68s-144 5-191 33c-48 28-39 59 19 69s144-5 191-34z">
          <text:p/>
        </draw:path>
        <draw:path draw:style-name="gr16" draw:text-style-name="P9" draw:layer="layout" svg:width="0.131cm" svg:height="0.05cm" svg:x="6.277cm" svg:y="2.313cm" svg:viewBox="0 0 132 51" svg:d="M93 23c7-4 10-7 10-10 0-4-3-6-10-7-6-1-12-1-19 1s-14 6-21 10-11 7-11 10 3 4 9 6c7 1 13 0 20-2 8-1 15-4 22-8zM81 38c-9 6-19 10-29 12s-21 2-33 0c-5 0-8-1-11-2s-6-2-8-3l10-6c1 1 3 3 6 3 2 2 6 2 9 3 9 1 16 1 23 0s14-4 20-8l6-2c-7 1-12 2-18 2-6 1-11 1-16 0-9-2-14-4-14-8s6-9 15-15 18-10 29-12c10-2 20-2 29-1 5 1 9 2 11 4s3 4 2 6l8-5 12 1z">
          <text:p/>
        </draw:path>
        <draw:path draw:style-name="gr28" draw:text-style-name="P17" draw:layer="layout" svg:width="0.271cm" svg:height="0.107cm" svg:x="5.67cm" svg:y="2.201cm" svg:viewBox="0 0 272 108" svg:d="M241 71c48-28 39-59-19-68-58-10-144 5-191 33-48 28-39 59 19 69 58 9 144-5 191-34z">
          <text:p/>
        </draw:path>
        <draw:path draw:style-name="gr87" draw:text-style-name="P1" draw:layer="layout" svg:width="0.271cm" svg:height="0.107cm" svg:x="5.67cm" svg:y="2.201cm" svg:viewBox="0 0 272 108" svg:d="M241 71c48-28 39-59-19-68-58-10-144 5-191 33-48 28-39 59 19 69 58 9 144-5 191-34z">
          <text:p/>
        </draw:path>
        <draw:path draw:style-name="gr16" draw:text-style-name="P9" draw:layer="layout" svg:width="0.105cm" svg:height="0.057cm" svg:x="5.74cm" svg:y="2.224cm" svg:viewBox="0 0 106 58" svg:d="M95 36l-35 22-11-2 35-21c5-4 8-6 7-9 0-2-2-3-7-4-7-1-13-1-20 1-7 1-13 3-19 7l-34 20-11-2 82-48 11 2-32 18c7-1 12-2 18-2 5-1 10-1 16 0 8 2 11 4 11 7s-4 7-11 11z">
          <text:p/>
        </draw:path>
        <draw:path draw:style-name="gr29" draw:text-style-name="P18" draw:layer="layout" svg:width="0.339cm" svg:height="0.133cm" svg:x="5.529cm" svg:y="3.091cm" svg:viewBox="0 0 340 134" svg:d="M302 90c59-35 48-74-25-86-72-12-178 6-238 42-60 35-49 73 25 85 72 12 178-6 238-41z">
          <text:p/>
        </draw:path>
        <draw:path draw:style-name="gr87" draw:text-style-name="P1" draw:layer="layout" svg:width="0.339cm" svg:height="0.133cm" svg:x="5.529cm" svg:y="3.091cm" svg:viewBox="0 0 340 134" svg:d="M302 90c59-35 48-74-25-86-72-12-178 6-238 42-60 35-49 73 25 85 72 12 178-6 238-41z">
          <text:p/>
        </draw:path>
        <draw:path draw:style-name="gr16" draw:text-style-name="P9" draw:layer="layout" svg:width="0.092cm" svg:height="0.049cm" svg:x="5.654cm" svg:y="3.13cm" svg:viewBox="0 0 93 50" svg:d="M59 13l11 2-57 35-13-2zM82 0l11 2-12 7-12-2z">
          <text:p/>
        </draw:path>
        <draw:path draw:style-name="gr30" draw:text-style-name="P19" draw:layer="layout" svg:width="0.338cm" svg:height="0.134cm" svg:x="5.209cm" svg:y="3.281cm" svg:viewBox="0 0 339 135" svg:d="M301 89c59-35 48-73-24-85-73-12-179 7-238 42-60 35-50 74 24 86 72 12 179-7 238-43z">
          <text:p/>
        </draw:path>
        <draw:path draw:style-name="gr87" draw:text-style-name="P1" draw:layer="layout" svg:width="0.338cm" svg:height="0.134cm" svg:x="5.209cm" svg:y="3.281cm" svg:viewBox="0 0 339 135" svg:d="M301 89c59-35 48-73-24-85-73-12-179 7-238 42-60 35-50 74 24 86 72 12 179-7 238-43z">
          <text:p/>
        </draw:path>
        <draw:path draw:style-name="gr16" draw:text-style-name="P9" draw:layer="layout" svg:width="0.129cm" svg:height="0.06cm" svg:x="5.305cm" svg:y="3.313cm" svg:viewBox="0 0 130 61" svg:d="M95 14l12 1-58 36c-8 4-15 7-22 9-6 1-13 1-22 0l-5-1 10-5 3 1c4 0 8 0 12 0 3-1 7-3 12-6zM118 0l12 2-13 7-11-2z">
          <text:p/>
        </draw:path>
        <draw:path draw:style-name="gr31" draw:text-style-name="P20" draw:layer="layout" svg:width="0.338cm" svg:height="0.134cm" svg:x="5.684cm" svg:y="3.198cm" svg:viewBox="0 0 339 135" svg:d="M301 90c59-36 48-75-25-86-73-13-179 6-238 41-59 36-49 74 24 86 72 12 179-7 239-41z">
          <text:p/>
        </draw:path>
        <draw:path draw:style-name="gr87" draw:text-style-name="P1" draw:layer="layout" svg:width="0.338cm" svg:height="0.134cm" svg:x="5.684cm" svg:y="3.198cm" svg:viewBox="0 0 339 135" svg:d="M301 90c59-36 48-74-25-86-73-13-179 6-238 41-59 36-49 74 24 86 72 12 179-7 239-41z">
          <text:p/>
        </draw:path>
        <draw:polygon draw:style-name="gr16" draw:text-style-name="P9" draw:layer="layout" svg:width="0.118cm" svg:height="0.057cm" svg:x="5.79cm" svg:y="3.235cm" svg:viewBox="0 0 119 58" draw:points="82,0 93,1 45,29 104,20 119,23 55,33 64,58 49,56 41,32 12,50 0,48">
          <text:p/>
        </draw:polygon>
        <draw:path draw:style-name="gr29" draw:text-style-name="P18" draw:layer="layout" svg:width="0.339cm" svg:height="0.134cm" svg:x="5.529cm" svg:y="3.931cm" svg:viewBox="0 0 340 135" svg:d="M302 89c59-35 48-73-25-85-72-13-178 6-238 41s-49 73 25 86c72 12 178-7 238-42z">
          <text:p/>
        </draw:path>
        <draw:path draw:style-name="gr87" draw:text-style-name="P1" draw:layer="layout" svg:width="0.339cm" svg:height="0.134cm" svg:x="5.529cm" svg:y="3.931cm" svg:viewBox="0 0 340 135" svg:d="M302 89c59-35 48-73-25-85-72-13-178 6-238 41s-49 73 25 86c72 12 178-7 238-42z">
          <text:p/>
        </draw:path>
        <draw:polygon draw:style-name="gr16" draw:text-style-name="P9" draw:layer="layout" svg:width="0.092cm" svg:height="0.049cm" svg:x="5.653cm" svg:y="3.971cm" svg:viewBox="0 0 93 50" draw:points="82,0 93,2 13,50 0,48">
          <text:p/>
        </draw:polygon>
        <draw:path draw:style-name="gr30" draw:text-style-name="P19" draw:layer="layout" svg:width="0.338cm" svg:height="0.134cm" svg:x="5.209cm" svg:y="4.121cm" svg:viewBox="0 0 339 135" svg:d="M301 90c59-36 48-74-24-86-73-13-179 6-238 41-60 36-50 74 24 86 72 12 179-7 238-41z">
          <text:p/>
        </draw:path>
        <draw:path draw:style-name="gr87" draw:text-style-name="P1" draw:layer="layout" svg:width="0.338cm" svg:height="0.134cm" svg:x="5.209cm" svg:y="4.121cm" svg:viewBox="0 0 339 135" svg:d="M301 90c59-36 48-74-24-86-73-13-179 6-238 41-60 36-50 74 24 86 72 12 179-7 238-41z">
          <text:p/>
        </draw:path>
        <draw:path draw:style-name="gr16" draw:text-style-name="P9" draw:layer="layout" svg:width="0.148cm" svg:height="0.051cm" svg:x="5.307cm" svg:y="4.159cm" svg:viewBox="0 0 149 52" svg:d="M101 15c8-1 14-2 20-3 7-1 12 0 18 1 7 1 11 3 10 6 0 3-3 7-11 12l-35 21-13-2 36-21c5-4 8-6 9-8 0-2-2-4-7-4-6-2-13-1-19 0-7 2-13 4-20 7l-33 20-11-3 35-20c5-3 8-6 8-8s-2-3-7-4c-6-1-12-1-19 0-7 2-13 4-19 8l-32 19-11-2 57-34 11 2-9 5c6-2 12-3 18-3 5 0 11 0 16 1 6 1 9 2 10 4 2 2 1 4-2 6z">
          <text:p/>
        </draw:path>
        <draw:path draw:style-name="gr31" draw:text-style-name="P20" draw:layer="layout" svg:width="0.338cm" svg:height="0.133cm" svg:x="5.684cm" svg:y="4.038cm" svg:viewBox="0 0 339 134" svg:d="M301 90c59-35 48-74-25-86s-179 6-238 42c-59 35-49 73 24 85 72 12 179-6 239-41z">
          <text:p/>
        </draw:path>
        <draw:path draw:style-name="gr87" draw:text-style-name="P1" draw:layer="layout" svg:width="0.338cm" svg:height="0.133cm" svg:x="5.684cm" svg:y="4.038cm" svg:viewBox="0 0 339 134" svg:d="M301 90c59-35 48-74-25-86s-179 6-238 42c-59 35-49 73 24 85 72 12 179-6 239-41z">
          <text:p/>
        </draw:path>
        <draw:path draw:style-name="gr16" draw:text-style-name="P9" draw:layer="layout" svg:width="0.105cm" svg:height="0.043cm" svg:x="5.802cm" svg:y="4.08cm" svg:viewBox="0 0 106 44" svg:d="M94 23l-35 21-11-2 35-21c6-3 8-6 8-8s-2-4-8-5-14 0-20 1c-7 1-13 4-19 7l-33 20-11-1 58-35 11 1-9 6c6-2 12-3 18-3s11 0 16 1c8 1 12 3 12 6s-4 7-12 12z">
          <text:p/>
        </draw:path>
        <draw:path draw:style-name="gr29" draw:text-style-name="P18" draw:layer="layout" svg:width="0.339cm" svg:height="0.134cm" svg:x="5.529cm" svg:y="4.772cm" svg:viewBox="0 0 340 135" svg:d="M302 90c59-36 48-74-25-86-72-12-178 7-238 42-60 34-49 73 25 86 72 12 178-7 238-42z">
          <text:p/>
        </draw:path>
        <draw:path draw:style-name="gr87" draw:text-style-name="P1" draw:layer="layout" svg:width="0.339cm" svg:height="0.134cm" svg:x="5.529cm" svg:y="4.772cm" svg:viewBox="0 0 340 135" svg:d="M302 90c59-36 48-74-25-86-72-12-178 7-238 42-60 34-49 73 25 86 72 12 178-7 238-42z">
          <text:p/>
        </draw:path>
        <draw:path draw:style-name="gr16" draw:text-style-name="P9" draw:layer="layout" svg:width="0.092cm" svg:height="0.038cm" svg:x="5.661cm" svg:y="4.816cm" svg:viewBox="0 0 93 39" svg:d="M69 6c-7-1-14-1-21 1s-14 5-21 10c-7 4-11 7-12 10 0 3 3 5 9 6 7 1 13 1 21-1 7-1 14-4 21-9 7-4 11-7 11-11 1-3-2-5-8-6zM77 2c10 1 16 4 16 8 0 5-5 10-15 16-9 5-19 9-30 11s-22 3-32 1-16-4-16-8c0-5 5-10 14-15 9-7 20-11 31-13 11-3 21-3 32 0z">
          <text:p/>
        </draw:path>
        <draw:path draw:style-name="gr30" draw:text-style-name="P19" draw:layer="layout" svg:width="0.338cm" svg:height="0.133cm" svg:x="5.209cm" svg:y="4.961cm" svg:viewBox="0 0 339 134" svg:d="M301 90c59-35 48-74-24-86-73-12-179 6-238 42-60 35-50 73 24 85 72 12 179-6 238-41z">
          <text:p/>
        </draw:path>
        <draw:path draw:style-name="gr87" draw:text-style-name="P1" draw:layer="layout" svg:width="0.338cm" svg:height="0.133cm" svg:x="5.209cm" svg:y="4.961cm" svg:viewBox="0 0 339 134" svg:d="M301 90c59-35 48-74-24-86-73-12-179 6-238 42-60 35-50 73 24 85 72 12 179-6 238-41z">
          <text:p/>
        </draw:path>
        <draw:path draw:style-name="gr16" draw:text-style-name="P9" draw:layer="layout" svg:width="0.127cm" svg:height="0.049cm" svg:x="5.315cm" svg:y="4.997cm" svg:viewBox="0 0 128 50" svg:d="M43 31l-32 19-11-2 80-48 11 1-9 6c7-2 12-3 17-3 6 0 11 0 16 1 9 1 13 4 13 8-1 4-5 9-14 15-9 5-19 9-30 12-11 2-20 3-29 1-5-1-9-2-11-4-2-1-2-3-1-6zM102 25c7-4 10-8 11-11 0-2-2-5-9-6-6-1-13 0-20 1-7 2-15 5-22 9s-10 9-11 12c0 3 3 5 9 6s13 1 20-1 15-5 22-10z">
          <text:p/>
        </draw:path>
        <draw:path draw:style-name="gr31" draw:text-style-name="P20" draw:layer="layout" svg:width="0.338cm" svg:height="0.134cm" svg:x="5.684cm" svg:y="4.879cm" svg:viewBox="0 0 339 135" svg:d="M301 89c59-35 48-73-25-85s-179 7-238 41c-59 35-49 74 24 86 72 13 179-6 239-42z">
          <text:p/>
        </draw:path>
        <draw:path draw:style-name="gr87" draw:text-style-name="P1" draw:layer="layout" svg:width="0.338cm" svg:height="0.134cm" svg:x="5.684cm" svg:y="4.879cm" svg:viewBox="0 0 339 135" svg:d="M301 89c59-35 48-73-25-85s-179 7-238 41c-59 35-49 74 24 86 72 13 179-6 239-42z">
          <text:p/>
        </draw:path>
        <draw:path draw:style-name="gr16" draw:text-style-name="P9" draw:layer="layout" svg:width="0.106cm" svg:height="0.054cm" svg:x="5.824cm" svg:y="4.917cm" svg:viewBox="0 0 107 55" svg:d="M27 15c-7 4-11 8-11 12-1 3 2 5 9 6 6 1 13 0 20-2 8-1 15-4 22-9 7-4 11-7 11-11 0-3-3-5-9-6-7-1-13 0-21 2-7 1-14 4-21 8zM47 35c-6 1-12 2-17 3-6 0-11 0-16-1-9-1-14-4-14-9 1-5 6-10 15-15s19-9 30-11 21-3 29-2c5 1 9 3 11 4 2 2 3 4 2 6l9-5 11 2-80 48-11-2z">
          <text:p/>
        </draw:path>
        <draw:polygon draw:style-name="gr1" draw:text-style-name="P1" draw:layer="layout" svg:width="2.727cm" svg:height="0.894cm" svg:x="4.284cm" svg:y="5.236cm" svg:viewBox="0 0 2728 895" draw:points="0,633 1104,0 2728,262 1623,895">
          <text:p/>
        </draw:polygon>
        <draw:path draw:style-name="gr16" draw:text-style-name="P9" draw:layer="layout" svg:width="0.264cm" svg:height="0.092cm" svg:x="4.195cm" svg:y="5.912cm" svg:viewBox="0 0 265 93" svg:d="M0 62l5-4c13 3 21 3 25 1l85-50c3-1-2-3-15-6l6-3 60 9c7 2 14 4 19 6 6 3 10 6 10 9 1 3-2 6-7 10-4 2-10 4-17 6-7 1-15 2-22 3s-13 1-20 0c4 2 7 4 8 8 1 3-1 6-5 8l-11 8c-5 4-9 7-10 9-2 2 0 3 5 4 4 0 8 0 13-2 5-1 9-2 13-5h1c1 0 1 0 2 0h1c2 1 2 1 0 2-3 2-6 3-10 4-4 2-8 3-13 3-4 0-8 0-11 0-10-1-16-4-18-7-3-3-1-6 6-11l14-7c5-4 8-6 7-10-2-3-5-5-12-6l-22-3-40 24c-4 2 1 3 15 5l-6 4zM91 35l20 3c10 2 20 2 29 1 10-1 19-4 28-9 8-4 11-8 9-11s-8-5-20-7l-11-1c-2-1-4-1-6-1-1 0-2 0-3 0-2 0-4 1-5 2zM180 92c-8-1-13-3-17-7-4-2-4-6-1-9 2-4 6-8 12-12 6-3 13-6 22-8 9-3 18-5 27-6 9-2 18 0 25 1 6 1 10 2 13 4 2 1 4 3 4 5s-2 4-4 7c-2 2-6 4-10 7-1 1-3 1-4 1l-55-9-2 1c-9 5-14 10-16 14-1 4 3 7 13 8 4 1 8 1 12 1s9-1 13-2c6-1 10-2 15-4h1c1 0 1 0 2 0h1c2 0 2 1 0 1-7 3-16 5-26 7-9 1-18 1-25 0zM196 64l43 7c4-2 7-4 10-7s4-5 4-7c-1-2-3-3-9-4-7-1-15 0-25 2-10 3-17 6-23 9z">
          <text:p/>
        </draw:path>
        <draw:path draw:style-name="gr16" draw:text-style-name="P9" draw:layer="layout" svg:width="0.171cm" svg:height="0.063cm" svg:x="4.387cm" svg:y="5.97cm" svg:viewBox="0 0 172 64" svg:d="M0 57l6-4c5 1 8 1 12 2 3 0 6 0 8-1l74-44c3-2 4-3 2-4-1-1-5-2-10-3l5-3 30 4-10 6c7-2 14-2 20-2 6-1 13 0 18 1 7 1 12 3 15 6 3 2 3 6 1 9-2 4-6 7-12 11-6 3-15 6-24 9-9 2-19 5-28 6-10 1-18 0-26-1-9-1-14-5-14-10l-28 17c-2 1-1 2 1 2 2 1 5 2 10 2l-6 4zM75 35c-2 2-2 4 0 6 1 2 4 4 9 5 4 0 9 0 14 0 5-1 11-2 16-4 6-1 11-2 15-4 5-2 9-4 13-6 5-2 8-5 11-8s4-6 4-8c-1-3-3-4-8-5-7-1-13-1-19-1-6 1-12 2-18 3z">
          <text:p/>
        </draw:path>
        <draw:path draw:style-name="gr16" draw:text-style-name="P9" draw:layer="layout" svg:width="0.11cm" svg:height="0.043cm" svg:x="4.544cm" svg:y="5.992cm" svg:viewBox="0 0 111 44" svg:d="M20 43c-8-1-14-3-17-6-3-4-4-7-2-11 1-3 5-7 11-11 5-3 11-5 17-7 7-3 13-4 20-5 8-2 15-3 22-3s14 0 21 1c8 1 13 3 16 6s4 7 1 11c-1 3-6 7-12 11-6 3-15 6-24 9s-18 5-27 5c-10 1-19 1-26 0zM25 40c10 1 20 1 28-2 9-4 19-8 28-13 6-3 10-6 13-7 2-3 4-5 6-7 0-1-1-2-2-3 0-1-2-2-3-3-2-1-5-1-8-2-4 0-9-1-14 0-5 0-10 1-15 2s-10 3-15 5c-4 2-8 4-13 6-6 4-10 7-14 10-3 2-4 5-3 8s5 5 12 6z">
          <text:p/>
        </draw:path>
        <draw:path draw:style-name="gr16" draw:text-style-name="P9" draw:layer="layout" svg:width="0.126cm" svg:height="0.048cm" svg:x="4.618cm" svg:y="6.002cm" svg:viewBox="0 0 127 49" svg:d="M0 40l5-3c5 0 9 1 12 1 3 1 6 0 8-1l42-25c4-1 5-2 5-3s0-2-2-2c-2-1-4-2-8-2l5-5 28 5-15 9c7-2 13-4 20-4 6-2 13-2 19-1 4 1 7 2 8 3s0 3-4 5c-2 1-4 2-7 2-3 1-5 1-8 0-3 0-4-1-4-2-1-1 0-2 2-3 4-2 7-3 10-3h-1c-5-1-12 0-18 1s-12 3-18 5c-6 3-11 5-15 7l-25 15c-4 2 1 3 13 5l-5 5z">
          <text:p/>
        </draw:path>
        <draw:path draw:style-name="gr16" draw:text-style-name="P9" draw:layer="layout" svg:width="0.099cm" svg:height="0.059cm" svg:x="4.717cm" svg:y="6.002cm" svg:viewBox="0 0 100 60" svg:d="M9 43l43-25-16-2 4-3c8 2 17 1 27-2s20-7 28-11l5 1-30 16 28 5-5 3-28-5-42 25c-5 3-8 6-9 7-1 3 0 4 5 5 4 0 9 0 14-1 5-2 10-4 14-6l9-6h6l-9 6c-4 2-8 4-13 6-4 1-9 2-14 3s-9 1-13 1c-8-2-12-4-13-7 0-2 3-5 9-10z">
          <text:p/>
        </draw:path>
        <draw:path draw:style-name="gr16" draw:text-style-name="P9" draw:layer="layout" svg:width="0.127cm" svg:height="0.063cm" svg:x="4.767cm" svg:y="6.009cm" svg:viewBox="0 0 128 64" svg:d="M0 57l6-3c4 1 8 1 11 2 3 0 6-1 9-3l41-24c4-2 6-3 5-4 0-1-4-2-9-3l4-3 31 4-59 33c-3 1-3 2-1 2 2 1 5 2 9 3l-5 3zM105 3c2-1 5-2 9-3 3 0 6 0 9 0 2 1 3 1 4 2 1 0 1 1 1 2s-1 2-3 2c-2 1-5 3-9 4s-8 1-10 0c-3 0-4-1-4-3s1-3 3-4z">
          <text:p/>
        </draw:path>
        <draw:path draw:style-name="gr16" draw:text-style-name="P9" draw:layer="layout" svg:width="0.139cm" svg:height="0.054cm" svg:x="4.819cm" svg:y="6.035cm" svg:viewBox="0 0 140 55" svg:d="M0 39l6-4c4 1 8 2 12 2 3 0 6-1 8-2l42-24c4-2 5-3 5-4s-1-1-3-2c-1-1-4-1-8-2l5-3 30 4-14 9c6-2 14-4 22-5 7-1 14-1 21 0 8 2 13 4 14 6 1 3-2 6-9 10l-37 23c-3 1-3 2 0 3 2 0 5 1 9 2l-5 3-44-7 5-3c4 0 8 1 11 1 3 1 6 0 9-1l38-22c4-3 8-6 9-8s0-4-5-4c-8-2-17-1-26 1-10 2-19 4-25 7l-30 18c-3 1-3 4 0 4 2 1 5 2 10 2l-6 3z">
          <text:p/>
        </draw:path>
        <draw:path draw:style-name="gr16" draw:text-style-name="P9" draw:layer="layout" svg:width="0.169cm" svg:height="0.061cm" svg:x="4.908cm" svg:y="6.057cm" svg:viewBox="0 0 170 62" svg:d="M5 42c3-2 8-4 14-5 6-2 12-2 17-2 0-1 0-3 1-5 1-1 3-3 5-4 5-3 13-6 20-7-2-4 1-7 7-11 3-2 7-3 12-4 5-2 10-3 15-4 4 0 9-1 14 0 5 0 9 0 13 0 7 2 13 4 16 6 4-1 9-1 13-1 5 0 9 0 13 1 3 1 4 1 4 2 1 2 0 3-2 4s-3 2-5 2-4 0-6-1c-1 0-2 0-3 0 0-1 1-2 2-3 2-1 4-2 6-2-6-1-14-1-22 0 0 2-1 4-2 6s-3 4-6 5c-4 3-10 5-17 6-6 1-12 2-19 2-7 1-12 0-18-1-7-1-12-3-14-5-4 1-7 2-9 3-3 2-4 3-4 5 0 1 1 2 5 3l16 3c7 2 13 3 18 5s7 4 8 6-2 6-7 9-11 4-19 5-15 2-24 1c-8 0-14-1-20-1-6-1-11-3-16-5-5-1-9-3-11-6-1-2 0-5 5-7zM15 44c-3 1-5 3-4 5s4 4 8 5c3 2 7 3 12 3 4 1 9 2 15 2 7 0 13-1 19-2 6 0 10-2 14-3 6-4 6-6 1-8-4-2-11-4-19-5l-17-3c-3 0-6 0-9 0-4 0-8 1-11 2-4 1-7 2-9 4zM81 24c11 2 23-1 36-8 5-3 8-6 9-8 2-3 0-4-7-6-6 0-13 0-18 2-6 2-11 4-17 7-4 2-6 4-8 6-2 1-3 3-2 4 0 2 3 3 7 3z">
          <text:p/>
        </draw:path>
        <draw:path draw:style-name="gr29" draw:text-style-name="P18" draw:layer="layout" svg:width="0.367cm" svg:height="0.149cm" svg:x="4.653cm" svg:y="5.735cm" svg:viewBox="0 0 368 150" svg:d="M327 99c64-39 52-81-26-95-80-13-195 8-259 47s-53 82 26 95c78 14 194-7 259-47z">
          <text:p/>
        </draw:path>
        <draw:path draw:style-name="gr88" draw:text-style-name="P1" draw:layer="layout" svg:width="0.367cm" svg:height="0.149cm" svg:x="4.653cm" svg:y="5.735cm" svg:viewBox="0 0 368 150" svg:d="M327 99c64-39 52-81-26-95-80-13-195 8-259 47s-53 82 26 95c78 14 194-7 259-47z">
          <text:p/>
        </draw:path>
        <draw:path draw:style-name="gr16" draw:text-style-name="P9" draw:layer="layout" svg:width="0.1cm" svg:height="0.042cm" svg:x="4.796cm" svg:y="5.785cm" svg:viewBox="0 0 101 43" svg:d="M75 6c-7-2-14-1-22 1s-16 5-24 11c-7 5-11 8-11 12-1 3 2 5 10 6 6 1 13 0 22-1 8-2 15-5 23-10 7-4 11-9 12-13 0-3-3-5-10-6zM84 1c11 2 16 5 17 10 0 4-4 10-15 17-10 6-21 10-33 12-12 3-24 3-34 1-12-2-19-5-19-9 0-5 5-10 16-18 11-6 22-10 34-12 11-3 23-3 34-1z">
          <text:p/>
        </draw:path>
        <draw:path draw:style-name="gr30" draw:text-style-name="P19" draw:layer="layout" svg:width="0.367cm" svg:height="0.144cm" svg:x="5.672cm" svg:y="5.808cm" svg:viewBox="0 0 368 145" svg:d="M326 96c65-38 53-79-26-92-78-13-194 7-258 45-65 37-53 78 26 93 79 12 194-8 258-46z">
          <text:p/>
        </draw:path>
        <draw:path draw:style-name="gr88" draw:text-style-name="P1" draw:layer="layout" svg:width="0.367cm" svg:height="0.145cm" svg:x="5.672cm" svg:y="5.808cm" svg:viewBox="0 0 368 146" svg:d="M326 96c65-38 53-79-26-92-78-13-194 7-258 45-65 38-53 78 26 93 79 12 194-7 258-46z">
          <text:p/>
        </draw:path>
        <draw:path draw:style-name="gr16" draw:text-style-name="P9" draw:layer="layout" svg:width="0.138cm" svg:height="0.052cm" svg:x="5.787cm" svg:y="5.846cm" svg:viewBox="0 0 139 53" svg:d="M46 34l-34 19-12-2 87-51 12 2-9 7c6-2 12-3 18-4 6 0 12 0 17 1 9 1 14 4 14 9 0 4-5 9-15 15s-21 10-33 13c-12 2-23 3-32 1-6-1-10-2-12-4s-3-4-1-6zM111 28c7-5 11-8 12-11s-2-6-9-7-14 0-22 2c-9 2-17 5-25 9-7 5-12 8-12 12-1 3 2 5 9 6s15 0 23-2 16-5 24-9z">
          <text:p/>
        </draw:path>
        <draw:path draw:style-name="gr89" draw:text-style-name="P1" draw:layer="layout" svg:width="1.015cm" svg:height="0.018cm" svg:x="0.778cm" svg:y="1.284cm" svg:viewBox="0 0 1016 19" svg:d="M1016 19c-1016-19-1016-19-1016-19">
          <text:p/>
        </draw:path>
        <draw:path draw:style-name="gr16" draw:text-style-name="P9" draw:layer="layout" svg:width="0.31cm" svg:height="0.102cm" svg:x="0.366cm" svg:y="1.278cm" svg:viewBox="0 0 311 103" svg:d="M0 62l5-4c12 3 20 3 24 1l85-50c4-2 0-4-13-6l5-3 70 11c8 2 15 4 19 7s6 6 6 10-2 8-6 12c-3 4-8 8-15 12s-15 8-24 11c-8 3-18 6-28 7-10 3-20 4-31 4-10 1-19 1-28-1zM47 62c-3 1-4 2-3 2 1 1 3 1 6 2l19 3c7 1 14 1 23 1s17-1 25-3 16-5 22-7c7-3 14-7 21-11s13-8 17-12c5-3 7-7 7-10 1-3 0-6-4-8-3-3-8-5-14-6l-19-3c-2 0-4 0-6 0s-3 0-5 0c-1 0-3 1-4 2zM145 86l5-4c13 3 21 3 25 1l84-50c3-2-1-4-14-6l5-3 61 10-5 3c-16-3-26-3-29-1l-85 50c-2 1-3 2-2 2 1 1 3 1 7 2l14 2c9 2 18 2 26 1 9 0 16-2 22-5 7-2 15-5 25-10l6 1-47 24z">
          <text:p/>
        </draw:path>
        <draw:path draw:style-name="gr16" draw:text-style-name="P9" draw:layer="layout" svg:width="0.199cm" svg:height="0.077cm" svg:x="0.654cm" svg:y="1.322cm" svg:viewBox="0 0 200 78" svg:d="M0 67l5-4c6 1 13 2 19 2 7 1 12 1 14 0l85-51c3-1 4-2 3-2-1-1-3-2-7-3l-8-1c-11-2-20-2-28 0-4 1-8 2-14 4-5 2-11 5-17 10l-6-2 39-20 115 19-31 23-6-1c6-4 10-8 13-10 4-3 5-6 4-7 0-3-6-6-16-7l-8-2c-2 0-4 0-6 0s-3 0-5 0c-1 0-3 1-4 2l-84 51c-3 1-1 2 4 4 6 1 11 2 17 3l-5 3z">
          <text:p/>
        </draw:path>
        <draw:path draw:style-name="gr16" draw:text-style-name="P9" draw:layer="layout" svg:width="0.14cm" svg:height="0.065cm" svg:x="0.84cm" svg:y="1.363cm" svg:viewBox="0 0 141 66" svg:d="M0 56l5-3c15 2 25 2 29 1l82-49c-9 1-19 0-29-1l5-4c15 3 31 3 46 0h3c0 1 0 1 0 1 0 1 0 1 0 1l-92 54c-4 2 2 4 17 7l-5 3z">
          <text:p/>
        </draw:path>
        <draw:path draw:style-name="gr90" draw:text-style-name="P44" draw:layer="layout" svg:width="1.041cm" svg:height="0.018cm" svg:x="0.759cm" svg:y="2.135cm" svg:viewBox="0 0 1042 19" svg:d="M1042 19c-1042-19-1042-19-1042-19z">
          <text:p/>
        </draw:path>
        <draw:path draw:style-name="gr91" draw:text-style-name="P1" draw:layer="layout" svg:width="1.041cm" svg:height="0.018cm" svg:x="0.759cm" svg:y="2.135cm" svg:viewBox="0 0 1042 19" svg:d="M1042 19c-1042-19-1042-19-1042-19">
          <text:p/>
        </draw:path>
        <draw:path draw:style-name="gr16" draw:text-style-name="P9" draw:layer="layout" svg:width="0.311cm" svg:height="0.102cm" svg:x="0.347cm" svg:y="2.129cm" svg:viewBox="0 0 312 103" svg:d="M0 62l5-4c13 3 21 3 24 1l85-50c3-2-1-4-14-6l5-3 71 12c9 1 15 3 19 6s6 6 6 10-2 8-5 12c-4 4-9 8-16 12s-15 8-23 11c-9 4-18 7-28 9-12 2-22 3-32 3-10 1-19 1-27-1zM47 62c-3 1-4 3-3 3 1 1 4 1 7 2l19 3c6 1 14 1 22 1 9 0 17-1 24-3 9-2 17-5 24-8 6-3 13-7 20-11 8-4 13-8 18-12 4-3 6-7 6-10 1-3 0-6-3-8-3-3-8-5-15-6l-19-3c-2 0-4 0-6 0-1 0-3 0-4 0-2 0-3 1-5 2zM145 87l5-4c13 2 21 3 25 1l84-51c4-2-1-4-14-6l5-3 62 10-5 2c-17-2-27-2-30 0l-85 51c-2 1-3 2-2 2 1 1 4 1 7 2l14 2c10 2 19 2 27 1s15-2 22-5c6-2 15-5 25-10l5 1-46 23z">
          <text:p/>
        </draw:path>
        <draw:path draw:style-name="gr16" draw:text-style-name="P9" draw:layer="layout" svg:width="0.2cm" svg:height="0.077cm" svg:x="0.635cm" svg:y="2.173cm" svg:viewBox="0 0 201 78" svg:d="M0 67l5-4c6 1 13 2 20 2 6 1 11 1 13 0l86-51c2-1 3-2 2-2-1-1-3-2-6-3l-8-1c-11-2-21-2-29 0-3 1-8 2-13 4-6 2-12 5-19 9l-5-1 39-20 116 19-32 23-6-1c6-4 11-8 14-10 3-3 4-5 3-6 0-4-5-7-16-9l-8-1c-2 0-4 0-6 0-1 0-3 0-4 0-2 0-3 1-5 2l-85 51c-2 1-1 2 4 3 7 2 13 3 18 4l-4 3z">
          <text:p/>
        </draw:path>
        <draw:path draw:style-name="gr16" draw:text-style-name="P9" draw:layer="layout" svg:width="0.158cm" svg:height="0.067cm" svg:x="0.813cm" svg:y="2.212cm" svg:viewBox="0 0 159 68" svg:d="M0 57l4-3h1l57-10c8-2 15-4 20-5 6-1 12-2 18-4 6-1 12-4 17-6s9-4 14-6c4-3 7-5 8-8 3-2 3-5 2-7-2-2-5-3-11-4-5-1-12-1-19 0s-13 2-18 4c0 0 1 0 2 0 2 1 3 2 4 3 0 1-1 3-3 4-3 2-6 3-9 3-4 1-7 1-9 1-4 0-6-1-6-3 0-1 1-3 4-4 3-2 7-4 12-6 6-2 11-3 17-4s12-1 18-2c6 0 11 0 16 1 7 1 13 3 16 6 3 2 4 5 4 9-1 3-4 6-10 10-5 2-10 4-17 6-6 3-13 5-20 6-8 2-16 3-26 5s-16 2-19 2l-39 7 18 3c9 2 18 3 23 4 6 1 10 1 10 1 3-1 9-4 19-8l6 1-33 15z">
          <text:p/>
        </draw:path>
        <draw:path draw:style-name="gr92" draw:text-style-name="P1" draw:layer="layout" svg:width="1.015cm" svg:height="0.018cm" svg:x="0.742cm" svg:y="3.015cm" svg:viewBox="0 0 1016 19" svg:d="M1016 19c-1016-19-1016-19-1016-19">
          <text:p/>
        </draw:path>
        <draw:path draw:style-name="gr16" draw:text-style-name="P9" draw:layer="layout" svg:width="0.31cm" svg:height="0.102cm" svg:x="0.33cm" svg:y="3.009cm" svg:viewBox="0 0 311 103" svg:d="M0 61l5-3c12 2 20 2 24 1l85-50c3-2-1-4-14-7l5-2 71 11c8 2 15 4 19 7s6 6 6 10-2 8-5 12c-4 4-9 8-16 12s-15 8-24 11c-8 3-18 5-29 7-10 2-20 4-30 4-10 1-19 0-28-1zM47 61c-3 2-4 3-3 3s3 1 7 2l18 3c7 1 14 1 23 1 8 0 16-1 24-4 8-2 16-4 23-6 7-3 14-7 21-11 8-5 13-8 17-12 5-3 7-7 7-10 1-3 0-6-3-9-4-2-9-4-15-5l-19-3c-2 0-4 0-6 0s-3 0-4 0c-3 0-4 1-6 2zM145 85l5-3c13 2 21 2 25 1l84-50c3-2-1-4-14-7l5-2 61 9-5 3c-16-2-26-3-29 0l-85 49c-2 2-3 3-2 3s3 1 7 2l14 2c9 2 18 2 26 1 9-1 16-2 22-5 7-2 15-5 25-10l6 1-47 24z">
          <text:p/>
        </draw:path>
        <draw:path draw:style-name="gr16" draw:text-style-name="P9" draw:layer="layout" svg:width="0.2cm" svg:height="0.077cm" svg:x="0.618cm" svg:y="3.053cm" svg:viewBox="0 0 201 78" svg:d="M0 65l5-3c6 1 13 1 19 2 7 1 12 1 14 0l85-50c3-1 4-2 3-3-1 0-3-1-6-2l-9-1c-10-2-20-2-28 0-3 1-9 2-15 4-5 2-11 5-17 9l-6-1 40-20 116 19-32 22-6-1c6-5 10-8 13-10 4-3 5-5 4-6 0-3-6-6-16-8l-8-1c-2 0-4 0-6 0s-3 0-4 0c-2 0-4 1-5 2l-85 51c-2 1-1 2 4 3 6 2 11 3 17 4l-5 3z">
          <text:p/>
        </draw:path>
        <draw:path draw:style-name="gr16" draw:text-style-name="P9" draw:layer="layout" svg:width="0.148cm" svg:height="0.065cm" svg:x="0.808cm" svg:y="3.092cm" svg:viewBox="0 0 149 66" svg:d="M9 51c-1 3 0 5 4 6 3 2 8 3 14 5 7 1 15 0 23-3 8-2 15-5 22-8 3-2 5-4 7-6s4-4 5-5c2-2 2-4 0-5-1-1-3-2-7-3l-13-2c-1 0-1-1 0-1l1-1c1 0 2 0 3 0l11 1c5 1 10 1 15 0 6-2 12-3 17-5s9-4 13-7c5-2 7-6 8-8 0-2-2-4-8-5-5-1-11-1-16-1-6 0-12 1-18 2 1 0 1 0 1 0h1c2 0 4 1 4 3 0 1 0 2-2 5-3 1-6 2-10 3-3 0-6 0-9 0-2 0-4-1-4-2-1-3 0-4 3-6 4-2 10-4 16-5 6-2 13-3 20-3s13 0 18 1c4 1 8 2 11 3s6 2 7 4c2 2 4 5 2 7 0 2-2 4-6 6s-10 5-16 6c-6 2-12 3-19 4s-14 2-19 1c4 2 8 4 10 6 3 2 3 5 2 8 0 2-3 5-8 8-6 3-13 6-21 8-9 2-17 3-26 3-9 1-17 1-23 0-7-1-12-3-15-5-4-2-7-4-7-7s3-6 8-9c3-1 5-3 9-3 4-1 8-1 11 0 2 0 3 1 4 1 1 1 1 2 1 3-1 1-2 2-3 3-3 1-6 2-10 3s-7 1-9 0z">
          <text:p/>
        </draw:path>
        <draw:path draw:style-name="gr93" draw:text-style-name="P1" draw:layer="layout" svg:width="1.015cm" svg:height="0.018cm" svg:x="0.746cm" svg:y="3.883cm" svg:viewBox="0 0 1016 19" svg:d="M1016 19c-1016-19-1016-19-1016-19">
          <text:p/>
        </draw:path>
        <draw:path draw:style-name="gr16" draw:text-style-name="P9" draw:layer="layout" svg:width="0.31cm" svg:height="0.102cm" svg:x="0.3cm" svg:y="3.877cm" svg:viewBox="0 0 311 103" svg:d="M0 62l5-3c12 2 20 2 24 1l84-51c4-2-1-4-13-7l5-2 71 11c8 2 15 4 19 7 4 2 6 6 6 10s-2 8-6 12c-3 4-8 8-15 13-7 4-16 8-25 10-8 4-18 6-28 8s-20 4-30 4c-10 1-19 0-28-1zM47 62c-3 2-4 3-3 3s3 1 6 2l19 2c7 2 14 2 23 2 8 0 16-2 24-4s16-4 22-6c7-3 14-7 21-12 8-5 14-9 18-12 5-3 7-7 7-10 1-3 0-6-4-9-3-2-8-4-14-5l-20-3c-2 0-4 0-6 0s-3 0-5 0c-1 0-3 1-4 2zM144 86l5-3c13 2 22 2 26 0l84-50c3-2-1-5-14-7l5-3 61 10-5 3c-16-2-26-3-29 0l-85 50c-2 2-3 3-2 3s3 1 7 2l14 2c9 2 18 2 26 1 9-1 16-3 22-5 7-2 15-6 25-10l6 1-47 23z">
          <text:p/>
        </draw:path>
        <draw:path draw:style-name="gr16" draw:text-style-name="P9" draw:layer="layout" svg:width="0.199cm" svg:height="0.077cm" svg:x="0.588cm" svg:y="3.921cm" svg:viewBox="0 0 200 78" svg:d="M0 66l5-3c6 1 13 1 19 2 7 1 12 1 14 0l85-51c3-1 4-2 2-3 0 0-2-1-6-2l-8-1c-12-2-21-2-29 0-4 0-8 2-14 4-5 2-11 5-17 9l-6-1 39-20 116 19-31 22-6-2c6-4 10-7 13-10 4-2 5-4 4-5 0-3-6-6-16-8l-8-1c-2 0-4 0-6 0s-3 0-5 0c-1 0-3 1-4 2l-85 50c-3 1-1 3 4 4 6 2 11 3 17 4l-5 3z">
          <text:p/>
        </draw:path>
        <draw:path draw:style-name="gr16" draw:text-style-name="P9" draw:layer="layout" svg:width="0.142cm" svg:height="0.065cm" svg:x="0.787cm" svg:y="3.964cm" svg:viewBox="0 0 143 66" svg:d="M0 37l6-4 130-33c1 0 1 0 3 0l2 1c2 0 2 0 0 1l-70 42 19 4-6 3-19-3-15 8c-2 1-2 3 1 4s7 2 12 2l-5 4-52-9 5-3c4 0 9 1 14 1 4 1 8 0 10-1l15-9zM12 33l45 9 54-33z">
          <text:p/>
        </draw:path>
        <draw:path draw:style-name="gr94" draw:text-style-name="P1" draw:layer="layout" svg:width="1.015cm" svg:height="0.018cm" svg:x="0.761cm" svg:y="4.716cm" svg:viewBox="0 0 1016 19" svg:d="M1016 19c-1016-19-1016-19-1016-19">
          <text:p/>
        </draw:path>
        <draw:path draw:style-name="gr16" draw:text-style-name="P9" draw:layer="layout" svg:width="0.311cm" svg:height="0.102cm" svg:x="0.315cm" svg:y="4.71cm" svg:viewBox="0 0 312 103" svg:d="M0 62l5-3c12 2 21 2 24 1l85-51c3-2-1-4-14-7l5-2 71 11c9 2 15 4 19 7 4 2 6 6 6 10s-2 9-5 13c-4 4-9 8-16 12s-15 8-23 10c-10 4-19 6-30 8-10 2-20 4-30 4-10 1-19 0-27-1zM47 62c-3 2-4 3-3 3s3 1 7 2l19 3c6 1 14 1 22 1 9 0 16-1 24-4 8-2 16-4 22-6 7-3 15-7 22-11 8-5 13-9 17-12 5-3 7-8 7-11 1-3 0-6-3-9-4-2-8-4-15-5l-20-3c-2 0-4 0-6 0-1 0-3 0-4 0-2 0-3 1-5 2zM144 86l5-3c14 2 22 2 26 1l84-50c4-3-1-5-14-8l5-2 62 11-5 2c-17-2-27-2-30 0l-85 49c-2 2-3 3-2 3s4 1 7 2l14 2c10 2 19 2 27 1s15-2 22-5c6-2 15-5 25-10l5 1-46 23z">
          <text:p/>
        </draw:path>
        <draw:path draw:style-name="gr16" draw:text-style-name="P9" draw:layer="layout" svg:width="0.2cm" svg:height="0.077cm" svg:x="0.603cm" svg:y="4.754cm" svg:viewBox="0 0 201 78" svg:d="M0 66l5-3c6 1 13 1 19 2 7 1 12 1 14 0l86-51c2-1 3-2 2-3-1 0-3-1-6-2l-9-1c-10-2-21-2-29 0-3 0-8 2-13 4-6 2-11 5-18 9l-6-1 39-20 117 19-32 22-6-2c6-4 10-7 14-10 3-2 4-4 3-5 0-3-5-6-16-8l-8-1c-2 0-4 0-6 0-1 0-3 0-4 0-2 0-3 1-5 2l-85 50c-2 2-1 3 4 4 6 2 11 3 17 4l-5 3z">
          <text:p/>
        </draw:path>
        <draw:path draw:style-name="gr16" draw:text-style-name="P9" draw:layer="layout" svg:width="0.156cm" svg:height="0.067cm" svg:x="0.795cm" svg:y="4.79cm" svg:viewBox="0 0 157 68" svg:d="M10 50c-1 2-2 4-2 6s2 4 4 5 5 2 9 3c9 1 19 1 27-2 11-3 19-6 28-11 3-2 6-4 8-6 2-1 4-3 6-4 3-2 4-4 4-6s-3-4-7-5c-5 0-9-1-13-1-3 0-7 1-11 1-3 1-7 1-10 2s-5 1-5 1h-2-1c0-1 0-1 0-1l52-30c0 0 1 0 2-2 1 0 2 0 2 0 5 4 13 7 23 9 9 1 19 2 31 1h1c1 0 1 0 1 0 0 0 0 1-1 1l-1 1c-1 0-1 0-1 0-9 2-18 3-27 4-10 0-18 0-25-1-5-1-9-2-13-3l-29 17c7-2 12-3 16-3 5 0 10 1 15 2 7 1 12 3 14 6s2 6 0 10c-3 3-6 6-11 9-7 4-15 7-24 10-8 2-19 4-29 5-9 0-18 0-25-1-6-1-11-3-13-5-3-2-3-5-2-8s5-6 10-9c2-2 5-3 8-3 4 0 6 0 9 0 2 0 4 1 4 3 1 1 0 2-2 3s-5 3-9 3c-3 1-6 1-8 0-1 0-1 0-2 0 0-1 0-1-1-1z">
          <text:p/>
        </draw:path>
        <draw:path draw:style-name="gr95" draw:text-style-name="P1" draw:layer="layout" svg:width="1.015cm" svg:height="0.018cm" svg:x="0.774cm" svg:y="5.423cm" svg:viewBox="0 0 1016 19" svg:d="M1016 19c-1016-19-1016-19-1016-19">
          <text:p/>
        </draw:path>
        <draw:path draw:style-name="gr16" draw:text-style-name="P9" draw:layer="layout" svg:width="0.31cm" svg:height="0.102cm" svg:x="0.328cm" svg:y="5.417cm" svg:viewBox="0 0 311 103" svg:d="M0 63l5-4c12 3 21 3 24 1l85-51c3-2-1-4-14-6l5-3 71 12c9 1 15 3 19 6s6 6 6 10-2 8-5 13c-4 4-9 8-16 12s-15 8-24 11c-8 3-17 6-29 8-10 2-20 3-30 3-10 1-19 1-28-1zM47 63c-3 1-4 2-3 2 1 1 3 1 7 2l18 3c7 1 15 1 23 1s16-1 24-3 16-4 23-7 14-7 21-11c8-4 13-8 17-13 5-3 7-7 7-10 1-3 0-6-3-8-4-3-9-5-15-6l-19-3c-2 0-4 0-6 0-1 0-3 0-5 0s-3 1-5 2zM145 87l5-4c13 3 21 3 25 1l84-51c4-2-1-4-14-6l5-3 61 10-5 3c-16-3-26-3-29-1l-85 51c-2 1-3 2-2 2 1 1 3 1 7 2l14 2c10 2 18 3 27 1 8 0 15-2 22-5 6-2 14-5 24-9h6l-46 23z">
          <text:p/>
        </draw:path>
        <draw:path draw:style-name="gr16" draw:text-style-name="P9" draw:layer="layout" svg:width="0.2cm" svg:height="0.077cm" svg:x="0.616cm" svg:y="5.461cm" svg:viewBox="0 0 201 78" svg:d="M0 67l5-4c6 1 13 2 19 3 7 0 12 0 14-1l86-51c2-1 3-2 2-2-1-1-3-2-6-3l-9-1c-10-1-20-1-28 0-4 1-9 2-14 4-6 2-12 6-18 10l-6-2 40-20 116 19-32 22-6-1c6-4 10-8 13-10 4-3 5-5 4-6 0-3-5-5-16-7l-8-1c-2-1-4-1-6-1s-3 0-4 1c-2 0-3 0-5 1l-85 51c-2 1-1 2 4 4 6 1 11 2 17 3l-5 3z">
          <text:p/>
        </draw:path>
        <draw:path draw:style-name="gr16" draw:text-style-name="P9" draw:layer="layout" svg:width="0.146cm" svg:height="0.063cm" svg:x="0.813cm" svg:y="5.502cm" svg:viewBox="0 0 147 64" svg:d="M16 63c-8-1-13-3-15-6-1-3-1-6 2-10s6-8 11-11 10-7 16-11c8-5 19-9 31-13 12-6 24-9 37-10 13-2 25-2 36-1 4 1 7 2 9 4 3 1 4 3 4 5-1 3-3 5-7 7-2 1-5 2-8 3-4 0-7 0-9 0-3-1-4-1-5-3 0-1 1-2 3-3 2-2 4-2 8-4 4 0 7 0 10 0 1-2 0-3-2-4s-4-1-8-2-8-1-13 0c-5 0-10 1-14 1-5 1-10 2-15 4-4 1-9 4-13 6-5 2-9 4-13 6-3 2-7 4-12 6 7-2 14-3 20-4 7-1 13-1 18 0 6 1 10 2 13 4 3 1 4 3 4 6 0 2-1 5-4 8-2 3-5 6-9 8-7 4-15 7-23 9-9 3-18 5-27 6s-18 1-25-1zM21 60c5 1 10 1 14 0 5 0 9-1 13-3 5-1 9-3 12-4 4-2 8-4 12-7 6-3 11-6 14-9 4-2 6-5 6-7s-3-4-9-5c-5-1-11-1-18 0-6 1-12 3-18 6-5 2-10 4-14 6-2 1-3 2-3 2h-1c-4 3-8 6-12 9-3 2-5 5-5 7 1 2 4 4 9 5z">
          <text:p/>
        </draw:path>
        <draw:path draw:style-name="gr89" draw:text-style-name="P1" draw:layer="layout" svg:width="1.014cm" svg:height="0.018cm" svg:x="6.463cm" svg:y="1.613cm" svg:viewBox="0 0 1015 19" svg:d="M1015 19c-1015-19-1015-19-1015-19">
          <text:p/>
        </draw:path>
        <draw:path draw:style-name="gr16" draw:text-style-name="P9" draw:layer="layout" svg:width="0.311cm" svg:height="0.103cm" svg:x="7.52cm" svg:y="1.672cm" svg:viewBox="0 0 312 104" svg:d="M0 63l5-3c13 2 21 2 25 0l85-50c4-2-1-5-13-7l5-3 69 13c9 2 15 4 19 7 4 2 7 6 7 10s-2 8-6 12-9 8-15 12c-7 4-15 7-24 10-9 4-18 6-28 8-11 2-21 3-31 4-9 1-19 0-28-1zM47 63c-2 2-3 3-2 3s3 1 6 2l19 2c7 1 15 2 23 1 9 0 17-1 24-3 9-2 16-4 23-6 6-3 13-7 21-12 7-4 13-8 17-11 4-4 6-7 6-11 2-2 0-5-3-8-3-2-8-4-15-5l-19-3c-2 0-4-2-6-2-1 0-3 2-4 2-2 0-3 0-4 2zM145 87l5-3c13 2 21 2 25 0l85-49c3-2-1-5-14-7l5-3 61 10-5 3c-16-2-26-3-30 0l-84 49c-3 2-3 2-2 3 1 0 3 1 6 2l15 2c9 2 18 2 26 1s16-3 22-5c7-2 15-6 25-10l5 1-46 23z">
          <text:p/>
        </draw:path>
        <draw:path draw:style-name="gr16" draw:text-style-name="P9" draw:layer="layout" svg:width="0.199cm" svg:height="0.077cm" svg:x="7.809cm" svg:y="1.717cm" svg:viewBox="0 0 200 78" svg:d="M0 66l5-3c6 1 12 1 19 2s11 1 14-1l85-50c2-2 3-2 2-3s-3-1-6-2l-8-1c-11-2-20-2-28 0-4 0-9 1-14 4-5 2-11 6-19 10l-5-1 39-21 116 20-32 21-5-1c5-4 10-7 13-10 3-2 4-4 4-5-1-4-6-6-16-8l-9-2c-2 0-4-1-6-1-1 0-3 1-4 1-2 0-3 2-4 3l-85 49c-2 1-1 3 5 4 5 1 11 3 17 3l-5 4z">
          <text:p/>
        </draw:path>
        <draw:path draw:style-name="gr16" draw:text-style-name="P9" draw:layer="layout" svg:width="0.14cm" svg:height="0.065cm" svg:x="7.994cm" svg:y="1.758cm" svg:viewBox="0 0 141 66" svg:d="M0 55l5-3c16 3 26 3 29 1l82-48c-9 0-18 0-28-2l5-3c15 2 30 2 45 0h3v1 1l-92 54c-3 2 2 4 19 7l-5 3z">
          <text:p/>
        </draw:path>
        <draw:path draw:style-name="gr90" draw:text-style-name="P44" draw:layer="layout" svg:width="1.067cm" svg:height="0.018cm" svg:x="6.409cm" svg:y="2.494cm" svg:viewBox="0 0 1068 19" svg:d="M1068 19c-1068-19-1068-19-1068-19z">
          <text:p/>
        </draw:path>
        <draw:path draw:style-name="gr91" draw:text-style-name="P1" draw:layer="layout" svg:width="1.067cm" svg:height="0.018cm" svg:x="6.409cm" svg:y="2.494cm" svg:viewBox="0 0 1068 19" svg:d="M1068 19c-1068-19-1068-19-1068-19">
          <text:p/>
        </draw:path>
        <draw:path draw:style-name="gr16" draw:text-style-name="P9" draw:layer="layout" svg:width="0.311cm" svg:height="0.102cm" svg:x="7.497cm" svg:y="2.512cm" svg:viewBox="0 0 312 103" svg:d="M0 61l5-3c13 2 21 2 25 1l85-50c4-2-1-5-13-7l5-2 69 11c9 2 15 4 19 7 4 2 6 6 6 10s-1 8-5 12-9 8-15 12c-7 4-15 7-24 10-9 4-18 6-28 8-11 2-21 4-32 4-9 1-19 0-27-1zM47 61c-2 2-3 3-2 3s3 1 6 2l19 2c6 2 14 2 22 2 10 0 18-2 25-4 9-2 16-4 23-6 6-3 13-7 21-11 7-5 13-9 17-12 4-4 6-7 6-10 2-3 0-6-3-9-3-2-8-4-15-5l-19-3c-2 0-4-1-6-1-1 0-3 1-4 1-2 0-3 1-4 2zM145 85l5-3c13 2 21 2 25 0l84-49c4-2 0-5-13-7l5-2 61 9-5 3c-16-2-26-3-30 0l-84 49c-3 2-3 3-2 3s3 2 6 3l15 2c9 2 18 2 26 1s16-3 22-6c7-2 15-6 25-10l5 1-46 24z">
          <text:p/>
        </draw:path>
        <draw:path draw:style-name="gr16" draw:text-style-name="P9" draw:layer="layout" svg:width="0.199cm" svg:height="0.077cm" svg:x="7.786cm" svg:y="2.556cm" svg:viewBox="0 0 200 78" svg:d="M0 66l5-3c6 1 12 1 19 2s11 1 14 0l85-51c2-1 3-2 2-3-1 0-3-1-6-2l-8-1c-11-2-20-2-28 0-4 0-10 2-15 4s-11 5-18 9l-5-1 39-20 116 19-32 22-5-1c5-4 10-7 13-10 3-2 4-4 4-5-1-4-6-7-16-9l-9-1c-2 0-4 0-6 0-1 0-3 0-4 0-2 0-3 1-4 2l-86 50c-2 1-1 3 5 4 5 2 11 3 18 3l-6 4z">
          <text:p/>
        </draw:path>
        <draw:path draw:style-name="gr16" draw:text-style-name="P9" draw:layer="layout" svg:width="0.158cm" svg:height="0.067cm" svg:x="7.963cm" svg:y="2.595cm" svg:viewBox="0 0 159 68" svg:d="M0 57l4-3c0 0 1 0 1-1l57-11c8-1 15-3 20-4 6-1 12-2 18-4 6-1 12-3 17-5s10-4 14-7c4-2 7-5 9-7 2-3 2-5 1-7-2-2-5-3-11-4-5-1-11-1-18 0s-14 2-19 4c0 0 1 0 2 0 2 1 4 2 4 3 1 1 0 2-3 4-2 1-6 2-9 3-4 1-7 1-9 1-3-1-5-2-5-3-1-2 0-3 3-5 3-1 7-3 13-5 5-2 11-3 17-4s12-2 17-2c6 0 11 0 16 0 8 2 13 4 16 7 4 2 5 5 4 8s-4 7-10 10c-4 3-10 5-16 7-7 2-13 3-21 5-7 1-16 3-26 5-9 1-16 2-18 2l-39 7 18 4c9 1 17 2 23 3s9 2 10 2c3-1 9-4 18-9l6 2-33 15z">
          <text:p/>
        </draw:path>
        <draw:path draw:style-name="gr96" draw:text-style-name="P1" draw:layer="layout" svg:width="1.014cm" svg:height="0.018cm" svg:x="6.47cm" svg:y="3.291cm" svg:viewBox="0 0 1015 19" svg:d="M1015 19c-1015-19-1015-19-1015-19">
          <text:p/>
        </draw:path>
        <draw:path draw:style-name="gr16" draw:text-style-name="P9" draw:layer="layout" svg:width="0.31cm" svg:height="0.102cm" svg:x="7.502cm" svg:y="3.308cm" svg:viewBox="0 0 311 103" svg:d="M0 63l5-3c12 2 20 2 24 0l85-49c4-3-1-6-13-8l5-3 69 13c9 1 16 3 20 6s6 6 6 10-2 8-6 12c-3 5-9 9-15 13-7 4-15 7-24 10-8 3-18 6-28 8s-20 3-30 4c-11 0-20 0-29-2zM47 63c-3 1-4 2-3 3 1 0 3 1 6 1l19 3c7 1 14 1 23 1s17-1 24-3c9-2 16-4 23-7s14-6 21-11c7-4 13-8 17-11 4-4 7-8 7-11 1-3 0-5-4-8-3-3-8-5-15-6l-18-2c-2-1-5-1-6-1-2 0-3 0-5 1-1 0-3 0-4 1zM145 87l5-4c12 3 21 3 24 1l85-50c3-2-1-4-14-6l5-3 61 10-5 3c-16-3-26-3-30-1l-84 50c-3 1-3 2-2 3 1 0 3 0 6 1l15 2c9 2 18 3 26 1 9 0 16-2 22-4 7-3 15-6 25-10h6l-47 23z">
          <text:p/>
        </draw:path>
        <draw:path draw:style-name="gr16" draw:text-style-name="P9" draw:layer="layout" svg:width="0.199cm" svg:height="0.077cm" svg:x="7.79cm" svg:y="3.352cm" svg:viewBox="0 0 200 78" svg:d="M0 66l5-3c6 0 12 1 19 2 7 0 12 0 14-1l85-49c3-2 4-3 2-3 0-1-2-2-6-2l-8-1c-11-2-20-2-28 0-4 0-8 1-15 3-5 3-11 6-17 10l-6-1 40-21 115 20-32 21-5-1c6-4 10-7 13-10 3-2 5-4 4-5 0-4-6-6-16-8l-8-1c-2-1-5-1-6-1-2 0-3 0-5 1-1 0-3 0-4 1l-86 50c-2 1 0 2 5 4 5 1 12 2 18 3l-5 4z">
          <text:p/>
        </draw:path>
        <draw:path draw:style-name="gr16" draw:text-style-name="P9" draw:layer="layout" svg:width="0.148cm" svg:height="0.065cm" svg:x="7.979cm" svg:y="3.391cm" svg:viewBox="0 0 149 66" svg:d="M9 51c-1 3 0 5 3 7 4 1 9 3 15 4 8 1 16 0 24-2s15-5 21-9c4-2 6-4 8-6 2-1 4-3 5-5s1-3 0-4c-1-2-4-2-8-4l-12-2c-1-1-1-1 0-2v-1c1 0 2 0 4 0l11 2c4 0 9 0 15-1s11-3 17-4c5-3 9-5 12-7 5-3 8-6 8-8 1-2-1-4-7-5-5 0-11-1-17 0-6 0-12 1-17 2l1-1c3 1 5 2 5 3 0 2-1 3-3 4-2 2-5 3-9 3-3 1-6 1-9 0-2 0-4-1-5-2 0-1 1-3 4-4 4-3 9-5 16-6 6-1 13-2 19-3 7 0 14 0 19 2 4 0 7 1 11 2 3 1 5 3 7 5s2 3 2 5-2 4-6 6c-4 3-10 5-16 7-6 1-12 3-19 4s-14 1-20 0c5 3 8 5 11 7 2 3 3 5 2 8s-3 5-8 8c-6 4-13 6-22 8-8 2-16 3-25 4s-18 0-25-1c-6-1-11-2-15-5-3-2-5-4-6-7 0-3 3-6 8-9 2-1 5-2 9-3s8-1 11 0c1 0 3 1 4 2 2 1 2 1 0 2 0 1-1 2-2 3-3 2-6 3-10 4-4 0-7 0-10 0z">
          <text:p/>
        </draw:path>
        <draw:path draw:style-name="gr93" draw:text-style-name="P1" draw:layer="layout" svg:width="1.015cm" svg:height="0.018cm" svg:x="6.469cm" svg:y="4.129cm" svg:viewBox="0 0 1016 19" svg:d="M1016 19c-1016-19-1016-19-1016-19">
          <text:p/>
        </draw:path>
        <draw:path draw:style-name="gr16" draw:text-style-name="P9" draw:layer="layout" svg:width="0.31cm" svg:height="0.103cm" svg:x="7.502cm" svg:y="4.14cm" svg:viewBox="0 0 311 104" svg:d="M0 62l5-3c12 2 20 2 24 0l85-49c4-2-1-5-13-7l5-3 69 12c9 1 16 4 20 7 4 2 6 5 6 9 0 5-2 9-6 13-3 4-9 8-15 12-7 4-15 7-24 10-8 4-18 6-28 8s-20 3-30 4c-11 0-20 0-29-1zM47 62c-3 1-4 2-3 3 1 0 3 1 6 2l19 2c7 1 14 2 23 1 9 0 17-1 24-3 9-2 16-4 23-7 7-2 14-6 21-11 7-4 13-8 17-11 4-4 7-7 7-11 1-3 0-5-4-8-3-2-8-4-15-5l-18-3c-2 0-5-1-6-1-2 0-3 1-5 1-1 0-3 0-4 2zM145 86l5-3c12 2 21 2 24 0l85-49c3-2-1-5-14-7l5-3 61 10-5 3c-16-2-26-3-30-1l-84 50c-3 1-3 2-2 3 1 0 3 1 6 2l15 3c9 1 18 2 26 1 9-2 16-4 22-6 7-2 15-6 25-10h6l-47 25z">
          <text:p/>
        </draw:path>
        <draw:path draw:style-name="gr16" draw:text-style-name="P9" draw:layer="layout" svg:width="0.199cm" svg:height="0.078cm" svg:x="7.79cm" svg:y="4.184cm" svg:viewBox="0 0 200 79" svg:d="M0 67l5-3c6 0 12 1 19 2s12 1 14-1l85-49c3-2 4-4 2-4 0-1-2-1-6-2l-8-1c-11-2-20-2-28 0-4 0-8 1-15 5-5 2-11 5-17 9l-6-1 40-22 115 21-32 21-5-1c6-4 10-7 13-10 3-2 5-4 4-5 0-4-6-6-16-8l-8-1c-2 0-5-1-6-1-2 0-3 1-5 1-1 0-3 0-4 2l-86 49c-2 1 0 3 5 4s12 2 18 3l-5 4z">
          <text:p/>
        </draw:path>
        <draw:path draw:style-name="gr16" draw:text-style-name="P9" draw:layer="layout" svg:width="0.142cm" svg:height="0.064cm" svg:x="7.989cm" svg:y="4.228cm" svg:viewBox="0 0 143 65" svg:d="M0 37l6-3 130-34c0 0 1 0 2 0l3 1c2 0 2 0 0 1l-70 42 19 3-7 4-18-4-15 9c-2 1-2 2 1 3 3 2 7 2 12 3l-5 3-52-8 5-4c4 1 9 2 13 2 5 0 9 0 11-1l15-9zM12 34l45 8 54-33z">
          <text:p/>
        </draw:path>
        <draw:path draw:style-name="gr94" draw:text-style-name="P1" draw:layer="layout" svg:width="0.977cm" svg:height="0.018cm" svg:x="6.48cm" svg:y="4.956cm" svg:viewBox="0 0 978 19" svg:d="M978 19c-978-19-978-19-978-19">
          <text:p/>
        </draw:path>
        <draw:path draw:style-name="gr16" draw:text-style-name="P9" draw:layer="layout" svg:width="0.311cm" svg:height="0.102cm" svg:x="7.491cm" svg:y="5.009cm" svg:viewBox="0 0 312 103" svg:d="M0 63l5-3c13 2 21 2 24 0l86-51c3-2-1-4-14-6l5-3 70 12c9 1 15 3 19 6s6 6 6 10-2 8-5 13c-4 4-9 8-16 12-7 5-15 8-23 11-9 3-18 6-28 8-11 2-21 3-32 3-10 1-19 1-27-1zM47 63c-3 1-4 2-3 3 1 0 4 0 7 1l19 3c6 1 14 1 22 1 9 0 18-1 25-3 8-2 16-4 23-7 6-3 13-6 21-11 7-4 12-8 17-12 4-4 6-8 6-11 1-3 0-6-3-8-3-3-8-5-15-6l-19-2c-2-1-4-1-6-1-1 0-3 0-4 1-2 0-3 0-5 1zM145 87l5-4c13 3 21 3 25 1l84-51c4-2-1-4-14-6l5-3 62 10-5 3c-17-3-27-3-30-1l-85 51c-2 1-3 2-2 3 1 0 4 0 7 1l14 2c10 2 19 3 27 2s15-3 22-5c6-3 15-6 25-10h5l-46 23z">
          <text:p/>
        </draw:path>
        <draw:path draw:style-name="gr16" draw:text-style-name="P9" draw:layer="layout" svg:width="0.2cm" svg:height="0.077cm" svg:x="7.779cm" svg:y="5.053cm" svg:viewBox="0 0 201 78" svg:d="M0 66l5-4c7 1 13 2 20 3 6 0 11 0 13-1l86-49c2-2 3-3 2-3-1-1-3-2-6-2l-8-2c-11-1-21-1-29 0-4 1-9 2-14 4-6 3-11 6-18 10l-5-1 39-21 116 19-32 22-6-1c6-4 11-7 14-10s4-4 3-6c0-3-5-5-15-7l-9-1c-2-1-4-1-6-1-1 0-3 0-4 1-2 0-3 0-5 1l-85 50c-2 2-1 3 4 5 6 1 12 2 18 3l-5 3z">
          <text:p/>
        </draw:path>
        <draw:path draw:style-name="gr16" draw:text-style-name="P9" draw:layer="layout" svg:width="0.155cm" svg:height="0.068cm" svg:x="7.972cm" svg:y="5.089cm" svg:viewBox="0 0 156 69" svg:d="M10 51c-2 2-3 4-3 6 1 1 2 3 5 4 2 1 5 3 10 3 9 2 18 1 27-2 9-2 17-6 26-11 3-2 6-4 8-5 2-2 4-3 6-5 3-2 4-5 4-7s-3-3-7-4-9-1-13-1c-3 0-7 0-11 1-3 0-6 1-9 1-3 1-5 2-5 2l-2-1h-1v-1l51-30c0 0 1 0 2 0 1-1 2-1 2-1 5 4 13 6 23 8 9 2 20 2 31 1h1c1 0 1 1 1 1h-1l-1 1-1 1c-9 2-18 3-27 3-10 1-18 0-25-1-5 0-9-1-13-3l-29 17c7-1 12-2 17-2 4 0 9 0 14 2 7 1 12 3 14 6 2 2 2 6 0 10-3 3-6 7-11 10-7 4-15 7-23 9-9 3-19 4-29 5-9 1-18 1-25 0s-12-3-14-6c-2-2-3-4-2-8 2-3 5-6 10-9 4-1 6-2 9-3 4 0 7 0 9 0 3 1 4 2 5 3 0 1-1 2-3 3-2 2-5 3-8 4-4 0-7 0-9 0-1 0-1 0-1-1-2 0-2 0-2 0z">
          <text:p/>
        </draw:path>
        <draw:path draw:style-name="gr95" draw:text-style-name="P1" draw:layer="layout" svg:width="1.014cm" svg:height="0.018cm" svg:x="6.45cm" svg:y="5.806cm" svg:viewBox="0 0 1015 19" svg:d="M1015 19c-1015-19-1015-19-1015-19">
          <text:p/>
        </draw:path>
        <draw:path draw:style-name="gr16" draw:text-style-name="P9" draw:layer="layout" svg:width="0.31cm" svg:height="0.102cm" svg:x="7.487cm" svg:y="5.806cm" svg:viewBox="0 0 311 103" svg:d="M0 62l5-4c12 3 20 3 24 2l85-51c4-2 0-4-14-7l5-2 71 11c8 2 15 4 19 7 4 2 6 6 6 10s-2 8-5 12c-4 4-9 8-16 12s-15 9-24 11c-8 4-18 6-28 8s-21 4-31 4c-10 1-19 0-28-1zM47 62c-3 2-4 3-3 3s3 1 7 2l18 2c7 2 14 2 23 2 8 0 17-2 25-4s16-4 22-6c7-4 14-8 21-12 8-5 13-9 17-12 5-4 7-7 7-10 1-3 0-6-3-9-4-2-9-4-15-5l-19-3c-2 0-4 0-6 0s-3 0-4 0c-2 0-3 1-5 2zM145 86l5-3c13 2 21 2 25 1l84-51c3-2-1-4-14-7l5-2 61 9-5 3c-16-2-26-3-29 0l-85 50c-2 2-3 3-2 3s3 1 7 2l14 2c9 2 18 2 26 1 9-1 16-2 22-5 7-2 15-5 25-10l6 1-47 23z">
          <text:p/>
        </draw:path>
        <draw:path draw:style-name="gr16" draw:text-style-name="P9" draw:layer="layout" svg:width="0.2cm" svg:height="0.077cm" svg:x="7.775cm" svg:y="5.85cm" svg:viewBox="0 0 201 78" svg:d="M0 66l5-3c6 1 13 1 19 2 7 1 12 1 14 0l85-51c3-1 4-2 3-3-1 0-3-1-6-2l-9-1c-10-2-20-2-29 0-4 0-8 2-14 4-5 2-11 5-17 9l-6-1 39-20 117 19-32 21-6-1c6-4 10-7 13-10 4-2 5-4 4-5 0-3-6-6-16-8l-8-1c-2 0-4 0-6 0s-3 0-4 0c-2 0-4 1-5 2l-85 50c-2 1-1 3 4 4 6 2 11 3 17 4l-5 3z">
          <text:p/>
        </draw:path>
        <draw:path draw:style-name="gr16" draw:text-style-name="P9" draw:layer="layout" svg:width="0.146cm" svg:height="0.064cm" svg:x="7.971cm" svg:y="5.891cm" svg:viewBox="0 0 147 65" svg:d="M16 63c-9-1-13-3-15-6-1-3-1-7 2-10 2-4 6-8 11-11 5-4 10-8 16-11 8-5 19-9 31-13 12-5 25-8 38-10 13-3 25-3 35 0 4 0 7 2 9 3 3 2 4 4 4 5-1 2-3 4-7 6-2 2-5 3-8 3-3 1-6 1-8 0-3 0-5-1-5-2s1-3 3-4 4-2 8-2c3-1 6-1 8-1h1c1-1 0-2-2-3s-5-2-7-3c-4 0-8 0-13 0-5 1-10 1-14 2-5 1-10 2-15 3-5 2-9 3-15 5-4 2-8 4-12 6-3 2-7 4-12 7 7-2 13-4 20-4 7-2 14-2 19 0 6 0 10 2 13 3 2 2 4 4 4 6 0 3-2 6-4 9s-5 5-9 7c-7 4-16 7-25 10-8 3-17 4-26 5-9 2-18 2-25 0zM21 59c5 1 9 1 14 1s9-2 13-3c5-2 9-3 12-5 4-2 8-4 12-6 7-4 11-7 15-9 4-3 6-5 6-7 0-3-3-4-9-5-5-1-12-1-19 0-6 1-12 3-18 5-5 2-10 5-14 7-2 1-3 1-3 1 0 0 0 1-1 1-4 3-8 5-12 8-3 3-5 5-5 8 1 2 4 4 9 4z">
          <text:p/>
        </draw:path>
        <draw:path draw:style-name="gr97" draw:text-style-name="P1" draw:layer="layout" svg:width="0.013cm" svg:height="4.193cm" svg:x="7.464cm" svg:y="1.631cm" svg:viewBox="0 0 14 4194" svg:d="M14 0c-14 4194-14 4194-14 4194">
          <text:p/>
        </draw:path>
        <draw:path draw:style-name="gr98" draw:text-style-name="P1" draw:layer="layout" svg:width="0.844cm" svg:height="0.017cm" svg:x="7.469cm" svg:y="2.093cm" svg:viewBox="0 0 845 18" svg:d="M845 18c-845-18-845-18-845-18">
          <text:p/>
        </draw:path>
        <draw:path draw:style-name="gr90" draw:text-style-name="P44" draw:layer="layout" svg:width="0.838cm" svg:height="0.017cm" svg:x="7.474cm" svg:y="2.943cm" svg:viewBox="0 0 839 18" svg:d="M839 18c-839-18-839-18-839-18z">
          <text:p/>
        </draw:path>
        <draw:path draw:style-name="gr98" draw:text-style-name="P1" draw:layer="layout" svg:width="0.838cm" svg:height="0.017cm" svg:x="7.474cm" svg:y="2.943cm" svg:viewBox="0 0 839 18" svg:d="M839 18c-839-18-839-18-839-18">
          <text:p/>
        </draw:path>
        <draw:path draw:style-name="gr99" draw:text-style-name="P1" draw:layer="layout" svg:width="0.845cm" svg:height="0.017cm" svg:x="7.474cm" svg:y="3.711cm" svg:viewBox="0 0 846 18" svg:d="M846 18c-846-18-846-18-846-18">
          <text:p/>
        </draw:path>
        <draw:path draw:style-name="gr99" draw:text-style-name="P1" draw:layer="layout" svg:width="0.84cm" svg:height="0.017cm" svg:x="7.478cm" svg:y="4.52cm" svg:viewBox="0 0 841 18" svg:d="M841 18c-841-18-841-18-841-18">
          <text:p/>
        </draw:path>
        <draw:path draw:style-name="gr99" draw:text-style-name="P1" draw:layer="layout" svg:width="0.814cm" svg:height="0.017cm" svg:x="7.483cm" svg:y="5.318cm" svg:viewBox="0 0 815 18" svg:d="M815 18c-815-18-815-18-815-18">
          <text:p/>
        </draw:path>
        <draw:path draw:style-name="gr100" draw:text-style-name="P1" draw:layer="layout" svg:width="0.01cm" svg:height="3.219cm" svg:x="8.303cm" svg:y="2.11cm" svg:viewBox="0 0 11 3220" svg:d="M11 0c-11 3220-11 3220-11 3220">
          <text:p/>
        </draw:path>
        <draw:path draw:style-name="gr16" draw:text-style-name="P9" draw:layer="layout" svg:width="0.263cm" svg:height="0.094cm" svg:x="8.375cm" svg:y="3.674cm" svg:viewBox="0 0 264 95" svg:d="M0 62l5-3c13 2 21 2 24 0l85-49c3-2-1-5-13-7l4-3 60 10c7 1 14 3 20 6 6 2 9 5 10 9 0 3-2 7-8 10-4 2-9 4-16 6-7 1-14 2-21 2-7 1-14 1-20 1 3 2 5 5 6 7 0 3-1 6-4 8l-11 9c-5 4-8 7-10 9-2 1 0 3 4 3 4 1 9 1 14-1 5-1 10-2 14-5 0 0 1 0 2 0h1 2c1 1 1 1 0 2-3 2-7 3-12 4-4 1-8 2-13 3-4 1-8 1-12 0-9-1-15-4-18-7s0-7 8-12l13-7c5-4 7-7 6-9 0-3-4-5-11-6l-22-4-40 24c-4 2 1 4 14 6l-5 4zM92 36l20 3c10 2 20 2 30 1 9-1 17-4 25-8 9-5 12-9 10-12s-9-6-19-7l-11-2c-2 0-4-1-6-1s-4 1-5 1c-2 0-3 0-5 2zM180 94c-8-2-14-4-17-8-3-2-3-6-2-9 2-4 6-8 13-11 6-4 13-7 22-10 9-2 17-4 26-5 9-2 18-2 26 0 5 1 10 2 12 4 3 2 4 3 4 6 0 2-1 4-4 7-2 2-5 5-10 7-1 1-2 1-3 1l-56-9-1 1c-9 5-14 10-16 14s2 7 12 9c3 0 8 0 12 0 5 0 10-1 15-2s9-2 13-4h1c1 0 1 0 2 0h2c1 1 1 1 0 1-7 4-16 6-26 8-9 1-18 1-25 0zM195 65l43 7c4-2 8-4 10-7 3-3 4-5 3-7 0-2-3-4-7-5-8-1-16 0-26 3-9 2-17 5-23 9z">
          <text:p/>
        </draw:path>
        <draw:path draw:style-name="gr16" draw:text-style-name="P9" draw:layer="layout" svg:width="0.138cm" svg:height="0.055cm" svg:x="8.597cm" svg:y="3.734cm" svg:viewBox="0 0 139 56" svg:d="M0 40l5-3c5 1 9 1 12 1s7 0 9-2l43-25c2-2 4-3 4-4s0-1-2-2-5-1-9-2l6-3 29 3-15 9c7-2 15-3 22-4 8-1 15-1 21 0 8 1 13 4 14 6 1 3-2 6-9 10l-37 23c-2 2-2 2 0 3s5 2 9 3l-5 3-43-7 5-4c4 1 8 1 11 1 4 1 7 0 9-1l36-22c5-3 8-6 10-8s0-4-5-5c-8-1-16-1-26 2-10 2-17 4-23 8l-31 19c-2 1-2 2 0 2 2 1 5 2 10 3l-5 3z">
          <text:p/>
        </draw:path>
        <draw:path draw:style-name="gr16" draw:text-style-name="P9" draw:layer="layout" svg:width="0.154cm" svg:height="0.078cm" svg:x="8.702cm" svg:y="3.728cm" svg:viewBox="0 0 155 79" svg:d="M0 63l5-3c4 1 8 1 11 1 4 0 7 0 9-1l81-48c3-1 5-3 5-4 0-2-1-2-3-3-1 0-4-1-8-2l5-3 29 4-72 44 43-6c5-1 7-2 9-3 1 0 2-1 1-1 0-1-1-2-3-2l6-3 37 6-7 3c-9-1-20-1-35 1l-22 4-4 19c-1 4-1 6 0 6 2 2 5 2 10 3l-5 4-38-7 5-3c4 1 7 1 10 0 1-2 2-3 2-5l4-15-21 3-17 10c-2 1-2 2 0 3 3 0 6 1 10 2l-5 3z">
          <text:p/>
        </draw:path>
        <draw:path draw:style-name="gr16" draw:text-style-name="P9" draw:layer="layout" svg:width="0.126cm" svg:height="0.055cm" svg:x="8.827cm" svg:y="3.768cm" svg:viewBox="0 0 127 56" svg:d="M10 30l34-20c2-1 3-2 4-3 0-1-1-2-2-2-2-1-5-1-9-2l6-3 30 3-49 30c-5 2-7 4-9 6-1 1-1 2 0 3 1 2 4 2 9 3 6 1 14 1 23-1 8-2 16-5 22-9l27-16c2-1 4-2 4-3s0-2-2-2c-2-1-5-2-8-2l6-4 31 4-55 32c-3 2-5 3-5 4s0 2 2 2 4 1 8 2l-5 4-30-5 13-7c-6 1-13 3-19 3-6 1-12 1-17 0-9-1-15-3-18-6-2-3 1-6 9-11z">
          <text:p/>
        </draw:path>
        <draw:path draw:style-name="gr16" draw:text-style-name="P9" draw:layer="layout" svg:width="0.236cm" svg:height="0.084cm" svg:x="8.971cm" svg:y="3.773cm" svg:viewBox="0 0 237 85" svg:d="M0 63l5-3c13 2 21 2 25 0l85-49c4-3-1-5-14-8l5-3 56 11-5 2c-12-2-21-2-24 0l-50 30 104-17c3-1 5-2 6-3 2-1 2-2 2-2 0-1-2-2-4-2l5-3 41 7-5 3c-10-2-23-2-38 1l-59 10-8 35c-1 4-1 6 1 6 1 2 5 3 11 4l-5 3-49-8 5-4c3 1 5 1 8 1s5 0 8-1c1-1 2-3 2-4l6-29-39 6-28 17c-3 2 1 4 14 6l-5 3z">
          <text:p/>
        </draw:path>
        <draw:path draw:style-name="gr16" draw:text-style-name="P9" draw:layer="layout" svg:width="0.138cm" svg:height="0.055cm" svg:x="9.117cm" svg:y="3.82cm" svg:viewBox="0 0 139 56" svg:d="M0 40l5-3c5 1 9 1 12 1 4 0 7 0 9-1l43-25c2-2 4-3 4-4s0-1-2-2c-2 0-5-1-9-1l6-5 29 5-15 8c7-2 15-3 23-4 7-1 14-1 20 0 8 1 13 4 14 7 1 2-2 6-9 9l-37 23c-2 1-2 1 0 2s5 2 9 3l-5 3-44-7 5-4c5 1 9 1 12 1 4 1 7 0 9-1l37-21c4-3 8-6 9-8 2-2 0-4-5-5-8-1-16 0-26 2s-17 5-23 8l-31 18c-3 1-3 2-1 2 2 2 6 2 10 3l-5 4z">
          <text:p/>
        </draw:path>
        <draw:path draw:style-name="gr16" draw:text-style-name="P9" draw:layer="layout" svg:width="0.111cm" svg:height="0.044cm" svg:x="9.242cm" svg:y="3.842cm" svg:viewBox="0 0 112 45" svg:d="M21 43c-8-1-14-3-17-6-4-2-5-6-3-10 2-3 6-7 12-11 5-2 11-5 17-7 7-4 13-6 20-7 8-1 15-2 22-2 8 0 14 0 20 1 8 1 13 3 17 8 3 3 4 6 1 10-2 4-6 8-12 11-6 4-14 7-23 9-10 3-19 4-29 5-9 1-18 1-25-1zM25 41c10 2 20 1 30-2s19-7 28-13c6-3 9-5 12-7 3-3 4-4 4-6 1-1 1-3 0-4s-2-3-4-4-4-2-7-2c-4-1-8-1-13-1-5 1-10 2-16 3-5 1-11 4-15 7-4 1-8 4-13 6-6 3-10 7-14 9-3 4-4 6-4 8 1 3 5 5 12 6z">
          <text:p/>
        </draw:path>
        <draw:path draw:style-name="gr16" draw:text-style-name="P9" draw:layer="layout" svg:width="0.159cm" svg:height="0.055cm" svg:x="9.353cm" svg:y="3.853cm" svg:viewBox="0 0 160 56" svg:d="M0 47l32-39c1-1 1-2-1-3-2 0-5-1-9-2l6-3 41 6-6 4c-8-2-13-2-16 0-1 0-1 0-1 0l-23 29 52-19 4-4c1-2 0-3-2-3-1-1-4-1-8-2l6-4 38 7-6 3c-8-1-13-1-15 0-1 1-1 1-1 1l-25 30 57-20c1-1 2-1 2-2 3-2 3-3 1-4-1-1-3-2-5-3l6-3 33 5-7 5c-4-2-8-2-12 0-4 0-8 1-13 2l-74 27c-1 0-3 1-4 1l-3-1c-1 0-2-1-1-1l25-30-63 24c-2 0-4 0-5 0h-2c-1 0-1-1-1-1z">
          <text:p/>
        </draw:path>
        <draw:path draw:style-name="gr16" draw:text-style-name="P9" draw:layer="layout" svg:width="0.135cm" svg:height="0.069cm" svg:x="9.454cm" svg:y="3.853cm" svg:viewBox="0 0 136 70" svg:d="M0 63l5-3c5 1 9 1 12 1s6-1 8-2l81-48c3-2 5-3 5-4s-1-2-2-2c-2-1-4-1-8-2l5-3 30 4-98 57c-2 2-2 2 0 3 3 1 6 2 10 3l-5 3z">
          <text:p/>
        </draw:path>
        <draw:path draw:style-name="gr16" draw:text-style-name="P9" draw:layer="layout" svg:width="0.105cm" svg:height="0.044cm" svg:x="9.527cm" svg:y="3.888cm" svg:viewBox="0 0 106 45" svg:d="M20 44c-8-1-13-3-16-6-4-3-5-6-2-10 1-4 6-7 12-11s14-7 22-9c9-4 18-6 27-7s17-1 25 0c6 1 10 3 13 4 2 3 5 5 5 7s-3 5-5 7c-2 3-6 5-10 8-2 1-3 1-4 0l-55-8-2 1c-8 4-13 9-16 13-2 4 3 7 12 9 4 1 8 1 13 0 4 0 9 0 14-1 6-2 10-3 13-4 1-1 1-1 2-1 0 0 1 0 1 1h2c1 0 1 0 1 1-8 3-16 5-26 6-10 2-18 2-26 0zM35 16l44 8c4-3 7-5 10-8 2-3 3-5 3-7s-3-5-8-6c-7-1-16 0-25 4-9 3-17 6-24 9z">
          <text:p/>
        </draw:path>
        <draw:path draw:style-name="gr16" draw:text-style-name="P9" draw:layer="layout" svg:width="0.166cm" svg:height="0.069cm" svg:x="9.611cm" svg:y="3.884cm" svg:viewBox="0 0 167 70" svg:d="M18 62c-7-1-13-3-16-6-2-3-3-6-1-10s6-7 13-11c6-3 13-6 22-10 9-2 18-4 28-5 9-1 18-1 26 1 5 0 8 2 12 3 2 1 4 4 4 7l32-20c3-2 5-3 5-4s-1-1-3-2c-1-1-4-1-7-2l5-3 29 4-94 56c-3 1-4 3-5 3 0 2 1 2 3 2 1 0 4 1 8 2l-5 3-30-3 10-6c-7 1-13 1-19 2-7 0-12 0-17-1zM13 50c-1 2-1 4 1 6s5 3 9 4c5 1 11 1 18 1 7-1 14-2 20-5l37-21c0-2 0-3 0-5 0-1-1-3-3-5-2-1-4-2-7-2-7-1-14-1-21 0s-14 3-21 7c-6 2-11 5-16 8s-9 5-11 7c-2 1-4 3-6 5z">
          <text:p/>
        </draw:path>
        <draw:path draw:style-name="gr16" draw:text-style-name="P9" draw:layer="layout" svg:width="0.168cm" svg:height="0.062cm" svg:x="9.678cm" svg:y="3.92cm" svg:viewBox="0 0 169 63" svg:d="M5 43c4-2 8-4 14-5s12-1 18-1c-1-2-1-3 0-5 1-1 3-3 6-5 4-2 10-4 18-6-1-5 1-9 7-12 3-2 8-4 12-5s9-2 15-3c5-1 10-1 15-1s9 0 13 1c8 1 13 3 15 6 4 0 9-1 14-1s9 0 13 1c3 0 4 1 4 2s0 3-3 4c-1 1-2 1-5 2-2 0-4 0-5 0-2-1-3-1-3-2s0-1 1-2c2-1 4-2 7-2-7-1-14-1-23 1 1 1 1 2-1 4-1 2-4 5-6 7-5 2-10 4-16 6-7 1-14 2-20 2-8 0-13 0-18-1-7-1-12-3-15-5-4 1-7 2-9 3-3 2-4 4-4 5 0 2 2 3 5 3l15 3c8 1 14 2 19 4s8 4 9 7c2 2-1 5-8 9-5 2-11 4-18 5-8 1-16 1-24 1s-14-1-20-2c-5 0-11-2-15-4-6-2-9-4-11-7-2-2 0-4 4-7zM15 45c-3 2-4 3-3 5 1 3 3 4 7 5 4 2 8 3 12 4 5 0 10 1 16 1 6 1 11 0 17-1s10-2 14-4c5-3 6-6 1-8-4-2-11-4-19-5l-16-2c-3-1-6-1-10-1-3 1-7 1-10 2-4 1-6 2-9 4zM80 27c11 1 24-2 36-9 6-4 9-7 10-9 1-3-1-5-8-5-6-2-12-1-18 1-5 1-12 4-17 7-4 2-6 4-8 6s-3 4-2 5c0 2 3 3 7 4z">
          <text:p/>
        </draw:path>
        <draw:path draw:style-name="gr16" draw:text-style-name="P9" draw:layer="layout" svg:width="0.104cm" svg:height="0.044cm" svg:x="9.81cm" svg:y="3.935cm" svg:viewBox="0 0 105 45" svg:d="M20 44c-8-1-14-3-17-6s-3-6-2-10c2-4 6-7 13-11 6-4 14-7 23-9 9-3 18-6 26-7 10-1 18-1 26 0 6 1 10 4 12 5 3 2 4 4 4 6s-1 5-4 7c-2 3-5 5-9 8-2 1-3 1-4 0l-55-8-2 1c-10 4-15 9-17 13s2 7 12 9c5 1 9 1 13 0 5 0 10 0 15-1 5-2 9-3 13-4 0-1 1-1 1-1 1 0 2 0 2 1h2c1 0 1 0 0 1-7 3-16 5-26 6-9 2-18 2-26 0zM36 16l43 7c4-2 8-4 10-7 3-3 4-5 4-7-1-2-3-4-8-5-7-2-16-1-25 3-10 3-17 6-24 9z">
          <text:p/>
        </draw:path>
        <draw:path draw:style-name="gr16" draw:text-style-name="P9" draw:layer="layout" svg:width="0.191cm" svg:height="0.074cm" svg:x="8.724cm" svg:y="3.879cm" svg:viewBox="0 0 192 75" svg:d="M17 52c1 3 3 6 6 9 4 2 10 4 17 5s15 2 24 1c8-1 15-3 20-6l13-7c3-2-3-4-19-7l6-4 55 10-6 3c-4-1-8-1-11-1s-5 0-7 1l-30 18c-1 0-1 1-2 1s-1 0-1 0c-2 0-3-1-4-3 0-2 0-3 1-5-8 2-17 3-25 3-9 1-17 0-24-1-12-2-21-6-25-10-5-5-6-10-3-16s9-12 19-19c7-4 16-8 26-12 10-3 21-6 32-8 12-2 23-3 34-4 11 0 21 1 30 2 7 1 11 3 14 6 5 2 7 4 8 7l24-5c1 0 1 0 2 0h1v1c1 0 1 0 0 0l-42 26c-2 0-3 0-4 0l-3-1c-1 0-1 0 0 0 3-2 5-4 8-7 2-3 3-5 4-8 1-2 1-4 1-6-2-5-7-8-16-9-7-1-15-1-24-1s-18 1-27 3-18 5-26 8c-8 4-15 7-22 12-16 10-24 17-24 24z">
          <text:p/>
        </draw:path>
        <draw:path draw:style-name="gr16" draw:text-style-name="P9" draw:layer="layout" svg:width="0.125cm" svg:height="0.047cm" svg:x="8.835cm" svg:y="3.918cm" svg:viewBox="0 0 126 48" svg:d="M0 40l5-3c4 1 8 2 11 2 4 0 7-1 9-2l42-26c3-1 4-2 4-3 1-1 0-2-2-2-2-1-5-2-9-2l6-4 29 4-15 9c6-2 13-4 19-5 8-1 14-1 20 0 3 0 6 2 7 3 1 2 0 5-3 6-2 1-4 2-8 3-3 0-5 0-7 0-3-1-4-1-4-2-2-1 0-2 2-4s6-3 10-4h-1c-5-1-11-1-19 1-6 1-12 3-19 6-6 3-10 5-14 8l-25 14c-4 2 0 4 13 6l-5 3z">
          <text:p/>
        </draw:path>
        <draw:path draw:style-name="gr16" draw:text-style-name="P9" draw:layer="layout" svg:width="0.112cm" svg:height="0.049cm" svg:x="8.921cm" svg:y="3.934cm" svg:viewBox="0 0 113 50" svg:d="M5 29c7-5 15-8 25-9s20-1 30-1c10 1 18 1 26 2l6-3c3-2 5-4 6-6 2-2 2-3 0-5-1-2-4-3-7-3-9-2-17-2-24-1 2 1 4 1 4 2 0 2-1 3-3 4-3 1-5 2-8 3-3 0-6 0-9 0-2 0-3-1-4-2 0-1 1-2 3-4 6-3 13-5 21-6 8 0 16 0 23 2 6 0 10 2 13 4 4 2 6 4 6 7 0 2-3 4-7 7l-35 22c-2 1-3 2-4 3 0 1 0 2 3 2 2 0 4 0 7-1s5-2 7-3l9-6 6 1-9 6c-3 2-6 3-9 4-4 1-8 2-11 2-4 0-7 0-10-1-3 0-6-1-6-3-1-2 1-4 4-6-7 2-13 3-20 4s-13 0-18-1c-6 0-10-2-14-3-3-1-5-3-6-5 0-2 1-4 5-6zM21 31c-3 2-5 5-4 6 1 3 4 4 8 5 4 0 9 0 14 0 5-1 10-2 14-3 5-2 9-3 13-5l15-10c-5-1-12-1-20-1-7-1-14 0-22 1-7 1-13 4-18 7z">
          <text:p/>
        </draw:path>
        <draw:path draw:style-name="gr16" draw:text-style-name="P9" draw:layer="layout" svg:width="0.171cm" svg:height="0.065cm" svg:x="8.973cm" svg:y="3.946cm" svg:viewBox="0 0 172 66" svg:d="M0 58l6-3c4 0 8 1 12 1 3 1 5 0 8-1l74-45c3-2 4-3 1-4-2 0-5-1-10-2l6-4 30 4-11 6c8-1 14-2 20-2 7 0 13 0 19 1 7 1 11 3 14 6s3 7 2 10c-2 4-6 7-12 11-7 4-15 7-24 9-8 2-19 4-29 5-9 1-18 1-26-1-9-1-14-4-14-9l-26 17c-3 1-3 2-1 3s6 2 10 3l-5 3zM74 36c-1 2-1 5 0 7s4 3 9 4c4 1 9 1 14 0 6-1 11-2 16-3 6-2 12-3 16-5 5-2 9-4 13-6s7-5 10-8c3-4 5-6 4-9 0-2-3-4-8-5s-11-1-18 0c-6 0-14 1-19 3z">
          <text:p/>
        </draw:path>
        <draw:path draw:style-name="gr16" draw:text-style-name="P9" draw:layer="layout" svg:width="0.138cm" svg:height="0.077cm" svg:x="9.109cm" svg:y="3.942cm" svg:viewBox="0 0 139 78" svg:d="M0 62l5-3c4 1 8 1 11 1 4 0 7 0 9-1l82-49c3-2 5-3 5-4s-1-2-3-2c-1-1-4-1-8-2l5-2 30 3-53 32c6-2 13-3 21-4s14-1 20 0c9 1 13 4 15 7 1 2-2 6-9 9l-37 23c-2 1-3 1-1 2s5 2 10 3l-5 3-44-7 5-4c4 1 7 1 12 1 3 1 6 0 8-1l37-21c5-3 8-6 10-8s0-4-6-5c-7-1-16 0-26 2-9 2-17 5-23 8l-31 18c-2 1-3 2-1 2 3 2 6 2 10 3l-5 4z">
          <text:p/>
        </draw:path>
        <draw:path draw:style-name="gr16" draw:text-style-name="P9" draw:layer="layout" svg:width="0.157cm" svg:height="0.213cm" svg:x="1.701cm" svg:y="0.303cm" svg:viewBox="0 0 158 214" svg:d="M79 30l-32 106h64zM65 0h27l66 214h-24l-16-55h-78l-15 55h-25z">
          <text:p/>
        </draw:path>
        <draw:polygon draw:style-name="gr16" draw:text-style-name="P9" draw:layer="layout" svg:width="0.024cm" svg:height="0.037cm" svg:x="1.881cm" svg:y="0.479cm" svg:viewBox="0 0 25 38" draw:points="0,0 25,0 25,38 0,38">
          <text:p/>
        </draw:polygon>
        <draw:path draw:style-name="gr16" draw:text-style-name="P9" draw:layer="layout" svg:width="0.121cm" svg:height="0.221cm" svg:x="2.02cm" svg:y="0.299cm" svg:viewBox="0 0 122 222" svg:d="M112 11v29c-9-5-17-10-25-12-9-3-16-4-24-4-12 0-22 3-29 10-7 6-10 15-10 26 0 9 2 16 6 21 5 5 14 9 27 12l13 3c19 4 31 12 39 22 9 10 13 24 13 41 0 21-6 37-17 47-11 11-28 16-49 16-9 0-17-1-26-4-10-2-19-5-29-10v-29c9 6 19 11 28 15 9 3 18 5 27 5 13 0 23-3 31-10 7-6 11-16 11-28 0-10-3-18-8-24s-15-10-26-13l-15-4c-17-4-29-11-37-20s-12-22-12-38c0-19 6-34 16-45 11-11 26-17 44-17 8 0 17 1 26 3 8 2 17 5 26 8z">
          <text:p/>
        </draw:path>
        <draw:polygon draw:style-name="gr16" draw:text-style-name="P9" draw:layer="layout" svg:width="0.106cm" svg:height="0.213cm" svg:x="2.177cm" svg:y="0.303cm" svg:viewBox="0 0 107 214" draw:points="0,0 23,0 23,190 107,190 107,214 0,214">
          <text:p/>
        </draw:polygon>
        <draw:polygon draw:style-name="gr16" draw:text-style-name="P9" draw:layer="layout" svg:width="0.144cm" svg:height="0.213cm" svg:x="2.252cm" svg:y="0.303cm" svg:viewBox="0 0 145 214" draw:points="0,0 145,0 145,25 84,25 84,214 61,214 61,25 0,25">
          <text:p/>
        </draw:polygon>
        <draw:path draw:style-name="gr16" draw:text-style-name="P9" draw:layer="layout" svg:width="0.121cm" svg:height="0.212cm" svg:x="6.396cm" svg:y="0.37cm" svg:viewBox="0 0 122 213" svg:d="M23 111v79h37c13 0 23-3 29-10 6-6 9-16 9-30s-3-23-9-30c-6-6-16-9-29-9zM23 23v64h35c11 0 19-2 26-7 5-6 8-14 8-25 0-10-3-18-8-23-7-6-15-9-26-9zM0 0h59c18 0 32 4 42 13 9 10 14 23 14 40 0 12-2 23-7 30-5 8-12 13-21 15 11 3 20 9 26 19s9 22 9 36c0 20-5 35-15 45s-25 15-46 15h-61z">
          <text:p/>
        </draw:path>
        <draw:polygon draw:style-name="gr16" draw:text-style-name="P9" draw:layer="layout" svg:width="0.024cm" svg:height="0.036cm" svg:x="6.559cm" svg:y="0.546cm" svg:viewBox="0 0 25 37" draw:points="0,0 25,0 25,37 0,37">
          <text:p/>
        </draw:polygon>
        <draw:polygon draw:style-name="gr16" draw:text-style-name="P9" draw:layer="layout" svg:width="0.156cm" svg:height="0.212cm" svg:x="6.707cm" svg:y="0.37cm" svg:viewBox="0 0 157 213" draw:points="0,0 34,0 78,145 122,0 157,0 157,213 134,213 134,26 90,173 66,173 22,26 22,213 0,213">
          <text:p/>
        </draw:polygon>
        <draw:polygon draw:style-name="gr16" draw:text-style-name="P9" draw:layer="layout" svg:width="0.107cm" svg:height="0.212cm" svg:x="6.909cm" svg:y="0.37cm" svg:viewBox="0 0 108 213" draw:points="0,0 23,0 23,189 108,189 108,213 0,213">
          <text:p/>
        </draw:polygon>
        <draw:polygon draw:style-name="gr16" draw:text-style-name="P9" draw:layer="layout" svg:width="0.144cm" svg:height="0.212cm" svg:x="6.984cm" svg:y="0.37cm" svg:viewBox="0 0 145 213" draw:points="0,0 145,0 145,24 84,24 84,213 61,213 61,24 0,24">
          <text:p/>
        </draw:polygon>
        <draw:path draw:style-name="gr88" draw:text-style-name="P1" draw:layer="layout" svg:width="0.538cm" svg:height="0.783cm" svg:x="4.979cm" svg:y="5.05cm" svg:viewBox="0 0 539 784" svg:d="M532 0c79 555-532 784-532 784">
          <text:p/>
        </draw:path>
        <draw:path draw:style-name="gr101" draw:text-style-name="P1" draw:layer="layout" svg:width="0.047cm" svg:height="0.795cm" svg:x="5.843cm" svg:y="5.018cm" svg:viewBox="0 0 48 796" svg:d="M0 0c48 731 48 796 48 79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3cm" fo:margin-right="0.3cm" fo:page-width="10.232cm" fo:page-height="6.4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04"/>
    <meta:generator>LibreOffice/6.0.7.3$Linux_X86_64 LibreOffice_project/00m0$Build-3</meta:generator>
  </office:meta>
</office:document-meta>
</file>